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F70000052CD716761748A4FD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HelveticaOblique1" svg:font-family="HelveticaOblique"/>
    <style:font-face style:name="helvetica1" svg:font-family="helvetica" style:font-family-generic="swiss"/>
    <style:font-face style:name="DejaVu Sans2" svg:font-family="'DejaVu Sans'" style:font-pitch="variable"/>
    <style:font-face style:name="Helvetica" svg:font-family="Helvetica" style:font-pitch="variable"/>
    <style:font-face style:name="HelveticaOblique" svg:font-family="HelveticaOblique" style:font-pitch="variable"/>
    <style:font-face style:name="Liberation Serif1" svg:font-family="'Liberation Serif'"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erif2" svg:font-family="'Liberation Serif'"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ddff00" draw:opacity="35%"/>
    </style:style>
    <style:style style:name="gr3" style:family="graphic" style:parent-style-name="standard">
      <style:graphic-properties draw:stroke="none" draw:fill="solid" draw:fill-color="#441100" draw:opacity="35%"/>
    </style:style>
    <style:style style:name="gr4" style:family="graphic" style:parent-style-name="standard">
      <style:graphic-properties draw:stroke="none" draw:fill="solid" draw:fill-color="#ff0000" draw:opacity="35%"/>
    </style:style>
    <style:style style:name="gr5" style:family="graphic" style:parent-style-name="standard">
      <style:graphic-properties draw:stroke="none" draw:fill="solid" draw:fill-color="#ffaa77" draw:opacity="35%"/>
    </style:style>
    <style:style style:name="gr6" style:family="graphic" style:parent-style-name="standard">
      <style:graphic-properties draw:stroke="none" draw:fill="solid" draw:fill-color="#aa5544" draw:opacity="35%"/>
    </style:style>
    <style:style style:name="gr7" style:family="graphic" style:parent-style-name="standard">
      <style:graphic-properties draw:stroke="none" draw:fill="solid" draw:fill-color="#000066" draw:opacity="35%"/>
    </style:style>
    <style:style style:name="gr8" style:family="graphic" style:parent-style-name="standard">
      <style:graphic-properties draw:stroke="none" draw:fill="solid" draw:fill-color="#0088cc" draw:opacity="35%"/>
    </style:style>
    <style:style style:name="gr9" style:family="graphic" style:parent-style-name="standard">
      <style:graphic-properties draw:stroke="none" draw:fill="solid" draw:fill-color="#aabb77" draw:opacity="35%"/>
    </style:style>
    <style:style style:name="gr10" style:family="graphic" style:parent-style-name="standard">
      <style:graphic-properties draw:stroke="none" draw:fill="solid" draw:fill-color="#00bb22" draw:opacity="35%"/>
    </style:style>
    <style:style style:name="gr11" style:family="graphic" style:parent-style-name="standard">
      <style:graphic-properties draw:stroke="none" draw:fill="solid" draw:fill-color="#ff11ff" draw:opacity="35%"/>
    </style:style>
    <style:style style:name="gr12" style:family="graphic" style:parent-style-name="standard">
      <style:graphic-properties draw:stroke="none" draw:fill="solid" draw:fill-color="#223366" draw:opacity="35%"/>
    </style:style>
    <style:style style:name="gr13" style:family="graphic" style:parent-style-name="standard">
      <style:graphic-properties draw:stroke="none" draw:fill="solid" draw:fill-color="#ffdd66" draw:opacity="35%"/>
    </style:style>
    <style:style style:name="gr14" style:family="graphic" style:parent-style-name="standard">
      <style:graphic-properties draw:stroke="none" draw:fill="solid" draw:fill-color="#006600" draw:opacity="35%"/>
    </style:style>
    <style:style style:name="gr15" style:family="graphic" style:parent-style-name="standard">
      <style:graphic-properties draw:stroke="none" draw:fill="solid" draw:fill-color="#ff0077" draw:opacity="35%"/>
    </style:style>
    <style:style style:name="gr16" style:family="graphic" style:parent-style-name="standard">
      <style:graphic-properties draw:stroke="none" draw:fill="solid" draw:fill-color="#223300" draw:opacity="35%"/>
    </style:style>
    <style:style style:name="gr17" style:family="graphic" style:parent-style-name="standard">
      <style:graphic-properties draw:stroke="none" draw:fill="solid" draw:fill-color="#558877" draw:opacity="35%"/>
    </style:style>
    <style:style style:name="gr18" style:family="graphic" style:parent-style-name="standard">
      <style:graphic-properties draw:stroke="none" draw:fill="solid" draw:fill-color="#00ff00" draw:opacity="35%"/>
    </style:style>
    <style:style style:name="gr19" style:family="graphic" style:parent-style-name="standard">
      <style:graphic-properties draw:stroke="none" draw:fill="solid" draw:fill-color="#00bb88" draw:opacity="35%"/>
    </style:style>
    <style:style style:name="gr20" style:family="graphic" style:parent-style-name="standard">
      <style:graphic-properties draw:stroke="none" draw:fill="solid" draw:fill-color="#ff5555" draw:opacity="35%"/>
    </style:style>
    <style:style style:name="gr21" style:family="graphic" style:parent-style-name="standard">
      <style:graphic-properties draw:stroke="none" draw:fill="solid" draw:fill-color="#88ff99" draw:opacity="35%"/>
    </style:style>
    <style:style style:name="gr22" style:family="graphic" style:parent-style-name="standard">
      <style:graphic-properties draw:stroke="solid" svg:stroke-width="0.008cm" svg:stroke-color="#666666" draw:stroke-linejoin="miter" svg:stroke-linecap="butt" draw:fill="none" fo:padding-top="0.004cm" fo:padding-bottom="0.004cm" fo:padding-left="0.004cm" fo:padding-right="0.004cm"/>
    </style:style>
    <style:style style:name="gr23" style:family="graphic" style:parent-style-name="standard">
      <style:graphic-properties draw:stroke="dash" draw:stroke-dash="stroke-dash90" svg:stroke-width="0.008cm" svg:stroke-color="#666666" draw:stroke-linejoin="miter" svg:stroke-linecap="butt" draw:fill="none" fo:padding-top="0.004cm" fo:padding-bottom="0.004cm" fo:padding-left="0.004cm" fo:padding-right="0.004cm"/>
    </style:style>
    <style:style style:name="gr24"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25" style:family="graphic" style:parent-style-name="standard">
      <style:graphic-properties draw:stroke="solid" svg:stroke-width="0.052cm" svg:stroke-color="#000000" draw:stroke-linejoin="miter" svg:stroke-linecap="square" draw:fill="none" fo:padding-top="0.026cm" fo:padding-bottom="0.026cm" fo:padding-left="0.026cm" fo:padding-right="0.026cm"/>
    </style:style>
    <style:style style:name="gr26" style:family="graphic" style:parent-style-name="standard">
      <style:graphic-properties draw:stroke="none" draw:fill="none" draw:textarea-horizontal-align="left" draw:textarea-vertical-align="top" draw:auto-grow-height="true" draw:auto-grow-width="true" fo:min-height="0.399cm" fo:min-width="0.912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99cm" fo:min-width="0.548cm" fo:padding-top="0cm" fo:padding-bottom="0cm" fo:padding-left="0cm" fo:padding-right="0cm"/>
    </style:style>
    <style:style style:name="gr28" style:family="graphic" style:parent-style-name="standard">
      <style:graphic-properties draw:stroke="dash" draw:stroke-dash="stroke-dash104" svg:stroke-width="0.035cm" svg:stroke-color="#000000" draw:stroke-linejoin="miter" svg:stroke-linecap="butt" draw:fill="none" fo:padding-top="0.017cm" fo:padding-bottom="0.017cm" fo:padding-left="0.017cm" fo:padding-right="0.017cm"/>
    </style:style>
    <style:style style:name="gr29" style:family="graphic" style:parent-style-name="standard">
      <style:graphic-properties draw:stroke="none" draw:fill="solid" draw:fill-color="#000000"/>
    </style:style>
    <style:style style:name="gr30"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1" style:family="graphic" style:parent-style-name="standard">
      <style:graphic-properties draw:stroke="dash" draw:stroke-dash="stroke-dash97" svg:stroke-width="0.052cm" svg:stroke-color="#000000" draw:stroke-linejoin="miter" svg:stroke-linecap="butt" draw:fill="none" fo:padding-top="0.026cm" fo:padding-bottom="0.026cm" fo:padding-left="0.026cm" fo:padding-right="0.026cm"/>
    </style:style>
    <style:style style:name="gr32" style:family="graphic" style:parent-style-name="standard">
      <style:graphic-properties draw:stroke="solid" svg:stroke-width="0.069cm" svg:stroke-color="#ff00ff" draw:stroke-linejoin="miter" svg:stroke-linecap="butt" draw:fill="none" fo:padding-top="0.034cm" fo:padding-bottom="0.034cm" fo:padding-left="0.034cm" fo:padding-right="0.034cm"/>
    </style:style>
    <style:style style:name="gr33" style:family="graphic" style:parent-style-name="standard">
      <style:graphic-properties draw:stroke="none" draw:fill="solid" draw:fill-color="#ffffff"/>
    </style:style>
    <style:style style:name="gr34" style:family="graphic" style:parent-style-name="standard">
      <style:graphic-properties draw:stroke="none" draw:fill="solid" draw:fill-color="#ffe4c4"/>
    </style:style>
    <style:style style:name="gr35" style:family="graphic" style:parent-style-name="standard">
      <style:graphic-properties draw:stroke="solid" svg:stroke-width="0.018cm" svg:stroke-color="#000000" draw:marker-start-width="0.149cm" draw:marker-end-width="0.149cm" draw:stroke-linejoin="miter" svg:stroke-linecap="butt" draw:fill="none" fo:padding-top="0.009cm" fo:padding-bottom="0.009cm" fo:padding-left="0.009cm" fo:padding-right="0.009cm"/>
    </style:style>
    <style:style style:name="gr36"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37" style:family="graphic" style:parent-style-name="standard">
      <style:graphic-properties draw:stroke="solid" svg:stroke-width="0.069cm" svg:stroke-color="#000000" draw:stroke-linejoin="miter" svg:stroke-linecap="butt" draw:fill="none" fo:padding-top="0.034cm" fo:padding-bottom="0.034cm" fo:padding-left="0.034cm" fo:padding-right="0.034cm"/>
    </style:style>
    <style:style style:name="gr38" style:family="graphic" style:parent-style-name="standard">
      <style:graphic-properties draw:stroke="none" draw:fill="solid" draw:fill-color="#ff00ff"/>
    </style:style>
    <style:style style:name="gr39" style:family="graphic" style:parent-style-name="standard">
      <style:graphic-properties draw:stroke="none" draw:fill="solid" draw:fill-color="#ffff00"/>
    </style:style>
    <style:style style:name="gr40" style:family="graphic" style:parent-style-name="standard">
      <style:graphic-properties draw:stroke="none" draw:fill="none" draw:textarea-horizontal-align="left" draw:textarea-vertical-align="top" draw:auto-grow-height="true" draw:auto-grow-width="true" fo:min-height="0.399cm" fo:min-width="1.437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331cm" fo:min-width="1.61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331cm" fo:min-width="1.53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331cm" fo:min-width="0.96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357cm" fo:min-width="1.344cm" fo:padding-top="0cm" fo:padding-bottom="0cm" fo:padding-left="0cm" fo:padding-right="0cm"/>
    </style:style>
    <style:style style:name="gr45" style:family="graphic" style:parent-style-name="standard">
      <style:graphic-properties draw:stroke="none" draw:fill="solid" draw:fill-color="#ffffff" draw:opacity="70%"/>
    </style:style>
    <style:style style:name="gr46"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47" style:family="graphic" style:parent-style-name="standard">
      <style:graphic-properties draw:stroke="none" draw:fill="solid" draw:fill-color="#00ff00" draw:opacity="35%"/>
    </style:style>
    <style:style style:name="gr48"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49" style:family="graphic" style:parent-style-name="standard">
      <style:graphic-properties draw:stroke="none" draw:fill="solid" draw:fill-color="#ff0000" draw:opacity="35%"/>
    </style:style>
    <style:style style:name="gr50" style:family="graphic" style:parent-style-name="standard">
      <style:graphic-properties draw:stroke="none" draw:fill="solid" draw:fill-color="#00ffff" draw:opacity="35%"/>
    </style:style>
    <style:style style:name="gr51" style:family="graphic" style:parent-style-name="standard">
      <style:graphic-properties draw:stroke="none" draw:fill="solid" draw:fill-color="#ffdd66" draw:opacity="35%"/>
    </style:style>
    <style:style style:name="gr52" style:family="graphic" style:parent-style-name="standard">
      <style:graphic-properties draw:stroke="none" draw:fill="none" draw:textarea-horizontal-align="left" draw:textarea-vertical-align="top" draw:auto-grow-height="true" draw:auto-grow-width="true" fo:min-height="0.289cm" fo:min-width="0.75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69cm" fo:min-width="1.196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19cm" fo:min-width="1.09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289cm" fo:min-width="0.777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289cm" fo:min-width="1.056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289cm" fo:min-width="1.45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289cm" fo:min-width="1.145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289cm" fo:min-width="0.87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289cm" fo:min-width="1.336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319cm" fo:min-width="0.80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289cm" fo:min-width="1.005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289cm" fo:min-width="1.082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289cm" fo:min-width="1.031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289cm" fo:min-width="1.53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289cm" fo:min-width="0.599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319cm" fo:min-width="1.547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289cm" fo:min-width="0.51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89cm" fo:min-width="0.739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89cm" fo:min-width="1.50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289cm" fo:min-width="1.513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319cm" fo:min-width="1.89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289cm" fo:min-width="0.86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289cm" fo:min-width="0.535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319cm" fo:min-width="2.872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289cm" fo:min-width="1.463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289cm" fo:min-width="0.726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289cm" fo:min-width="0.828cm" fo:padding-top="0cm" fo:padding-bottom="0cm" fo:padding-left="0cm" fo:padding-right="0cm"/>
    </style:style>
    <style:style style:name="gr79" style:family="graphic" style:parent-style-name="standard">
      <style:graphic-properties draw:stroke="none" svg:stroke-color="#000000" draw:fill="none" draw:fill-color="#ffffff" fo:min-height="0.797cm"/>
    </style:style>
    <style:style style:name="gr80" style:family="graphic" style:parent-style-name="standard">
      <style:graphic-properties draw:stroke="none" svg:stroke-color="#000000" draw:fill="none" draw:fill-color="#ffffff" fo:min-height="0.745cm"/>
    </style:style>
    <style:style style:name="gr81" style:family="graphic" style:parent-style-name="standard">
      <style:graphic-properties draw:stroke="none" svg:stroke-color="#000000" draw:fill="none" draw:fill-color="#ffffff" fo:min-height="0.6cm"/>
    </style:style>
    <style:style style:name="gr82" style:family="graphic" style:parent-style-name="standard">
      <style:graphic-properties draw:stroke="none" svg:stroke-color="#000000" draw:fill="none" draw:fill-color="#ffffff" fo:min-height="0.4cm"/>
    </style:style>
    <style:style style:name="gr83" style:family="graphic" style:parent-style-name="standard">
      <style:graphic-properties draw:stroke="solid" svg:stroke-color="#b2b2b2" draw:fill-color="#b2b2b2" draw:opacity="71%" draw:textarea-horizontal-align="justify" draw:textarea-vertical-align="middle" draw:auto-grow-height="false" fo:min-height="0.4cm" fo:min-width="1.8cm" fo:wrap-option="no-wrap"/>
    </style:style>
    <style:style style:name="gr84" style:family="graphic" style:parent-style-name="standard">
      <style:graphic-properties draw:stroke="none" svg:stroke-color="#000000" draw:fill="none" draw:fill-color="#ffffff" fo:min-height="0.5cm"/>
    </style:style>
    <style:style style:name="gr85" style:family="graphic" style:parent-style-name="standard">
      <style:graphic-properties draw:stroke="none" svg:stroke-color="#000000" draw:fill="none" draw:fill-color="#ffffff" fo:min-height="0.661cm"/>
    </style:style>
    <style:style style:name="gr86" style:family="graphic" style:parent-style-name="standard">
      <style:graphic-properties draw:stroke="none" svg:stroke-color="#000000" draw:fill="none" draw:fill-color="#ffffff" fo:min-height="0.572cm"/>
    </style:style>
    <style:style style:name="gr87" style:family="graphic" style:parent-style-name="standard">
      <style:graphic-properties draw:stroke="none" svg:stroke-color="#000000" draw:fill="none" draw:fill-color="#ffffff" fo:min-height="0.413cm"/>
    </style:style>
    <style:style style:name="gr88" style:family="graphic" style:parent-style-name="standard">
      <style:graphic-properties draw:stroke="none" svg:stroke-color="#000000" draw:fill="none" draw:fill-color="#ffffff" fo:min-height="0.601cm"/>
    </style:style>
    <style:style style:name="gr89" style:family="graphic" style:parent-style-name="standard">
      <style:graphic-properties draw:stroke="none" svg:stroke-color="#000000" draw:fill="none" draw:fill-color="#ffffff" fo:min-height="0.518cm"/>
    </style:style>
    <style:style style:name="gr90" style:family="graphic" style:parent-style-name="standard">
      <style:graphic-properties draw:stroke="none" svg:stroke-color="#000000" draw:fill="none" draw:fill-color="#ffffff" fo:min-height="0.479cm"/>
    </style:style>
    <style:style style:name="gr91" style:family="graphic" style:parent-style-name="standard">
      <style:graphic-properties draw:stroke="none" svg:stroke-color="#000000" draw:fill="none" draw:fill-color="#ffffff" fo:min-height="0.514cm"/>
    </style:style>
    <style:style style:name="gr92" style:family="graphic" style:parent-style-name="standard">
      <style:graphic-properties draw:stroke="none" svg:stroke-color="#000000" draw:fill="none" draw:fill-color="#ffffff" fo:min-height="0.726cm"/>
    </style:style>
    <style:style style:name="gr93" style:family="graphic" style:parent-style-name="standard">
      <style:graphic-properties draw:stroke="none" svg:stroke-color="#000000" draw:fill="none" draw:fill-color="#ffffff" fo:min-height="0.463cm"/>
    </style:style>
    <style:style style:name="gr94" style:family="graphic" style:parent-style-name="standard">
      <style:graphic-properties draw:stroke="none" svg:stroke-color="#000000" draw:fill="none" draw:fill-color="#ffffff" fo:min-height="0.51cm"/>
    </style:style>
    <style:style style:name="gr95" style:family="graphic" style:parent-style-name="standard">
      <style:graphic-properties draw:stroke="none" svg:stroke-color="#000000" draw:fill="none" draw:fill-color="#ffffff" fo:min-height="0.458cm"/>
    </style:style>
    <style:style style:name="gr96" style:family="graphic" style:parent-style-name="standard">
      <style:graphic-properties draw:stroke="none" svg:stroke-color="#000000" draw:fill="none" draw:fill-color="#ffffff" fo:min-height="0.801cm"/>
    </style:style>
    <style:style style:name="gr97" style:family="graphic" style:parent-style-name="standard">
      <style:graphic-properties draw:stroke="none" svg:stroke-color="#000000" draw:fill="none" draw:fill-color="#ffffff" fo:min-height="0.384cm"/>
    </style:style>
    <style:style style:name="gr98" style:family="graphic" style:parent-style-name="standard">
      <style:graphic-properties draw:stroke="solid" svg:stroke-width="0.159cm" svg:stroke-color="#000000" draw:marker-start-width="0.196cm" draw:marker-end-width="0.196cm" draw:stroke-linejoin="miter" svg:stroke-linecap="butt" draw:fill="none" fo:padding-top="0.079cm" fo:padding-bottom="0.079cm" fo:padding-left="0.079cm" fo:padding-right="0.079cm"/>
    </style:style>
    <style:style style:name="gr99" style:family="graphic" style:parent-style-name="standard">
      <style:graphic-properties draw:stroke="solid" svg:stroke-width="0.159cm" svg:stroke-color="#000000" draw:marker-start-width="0.017cm" draw:marker-end-width="0.017cm" draw:stroke-linejoin="miter" svg:stroke-linecap="butt" draw:fill="none" fo:padding-top="0.079cm" fo:padding-bottom="0.079cm" fo:padding-left="0.079cm" fo:padding-right="0.079cm"/>
    </style:style>
    <style:style style:name="gr100" style:family="graphic" style:parent-style-name="standard">
      <style:graphic-properties draw:stroke="solid" svg:stroke-width="0.141cm" svg:stroke-color="#000000" draw:stroke-linejoin="miter" svg:stroke-linecap="butt" draw:fill="none" fo:padding-top="0.07cm" fo:padding-bottom="0.07cm" fo:padding-left="0.07cm" fo:padding-right="0.07cm"/>
    </style:style>
    <style:style style:name="P1" style:family="paragraph">
      <loext:graphic-properties draw:fill="none"/>
    </style:style>
    <style:style style:name="P2" style:family="paragraph">
      <loext:graphic-properties draw:fill="solid" draw:fill-color="#ddff00" draw:opacity="35%"/>
    </style:style>
    <style:style style:name="P3" style:family="paragraph">
      <loext:graphic-properties draw:fill="solid" draw:fill-color="#441100" draw:opacity="35%"/>
    </style:style>
    <style:style style:name="P4" style:family="paragraph">
      <loext:graphic-properties draw:fill="solid" draw:fill-color="#ff0000" draw:opacity="35%"/>
    </style:style>
    <style:style style:name="P5" style:family="paragraph">
      <loext:graphic-properties draw:fill="solid" draw:fill-color="#ffaa77" draw:opacity="35%"/>
    </style:style>
    <style:style style:name="P6" style:family="paragraph">
      <loext:graphic-properties draw:fill="solid" draw:fill-color="#aa5544" draw:opacity="35%"/>
    </style:style>
    <style:style style:name="P7" style:family="paragraph">
      <loext:graphic-properties draw:fill="solid" draw:fill-color="#000066" draw:opacity="35%"/>
    </style:style>
    <style:style style:name="P8" style:family="paragraph">
      <loext:graphic-properties draw:fill="solid" draw:fill-color="#0088cc" draw:opacity="35%"/>
    </style:style>
    <style:style style:name="P9" style:family="paragraph">
      <loext:graphic-properties draw:fill="solid" draw:fill-color="#aabb77" draw:opacity="35%"/>
    </style:style>
    <style:style style:name="P10" style:family="paragraph">
      <loext:graphic-properties draw:fill="solid" draw:fill-color="#00bb22" draw:opacity="35%"/>
    </style:style>
    <style:style style:name="P11" style:family="paragraph">
      <loext:graphic-properties draw:fill="solid" draw:fill-color="#ff11ff" draw:opacity="35%"/>
    </style:style>
    <style:style style:name="P12" style:family="paragraph">
      <loext:graphic-properties draw:fill="solid" draw:fill-color="#223366" draw:opacity="35%"/>
    </style:style>
    <style:style style:name="P13" style:family="paragraph">
      <loext:graphic-properties draw:fill="solid" draw:fill-color="#ffdd66" draw:opacity="35%"/>
    </style:style>
    <style:style style:name="P14" style:family="paragraph">
      <loext:graphic-properties draw:fill="solid" draw:fill-color="#006600" draw:opacity="35%"/>
    </style:style>
    <style:style style:name="P15" style:family="paragraph">
      <loext:graphic-properties draw:fill="solid" draw:fill-color="#ff0077" draw:opacity="35%"/>
    </style:style>
    <style:style style:name="P16" style:family="paragraph">
      <loext:graphic-properties draw:fill="solid" draw:fill-color="#223300" draw:opacity="35%"/>
    </style:style>
    <style:style style:name="P17" style:family="paragraph">
      <loext:graphic-properties draw:fill="solid" draw:fill-color="#558877" draw:opacity="35%"/>
    </style:style>
    <style:style style:name="P18" style:family="paragraph">
      <loext:graphic-properties draw:fill="solid" draw:fill-color="#00ff00" draw:opacity="35%"/>
    </style:style>
    <style:style style:name="P19" style:family="paragraph">
      <loext:graphic-properties draw:fill="solid" draw:fill-color="#00bb88" draw:opacity="35%"/>
    </style:style>
    <style:style style:name="P20" style:family="paragraph">
      <loext:graphic-properties draw:fill="solid" draw:fill-color="#ff5555" draw:opacity="35%"/>
    </style:style>
    <style:style style:name="P21" style:family="paragraph">
      <loext:graphic-properties draw:fill="solid" draw:fill-color="#88ff99" draw:opacity="35%"/>
    </style:style>
    <style:style style:name="P22" style:family="paragraph">
      <style:paragraph-properties fo:text-align="start" style:writing-mode="lr-tb"/>
    </style:style>
    <style:style style:name="P23" style:family="paragraph">
      <loext:graphic-properties draw:fill="none"/>
      <style:text-properties fo:font-size="9pt" style:font-size-asian="9pt" style:font-size-complex="9pt"/>
    </style:style>
    <style:style style:name="P24" style:family="paragraph">
      <loext:graphic-properties draw:fill="solid" draw:fill-color="#000000"/>
    </style:style>
    <style:style style:name="P25" style:family="paragraph">
      <loext:graphic-properties draw:fill="solid" draw:fill-color="#ffffff"/>
    </style:style>
    <style:style style:name="P26" style:family="paragraph">
      <loext:graphic-properties draw:fill="solid" draw:fill-color="#ffe4c4"/>
    </style:style>
    <style:style style:name="P27" style:family="paragraph">
      <loext:graphic-properties draw:fill="solid" draw:fill-color="#ff00ff"/>
    </style:style>
    <style:style style:name="P28" style:family="paragraph">
      <loext:graphic-properties draw:fill="solid" draw:fill-color="#ffff00"/>
    </style:style>
    <style:style style:name="P29" style:family="paragraph">
      <loext:graphic-properties draw:fill="none"/>
      <style:paragraph-properties fo:text-align="start" style:writing-mode="lr-tb"/>
      <style:text-properties fo:font-size="8pt" fo:font-style="italic" style:font-size-asian="8pt" style:font-size-complex="8pt"/>
    </style:style>
    <style:style style:name="P30" style:family="paragraph">
      <loext:graphic-properties draw:fill="none"/>
      <style:text-properties fo:font-size="8pt" style:font-size-asian="8pt" style:font-size-complex="8pt"/>
    </style:style>
    <style:style style:name="P31" style:family="paragraph">
      <loext:graphic-properties draw:fill="solid" draw:fill-color="#ffffff" draw:opacity="70%"/>
    </style:style>
    <style:style style:name="P32" style:family="paragraph">
      <style:paragraph-properties fo:text-align="center"/>
      <style:text-properties fo:color="#ffffff" style:font-name="DejaVu Sans" fo:font-size="6pt" fo:font-weight="bold" style:font-size-asian="6pt" style:font-weight-asian="bold" style:font-size-complex="6pt" style:font-weight-complex="bold"/>
    </style:style>
    <style:style style:name="P33" style:family="paragraph">
      <loext:graphic-properties draw:fill="solid" draw:fill-color="#00ff00" draw:opacity="35%"/>
      <style:paragraph-properties fo:text-align="center"/>
      <style:text-properties fo:color="#000000" style:font-name="DejaVu Sans" fo:font-size="6pt" fo:font-weight="bold" style:font-size-asian="6pt" style:font-weight-asian="bold" style:font-size-complex="6pt" style:font-weight-complex="bold"/>
    </style:style>
    <style:style style:name="P34" style:family="paragraph">
      <style:paragraph-properties fo:text-align="center"/>
    </style:style>
    <style:style style:name="P35" style:family="paragraph">
      <loext:graphic-properties draw:fill="solid" draw:fill-color="#ff0000" draw:opacity="35%"/>
      <style:paragraph-properties fo:text-align="center"/>
      <style:text-properties fo:color="#000000" style:font-name="DejaVu Sans" fo:font-size="8pt" fo:font-weight="bold" style:font-size-asian="8pt" style:font-weight-asian="bold" style:font-size-complex="8pt" style:font-weight-complex="bold"/>
    </style:style>
    <style:style style:name="P36" style:family="paragraph">
      <loext:graphic-properties draw:fill="solid" draw:fill-color="#00ffff" draw:opacity="35%"/>
    </style:style>
    <style:style style:name="P37" style:family="paragraph">
      <loext:graphic-properties draw:fill="solid" draw:fill-color="#ffdd66" draw:opacity="35%"/>
      <style:paragraph-properties fo:text-align="center"/>
      <style:text-properties fo:color="#000000" style:font-name="DejaVu Sans" fo:font-size="6pt" fo:font-weight="bold" style:font-size-asian="6pt" style:font-weight-asian="bold" style:font-size-complex="6pt" style:font-weight-complex="bold"/>
    </style:style>
    <style:style style:name="P38" style:family="paragraph">
      <loext:graphic-properties draw:fill="none"/>
      <style:text-properties fo:font-size="6.5pt" style:font-size-asian="6.5pt" style:font-size-complex="6.5pt"/>
    </style:style>
    <style:style style:name="P39" style:family="paragraph">
      <loext:graphic-properties draw:fill="none"/>
      <style:text-properties fo:font-size="7pt" style:font-size-asian="7pt" style:font-size-complex="7pt"/>
    </style:style>
    <style:style style:name="P40" style:family="paragraph">
      <loext:graphic-properties draw:fill="none" draw:fill-color="#ffffff"/>
      <style:text-properties style:font-name="helvetica1" fo:font-size="9pt" fo:letter-spacing="0.106cm" style:font-size-asian="9pt" style:font-size-complex="9pt"/>
    </style:style>
    <style:style style:name="P41" style:family="paragraph">
      <loext:graphic-properties draw:fill="none" draw:fill-color="#ffffff"/>
      <style:text-properties style:font-name="helvetica1" fo:font-size="9pt" fo:letter-spacing="0.071cm" style:font-size-asian="9pt" style:font-size-complex="9pt"/>
    </style:style>
    <style:style style:name="P42" style:family="paragraph">
      <loext:graphic-properties draw:fill="none" draw:fill-color="#ffffff"/>
      <style:text-properties fo:color="#ffffff" style:font-name="DejaVu Sans" fo:font-size="8pt" fo:font-weight="bold" style:font-size-asian="22pt" style:font-size-complex="22pt"/>
    </style:style>
    <style:style style:name="P43" style:family="paragraph">
      <loext:graphic-properties draw:fill-color="#b2b2b2" draw:opacity="71%"/>
      <style:paragraph-properties fo:text-align="center"/>
      <style:text-properties style:font-name="Bitstream Charter" fo:font-size="7pt" fo:font-weight="bold" style:font-size-asian="7pt" style:font-weight-asian="bold" style:font-size-complex="7pt" style:font-weight-complex="bold"/>
    </style:style>
    <style:style style:name="P44" style:family="paragraph">
      <loext:graphic-properties draw:fill="none" draw:fill-color="#ffffff"/>
      <style:text-properties fo:color="#000000" style:font-name="Bitstream Charter" fo:font-size="7pt" fo:font-style="italic" style:font-size-asian="22pt" style:font-size-complex="22pt"/>
    </style:style>
    <style:style style:name="P45" style:family="paragraph">
      <loext:graphic-properties draw:fill="none" draw:fill-color="#ffffff"/>
      <style:paragraph-properties fo:text-align="center"/>
      <style:text-properties fo:color="#000000" style:font-name="Bitstream Charter" fo:font-size="7pt" fo:font-style="italic"/>
    </style:style>
    <style:style style:name="P46" style:family="paragraph">
      <loext:graphic-properties draw:fill="none" draw:fill-color="#ffffff"/>
      <style:text-properties fo:color="#000000" style:font-name="Bitstream Charter" fo:font-size="7pt" fo:font-style="italic"/>
    </style:style>
    <style:style style:name="P47" style:family="paragraph">
      <loext:graphic-properties draw:fill="none" draw:fill-color="#ffffff"/>
      <style:text-properties fo:color="#ffffff" style:font-name="DejaVu Sans" fo:font-size="6pt" fo:font-weight="bold"/>
    </style:style>
    <style:style style:name="P48" style:family="paragraph">
      <loext:graphic-properties draw:fill="none" draw:fill-color="#ffffff"/>
      <style:text-properties fo:color="#ffffff" style:font-name="DejaVu Sans" fo:font-size="5pt" fo:font-weight="bold"/>
    </style:style>
    <style:style style:name="P49" style:family="paragraph">
      <loext:graphic-properties draw:fill="none" draw:fill-color="#ffffff"/>
      <style:text-properties style:font-name="helvetica1" fo:font-size="9pt" fo:letter-spacing="0.106cm"/>
    </style:style>
    <style:style style:name="P50" style:family="paragraph">
      <loext:graphic-properties draw:fill="none" draw:fill-color="#ffffff"/>
      <style:text-properties style:font-name="helvetica1" fo:font-size="9pt" fo:letter-spacing="0.071cm"/>
    </style:style>
    <style:style style:name="T1" style:family="text">
      <style:text-properties fo:color="#000000" style:font-name="Helvetica1" fo:font-size="9pt" style:font-size-asian="9pt" style:font-name-complex="Helvetica1" style:font-size-complex="9pt"/>
    </style:style>
    <style:style style:name="T2" style:family="text">
      <style:text-properties fo:color="#000000" style:font-name="HelveticaOblique1" fo:font-size="8pt" fo:font-style="italic" style:font-size-asian="8pt" style:font-name-complex="HelveticaOblique1" style:font-size-complex="8pt"/>
    </style:style>
    <style:style style:name="T3" style:family="text">
      <style:text-properties fo:color="#000000" style:font-name="Helvetica1" fo:font-size="8pt" style:font-size-asian="8pt" style:font-name-complex="Helvetica1" style:font-size-complex="8pt"/>
    </style:style>
    <style:style style:name="T4" style:family="text">
      <style:text-properties fo:color="#000000" fo:font-size="8pt" style:font-size-asian="8pt" style:font-size-complex="8pt"/>
    </style:style>
    <style:style style:name="T5" style:family="text">
      <style:text-properties fo:color="#000000" style:font-name="DejaVu Sans" fo:font-size="8pt" fo:font-weight="bold" style:font-size-asian="8pt" style:font-weight-asian="bold" style:font-size-complex="8pt" style:font-weight-complex="bold"/>
    </style:style>
    <style:style style:name="T6" style:family="text">
      <style:text-properties fo:color="#000000" style:font-name="Helvetica1" fo:font-size="6.5pt" style:font-size-asian="6.5pt" style:font-name-complex="Helvetica1" style:font-size-complex="6.5pt"/>
    </style:style>
    <style:style style:name="T7" style:family="text">
      <style:text-properties fo:color="#000000" style:font-name="Helvetica1" fo:font-size="8pt" fo:font-weight="bold" style:font-size-asian="8pt" style:font-name-complex="Helvetica1" style:font-size-complex="8pt" style:font-weight-complex="bold"/>
    </style:style>
    <style:style style:name="T8" style:family="text">
      <style:text-properties fo:color="#000000" style:font-name="Helvetica1" fo:font-size="7pt" fo:font-weight="bold" style:font-size-asian="7pt" style:font-name-complex="Helvetica1" style:font-size-complex="7pt" style:font-weight-complex="bold"/>
    </style:style>
    <style:style style:name="T9" style:family="text">
      <style:text-properties style:font-name="helvetica1" fo:font-size="9pt" fo:letter-spacing="0.106cm" style:font-size-asian="10pt" style:font-size-complex="10pt"/>
    </style:style>
    <style:style style:name="T10" style:family="text">
      <style:text-properties style:font-name="helvetica1" fo:font-size="9pt" fo:letter-spacing="0.071cm" style:font-size-asian="10pt" style:font-size-complex="10pt"/>
    </style:style>
    <style:style style:name="T11" style:family="text">
      <style:text-properties fo:color="#ffffff" style:font-name="DejaVu Sans" fo:font-size="8pt" fo:font-weight="bold" style:font-size-asian="22pt" style:font-size-complex="22pt"/>
    </style:style>
    <style:style style:name="T12" style:family="text">
      <style:text-properties style:font-name="Bitstream Charter" fo:font-size="7pt" fo:font-weight="bold" style:font-size-asian="7pt" style:font-weight-asian="bold" style:font-size-complex="7pt" style:font-weight-complex="bold"/>
    </style:style>
    <style:style style:name="T13" style:family="text">
      <style:text-properties fo:color="#000000" style:font-name="Bitstream Charter" fo:font-size="7pt" fo:font-style="italic" style:font-size-asian="22pt" style:font-size-complex="22pt"/>
    </style:style>
    <style:style style:name="T14" style:family="text">
      <style:text-properties fo:color="#000000" style:font-name="Bitstream Charter" fo:font-size="7pt" fo:font-style="italic"/>
    </style:style>
    <style:style style:name="T15" style:family="text">
      <style:text-properties fo:color="#ffffff" style:font-name="DejaVu Sans" fo:font-size="6pt" fo:font-weight="bold"/>
    </style:style>
    <style:style style:name="T16" style:family="text">
      <style:text-properties fo:color="#ffffff" style:font-name="DejaVu Sans" fo:font-size="5pt" fo:font-weight="bold"/>
    </style:style>
    <style:style style:name="T17" style:family="text">
      <style:text-properties style:font-name="helvetica1" fo:font-size="9pt" fo:letter-spacing="0.106cm"/>
    </style:style>
    <style:style style:name="T18" style:family="text">
      <style:text-properties style:font-name="helvetica1" fo:font-size="9pt" fo:letter-spacing="0.071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7.999cm" svg:height="13.616cm" svg:x="0.749cm" svg:y="0.508cm">
          <draw:image xlink:href="Pictures/10000000000006F70000052CD716761748A4FD98.png" xlink:type="simple" xlink:show="embed" xlink:actuate="onLoad">
            <text:p/>
          </draw:image>
        </draw:frame>
        <draw:polygon draw:style-name="gr2" draw:text-style-name="P2" draw:layer="layout" svg:width="2.049cm" svg:height="1.645cm" svg:x="16.699cm" svg:y="7.795cm" svg:viewBox="0 0 2050 1646" draw:points="2,176 0,176 62,252 98,292 185,394 314,527 445,662 500,726 553,792 572,813 614,874 657,933 848,1143 960,1263 1039,1337 1121,1409 1237,1470 1309,1508 1451,1536 1506,1531 1553,1538 1602,1538 1663,1561 1754,1574 1786,1580 1881,1614 2025,1637 2050,1646 2050,610 2044,601 1921,555 1858,514 1841,495 1822,478 1773,423 1756,406 1710,311 1627,180 1551,25 1540,0 1508,4 1479,8 1449,13 1420,15 1392,19 1362,23 1333,27 1303,30 1273,34 1244,38 1214,42 1185,44 1155,49 1125,53 1096,55 1066,59 1036,63 1007,66 979,70 950,74 920,76 890,80 861,85 831,87 801,91 772,93 742,97 713,102 682,104 652,108 623,110 593,114 563,116 534,121 504,123 477,127 447,129 417,133 388,135 358,140 328,142 299,146 269,148 240,150 210,154 180,157 151,161 121,163 91,165 62,169 32,171">
          <text:p/>
        </draw:polygon>
        <draw:polygon draw:style-name="gr3" draw:text-style-name="P3" draw:layer="layout" svg:width="0.559cm" svg:height="0.754cm" svg:x="18.189cm" svg:y="0.507cm" svg:viewBox="0 0 560 755" draw:points="0,0 9,11 28,28 100,104 138,140 193,197 365,441 560,755 560,0">
          <text:p/>
        </draw:polygon>
        <draw:polygon draw:style-name="gr4" draw:text-style-name="P4" draw:layer="layout" svg:width="0.024cm" svg:height="0.023cm" svg:x="1.967cm" svg:y="11.514cm" svg:viewBox="0 0 25 24" draw:points="7,6 0,11 5,24 13,19 17,11 22,13 25,8 22,4 9,0 5,2">
          <text:p/>
        </draw:polygon>
        <draw:polygon draw:style-name="gr4" draw:text-style-name="P4" draw:layer="layout" svg:width="2.082cm" svg:height="1.659cm" svg:x="1.572cm" svg:y="10.187cm" svg:viewBox="0 0 2083 1660" draw:points="8,765 0,773 8,782 12,790 36,792 42,803 52,795 69,792 80,795 88,809 82,816 80,824 88,822 97,826 107,820 118,824 129,822 152,864 154,883 152,900 165,928 171,951 160,1040 152,1065 156,1070 150,1093 150,1108 139,1137 141,1157 139,1169 127,1199 120,1216 122,1224 120,1231 127,1231 129,1235 137,1235 160,1250 165,1256 173,1258 179,1269 194,1271 224,1303 230,1319 239,1328 237,1332 243,1334 247,1343 251,1345 258,1355 262,1379 256,1438 243,1472 262,1463 277,1459 290,1449 304,1446 317,1438 315,1434 317,1427 313,1425 313,1419 309,1419 302,1430 283,1438 270,1451 266,1449 264,1457 258,1459 254,1459 268,1406 268,1375 275,1377 283,1385 273,1413 275,1419 270,1438 279,1436 294,1425 298,1413 296,1398 304,1394 304,1402 319,1408 330,1406 338,1389 334,1377 330,1372 330,1366 323,1364 323,1360 309,1347 311,1343 338,1353 345,1351 342,1358 347,1360 355,1353 368,1351 366,1355 355,1364 357,1366 368,1360 370,1362 376,1351 383,1351 389,1345 395,1324 402,1322 404,1307 397,1300 391,1288 431,1286 431,1298 438,1307 440,1319 444,1326 450,1328 459,1324 465,1315 474,1311 488,1294 495,1281 505,1271 520,1262 537,1239 548,1231 563,1212 569,1207 575,1207 607,1182 632,1167 647,1150 651,1148 668,1150 694,1142 704,1123 713,1114 719,1101 728,1097 732,1091 740,1093 732,1101 736,1106 734,1127 736,1133 747,1133 747,1140 762,1137 764,1142 759,1148 742,1142 726,1144 713,1161 700,1171 662,1192 647,1190 641,1192 632,1203 607,1218 603,1226 605,1226 603,1235 607,1241 601,1241 586,1262 569,1277 565,1290 546,1311 550,1319 544,1326 533,1358 539,1366 554,1366 575,1375 588,1366 594,1366 605,1360 622,1319 630,1315 628,1307 637,1303 647,1267 651,1264 647,1286 649,1294 654,1296 658,1303 664,1305 641,1328 637,1339 624,1345 628,1353 626,1370 656,1355 664,1343 687,1332 704,1330 707,1336 702,1341 692,1341 681,1349 668,1351 662,1362 645,1377 641,1366 635,1375 637,1387 632,1396 628,1398 620,1398 613,1408 599,1419 586,1417 571,1423 565,1423 554,1427 548,1423 537,1430 533,1430 522,1440 512,1444 505,1453 508,1459 495,1466 493,1476 469,1502 455,1493 431,1499 425,1506 421,1518 410,1527 404,1535 402,1548 391,1554 393,1561 389,1567 378,1569 376,1578 368,1582 342,1631 347,1637 357,1641 366,1637 381,1639 421,1620 429,1622 440,1637 444,1658 472,1660 488,1656 508,1641 512,1643 531,1639 537,1622 550,1607 560,1612 565,1609 569,1597 580,1588 586,1588 599,1573 594,1569 594,1561 599,1554 605,1550 615,1550 620,1546 624,1548 632,1542 643,1546 641,1557 645,1559 645,1565 654,1567 658,1565 651,1557 656,1550 666,1550 671,1557 683,1554 690,1548 698,1550 711,1548 723,1540 734,1525 728,1525 730,1514 719,1512 713,1514 694,1512 673,1531 668,1525 662,1521 666,1508 666,1495 671,1491 671,1482 677,1476 679,1482 673,1502 681,1502 692,1493 709,1491 719,1482 723,1482 736,1463 734,1455 742,1449 736,1440 738,1419 753,1413 751,1408 742,1406 753,1396 755,1381 762,1383 759,1398 762,1408 751,1423 753,1434 762,1444 768,1442 772,1444 789,1442 812,1451 817,1449 817,1432 823,1417 844,1411 850,1404 855,1408 859,1404 865,1379 874,1372 876,1366 863,1355 859,1349 838,1339 827,1343 808,1330 793,1332 778,1339 772,1345 766,1345 764,1341 785,1328 810,1324 814,1317 825,1324 823,1334 829,1334 834,1317 857,1305 859,1292 855,1286 850,1284 848,1279 844,1277 834,1281 821,1269 810,1269 802,1273 776,1269 770,1262 766,1250 759,1256 753,1256 740,1262 728,1264 721,1262 721,1260 728,1256 736,1258 745,1250 757,1243 781,1252 791,1245 800,1245 798,1241 793,1239 793,1231 806,1218 810,1231 838,1235 869,1228 889,1239 891,1250 899,1250 903,1256 918,1264 925,1277 929,1277 939,1258 939,1243 944,1235 939,1224 939,1214 935,1216 933,1212 935,1192 929,1182 954,1148 958,1135 954,1131 918,1140 916,1135 925,1129 922,1121 925,1114 939,1116 952,1112 971,1123 969,1154 963,1171 956,1173 952,1180 952,1186 956,1192 965,1178 967,1188 963,1203 967,1209 967,1218 971,1220 988,1207 999,1205 1007,1188 1020,1171 1043,1152 1054,1154 1058,1150 1060,1133 1056,1116 1043,1110 1037,1101 1041,1097 1049,1097 1056,1101 1062,1110 1068,1112 1073,1118 1081,1125 1088,1125 1113,1112 1115,1108 1113,1099 1119,1091 1126,1091 1123,1101 1128,1101 1132,1106 1147,1099 1147,1093 1153,1089 1143,1080 1145,1068 1151,1072 1159,1087 1168,1087 1179,1093 1181,1104 1212,1108 1225,1118 1248,1123 1253,1129 1272,1127 1289,1131 1312,1125 1329,1114 1346,1116 1363,1110 1373,1101 1386,1099 1399,1085 1399,1080 1388,1070 1384,1051 1356,1017 1335,1025 1331,1021 1325,1025 1314,1019 1291,1023 1282,1019 1276,1008 1253,1002 1238,989 1217,987 1212,983 1215,977 1229,981 1242,977 1248,953 1246,945 1255,932 1257,922 1265,913 1267,928 1261,947 1263,970 1293,983 1295,987 1306,985 1318,972 1329,974 1335,970 1352,968 1361,972 1377,962 1392,970 1392,977 1397,983 1413,989 1435,977 1456,972 1460,966 1466,964 1475,966 1479,974 1454,989 1449,1000 1445,1000 1445,994 1439,998 1435,998 1430,1002 1443,1004 1447,1025 1445,1032 1452,1051 1458,1049 1466,1036 1473,1032 1485,1042 1481,1061 1469,1074 1469,1078 1492,1082 1498,1093 1536,1063 1536,1057 1563,1038 1575,1042 1582,1049 1586,1059 1584,1068 1586,1076 1580,1089 1582,1093 1590,1091 1628,1055 1637,1053 1654,1032 1649,1017 1656,1006 1668,994 1679,989 1681,968 1688,958 1685,951 1681,951 1677,947 1679,926 1677,922 1664,917 1645,917 1643,909 1639,905 1628,903 1622,896 1609,892 1605,881 1609,871 1603,864 1588,833 1571,826 1549,807 1538,811 1521,803 1504,801 1483,803 1475,797 1462,801 1449,795 1439,795 1416,807 1409,807 1401,816 1392,820 1382,822 1375,828 1369,828 1365,837 1356,833 1367,822 1382,818 1407,792 1407,786 1401,782 1384,780 1392,773 1411,778 1416,782 1428,784 1449,782 1454,788 1485,782 1492,778 1494,773 1492,765 1479,763 1475,759 1473,750 1460,754 1449,750 1449,742 1443,731 1449,727 1454,729 1458,727 1454,723 1458,718 1473,727 1483,735 1483,748 1496,750 1515,744 1538,754 1538,761 1543,763 1545,769 1569,776 1599,763 1609,765 1613,769 1616,778 1624,788 1624,805 1637,809 1641,822 1647,828 1658,831 1662,839 1668,839 1692,826 1700,826 1709,833 1709,847 1713,854 1711,858 1717,869 1728,871 1732,867 1738,869 1743,875 1757,883 1757,890 1766,896 1776,883 1785,877 1789,867 1798,856 1808,858 1821,873 1821,877 1808,896 1785,913 1787,917 1791,919 1815,907 1838,907 1886,928 1891,941 1914,926 1916,922 1912,913 1918,875 1931,847 1937,843 1944,822 1950,814 1958,807 1965,807 1975,801 1982,801 2020,767 2028,767 2033,763 2033,756 2075,727 2071,708 2083,689 2083,684 2077,678 2069,678 2056,672 2047,674 2043,680 2033,678 2026,680 2013,680 2003,672 1994,661 1963,663 1956,657 1956,653 1963,646 1956,642 1942,651 1939,657 1912,657 1889,668 1884,674 1870,682 1863,684 1844,676 1840,672 1874,640 1882,617 1878,606 1891,595 1903,580 1906,573 1918,563 1916,559 1910,556 1899,561 1893,569 1874,576 1863,586 1857,588 1855,595 1838,602 1827,595 1821,598 1817,592 1827,582 1838,580 1861,563 1863,550 1857,548 1865,527 1863,516 1876,508 1884,510 1889,508 1893,499 1891,495 1884,493 1857,499 1827,516 1815,527 1810,527 1808,523 1798,525 1793,518 1802,501 1810,501 1806,495 1810,491 1827,487 1836,478 1840,480 1827,491 1825,497 1827,501 1838,499 1848,493 1861,476 1861,470 1867,468 1876,440 1889,429 1899,427 1901,421 1927,415 1933,417 1963,406 1999,383 2003,377 2003,370 1986,377 1984,372 1988,360 1982,353 1975,360 1948,364 1944,368 1939,368 1925,377 1922,362 1925,351 1918,347 1918,336 1937,341 1954,324 1948,317 1939,315 1942,302 1939,298 1918,292 1912,283 1916,273 1912,264 1916,258 1906,250 1901,243 1882,228 1874,237 1872,226 1865,231 1861,231 1855,239 1844,237 1838,231 1838,226 1831,222 1834,197 1831,197 1827,203 1823,203 1819,211 1815,211 1815,203 1795,201 1791,205 1785,222 1789,224 1798,258 1789,286 1791,294 1789,311 1779,311 1783,286 1776,269 1774,269 1768,277 1764,271 1755,264 1755,252 1747,250 1728,262 1717,281 1717,288 1709,300 1709,307 1704,313 1702,330 1698,332 1694,330 1690,332 1685,330 1688,322 1685,315 1688,300 1683,296 1683,290 1675,288 1675,279 1668,275 1664,262 1649,273 1641,275 1626,286 1618,296 1607,332 1607,349 1592,372 1594,413 1590,423 1594,436 1588,444 1584,446 1580,440 1573,449 1571,432 1573,419 1565,419 1556,410 1549,391 1554,383 1549,372 1552,366 1558,364 1563,353 1571,347 1569,328 1565,326 1561,317 1569,309 1567,302 1575,298 1573,290 1588,269 1605,258 1609,252 1613,250 1618,252 1626,241 1620,237 1603,245 1605,252 1599,254 1592,252 1597,241 1609,233 1616,224 1624,224 1647,214 1654,216 1662,207 1673,203 1666,195 1668,186 1666,182 1654,175 1649,169 1637,159 1611,150 1597,142 1580,120 1565,118 1561,123 1543,120 1528,112 1517,120 1521,123 1532,118 1534,125 1528,127 1524,137 1526,144 1524,150 1532,156 1534,161 1528,167 1526,161 1513,159 1504,135 1485,116 1481,116 1477,120 1464,106 1449,101 1443,93 1435,91 1433,78 1426,70 1405,63 1386,53 1373,34 1373,27 1356,8 1348,10 1337,2 1322,0 1314,8 1316,23 1314,27 1316,32 1322,34 1331,57 1329,61 1354,84 1361,93 1371,95 1382,104 1382,116 1392,127 1394,140 1401,142 1418,173 1420,186 1428,203 1441,209 1443,216 1439,218 1441,245 1447,254 1460,262 1469,283 1466,288 1460,281 1458,273 1443,264 1430,252 1422,237 1418,220 1399,209 1388,197 1388,188 1371,175 1367,175 1358,161 1352,161 1348,154 1342,154 1337,161 1344,186 1344,199 1356,222 1352,237 1358,252 1356,264 1361,269 1361,275 1356,273 1352,279 1356,294 1350,300 1342,347 1335,366 1327,379 1331,417 1335,421 1333,432 1322,429 1322,417 1318,413 1314,391 1310,391 1306,377 1327,334 1329,317 1335,309 1335,302 1333,302 1331,307 1312,296 1308,288 1303,286 1297,292 1289,290 1282,281 1278,283 1274,283 1272,277 1265,271 1255,275 1255,269 1246,260 1240,260 1242,267 1210,239 1193,218 1176,211 1170,203 1157,201 1147,195 1136,205 1140,226 1136,233 1143,245 1147,267 1157,281 1166,279 1172,281 1187,298 1189,305 1200,309 1208,330 1217,332 1223,341 1231,347 1229,370 1238,391 1227,413 1223,413 1223,402 1217,402 1210,408 1202,406 1200,400 1191,391 1191,381 1181,351 1181,343 1187,336 1183,332 1181,319 1174,313 1164,311 1166,307 1162,305 1149,309 1147,305 1128,298 1119,290 1113,305 1102,311 1098,317 1098,324 1104,334 1109,353 1117,364 1126,368 1128,383 1134,385 1147,413 1143,419 1136,417 1132,402 1126,398 1119,400 1111,385 1104,383 1100,374 1081,364 1077,385 1081,398 1083,440 1079,453 1079,487 1075,495 1083,508 1081,512 1075,508 1068,463 1062,451 1064,429 1058,419 1062,370 1056,334 1064,319 1071,298 1077,294 1075,273 1077,252 1071,195 1058,184 1056,175 1043,175 1032,169 1032,156 1026,146 1035,146 1047,133 1045,129 1049,116 1035,112 1026,118 1020,116 1018,112 999,104 990,108 975,91 977,89 975,78 963,89 952,91 946,99 939,104 931,104 922,114 918,110 903,110 893,114 889,110 880,110 878,104 874,101 867,112 869,125 855,144 827,150 825,156 795,173 793,180 795,192 787,220 785,258 774,275 776,294 787,298 781,305 781,309 795,322 791,326 793,334 802,328 831,336 844,351 850,345 855,349 863,351 882,366 882,372 891,370 918,387 920,391 927,391 933,398 944,402 948,413 956,413 958,421 963,423 969,438 973,440 982,432 984,434 982,446 992,457 1005,476 1003,480 1007,487 1005,504 1016,508 1018,521 1024,525 1024,537 1020,529 1013,533 1007,531 1005,537 1001,535 996,516 990,514 980,529 969,474 958,459 956,451 910,442 908,436 901,434 897,427 891,429 876,423 840,421 823,415 814,408 804,408 798,410 795,421 789,432 795,442 795,451 802,455 812,472 821,480 829,508 840,523 844,535 850,537 872,565 884,565 893,571 901,569 903,573 899,576 901,580 910,582 910,588 916,595 918,604 912,608 908,606 901,608 876,586 867,588 867,582 861,584 850,576 844,565 838,565 829,548 823,544 817,546 817,533 808,529 810,525 817,527 817,516 802,514 795,516 802,521 800,525 795,527 793,548 812,582 810,588 817,606 810,610 806,602 800,610 798,619 802,629 795,655 798,663 787,676 791,680 789,695 785,701 785,723 781,748 785,756 783,767 800,814 795,822 802,837 802,856 810,864 808,881 814,894 827,907 840,909 850,915 855,922 855,930 872,934 882,945 886,968 880,972 874,962 855,941 844,936 838,928 829,928 825,924 810,919 806,911 791,903 787,888 783,883 783,871 776,856 772,854 776,843 770,811 759,814 753,792 751,776 740,765 749,763 745,754 736,748 734,742 719,735 717,684 721,674 719,640 723,602 726,569 719,556 713,552 679,546 671,552 660,552 658,548 635,548 622,554 618,554 609,548 590,550 590,537 594,535 618,537 641,533 675,531 681,525 683,537 687,535 694,523 700,516 702,510 698,485 700,463 709,425 709,419 700,413 696,391 671,385 675,381 671,379 664,381 654,374 641,377 580,355 556,341 535,341 531,336 522,343 512,345 505,351 505,355 497,362 491,362 488,358 482,358 469,362 457,360 440,349 433,353 438,360 438,366 433,370 412,379 402,379 387,400 374,406 366,415 349,421 342,427 368,442 374,449 391,449 381,455 368,453 359,444 347,440 340,432 309,421 306,415 296,413 290,417 292,423 290,436 279,446 275,457 287,449 292,451 294,455 290,461 281,461 279,465 287,482 302,480 304,482 298,491 290,491 285,506 273,518 275,491 266,474 260,474 258,470 266,465 262,461 249,465 241,476 232,476 224,478 213,482 205,482 188,491 175,512 169,516 150,548 150,554 156,550 163,540 167,542 171,563 165,567 163,567 156,559 135,561 127,569 103,582 95,592 97,600 110,602 107,617 95,651 63,687 69,684 93,665 78,687 88,697 88,712 80,699 59,693 52,684 46,682 44,668 36,665 23,684 16,689 21,693 29,712 48,723 50,727 46,742 36,752 40,763 31,776 27,778 19,776 16,765">
          <text:p/>
        </draw:polygon>
        <draw:polygon draw:style-name="gr5" draw:text-style-name="P5" draw:layer="layout" svg:width="4.531cm" svg:height="1.031cm" svg:x="3.822cm" svg:y="2.81cm" svg:viewBox="0 0 4532 1032" draw:points="1820,394 2480,280 3169,210 3518,182 4018,225 4505,180 4532,159 4202,72 3906,13 3472,0 3444,2 3417,4 3391,7 3364,9 3336,11 3309,13 3284,15 3256,15 3228,17 3203,19 3176,21 3148,24 3123,26 3095,28 3068,30 3040,32 3015,34 2987,36 2961,40 2935,43 2910,45 2882,47 2857,51 2832,53 2806,55 2779,59 2753,62 2728,64 2703,66 2675,70 2650,72 2624,74 2599,79 2571,81 2546,85 2518,87 2491,91 2463,95 2436,100 2410,102 2383,106 2355,110 2328,115 2302,119 2275,121 2247,125 2222,129 2195,131 2169,136 2144,140 2116,144 2091,146 2063,151 2038,155 2010,159 1985,161 1960,165 1932,170 1907,172 1881,182 1856,191 1833,199 1807,210 1782,218 1759,227 1733,237 1708,246 1684,256 1659,265 1634,273 1610,284 1585,292 1560,301 1536,311 1511,320 1488,328 1464,339 1439,347 1416,358 1392,366 1367,375 1344,385 1320,394 1295,405 1272,413 1248,424 1202,453 1134,498 1088,527 1020,572 997,587 971,595 946,601 922,610 897,616 872,625 846,631 821,639 798,646 772,654 747,661 721,669 696,675 673,682 647,690 622,697 573,722 527,747 478,773 431,797 383,822 334,848 287,873 239,899 190,924 141,949 95,977 46,1005 0,1032 254,1002 484,969 713,903 846,875 1009,852 1094,846 1310,716 1591,553 1638,523 1687,496 1805,426">
          <text:p/>
        </draw:polygon>
        <draw:polygon draw:style-name="gr6" draw:text-style-name="P6" draw:layer="layout" svg:width="0.735cm" svg:height="1.023cm" svg:x="11.403cm" svg:y="6.042cm" svg:viewBox="0 0 736 1024" draw:points="64,848 0,914 134,939 229,1011 250,1024 517,901 736,812 736,55 468,0 352,102 301,252 360,375 445,479 443,563 381,645 303,704 265,734 240,744 216,755 193,765 149,789 85,833">
          <text:p/>
        </draw:polygon>
        <draw:polygon draw:style-name="gr4" draw:text-style-name="P4" draw:layer="layout" svg:width="0.182cm" svg:height="0.057cm" svg:x="12.997cm" svg:y="7.725cm" svg:viewBox="0 0 183 58" draw:points="7,9 0,9 29,30 54,34 80,38 105,42 133,49 158,53 183,58 156,36 120,19 97,13 73,6 48,0 33,2">
          <text:p/>
        </draw:polygon>
        <draw:polygon draw:style-name="gr7" draw:text-style-name="P7" draw:layer="layout" svg:width="2.955cm" svg:height="2.999cm" svg:x="12.138cm" svg:y="5.122cm" svg:viewBox="0 0 2956 3000" draw:points="607,525 548,467 531,448 428,351 408,336 176,129 0,0 0,975 19,980 63,1005 82,1018 195,1056 548,1119 732,1155 813,1181 836,1191 950,1215 1027,1236 1109,1253 1165,1282 1199,1308 1224,1299 1279,1310 1362,1397 1411,1416 1434,1439 1480,1469 1493,1490 1521,1494 1536,1511 1552,1526 1572,1557 1584,1593 1629,1636 1656,1655 1705,1659 1737,1684 1813,1697 1868,1720 1914,1754 1959,1790 2027,1856 2073,1896 2094,1934 2128,1949 2145,1974 2168,2002 2171,2034 2238,2157 2257,2214 2308,2264 2369,2366 2403,2412 2414,2481 2439,2505 2452,2558 2477,2589 2480,2596 2482,2596 2520,2687 2547,2761 2617,2850 2770,2987 2930,2979 2956,3000 2842,2850 2772,2735 2698,2627 2679,2610 2623,2543 2592,2498 2507,2403 2488,2386 2450,2345 2293,2205 2223,2068 2164,1960 2048,1818 1997,1761 1904,1691 1815,1608 1756,1545 1734,1526 1696,1483 1665,1460 1624,1409 1548,1337 1442,1248 1322,1157 1239,1092 1218,1077 1197,1039 999,870 931,838 897,802 878,785 861,766 842,749 789,694 688,603 629,546 620,535">
          <text:p/>
        </draw:polygon>
        <draw:polygon draw:style-name="gr8" draw:text-style-name="P8" draw:layer="layout" svg:width="2.373cm" svg:height="1.677cm" svg:x="12.934cm" svg:y="5.822cm" svg:viewBox="0 0 2374 1678" draw:points="2069,1544 2069,1540 2090,1525 2192,1485 2266,1434 2335,1354 2352,1331 2374,1275 2367,1216 2338,1155 2283,1087 2240,1045 2181,996 2103,941 1912,765 1872,734 1811,683 1800,672 1696,594 1542,488 1451,437 1286,399 1237,389 1072,376 1049,376 1023,376 1000,376 974,378 947,380 922,384 894,389 867,391 839,395 672,355 610,315 560,268 469,236 397,196 350,166 316,185 308,175 234,107 179,82 110,65 74,38 0,0 19,21 78,80 136,139 204,171 401,340 422,378 507,442 568,492 665,564 708,602 752,638 828,710 869,761 900,784 1008,897 1106,941 1226,1009 1402,1085 1565,1115 1662,1144 1730,1176 1779,1208 1863,1350 1904,1409 1957,1525 1978,1578 1999,1678 2039,1593">
          <text:p/>
        </draw:polygon>
        <draw:polygon draw:style-name="gr2" draw:text-style-name="P2" draw:layer="layout" svg:width="1.653cm" svg:height="1.205cm" svg:x="16.583cm" svg:y="6.764cm" svg:viewBox="0 0 1654 1206" draw:points="25,929 0,970 11,1025 34,1087 66,1125 116,1206 612,1157 1269,1081 1654,1029 1618,999 1578,976 1493,910 1470,896 1459,885 1364,847 1294,794 1241,743 1182,690 1070,565 1013,510 888,375 732,239 682,176 629,233 614,254 571,296 519,258 459,210 453,233 461,269 491,318 474,324 425,316 368,273 309,210 345,163 339,146 284,117 241,74 190,7 129,0 108,11 55,38 80,98 89,119 123,169 161,212 269,307 307,337 375,426 406,487 442,519 428,550 406,557 383,565 364,553 303,449 265,407 243,388 205,341 140,303 104,423 138,428 176,438 245,529 301,599 343,673 381,790 379,813 349,834 324,843 298,851 273,860 248,864 222,868 197,874 171,881 146,887 123,893 97,900 74,910 51,919">
          <text:p/>
        </draw:polygon>
        <draw:polygon draw:style-name="gr9" draw:text-style-name="P9" draw:layer="layout" svg:width="6.61cm" svg:height="6.657cm" svg:x="12.138cm" svg:y="1.464cm" svg:viewBox="0 0 6611 6658" draw:points="2819,6239 2870,6417 2955,6658 3169,6620 3611,6590 4269,6535 4265,6461 4218,6374 4191,6309 4144,6241 4091,6209 4039,6186 3956,6177 3842,6156 3725,6120 3638,6065 3605,6000 3624,5955 3626,5879 3594,5822 3543,5767 3511,5720 3476,5638 3473,5576 3507,5492 3503,5418 3509,5322 3461,5187 3418,5111 3442,5089 3408,5030 3202,4884 3097,4793 2982,4677 2925,4617 2870,4569 2790,4480 2699,4404 2680,4363 2697,4304 2739,4281 2752,4279 2760,4253 2796,4198 2819,4139 2830,4040 2857,3911 2841,3701 2775,3618 2612,3383 2525,3223 2396,3013 2339,2918 2320,2897 2258,2839 2239,2818 2114,2780 1975,2748 1858,2664 1827,2619 1795,2573 1793,2505 1880,2463 1975,2475 2102,2533 2218,2530 2377,2545 2409,2554 2485,2537 2529,2533 2652,2564 2714,2545 2733,2511 2788,2497 2807,2507 2815,2562 2851,2607 2891,2670 3139,2886 3200,2933 3262,2975 3270,2950 3376,2992 3505,3057 3528,3070 3583,3113 3600,3098 3588,3038 3569,2996 3575,2996 3632,3055 3679,3163 3757,3246 3869,3337 3909,3375 3928,3396 3988,3451 4022,3487 4077,3538 4295,3877 4352,3987 4404,4173 4444,4349 4486,4480 4528,4560 4499,4622 4545,4689 4677,4838 4732,4901 4749,4924 4818,5064 4829,5092 4897,5149 4918,5170 4986,5219 5098,5301 5193,5401 5233,5439 5348,5562 5487,5667 5559,5737 5593,5775 5612,5792 5659,5851 5701,5913 5731,5953 5743,5957 5898,6180 5915,6197 5959,6228 6023,6277 6063,6300 6099,6330 6446,6285 6611,6262 6611,5754 6594,5737 6544,5653 6531,5545 6516,5487 6368,5396 6330,5343 6338,5343 6292,5297 6239,5204 6254,5195 6239,5168 6209,5134 6169,5111 6048,4977 5938,4859 5892,4806 5890,4783 5896,4772 5928,4791 6042,4897 6080,4927 6050,4886 6027,4804 5997,4761 5959,4738 5913,4719 5870,4708 5811,4656 5648,4535 5572,4493 5492,4459 5468,4446 5426,4440 5422,4461 5405,4484 5369,4518 5360,4556 5346,4556 5231,4520 5183,4501 5102,4423 5102,4391 5058,4317 5032,4243 5013,4200 4984,4167 4954,4143 4922,4131 4854,4010 4821,3944 4744,3858 4672,3731 4641,3663 4531,3536 4480,3477 4381,3373 4265,3276 4161,3210 4026,3146 3977,3108 3852,3032 3818,2992 3749,2930 3708,2888 3687,2869 3619,2795 3619,2761 3609,2630 3605,2492 3607,2482 3605,2463 3541,2416 3463,2367 3332,2300 2838,1957 2752,1885 2360,1596 2114,1444 1812,1245 1659,1137 1507,1031 1463,1003 1185,815 929,629 665,449 552,375 466,313 243,165 178,119 0,0 0,1219 218,1319 260,1348 322,1397 343,1412 417,1528 444,1621 383,1710 364,1727 347,1746 311,1780 250,1765 184,1685 125,1630 85,1596 0,1556 0,2031 93,2039 159,2097 214,2217 277,2304 343,2414 364,2552 387,2664 423,2793 438,2848 478,2844 567,2867 624,2875 660,2886 703,2926 747,2947 798,2994 844,2960 866,2956 908,2964 955,2988 984,3022 1016,3045 980,3079 963,3098 944,3115 927,3134 880,3172 847,3174 815,3174 764,3208 698,3318 734,3347 747,3392 739,3447 692,3502 631,3544 550,3604 531,3618 459,3695 440,3712 472,3709 499,3699 559,3703 580,3703 597,3707 624,3726 707,3720 705,3745 688,3760 650,3754 620,3735 576,3760 548,3784 442,3762 421,3767 415,3752 421,3731 400,3718 377,3722 353,3726 330,3764 343,3792 353,3849 372,3851 383,3860 398,3864 402,3851 408,3845 428,3847 444,3853 436,3862 419,3866 415,3875 425,3894 440,3908 411,3911 472,3953 531,4040 548,4126 620,4194 629,4205 728,4300 796,4359 870,4397 906,4423 974,4440 1029,4465 1103,4533 1111,4543 1145,4524 1215,4569 1264,4594 1355,4626 1405,4673 1467,4713 1634,4753 1795,4734 1920,4736 2032,4747 2246,4795 2337,4846 2512,4967 2595,5030 2627,5060 2667,5092 2726,5140 2857,5263 2919,5316 2976,5354 3035,5403 3097,5466 3133,5513 3162,5574 3169,5633 3147,5689 3095,5754 3061,5792 3006,5830 2987,5843 2959,5854 2932,5864 2908,5875 2885,5883 2864,5898 2864,5902 2834,5951 2794,6036 2802,6112 2807,6173">
          <text:p/>
        </draw:polygon>
        <draw:polygon draw:style-name="gr10" draw:text-style-name="P10" draw:layer="layout" svg:width="1.021cm" svg:height="0.902cm" svg:x="15.757cm" svg:y="4.224cm" svg:viewBox="0 0 1022 903" draw:points="0,0 0,34 69,108 112,148 131,169 200,231 234,271 359,347 408,385 543,449 647,515 763,612 897,757 941,812 1022,903 992,852 960,808 945,784 867,688 787,606 668,512 579,451 336,309 260,258 158,161 97,89">
          <text:p/>
        </draw:polygon>
        <draw:polygon draw:style-name="gr3" draw:text-style-name="P3" draw:layer="layout" svg:width="5.338cm" svg:height="1.406cm" svg:x="12.138cm" svg:y="0.507cm" svg:viewBox="0 0 5339 1407" draw:points="0,0 0,647 133,664 188,685 222,704 271,710 356,702 413,681 519,657 643,621 720,605 823,590 838,585 969,588 1107,581 1260,588 1341,577 1349,554 1351,530 1379,509 1421,507 1476,539 1533,556 1559,575 1620,598 1703,630 1743,649 1802,664 1859,660 1942,643 2001,617 2058,581 2171,552 2270,547 2344,562 2465,685 2539,774 2543,818 2516,861 2452,903 2427,907 2401,911 2376,914 2327,911 2300,905 2317,931 2272,956 2242,966 2213,977 2187,983 2162,990 2103,1022 1978,1013 2012,1045 2088,1053 2166,1051 2369,1087 2503,1129 2715,1178 2793,1185 2958,1225 3004,1231 3125,1259 3172,1256 3206,1248 3258,1242 3292,1233 3299,1216 3381,1212 3508,1265 3675,1326 3832,1407 4260,1383 4410,1367 4550,1339 4715,1297 4823,1261 4943,1208 5036,1142 5062,1127 5229,994 5299,941 5324,859 5339,761 5312,672 5267,619 5223,573 5206,543 5216,545 5153,270 5193,191 5206,163 5185,104 5128,89 5117,17 5119,0">
          <text:p/>
        </draw:polygon>
        <draw:polygon draw:style-name="gr4" draw:text-style-name="P4" draw:layer="layout" svg:width="0.017cm" svg:height="0.019cm" svg:x="2.34cm" svg:y="10.502cm" svg:viewBox="0 0 18 20" draw:points="2,4 0,9 5,20 16,16 18,11 16,4 9,0">
          <text:p/>
        </draw:polygon>
        <draw:polygon draw:style-name="gr4" draw:text-style-name="P4" draw:layer="layout" svg:width="0.027cm" svg:height="0.019cm" svg:x="3.333cm" svg:y="10.432cm" svg:viewBox="0 0 28 20" draw:points="3,12 0,16 3,20 11,20 15,14 22,16 28,5 24,0 15,10 11,7 7,12">
          <text:p/>
        </draw:polygon>
        <draw:polygon draw:style-name="gr4" draw:text-style-name="P4" draw:layer="layout" svg:width="0.973cm" svg:height="0.673cm" svg:x="2.99cm" svg:y="9.592cm" svg:viewBox="0 0 974 674" draw:points="4,367 0,371 4,380 10,384 15,405 23,414 23,420 31,424 38,437 34,446 40,460 51,458 63,460 70,456 95,467 118,465 129,467 129,469 120,469 110,477 101,475 93,488 101,498 101,513 106,528 110,530 114,551 127,566 127,573 146,581 156,579 161,594 167,600 171,594 175,594 178,602 173,606 175,611 182,613 190,628 199,634 203,634 211,644 220,647 226,664 241,668 245,664 256,668 262,664 271,668 277,666 279,674 292,674 296,670 292,659 298,651 307,644 307,634 311,628 315,628 315,617 311,615 305,589 307,564 294,549 298,547 305,553 313,551 319,543 321,553 317,566 317,587 334,592 338,596 347,592 351,602 357,600 360,594 370,594 383,587 396,589 400,587 389,579 389,575 404,579 410,573 422,570 420,564 426,545 433,543 449,501 454,496 452,490 456,473 454,448 462,454 466,452 477,405 475,401 477,399 485,401 485,410 481,422 490,412 496,380 500,380 509,393 500,397 496,405 500,416 498,420 494,420 494,424 498,426 496,437 500,439 490,471 492,477 490,486 496,496 490,498 483,498 481,501 483,505 477,522 477,534 473,541 475,545 481,549 475,568 488,575 490,568 498,570 498,549 502,541 513,530 517,534 526,528 530,528 540,517 545,517 553,524 562,526 568,517 564,511 572,511 572,505 581,511 579,513 581,520 579,526 585,530 595,528 600,543 604,543 619,530 623,534 631,532 644,539 640,549 636,551 642,560 642,573 648,564 648,560 653,556 657,556 665,549 663,547 665,543 684,545 693,553 697,545 701,547 708,539 689,515 682,513 682,505 678,505 674,496 665,490 665,482 672,473 665,462 653,460 651,454 642,448 651,441 653,433 661,439 663,446 661,452 665,454 676,448 678,458 689,462 697,473 699,473 706,465 701,437 691,422 680,431 676,429 680,418 676,412 678,407 684,410 687,416 693,410 693,397 687,390 689,371 706,374 708,380 718,376 718,384 727,393 731,386 729,380 731,378 718,361 720,355 733,367 739,384 748,371 748,350 756,363 752,371 756,382 750,386 748,390 752,395 750,407 758,410 763,416 761,424 769,435 754,448 750,454 752,462 765,475 763,484 769,496 799,490 807,498 807,513 803,522 805,524 818,520 822,524 824,534 841,537 862,522 866,511 879,501 877,494 869,498 856,494 864,490 873,492 873,479 879,475 885,467 894,469 900,465 907,469 917,469 934,458 938,446 945,437 945,429 934,422 947,410 951,401 955,403 960,399 957,390 962,384 960,369 953,363 964,355 968,312 974,302 970,291 972,285 966,278 966,270 953,278 951,285 945,287 934,314 926,321 902,365 896,367 892,376 885,378 881,371 881,365 894,346 898,323 896,310 883,314 875,331 869,331 864,340 864,348 860,352 854,380 843,399 833,412 835,416 830,433 826,437 818,437 814,410 828,361 828,350 862,287 858,278 862,268 871,266 883,238 892,236 888,225 866,223 873,217 869,215 873,208 879,204 875,187 871,185 869,189 871,198 862,196 858,208 849,206 837,213 830,217 828,225 822,223 824,232 818,242 814,242 809,236 801,238 805,244 803,249 805,257 803,263 799,259 799,247 792,240 790,228 786,223 780,223 775,234 778,244 773,251 771,238 767,232 763,232 758,234 756,230 767,221 767,215 763,211 752,187 754,183 758,183 763,194 773,204 784,198 782,183 773,179 771,170 765,172 761,172 771,157 767,148 761,150 758,148 763,144 756,129 750,129 748,121 742,125 737,144 744,155 748,157 752,172 748,177 739,155 733,155 731,150 727,152 720,138 712,131 708,123 706,123 701,133 706,140 703,146 708,152 708,165 720,187 714,194 714,183 703,168 691,177 689,200 693,223 691,225 687,221 682,211 676,215 670,208 665,213 670,219 670,228 674,230 680,244 676,249 682,255 672,259 667,249 663,249 661,263 667,263 663,274 659,270 627,283 648,257 646,244 655,225 648,217 642,219 642,215 648,206 646,200 638,192 640,185 638,181 625,179 621,185 631,198 623,200 621,213 615,204 608,204 610,217 598,232 589,228 587,211 593,189 591,185 593,179 591,175 600,163 606,163 612,146 619,138 608,133 604,135 602,142 591,144 604,127 602,127 598,127 598,119 593,119 589,123 583,121 576,123 576,116 572,114 595,93 593,85 604,76 619,57 625,53 621,49 610,47 604,40 589,42 585,49 579,47 576,51 566,57 564,53 570,44 568,38 562,36 557,30 543,38 540,47 536,47 532,55 528,53 528,49 519,47 534,25 532,15 519,13 517,17 511,11 507,11 504,2 500,0 494,2 492,11 485,15 488,21 479,44 485,49 485,51 479,53 477,57 479,66 471,72 477,83 473,87 466,85 456,91 456,57 445,53 449,40 443,40 449,30 447,23 443,21 441,25 445,30 439,36 428,36 422,47 415,49 410,44 400,55 402,61 398,70 393,72 402,95 400,108 408,110 402,119 385,119 385,114 389,112 387,108 393,102 391,89 389,80 379,87 372,87 366,89 360,87 355,89 351,85 345,87 328,83 317,76 315,72 311,72 313,85 317,89 321,104 328,106 332,116 340,112 351,119 347,127 343,129 353,133 357,140 376,142 385,146 389,157 396,163 398,177 396,183 406,183 412,189 404,187 396,194 391,187 368,168 362,165 357,170 357,177 372,204 370,208 376,211 376,215 368,228 368,236 364,242 370,263 366,266 368,276 385,287 393,295 391,297 376,289 368,295 364,308 364,325 357,319 355,308 360,299 355,289 357,272 355,268 336,255 328,257 319,255 313,257 309,251 298,244 288,242 281,247 285,259 281,268 277,261 273,274 269,272 269,261 254,257 256,247 239,244 230,234 218,234 201,213 182,208 173,198 169,196 165,206 158,208 144,234 135,236 129,236 125,244 118,249 114,255 122,272 129,278 129,285 133,291 144,293 148,299 154,299 180,321 175,338 182,346 194,350 203,361 230,369 233,382 230,395 235,395 241,403 254,407 275,435 258,424 243,407 228,407 194,380 192,365 180,361 180,367 173,371 178,382 171,395 167,386 163,352 152,346 142,348 129,350 116,346 112,338 101,335 99,331 89,331 84,325 65,321 59,312 59,308 53,306 42,308 27,314 17,321 19,329 15,335 8,340 12,346 12,359 4,363">
          <text:p/>
        </draw:polygon>
        <draw:polygon draw:style-name="gr4" draw:text-style-name="P4" draw:layer="layout" svg:width="0.912cm" svg:height="0.923cm" svg:x="6.353cm" svg:y="7.073cm" svg:viewBox="0 0 913 924" draw:points="21,776 0,816 9,812 13,816 17,831 28,831 34,835 53,818 59,818 61,814 59,810 70,803 64,825 64,844 76,846 83,850 106,825 121,818 133,820 146,827 144,839 159,869 165,873 167,877 163,886 169,890 195,894 218,875 224,861 246,854 263,858 248,839 231,833 229,829 235,822 233,806 237,803 239,816 237,827 244,827 246,818 250,816 258,835 254,842 258,848 271,854 277,875 275,882 279,886 299,880 313,886 315,880 313,875 335,871 330,880 324,880 313,894 309,911 328,918 337,924 341,918 364,909 385,890 398,873 396,867 385,856 381,856 379,850 381,848 396,850 400,863 411,856 413,818 421,797 415,789 415,778 413,778 411,774 415,770 419,770 426,782 432,784 436,782 438,786 434,793 440,812 457,812 449,829 449,846 453,854 462,861 466,844 472,846 470,865 476,873 464,869 451,873 453,880 468,888 474,903 490,894 494,873 505,869 513,850 511,837 522,810 515,808 507,793 496,791 490,782 492,780 503,782 524,780 530,762 530,749 520,741 524,737 541,741 554,718 551,714 545,711 558,703 549,694 543,675 554,663 562,661 564,656 560,646 562,642 568,642 573,635 581,631 570,614 579,606 581,612 585,612 587,606 583,593 596,580 590,572 594,561 602,570 594,599 600,597 604,599 609,606 617,599 628,599 630,603 621,616 623,627 615,639 617,646 611,656 611,671 617,675 623,675 647,665 647,671 657,669 683,646 717,627 727,614 742,610 742,603 740,603 744,593 740,580 742,578 746,580 759,553 763,553 772,538 765,538 761,529 755,531 753,517 744,506 740,504 731,512 725,544 727,548 725,553 717,553 717,561 704,578 702,587 706,599 700,601 697,603 700,606 691,612 685,627 674,633 672,631 674,622 670,614 683,603 689,576 702,551 702,538 693,540 689,538 687,534 689,529 685,523 681,523 676,519 655,523 634,538 630,542 623,534 634,529 636,525 645,525 647,517 655,512 657,515 661,512 664,506 653,504 655,500 681,498 685,502 700,504 710,489 708,483 697,470 681,468 668,479 661,476 653,481 647,481 630,504 617,512 606,525 602,525 602,521 598,521 594,534 590,538 587,548 575,540 564,544 547,557 539,559 530,565 518,563 537,548 543,546 560,534 579,512 598,500 596,495 590,493 583,464 575,455 562,451 568,440 570,428 579,428 587,421 602,424 606,428 609,436 600,466 600,476 609,481 615,474 619,474 613,462 617,457 628,460 636,457 638,447 649,449 664,436 672,438 676,430 681,430 689,419 700,411 702,404 700,381 704,375 700,352 695,341 683,347 668,366 668,373 664,379 659,381 657,375 661,368 664,354 676,341 672,328 676,324 683,326 685,322 689,320 693,328 697,326 700,320 702,320 704,326 708,326 710,330 704,335 702,339 704,345 714,352 719,362 736,368 738,364 763,349 765,343 763,339 769,333 761,305 755,309 753,297 755,277 744,280 740,277 744,269 759,275 763,290 776,311 784,313 786,318 791,320 801,305 793,292 793,267 788,263 797,254 799,263 814,263 812,267 803,273 805,284 812,286 818,297 827,292 837,297 841,290 852,286 856,280 867,277 871,267 865,267 865,256 850,252 856,239 860,241 863,248 869,248 875,261 884,261 888,267 894,258 901,254 907,244 913,241 899,199 894,201 888,210 890,216 884,220 877,212 880,203 869,206 863,201 850,208 844,206 837,210 827,210 822,206 812,208 805,203 810,195 816,195 820,189 827,197 839,195 844,191 860,186 863,199 877,195 888,176 894,174 892,163 903,153 903,140 894,121 880,125 871,123 873,110 882,95 867,87 865,76 858,76 848,87 841,98 837,100 833,93 818,106 814,106 818,91 827,85 824,79 827,79 831,70 835,68 837,79 844,68 856,62 858,53 852,43 837,53 837,23 833,19 835,11 833,4 827,7 820,0 816,2 805,15 805,21 788,17 774,38 767,55 753,64 750,53 740,79 731,87 723,89 721,95 723,104 714,104 702,123 702,138 708,140 710,157 714,159 710,167 712,182 706,189 697,206 691,206 683,218 674,218 668,222 668,216 689,182 685,165 689,140 681,142 674,148 670,146 659,153 653,153 651,159 645,155 642,157 640,153 632,159 632,165 628,167 621,159 617,146 609,146 604,142 613,140 623,146 628,142 623,138 638,138 647,129 642,119 632,114 630,123 619,131 613,131 598,123 604,114 617,114 621,98 613,87 606,83 594,81 577,87 575,79 568,76 579,68 581,64 579,59 575,59 573,47 570,47 579,32 332,343 106,633 89,652 91,656 100,652 104,663 97,667 81,669 64,701 74,705 76,711 61,726 51,733 47,739 49,747 45,747 38,743 34,756 25,770 30,778 25,782">
          <text:p/>
        </draw:polygon>
        <draw:polygon draw:style-name="gr4" draw:text-style-name="P4" draw:layer="layout" svg:width="0.101cm" svg:height="0.163cm" svg:x="7.471cm" svg:y="6.603cm" svg:viewBox="0 0 102 164" draw:points="2,83 0,85 4,89 2,98 6,102 23,98 19,91 23,89 31,91 44,89 48,93 44,98 48,115 36,122 36,128 31,135 36,137 42,133 46,137 40,143 36,158 42,164 46,160 53,162 64,154 68,160 85,154 87,137 92,133 92,128 83,128 81,124 90,119 96,122 98,117 85,102 68,98 64,91 68,89 81,96 94,91 90,85 96,81 94,74 96,68 85,53 94,45 100,30 94,21 102,17 100,13 92,11 90,0 66,5 60,9 53,5 46,5 25,19 27,26 19,28 8,45 0,68 12,70 10,83">
          <text:p/>
        </draw:polygon>
        <draw:polygon draw:style-name="gr11" draw:text-style-name="P11" draw:layer="layout" svg:width="1.152cm" svg:height="1.403cm" svg:x="13.941cm" svg:y="6.718cm" svg:viewBox="0 0 1153 1404" draw:points="1060,1139 1009,944 1000,884 1000,857 992,772 971,681 918,558 897,512 831,412 772,311 723,279 655,247 558,218 394,188 218,112 98,44 0,0 28,29 123,114 193,165 328,323 360,364 456,539 490,609 668,770 685,789 704,806 806,922 820,946 876,1014 895,1031 969,1139 1039,1254 1153,1404">
          <text:p/>
        </draw:polygon>
        <draw:polygon draw:style-name="gr12" draw:text-style-name="P12" draw:layer="layout" svg:width="3.334cm" svg:height="4.072cm" svg:x="13.931cm" svg:y="3.926cm" svg:viewBox="0 0 3335 4073" draw:points="0,42 2,110 48,180 65,201 182,285 347,324 446,355 465,376 527,434 546,455 660,643 758,804 819,920 982,1155 1048,1238 1064,1448 1037,1577 1026,1676 1003,1735 967,1790 959,1816 946,1818 904,1841 887,1900 906,1941 997,2017 1078,2106 1152,2174 1286,2312 1368,2386 1434,2439 1616,2568 1650,2627 1626,2649 1669,2725 1717,2860 1711,2956 1715,3030 1681,3114 1684,3176 1719,3258 1751,3305 1802,3360 1834,3417 1832,3493 1813,3538 1846,3603 1933,3658 2050,3694 2192,3720 2247,3724 2299,3747 2352,3779 2399,3847 2437,3933 2473,3999 2477,4073 2769,4044 2719,3963 2687,3925 2664,3864 2653,3809 2678,3768 2750,3739 2901,3703 2926,3699 3002,3673 3032,3652 3034,3629 2996,3512 2954,3438 2846,3301 2829,3277 2791,3267 2757,3262 2793,3142 2858,3180 2896,3227 2918,3246 2956,3288 3017,3392 3036,3404 3081,3389 3095,3358 3059,3326 3028,3265 2960,3176 2882,3112 2814,3051 2776,3008 2742,2958 2716,2896 2708,2877 2782,2839 2843,2846 2894,2913 2937,2956 2992,2985 2998,3002 2962,3049 3021,3112 3078,3155 3127,3163 3144,3157 3114,3108 3106,3072 3112,3049 3208,3125 3224,3135 3267,3093 3299,3053 3335,3015 3235,2892 3152,2788 3053,2668 3000,2600 2958,2562 2939,2541 2647,2270 2630,2251 2611,2234 2477,2076 2357,1922 2238,1780 2189,1718 1988,1483 1874,1335 1800,1253 1745,1189 1614,1090 1482,1003 1309,895 1250,848 1148,772 954,618 876,535 855,516 779,434 758,415 700,353 595,260 512,192 362,93 182,12 87,0 44,21 21,31">
          <text:p/>
        </draw:polygon>
        <draw:polygon draw:style-name="gr10" draw:text-style-name="P10" draw:layer="layout" svg:width="0.07cm" svg:height="0.089cm" svg:x="18.206cm" svg:y="6.021cm" svg:viewBox="0 0 71 90" draw:points="7,33 0,58 9,80 22,90 43,90 63,80 71,60 71,39 69,16 54,0 34,8 9,18">
          <text:p/>
        </draw:polygon>
        <draw:polygon draw:style-name="gr9" draw:text-style-name="P9" draw:layer="layout" svg:width="3.681cm" svg:height="4.517cm" svg:x="15.067cm" svg:y="7.998cm" svg:viewBox="0 0 3682 4518" draw:points="36,100 0,102 43,140 144,246 163,263 180,282 199,299 216,318 354,443 513,565 534,580 553,601 574,620 663,720 745,836 777,936 798,989 830,1135 947,1281 993,1302 1038,1325 1105,1359 1256,1562 1342,1651 1361,1668 1429,1744 1496,1827 1724,2113 1803,2218 1851,2280 1949,2403 2232,2745 2319,2847 2491,3112 2556,3226 2793,3667 2853,3758 2869,3782 3018,3887 3119,3968 3140,3983 3236,4103 3284,4163 3504,4347 3619,4455 3636,4474 3682,4518 3682,3243 3667,3184 3663,3091 3657,3029 3644,2978 3655,2930 3638,2911 3617,2923 3608,2940 3587,2949 3579,2875 3579,2809 3545,2752 3524,2680 3488,2631 3458,2570 3426,2534 3346,2498 3322,2483 3284,2475 3231,2470 3155,2434 3140,2430 3132,2390 3136,2373 3153,2356 3170,2331 3168,2295 2958,2231 2935,2225 2872,2195 2795,2149 2772,2127 2751,2104 2749,2106 2745,2100 2620,2087 2512,2030 2440,1956 2421,1886 2472,1789 2497,1715 2486,1687 2512,1651 2486,1624 2433,1528 2410,1497 2330,1452 2315,1469 2313,1495 2319,1522 2351,1535 2357,1550 2351,1602 2361,1670 2355,1708 2351,1706 2309,1732 2281,1744 2251,1757 2220,1727 2203,1660 2182,1583 2163,1486 2156,1412 2150,1380 2124,1323 2088,1272 2040,1183 2025,1099 2021,1056 2038,987 2040,948 2008,915 1983,917 1964,940 1942,955 1900,951 1889,927 1881,851 1887,718 1883,690 1847,699 1820,813 1805,860 1813,1063 1811,1086 1798,1130 1784,1162 1754,1183 1648,1171 1534,1103 1376,978 1336,923 1289,807 1258,576 1256,525 1270,385 1292,301 1296,227 1328,125 1340,57 1340,0 1309,2 1279,4 1249,9 1220,11 1190,13 1160,15 1131,17 1101,21 1071,23 1042,26 1012,28 983,30 953,34 923,36 894,38 864,40 834,43 805,45 775,47 745,49 716,51 688,55 659,57 629,59 599,62 570,64 540,66 511,68 481,70 451,72 422,74 392,76 362,78 333,81 303,83 273,85 244,87 214,89 185,91 155,91 125,93 96,95 66,98">
          <text:p/>
        </draw:polygon>
        <draw:polygon draw:style-name="gr10" draw:text-style-name="P10" draw:layer="layout" svg:width="0.26cm" svg:height="0.089cm" svg:x="11.878cm" svg:y="4.817cm" svg:viewBox="0 0 261 90" draw:points="261,57 186,36 55,8 0,0 169,59 261,90">
          <text:p/>
        </draw:polygon>
        <draw:polygon draw:style-name="gr5" draw:text-style-name="P5" draw:layer="layout" svg:width="0.389cm" svg:height="0.533cm" svg:x="12.138cm" svg:y="4.906cm" svg:viewBox="0 0 390 534" draw:points="390,534 306,394 282,371 261,356 246,342 274,344 293,339 312,331 304,320 310,303 327,284 323,270 297,255 276,234 295,215 291,200 276,174 249,174 219,174 198,195 168,202 126,174 87,127 68,74 74,55 89,44 21,12 0,0 0,217 177,346">
          <text:p/>
        </draw:polygon>
        <draw:polygon draw:style-name="gr13" draw:text-style-name="P13" draw:layer="layout" svg:width="8.344cm" svg:height="7.584cm" svg:x="0.748cm" svg:y="0.533cm" svg:viewBox="0 0 8345 7585" draw:points="0,7585 104,7513 328,7360 394,7314 529,7223 550,7206 879,7011 1088,6886 1909,6442 2244,6264 2542,6203 2756,6076 2947,5932 3046,5881 3095,5853 3574,5593 3648,5521 3665,5502 3758,5413 4154,5356 4738,5167 5016,5068 5117,4746 5223,4596 5361,4399 5627,4071 6008,3749 6728,3324 6796,3282 7338,3050 7486,2988 7735,2893 8133,2741 8345,2720 8260,2675 7636,2444 7606,2436 7579,2457 7553,2459 7526,2463 7498,2466 7471,2468 7443,2470 7418,2472 7390,2474 7363,2478 7335,2480 7308,2483 7282,2485 7255,2487 7227,2489 7200,2493 7172,2495 7147,2497 7120,2499 7092,2502 6592,2459 6565,2461 6540,2463 6512,2466 6485,2468 6457,2470 6432,2472 6404,2474 6377,2476 6349,2478 6324,2480 6296,2483 6269,2485 6243,2487 6216,2489 6188,2491 6163,2493 6135,2497 6110,2499 6082,2502 6057,2506 6032,2508 6004,2510 5979,2512 5951,2516 5926,2519 5898,2521 5873,2525 5845,2527 5820,2529 5792,2533 5767,2535 5742,2538 5714,2542 5689,2544 5661,2546 5636,2550 5608,2552 5583,2555 5555,2557 5530,2561 5502,2565 5477,2569 5449,2574 5424,2578 5397,2584 5371,2588 5344,2593 5318,2597 5291,2601 5265,2607 5238,2612 5212,2616 5185,2620 5159,2624 5132,2629 5107,2635 5079,2639 5054,2643 5026,2648 5001,2652 4973,2656 4948,2662 4920,2667 4895,2671 4793,2908 4730,3096 4704,3107 4681,3115 4658,3124 4632,3132 4609,3141 4586,3151 4560,3160 4537,3168 4510,3179 4484,3187 4457,3196 4429,3206 4332,3311 4270,3353 4209,3394 4186,3398 4160,3402 4135,3404 4110,3409 4086,3413 4061,3415 4036,3419 4012,3423 3801,3362 3754,3387 3710,3411 3663,3436 3616,3459 3572,3485 3523,3512 3475,3540 3428,3567 3378,3595 3330,3622 3283,3650 3258,3663 3126,3836 3095,3881 3061,3923 3029,3967 3012,3988 2947,4037 2881,4084 2815,4132 2729,4196 2707,4213 2661,4240 2614,4270 2568,4300 2521,4327 2496,4338 2470,4348 2445,4359 2420,4369 2394,4380 2369,4391 2343,4401 2318,4412 2293,4420 2267,4431 2242,4444 2218,4454 2193,4465 2168,4475 2119,4499 2094,4509 2070,4520 2045,4530 1996,4554 1971,4564 1947,4575 1922,4585 1897,4596 1848,4619 1823,4630 1776,4655 1727,4683 1681,4708 1632,4734 1586,4761 1537,4786 1490,4812 1425,4856 1380,4884 1315,4928 1270,4956 1205,5000 1137,5047 1048,5115 980,5165 959,5180 500,5112 481,5096 464,5076 354,4973 318,4937 203,4774 131,4581 159,4537 258,4382 489,4259 965,4094 1245,3984 1260,3991 1674,3857 1950,3781 1990,3438 2098,3084 2163,2912 2360,2396 2553,2011 2555,1960 2587,1939 2705,1653 2724,1420 2750,1257 2722,1265 2697,1272 2650,1299 2606,1327 2561,1354 2515,1382 2470,1409 2426,1437 2379,1464 2335,1492 2290,1519 2246,1547 2199,1572 2155,1600 2110,1627 2064,1655 2019,1682 1975,1710 1928,1737 1863,1784 1797,1833 1732,1879 1666,1926 1600,1972 1537,2019 1471,2066 1406,2112 1340,2161 1274,2207 1209,2254 1143,2301 1078,2347 1012,2394 946,2438 879,2483 813,2525 771,2555 726,2582 682,2612 637,2639 572,2684 527,2711 462,2756 396,2798 352,2825 330,2840 305,2849 280,2857 252,2866 227,2874 201,2883 174,2891 148,2900 123,2908 95,2916 70,2925 45,2933 17,2942 0,2948 0,1913 347,1285 371,1238 540,988 741,669 798,436 987,29 692,0 665,6 639,12 614,17 589,23 563,29 536,34 510,40 485,46 459,50 434,57 407,63 381,72 356,78 330,86 303,95 277,103 252,112 227,120 199,127 174,135 148,144 123,154 98,165 49,188 23,199 0,209">
          <text:p/>
        </draw:polygon>
        <draw:polygon draw:style-name="gr4" draw:text-style-name="P4" draw:layer="layout" svg:width="0.078cm" svg:height="0.058cm" svg:x="3.568cm" svg:y="10.614cm" svg:viewBox="0 0 79 59" draw:points="2,48 0,56 6,59 21,46 31,44 40,35 57,33 60,29 57,25 79,18 77,13 57,11 62,5 57,0 38,18 50,18 50,23 33,31 31,25 25,27 19,33 8,37">
          <text:p/>
        </draw:polygon>
        <draw:polygon draw:style-name="gr14" draw:text-style-name="P14" draw:layer="layout" svg:width="1.509cm" svg:height="1.884cm" svg:x="4.37cm" svg:y="6.258cm" svg:viewBox="0 0 1510 1885" draw:points="2,1644 2,1667 12,1697 40,1731 51,1739 61,1752 78,1764 93,1784 133,1822 139,1822 146,1828 165,1836 197,1845 203,1851 207,1843 214,1843 216,1847 209,1851 211,1853 220,1851 239,1866 254,1885 258,1879 250,1866 235,1855 237,1851 245,1853 254,1847 264,1845 273,1836 279,1817 315,1805 432,1650 495,1561 590,1432 698,1282 777,1176 964,918 1061,793 1176,647 1273,522 1434,314 1510,214 1499,208 1442,193 1436,184 1419,180 1389,163 1368,132 1347,83 1343,49 1332,30 1328,9 1324,2 1313,0 1300,2 1256,26 1245,30 1231,30 1195,47 1169,53 1150,66 1129,74 1108,81 1089,85 1065,108 1032,129 1008,140 972,174 964,178 951,178 926,197 919,210 868,233 817,263 806,278 800,282 774,284 719,278 707,282 696,278 675,278 664,280 647,286 645,292 647,299 643,305 633,314 622,316 584,322 569,320 535,338 533,359 535,395 554,458 552,522 556,545 565,569 576,581 590,590 620,594 622,605 618,611 607,615 605,628 607,630 628,628 628,632 620,632 609,636 605,636 597,628 595,615 601,605 609,607 614,602 614,598 605,596 592,602 573,647 565,693 550,744 548,765 537,797 537,818 542,827 529,833 533,823 529,816 525,814 508,825 495,827 478,837 459,899 459,922 453,939 453,954 442,971 423,1032 385,1079 345,1113 332,1134 307,1155 290,1165 281,1174 269,1180 239,1206 207,1242 197,1248 192,1256 178,1271 154,1314 150,1322 152,1331 129,1388 129,1398 123,1405 114,1426 97,1445 87,1462 74,1470 63,1487 63,1496 53,1530 17,1587 8,1612 2,1608 0,1627">
          <text:p/>
        </draw:polygon>
        <draw:polygon draw:style-name="gr4" draw:text-style-name="P4" draw:layer="layout" svg:width="0.114cm" svg:height="0.137cm" svg:x="7.342cm" svg:y="6.663cm" svg:viewBox="0 0 115 138" draw:points="0,65 18,105 34,116 41,114 47,103 49,95 62,91 70,80 77,88 62,101 62,108 51,116 51,128 75,123 79,125 77,134 83,134 85,138 102,125 98,116 111,110 115,101 111,95 104,95 102,91 104,84 100,76 102,74 94,67 85,67 79,69 70,48 62,40 64,38 77,42 79,50 85,50 106,14 106,6 98,0 43,38">
          <text:p/>
        </draw:polygon>
        <draw:polygon draw:style-name="gr15" draw:text-style-name="P15" draw:layer="layout" svg:width="5.893cm" svg:height="2.974cm" svg:x="0.748cm" svg:y="0.507cm" svg:viewBox="0 0 5894 2975" draw:points="163,2645 95,2725 59,2766 0,2836 0,2975 330,2867 747,2594 792,2567 1012,2421 1492,2078 1886,1796 1928,1764 2224,1587 2698,1299 2751,1284 2757,1246 2984,1102 3290,879 3540,733 4091,656 4853,597 5433,529 5433,525 5557,392 5720,311 5871,269 5894,261 5466,197 5039,17 5011,0 3521,0 3462,76 3430,121 3396,163 3365,208 3299,295 3212,360 3125,426 3039,491 2973,540 2833,673 2795,714 2755,752 2730,760 2704,769 2679,779 2653,788 2628,796 2603,805 2577,815 2552,824 2526,832 2501,843 2476,851 2450,860 2425,870 2399,879 2374,887 2349,898 2323,904 2296,913 2270,921 2245,927 2219,936 2193,944 2168,951 2142,959 2117,968 2091,974 2064,983 2039,992 2013,1000 1988,1007 1962,1015 1937,1024 1888,1049 1842,1074 1793,1100 1746,1127 1698,1153 1649,1178 1602,1204 1537,1250 1469,1295 1404,1341 1338,1388 1315,1403 1194,1504 1094,1591 838,2008 690,2169 599,2270 506,2370 400,2457 313,2524 205,2609">
          <text:p/>
        </draw:polygon>
        <draw:polygon draw:style-name="gr4" draw:text-style-name="P4" draw:layer="layout" svg:width="0.622cm" svg:height="0.305cm" svg:x="7.6cm" svg:y="6.432cm" svg:viewBox="0 0 623 306" draw:points="8,242 0,246 0,251 13,261 15,270 19,268 25,248 29,251 38,244 36,236 29,232 38,213 40,191 53,170 53,160 59,149 57,126 59,117 55,109 57,105 61,101 65,117 63,124 65,132 89,113 106,111 106,105 112,97 118,113 116,117 110,121 95,119 74,134 74,141 82,143 76,151 65,179 61,183 63,196 68,198 72,206 78,196 87,191 89,185 97,183 112,160 118,162 123,160 129,164 118,174 114,187 101,191 99,200 87,208 82,215 76,219 65,234 68,240 72,240 82,229 97,232 108,229 112,223 114,223 114,232 104,238 80,242 70,251 63,272 68,270 72,272 78,268 78,278 87,274 95,274 99,261 106,257 116,270 110,280 114,291 108,301 110,306 120,301 120,293 152,274 148,263 152,259 159,263 171,261 173,257 171,253 156,244 154,229 161,234 167,242 173,242 179,251 187,253 193,234 198,234 200,251 204,248 208,234 206,223 208,217 206,208 198,198 196,187 200,179 189,149 198,134 206,128 208,134 202,149 204,166 208,170 212,170 221,155 229,153 234,145 232,121 236,117 242,124 244,145 238,157 238,166 234,174 234,187 229,191 232,208 238,215 240,221 246,223 248,215 257,213 253,232 255,238 274,225 282,229 287,227 291,213 287,204 287,189 274,187 270,181 274,164 276,164 280,177 293,170 314,145 318,134 323,132 333,147 339,151 348,151 352,160 361,164 363,168 369,166 367,162 373,151 390,153 392,147 399,145 407,134 414,130 418,134 409,141 401,155 411,162 409,170 403,179 409,196 407,200 399,196 373,210 367,213 367,215 373,219 369,223 363,221 346,227 348,232 382,238 395,244 401,255 437,240 452,225 475,210 488,196 500,164 519,143 528,128 541,119 547,105 553,97 564,105 587,97 593,91 610,87 613,80 621,74 621,65 623,65 528,6 306,0 280,6 255,15 229,23 204,29 179,38 150,46 125,53 99,61 74,70 36,95 38,101 25,132 19,128 13,136 19,141 17,153 10,164 13,183 19,185 13,196 15,217 8,221 10,227 6,232">
          <text:p/>
        </draw:polygon>
        <draw:polygon draw:style-name="gr7" draw:text-style-name="P7" draw:layer="layout" svg:width="6.377cm" svg:height="3.68cm" svg:x="5.763cm" svg:y="3.253cm" svg:viewBox="0 0 6378 3681" draw:points="101,2025 0,2348 459,2180 1022,2082 1591,1919 1670,1896 1979,1911 2298,1869 2647,1896 3115,2082 3211,2127 3733,2382 4026,2553 4194,2799 4249,3116 4407,3178 4702,3286 5049,3449 5252,3567 5296,3595 5390,3646 5464,3681 5669,3673 5705,3637 5811,3565 5906,3523 6022,3434 6084,3353 6086,3269 6001,3165 5942,3042 5993,2892 6109,2790 6376,2845 6378,1869 6033,1706 5741,1517 5718,1505 5332,1210 5076,1016 4786,823 4695,766 4651,738 4147,448 4103,421 3851,275 3589,137 3471,76 3329,0 3302,2 3276,6 3249,8 3223,10 3198,12 3170,14 3145,17 3117,21 3094,29 3069,40 3043,48 3018,59 2993,67 2969,78 2944,86 2918,97 2893,105 2868,116 2844,124 2819,135 2794,144 2768,154 2743,163 2719,173 2694,184 2669,192 2643,203 2618,211 2595,222 2569,230 2544,241 2518,249 2493,260 2470,268 2444,279 2419,287 2393,298 2370,309 2345,319 2322,330 2296,340 2271,351 2247,362 2222,372 2199,383 2173,393 2148,404 2125,414 2099,425 2076,436 2051,446 2025,457 2002,467 1977,478 1953,489 1928,497 1902,508 1879,518 1854,529 1830,539 1805,550 1780,561 1733,588 1689,616 1642,643 1596,671 1549,698 1502,726 1456,753 1409,781 1363,808 1318,836 1272,863 1225,891 1179,918 1132,946 1085,973 1039,1001 992,1028 853,1147 732,1248 611,1350 393,1617 313,1723 148,1962">
          <text:p/>
        </draw:polygon>
        <draw:polygon draw:style-name="gr5" draw:text-style-name="P5" draw:layer="layout" svg:width="7.694cm" svg:height="4.615cm" svg:x="4.444cm" svg:y="0.507cm" svg:viewBox="0 0 7695 4616" draw:points="3579,0 3537,26 3490,55 3465,64 3439,72 3412,83 3387,91 3361,102 3334,110 3308,119 3281,129 3255,138 3230,148 3204,151 3179,155 3156,157 3130,161 3105,165 3080,168 3056,172 3031,174 3006,178 2980,182 2955,184 2929,189 2904,193 2876,195 2851,199 2826,203 2800,206 2775,210 2749,212 2722,212 2696,214 2669,216 2644,216 2616,218 2591,220 2563,220 2538,223 2510,225 2485,225 2457,227 2432,229 2407,231 2381,235 2356,237 2330,242 2305,246 2280,248 2254,252 2229,256 2203,259 2178,267 2153,273 2127,282 2102,290 2074,297 2049,305 2023,311 1977,335 1930,358 1884,381 1860,392 1736,525 1750,637 1742,783 1714,902 1647,1027 1513,1190 1465,1251 1448,1270 1367,1402 1272,1554 1211,1634 1181,1641 1153,1647 1126,1653 1098,1660 1071,1666 1041,1672 868,1828 791,1898 775,1917 736,1953 700,1991 681,2008 508,2194 339,2393 307,2433 258,2495 118,2711 51,2850 0,3001 375,2891 626,2728 770,2670 963,2596 1285,2476 1949,2385 2445,2334 2876,2304 3283,2317 3607,2383 3939,2471 4513,2683 4718,2681 5287,2819 5598,2893 5960,3073 6132,3151 6354,3250 6777,3409 7006,3517 6938,3780 6811,4080 6955,4188 6995,4220 7036,4252 7151,4324 7352,4453 7695,4616 7695,4400 7468,4324 7435,4311 7570,4336 7646,4353 7695,4368 7695,2988 7667,2998 7640,3009 7595,3034 7551,3058 7488,3140 7420,3246 7396,3257 7373,3267 7329,3288 7305,3299 7282,3310 7259,3320 7234,3322 7208,3322 7183,3324 7157,3327 7138,3299 7074,3219 7212,3189 7240,3183 7276,3117 7358,3062 7405,2967 7483,2891 7534,2831 7559,2789 7570,2766 7564,2664 7568,2582 7606,2539 7678,2516 7695,2514 7695,2177 7667,2169 7640,2169 7612,2171 7587,2173 7559,2173 7532,2175 7504,2177 7477,2177 7449,2179 7422,2181 7394,2181 7369,2184 7344,2186 7318,2186 7293,2188 7267,2190 7242,2192 7217,2192 7191,2194 7166,2196 7140,2196 7115,2198 7089,2201 7061,2203 7036,2207 7010,2209 6983,2211 6957,2213 6932,2217 6904,2220 6879,2222 6854,2224 6828,2226 6803,2230 6780,2232 6754,2234 6729,2236 6703,2239 6485,2171 6248,2004 6138,1908 6109,1807 6219,1732 6200,1653 6166,1569 6085,1469 6132,1374 6206,1355 6409,1330 6464,1239 6418,1179 6373,1118 6352,957 6339,819 6333,769 6352,646 6392,559 6439,534 6386,504 6354,479 6377,438 6441,392 6532,402 6587,455 6650,428 6775,402 6708,360 6642,316 6574,273 6553,259 6185,106 5963,0">
          <text:p/>
        </draw:polygon>
        <draw:polygon draw:style-name="gr5" draw:text-style-name="P5" draw:layer="layout" svg:width="0.754cm" svg:height="0.284cm" svg:x="8.046cm" svg:y="0.507cm" svg:viewBox="0 0 755 285" draw:points="755,0 738,2 711,7 664,38 639,47 615,57 589,66 566,74 540,83 500,125 458,153 415,180 386,187 358,193 331,197 280,187 254,191 229,195 204,199 138,247 91,279 68,285 0,281 77,219 244,136 354,66 527,24 589,0">
          <text:p/>
        </draw:polygon>
        <draw:polygon draw:style-name="gr5" draw:text-style-name="P5" draw:layer="layout" svg:width="0.396cm" svg:height="0.214cm" svg:x="9.634cm" svg:y="1.17cm" svg:viewBox="0 0 397 215" draw:points="308,16 354,0 397,0 388,39 361,47 333,56 278,109 227,141 202,157 174,162 147,164 119,166 69,215 50,191 32,126 0,102 111,105 187,111 270,60">
          <text:p/>
        </draw:polygon>
        <draw:polygon draw:style-name="gr7" draw:text-style-name="P7" draw:layer="layout" svg:width="0.485cm" svg:height="0.354cm" svg:x="11.653cm" svg:y="6.853cm" svg:viewBox="0 0 486 355" draw:points="268,90 243,101 195,124 170,134 146,145 121,156 72,179 49,189 0,213 104,270 253,293 365,278 463,338 486,355 486,0 463,11 439,19 416,30 393,39 370,50 346,58 323,69 295,79">
          <text:p/>
        </draw:polygon>
        <draw:polygon draw:style-name="gr10" draw:text-style-name="P10" draw:layer="layout" svg:width="0.721cm" svg:height="0.597cm" svg:x="18.027cm" svg:y="6.235cm" svg:viewBox="0 0 722 598" draw:points="0,11 2,35 158,206 251,308 279,340 319,363 349,397 365,424 349,433 403,526 449,572 538,572 610,589 684,598 722,585 722,414 701,401 671,399 655,418 625,431 602,431 538,403 511,382 485,382 456,384 434,386 415,388 384,380 347,354 281,270 266,236 190,156 116,94 38,19 6,0">
          <text:p/>
        </draw:polygon>
        <draw:polygon draw:style-name="gr9" draw:text-style-name="P9" draw:layer="layout" svg:width="1.867cm" svg:height="1.135cm" svg:x="16.881cm" svg:y="4.567cm" svg:viewBox="0 0 1868 1136" draw:points="15,0 0,6 193,104 341,188 521,273 914,531 937,549 984,575 1028,602 1187,700 1278,761 1657,1019 1826,1112 1868,1136 1868,566 1837,556 1563,497 1458,485 1449,508 1405,537 1369,508 1339,517 1312,525 1282,551 1265,592 1242,579 1223,554 1221,504 1182,493 1159,491 1081,464 1039,409 1015,385 962,349 916,328 800,326 667,288 591,258 498,214 400,159 210,72 87,13">
          <text:p/>
        </draw:polygon>
        <draw:polygon draw:style-name="gr8" draw:text-style-name="P8" draw:layer="layout" svg:width="2.493cm" svg:height="1.399cm" svg:x="8.957cm" svg:y="3.187cm" svg:viewBox="0 0 2494 1400" draw:points="2494,837 2241,719 1816,560 1471,405 1424,380 1157,248 1085,212 438,57 205,0 180,0 154,0 129,2 101,2 76,2 50,2 25,2 0,2 50,21 656,342 908,488 1456,805 1547,862 1902,1097 1985,1163 2091,1241 2152,1290 2258,1368 2299,1400 2426,1100">
          <text:p/>
        </draw:polygon>
        <draw:polygon draw:style-name="gr3" draw:text-style-name="P3" draw:layer="layout" svg:width="1.725cm" svg:height="0.646cm" svg:x="10.415cm" svg:y="0.507cm" svg:viewBox="0 0 1726 647" draw:points="0,0 4,7 214,106 582,259 850,434 856,432 939,490 1108,598 1309,585 1724,647 1726,0">
          <text:p/>
        </draw:polygon>
        <draw:polygon draw:style-name="gr10" draw:text-style-name="P10" draw:layer="layout" svg:width="1.016cm" svg:height="1.282cm" svg:x="12.138cm" svg:y="4.307cm" svg:viewBox="0 0 1017 1283" draw:points="548,1283 531,1197 472,1110 411,1068 440,1065 425,1051 415,1032 419,1023 436,1019 444,1010 428,1004 408,1002 402,1008 398,1021 383,1017 372,1008 353,1006 343,949 330,921 353,883 400,875 421,888 415,909 421,924 442,919 548,941 577,917 621,892 651,911 689,917 706,902 708,877 676,879 651,881 625,883 598,864 581,860 559,860 499,856 472,866 463,866 440,869 459,852 531,775 632,701 693,659 740,604 748,549 735,504 699,475 765,365 816,331 881,329 928,291 945,272 964,255 981,236 1017,202 985,178 956,144 909,120 867,112 845,116 799,150 748,103 704,82 661,42 625,31 525,12 478,0 561,42 647,57 691,91 744,120 763,139 769,191 810,236 894,289 879,306 850,308 818,308 748,356 723,394 689,460 687,498 689,530 685,564 699,600 689,621 647,655 600,648 531,627 396,562 347,534 279,485 254,473 245,485 252,524 233,600 197,604 174,610 152,619 0,568 0,600 66,634 89,644 74,655 68,674 87,727 125,773 167,801 197,794 218,773 275,773 290,799 294,814 275,833 296,854 322,869 326,883 309,902 303,919 311,930 292,938 273,943 245,941 260,955 281,970 305,993 389,1133 408,1152 461,1199">
          <text:p/>
        </draw:polygon>
        <draw:polygon draw:style-name="gr10" draw:text-style-name="P10" draw:layer="layout" svg:width="0.324cm" svg:height="0.165cm" svg:x="17.239cm" svg:y="5.854cm" svg:viewBox="0 0 325 166" draw:points="0,0 0,33 82,111 158,141 245,166 259,166 268,128 304,94 321,71 325,50 217,29 128,16 101,20 73,22 4,9">
          <text:p/>
        </draw:polygon>
        <draw:polygon draw:style-name="gr16" draw:text-style-name="P16" draw:layer="layout" svg:width="0.006cm" svg:height="0.009cm" svg:x="18.742cm" svg:y="8.396cm" svg:viewBox="0 0 7 10" draw:points="7,2 0,0 7,10">
          <text:p/>
        </draw:polygon>
        <draw:polygon draw:style-name="gr14" draw:text-style-name="P14" draw:layer="layout" svg:width="9.263cm" svg:height="5.332cm" svg:x="0.748cm" svg:y="5.122cm" svg:viewBox="0 0 9264 5333" draw:points="0,5265 4,5267 13,5290 28,5299 30,5303 45,5313 59,5311 64,5307 62,5301 70,5294 76,5303 81,5305 104,5294 112,5282 125,5275 131,5269 138,5269 142,5273 142,5288 134,5297 136,5301 144,5303 148,5307 150,5322 155,5322 159,5318 165,5324 178,5328 186,5326 197,5333 199,5320 203,5318 201,5301 212,5282 208,5258 205,5258 205,5254 216,5239 222,5235 225,5231 203,5218 197,5208 193,5186 197,5186 208,5193 218,5206 222,5208 235,5203 241,5206 252,5197 267,5197 271,5193 288,5195 303,5189 313,5193 337,5191 354,5170 354,5153 341,5148 335,5150 318,5119 332,5083 354,5059 349,5049 352,5043 349,5038 358,5026 354,5021 358,5009 364,5002 368,5009 366,5017 368,5019 388,5009 415,5023 417,5028 415,5038 434,5068 451,5074 459,5091 493,5100 506,5117 506,5121 502,5125 508,5148 515,5155 527,5153 538,5144 548,5140 559,5144 565,5142 574,5148 582,5129 591,5125 586,5114 591,5108 595,5108 597,5104 593,5100 580,5095 574,5085 572,5064 561,5047 559,5057 548,5053 546,5049 559,5040 572,5043 574,5051 584,5053 586,5049 606,5049 610,5045 608,5040 582,5047 576,5028 578,5023 582,5023 576,5009 578,5002 586,5000 618,5011 620,5017 656,5015 663,5011 671,5000 673,4985 661,4975 652,4960 658,4947 663,4952 665,4960 671,4966 677,4958 682,4962 688,4960 692,4973 690,4975 684,4973 688,4979 690,4994 694,4992 703,4975 718,4981 720,4985 726,4987 779,4973 794,4954 804,4932 798,4930 796,4920 790,4913 783,4901 783,4892 777,4884 777,4871 766,4867 771,4860 775,4860 785,4871 790,4867 796,4869 811,4863 817,4865 821,4871 828,4871 851,4841 851,4827 864,4812 857,4814 855,4812 860,4801 857,4797 847,4793 862,4776 868,4772 874,4772 881,4780 889,4784 893,4793 912,4797 917,4793 915,4778 917,4774 929,4778 946,4776 951,4782 936,4791 936,4799 953,4789 984,4791 991,4799 1014,4812 1014,4827 1018,4835 1025,4839 1037,4841 1042,4839 1050,4841 1063,4833 1086,4829 1092,4822 1088,4810 1109,4772 1141,4765 1158,4774 1160,4778 1154,4810 1156,4818 1173,4827 1179,4833 1194,4835 1196,4846 1211,4841 1224,4814 1234,4810 1241,4797 1241,4778 1232,4763 1234,4759 1245,4757 1243,4753 1238,4753 1236,4742 1224,4731 1217,4738 1209,4738 1205,4727 1213,4719 1211,4714 1200,4706 1200,4702 1213,4691 1215,4704 1236,4719 1243,4727 1257,4731 1257,4736 1249,4738 1245,4742 1249,4750 1260,4744 1262,4736 1277,4750 1283,4750 1293,4765 1291,4774 1300,4774 1302,4780 1315,4767 1319,4757 1319,4733 1323,4721 1317,4719 1319,4685 1325,4687 1327,4659 1323,4655 1325,4640 1317,4628 1315,4619 1308,4609 1315,4604 1323,4604 1319,4617 1327,4621 1327,4626 1334,4630 1336,4636 1342,4640 1342,4651 1348,4651 1346,4670 1340,4676 1353,4717 1363,4723 1376,4744 1380,4761 1370,4767 1376,4769 1382,4767 1391,4769 1399,4780 1395,4789 1395,4797 1408,4797 1418,4786 1418,4761 1408,4733 1410,4721 1418,4708 1420,4689 1427,4691 1431,4700 1444,4712 1446,4727 1461,4740 1471,4742 1482,4740 1490,4742 1501,4740 1505,4736 1490,4714 1488,4706 1475,4700 1469,4691 1469,4681 1461,4670 1463,4666 1459,4659 1456,4647 1463,4649 1475,4664 1475,4670 1480,4672 1484,4668 1484,4664 1471,4645 1473,4638 1478,4638 1490,4659 1503,4668 1514,4670 1537,4666 1547,4668 1556,4659 1552,4649 1554,4636 1573,4642 1579,4628 1571,4621 1579,4613 1579,4609 1575,4606 1573,4602 1562,4596 1560,4590 1552,4587 1550,4581 1545,4581 1543,4575 1533,4573 1528,4577 1520,4575 1516,4585 1511,4581 1514,4573 1528,4560 1539,4558 1550,4571 1556,4566 1566,4566 1566,4568 1581,4562 1594,4566 1598,4562 1602,4568 1626,4558 1622,4551 1624,4545 1615,4545 1605,4537 1600,4530 1600,4496 1579,4482 1575,4482 1566,4499 1566,4505 1554,4524 1545,4526 1541,4524 1543,4520 1550,4518 1543,4515 1543,4511 1547,4509 1545,4505 1533,4509 1516,4507 1507,4522 1509,4541 1495,4549 1488,4549 1484,4551 1480,4549 1480,4545 1473,4543 1450,4549 1448,4556 1433,4566 1433,4560 1446,4537 1446,4528 1444,4528 1446,4522 1442,4511 1444,4507 1454,4507 1456,4513 1463,4505 1467,4503 1473,4505 1475,4496 1469,4490 1490,4479 1497,4484 1547,4463 1554,4469 1558,4465 1556,4458 1560,4458 1569,4467 1577,4467 1586,4463 1583,4446 1575,4448 1562,4441 1575,4435 1594,4433 1619,4444 1619,4452 1630,4450 1634,4452 1647,4467 1651,4465 1645,4452 1651,4444 1670,4454 1689,4454 1693,4441 1702,4437 1725,4435 1729,4422 1744,4416 1729,4397 1708,4393 1702,4384 1696,4384 1687,4388 1685,4386 1698,4374 1693,4363 1696,4355 1693,4352 1687,4357 1687,4350 1681,4350 1685,4336 1687,4336 1691,4344 1696,4340 1693,4310 1698,4293 1691,4293 1691,4283 1685,4281 1693,4270 1698,4272 1700,4281 1710,4272 1723,4270 1734,4274 1738,4272 1763,4276 1765,4283 1778,4283 1789,4287 1795,4283 1806,4283 1814,4272 1820,4272 1823,4266 1833,4257 1831,4253 1825,4251 1818,4255 1808,4255 1804,4251 1801,4234 1808,4230 1814,4230 1820,4234 1823,4245 1831,4213 1840,4200 1865,4177 1873,4183 1871,4173 1859,4170 1854,4162 1854,4147 1863,4126 1867,4122 1873,4124 1876,4128 1912,4130 1937,4145 1969,4149 2022,4149 2026,4154 2041,4151 2072,4132 2091,4130 2098,4134 2117,4092 2115,4090 2132,4069 2153,4063 2170,4063 2197,4041 2218,4052 2233,4041 2250,4020 2273,4001 2299,3940 2303,3914 2326,3876 2348,3870 2345,3861 2352,3861 2356,3866 2358,3874 2354,3878 2356,3885 2377,3891 2381,3885 2390,3885 2388,3878 2390,3874 2400,3880 2405,3861 2400,3859 2396,3853 2386,3853 2362,3861 2345,3847 2343,3855 2339,3851 2328,3851 2326,3844 2331,3838 2337,3844 2343,3836 2358,3834 2384,3840 2384,3836 2377,3830 2362,3828 2356,3794 2364,3781 2369,3764 2345,3756 2339,3758 2331,3739 2333,3732 2331,3728 2322,3724 2322,3686 2312,3686 2305,3679 2295,3675 2284,3660 2276,3637 2271,3635 2252,3643 2242,3654 2227,3650 2199,3629 2182,3603 2174,3599 2157,3557 2153,3535 2146,3527 2140,3499 2127,3495 2119,3506 2115,3502 2100,3504 2094,3519 2087,3502 2083,3502 2079,3495 2062,3487 2051,3495 2043,3495 2041,3502 2024,3506 2015,3504 2007,3493 1975,3487 1945,3466 1895,3453 1888,3455 1873,3449 1854,3463 1850,3474 1840,3480 1835,3489 1820,3499 1810,3499 1806,3502 1812,3508 1808,3512 1789,3512 1785,3506 1778,3504 1776,3499 1780,3493 1776,3489 1778,3485 1774,3483 1772,3461 1789,3444 1787,3442 1778,3447 1774,3447 1778,3430 1789,3430 1795,3425 1795,3421 1804,3413 1804,3408 1787,3413 1782,3408 1787,3402 1806,3394 1804,3387 1808,3366 1797,3356 1768,3351 1761,3356 1757,3364 1751,3364 1749,3360 1742,3356 1755,3351 1757,3343 1751,3343 1746,3330 1755,3322 1761,3326 1772,3317 1778,3322 1782,3317 1789,3317 1791,3307 1780,3307 1776,3309 1772,3307 1772,3298 1776,3294 1782,3296 1789,3290 1799,3296 1812,3296 1829,3284 1823,3275 1823,3267 1835,3265 1848,3258 1863,3267 1871,3250 1871,3243 1867,3241 1863,3243 1859,3237 1863,3229 1861,3222 1867,3212 1867,3193 1876,3165 1899,3129 1907,3118 1918,3118 1928,3108 1939,3104 1952,3104 1971,3099 1981,3091 1986,3085 2011,3070 2022,3068 2024,3072 2028,3072 2041,3063 2024,3055 2041,3030 2064,3008 2074,2994 2083,2987 2098,2989 2108,2983 2115,2983 2138,2996 2155,2998 2191,2987 2199,2991 2210,2989 2218,2983 2216,2979 2208,2977 2212,2966 2242,2949 2240,2934 2242,2920 2237,2911 2237,2900 2233,2892 2223,2881 2216,2881 2214,2863 2208,2855 2201,2853 2195,2855 2193,2851 2195,2842 2191,2836 2172,2821 2166,2823 2146,2821 2144,2817 2153,2815 2172,2817 2180,2813 2195,2825 2206,2827 2206,2830 2199,2832 2201,2844 2206,2849 2212,2844 2216,2834 2223,2830 2237,2832 2252,2827 2273,2832 2312,2830 2316,2836 2328,2834 2333,2840 2345,2842 2386,2787 2381,2772 2373,2770 2371,2766 2362,2764 2356,2758 2350,2756 2345,2730 2322,2728 2316,2732 2297,2730 2286,2726 2290,2717 2284,2711 2290,2707 2328,2713 2341,2709 2354,2671 2352,2667 2358,2665 2354,2658 2367,2654 2371,2645 2379,2641 2381,2648 2367,2669 2369,2692 2364,2698 2367,2707 2379,2717 2384,2747 2390,2747 2394,2741 2405,2743 2407,2736 2420,2732 2422,2739 2443,2736 2451,2730 2464,2707 2470,2686 2489,2660 2491,2614 2489,2603 2496,2593 2491,2569 2494,2563 2500,2559 2504,2544 2502,2535 2506,2535 2513,2552 2519,2557 2523,2573 2519,2578 2519,2588 2530,2595 2530,2599 2536,2603 2540,2622 2547,2624 2559,2618 2568,2637 2566,2643 2557,2639 2549,2645 2542,2645 2536,2648 2534,2654 2536,2671 2530,2675 2523,2686 2517,2713 2502,2726 2491,2728 2487,2739 2489,2749 2513,2751 2527,2770 2540,2781 2563,2779 2572,2768 2570,2753 2572,2745 2570,2722 2591,2717 2595,2720 2599,2739 2602,2768 2606,2768 2608,2777 2614,2777 2614,2781 2621,2781 2623,2777 2633,2779 2657,2766 2682,2758 2690,2745 2690,2736 2703,2724 2712,2732 2722,2730 2731,2724 2737,2726 2745,2720 2754,2717 2760,2722 2775,2692 2781,2688 2790,2665 2798,2656 2805,2629 2830,2584 2830,2576 2836,2565 2832,2554 2836,2535 2826,2531 2824,2525 2820,2523 2811,2527 2807,2523 2786,2523 2781,2518 2773,2516 2771,2523 2762,2525 2756,2529 2750,2540 2733,2542 2729,2544 2720,2535 2716,2535 2705,2521 2686,2512 2669,2510 2652,2521 2638,2525 2631,2523 2627,2514 2629,2506 2640,2497 2665,2485 2669,2476 2678,2472 2680,2461 2690,2457 2701,2466 2705,2466 2707,2459 2712,2457 2718,2468 2729,2470 2752,2466 2752,2468 2743,2472 2743,2474 2762,2468 2796,2463 2820,2453 2839,2455 2849,2453 2858,2461 2881,2466 2883,2474 2932,2476 2934,2480 2942,2487 2963,2485 2966,2489 2983,2489 2985,2476 3008,2463 3016,2466 3050,2455 3067,2444 3078,2415 3097,2377 3103,2372 3112,2362 3162,2328 3169,2322 3165,2313 3177,2294 3188,2288 3192,2260 3201,2252 3203,2243 3198,2231 3190,2222 3190,2214 3186,2209 3186,2203 3182,2201 3179,2195 3167,2190 3160,2173 3150,2171 3148,2154 3137,2144 3137,2140 3148,2123 3146,2110 3150,2101 3126,2099 3120,2091 3114,2089 3107,2065 3110,2061 3107,2055 3139,1987 3143,1987 3148,1996 3156,1996 3162,2004 3169,2006 3171,2004 3169,1994 3171,1991 3186,2002 3194,2023 3211,2027 3205,2027 3201,2030 3211,2036 3230,2032 3241,2036 3243,2023 3247,2023 3249,2032 3258,2025 3260,2015 3277,1994 3302,1974 3317,1970 3338,1962 3359,1964 3370,1951 3378,1945 3389,1924 3393,1903 3406,1879 3412,1873 3423,1869 3446,1873 3463,1858 3488,1850 3512,1833 3512,1828 3503,1826 3493,1809 3467,1792 3463,1780 3459,1742 3467,1712 3478,1695 3478,1687 3488,1668 3533,1627 3565,1604 3601,1587 3611,1585 3620,1589 3630,1581 3626,1564 3637,1566 3645,1577 3656,1570 3683,1515 3702,1502 3706,1494 3704,1490 3721,1475 3725,1475 3730,1469 3734,1469 3738,1462 3740,1452 3745,1452 3745,1460 3755,1456 3774,1441 3783,1439 3791,1430 3810,1424 3812,1418 3855,1407 3859,1403 3848,1375 3869,1380 3882,1403 3885,1414 3894,1420 3911,1426 3925,1445 3947,1450 3953,1445 3957,1435 3957,1407 3949,1392 3947,1369 3923,1301 3919,1265 3921,1246 3925,1238 3980,1189 3987,1176 3980,1162 3987,1160 4014,1166 4021,1162 4031,1149 4038,1149 4055,1130 4063,1126 4067,1119 4118,1090 4141,1073 4156,1071 4169,1062 4186,1058 4213,1060 4222,1066 4262,1077 4273,1075 4283,1066 4292,1054 4302,1047 4332,1045 4372,1047 4402,1043 4412,1035 4433,994 4431,986 4444,986 4448,982 4448,975 4459,958 4461,950 4472,939 4476,922 4484,920 4514,882 4535,872 4544,863 4577,848 4580,844 4575,836 4586,825 4592,825 4588,836 4628,842 4635,840 4647,827 4664,819 4715,812 4738,802 4755,800 4772,791 4778,785 4791,762 4793,751 4798,747 4795,734 4804,717 4810,721 4812,726 4810,743 4814,747 4817,760 4823,762 4831,774 4840,774 4850,745 4850,736 4859,743 4867,743 4874,728 4880,732 4874,760 4876,766 4882,772 4886,804 4918,840 4925,840 4931,836 4941,838 4954,834 4971,838 4984,836 5009,840 5022,838 5028,831 5028,827 5035,821 5039,836 5045,844 5052,846 5064,840 5107,842 5143,851 5157,851 5200,863 5238,887 5240,891 5244,891 5261,878 5282,870 5293,859 5301,823 5312,793 5308,785 5308,770 5335,728 5348,692 5394,679 5405,662 5424,647 5433,628 5441,618 5452,609 5462,607 5513,575 5524,571 5534,561 5553,554 5555,561 5562,563 5572,561 5585,563 5604,558 5642,563 5651,558 5661,573 5657,575 5653,586 5659,594 5676,601 5684,592 5693,590 5695,603 5706,597 5703,588 5716,586 5727,590 5714,597 5729,599 5733,588 5744,588 5744,611 5710,609 5695,613 5653,641 5619,660 5606,666 5598,666 5576,683 5564,685 5555,683 5547,685 5534,696 5511,709 5490,707 5462,713 5452,721 5449,762 5437,783 5416,785 5405,785 5386,791 5375,798 5358,821 5346,844 5325,867 5314,897 5297,925 5278,937 5253,944 5234,944 5223,933 5219,933 5215,935 5202,965 5195,971 5187,973 5170,992 5174,1001 5185,1011 5198,1018 5248,1075 5274,1094 5282,1107 5297,1115 5301,1124 5479,889 5636,755 5676,724 5754,658 6146,497 6245,455 6413,412 6487,368 6535,336 6777,419 7028,423 7263,467 7414,522 7488,550 7939,489 8123,558 8163,594 8491,874 8605,944 8722,1014 8933,1024 8923,1083 9088,1174 9264,1246 9209,929 9041,683 8749,512 8155,224 8034,173 7663,27 7314,0 7289,2 7261,6 7234,10 7208,14 7181,17 7155,21 7128,25 7100,27 7075,31 7048,36 7020,40 6995,42 6686,27 6658,36 6633,42 6607,50 6582,59 6556,65 6529,74 6504,80 6478,89 6453,95 6425,103 6400,110 6374,118 6349,125 6324,133 6296,139 6271,148 6245,154 6220,163 6192,169 6167,177 6142,184 6116,192 6091,199 6063,207 6038,213 6010,218 5985,224 5957,228 5930,232 5905,237 5877,241 5852,247 5824,252 5797,256 5771,260 5744,264 5716,271 5691,275 5663,279 5636,283 5610,287 5583,294 5555,298 5530,302 5502,307 5475,311 5449,321 5424,330 5399,338 5373,349 5348,357 5322,366 5297,376 5272,385 5246,393 5221,404 5195,412 5170,421 5145,431 5119,440 5094,448 5068,459 5043,467 5018,476 4992,484 4967,495 4941,503 4916,512 4891,522 4865,531 4840,539 4814,550 4789,558 4764,567 4738,577 4713,586 4687,594 4662,603 4637,611 4611,620 4586,628 4560,637 4535,643 4510,652 4484,660 4459,668 4433,677 4408,685 4383,694 4357,700 4332,709 4306,717 4281,726 4256,734 4230,743 4205,751 4179,757 4154,766 4129,770 4103,774 4076,779 4050,781 4023,785 3997,789 3970,793 3945,795 3917,800 3892,804 3863,808 3838,810 3810,815 3785,819 3757,823 3664,912 3647,931 3573,1003 3524,1028 3478,1056 3429,1081 3383,1107 3334,1134 3287,1160 3239,1185 3192,1210 3143,1238 3095,1263 3046,1291 2995,1316 2947,1342 2862,1405 2777,1469 2733,1500 2684,1528 2638,1555 2591,1585 2542,1613 2517,1619 2489,1623 2462,1629 2434,1636 2407,1640 2379,1646 2354,1653 2326,1657 2299,1663 2271,1670 2244,1674 2197,1699 2149,1725 2102,1750 2053,1776 2007,1801 1958,1826 1909,1852 1863,1877 1814,1903 1768,1928 1721,1953 1672,1979 1626,2004 1579,2030 1533,2055 1486,2080 1439,2106 1393,2131 1346,2157 1300,2182 1253,2207 1205,2233 1158,2258 1111,2284 1065,2309 1018,2336 972,2366 925,2394 879,2421 832,2449 785,2476 739,2506 690,2533 644,2561 597,2588 550,2616 485,2662 438,2692 373,2739 305,2785 237,2832 172,2877 104,2924 36,2970 0,2996">
          <text:p/>
        </draw:polygon>
        <draw:polygon draw:style-name="gr4" draw:text-style-name="P4" draw:layer="layout" svg:width="0.353cm" svg:height="0.251cm" svg:x="1.32cm" svg:y="11.961cm" svg:viewBox="0 0 354 252" draw:points="4,192 0,207 12,238 23,248 44,252 67,236 78,231 89,211 118,186 131,182 148,167 161,165 197,148 256,135 272,127 274,122 254,120 252,112 254,105 260,114 262,110 258,82 254,78 241,88 239,65 243,48 249,38 249,27 258,10 264,8 272,10 274,14 278,10 301,17 305,25 316,19 320,25 320,42 316,48 320,55 333,57 318,67 314,74 327,72 327,78 318,80 316,84 308,86 295,91 293,95 303,99 327,84 331,84 331,88 314,101 299,103 314,110 320,108 339,91 354,86 344,57 344,67 339,65 341,46 350,57 352,57 352,50 327,25 320,14 312,10 293,10 264,0 224,21 213,31 175,46 165,57 148,63 131,76 118,80 74,114 21,177">
          <text:p/>
        </draw:polygon>
        <draw:polygon draw:style-name="gr4" draw:text-style-name="P4" draw:layer="layout" svg:width="0.029cm" svg:height="0.021cm" svg:x="2.092cm" svg:y="11.872cm" svg:viewBox="0 0 30 22" draw:points="3,7 0,22 5,22 30,11 25,0 16,5 8,5">
          <text:p/>
        </draw:polygon>
        <draw:polygon draw:style-name="gr4" draw:text-style-name="P4" draw:layer="layout" svg:width="0.024cm" svg:height="0.021cm" svg:x="2.13cm" svg:y="11.859cm" svg:viewBox="0 0 25 22" draw:points="7,0 0,8 7,13 7,22 19,13 25,6 23,2">
          <text:p/>
        </draw:polygon>
        <draw:polygon draw:style-name="gr4" draw:text-style-name="P4" draw:layer="layout" svg:width="0.056cm" svg:height="0.174cm" svg:x="2.314cm" svg:y="10.735cm" svg:viewBox="0 0 57 175" draw:points="5,130 0,143 5,149 15,158 15,164 25,175 27,175 37,149 37,134 48,98 46,59 48,53 52,53 57,38 54,30 50,30 46,32 44,13 33,0 31,0 27,6 27,25 15,59 9,49 5,55 9,66 3,74 7,76 5,86 9,98 9,117 0,117">
          <text:p/>
        </draw:polygon>
        <draw:polygon draw:style-name="gr4" draw:text-style-name="P4" draw:layer="layout" svg:width="0.027cm" svg:height="0.047cm" svg:x="2.77cm" svg:y="10.525cm" svg:viewBox="0 0 28 48" draw:points="4,28 0,44 0,48 8,46 21,48 26,42 28,37 26,26 14,3 10,0 6,3 4,9 2,22">
          <text:p/>
        </draw:polygon>
        <draw:polygon draw:style-name="gr4" draw:text-style-name="P4" draw:layer="layout" svg:width="0.036cm" svg:height="0.053cm" svg:x="3.538cm" svg:y="10.593cm" svg:viewBox="0 0 37 54" draw:points="4,44 2,50 4,54 20,50 28,44 31,34 37,28 31,13 35,7 28,0 18,9 16,13 4,15 6,19 0,26">
          <text:p/>
        </draw:polygon>
        <draw:polygon draw:style-name="gr17" draw:text-style-name="P17" draw:layer="layout" svg:width="1.088cm" svg:height="0.686cm" svg:x="1.491cm" svg:y="0.507cm" svg:viewBox="0 0 1089 687" draw:points="55,462 0,687 401,504 560,352 678,239 846,148 1017,81 1089,0 937,0 907,5 880,9 854,13 827,17 801,19 774,24 748,28 721,32 695,34 668,38 642,43 615,47 590,49 562,53 537,57 509,62 482,64 456,68 429,72 245,55">
          <text:p/>
        </draw:polygon>
        <draw:polygon draw:style-name="gr17" draw:text-style-name="P17" draw:layer="layout" svg:width="3.52cm" svg:height="2.835cm" svg:x="0.748cm" svg:y="0.507cm" svg:viewBox="0 0 3521 2836" draw:points="0,2836 76,2744 129,2685 163,2645 356,2490 506,2370 563,2311 654,2209 838,2008 1095,1591 1235,1470 1316,1403 1449,1312 1515,1265 1603,1204 1747,1127 1889,1049 1938,1024 2349,898 2755,752 2814,695 2833,673 2973,540 3060,474 3147,409 3233,343 3299,295 3365,208 3430,121 3496,34 3521,0 2539,0 2571,81 2442,278 2304,432 2281,441 2258,451 2234,462 2211,472 2188,481 2164,491 2141,502 2118,510 2095,521 2071,532 1853,741 1828,745 1802,750 1775,752 1750,756 1724,760 1699,762 1673,767 1648,771 1620,773 1595,777 1570,781 1544,786 1517,794 1491,803 1466,811 1438,819 1413,828 1385,836 1360,845 1333,853 1307,862 1280,866 1252,870 1227,874 1199,879 1172,881 1144,885 1119,889 1091,894 1064,896 1036,900 1008,904 980,908 953,914 925,918 898,920 870,924 843,928 815,931 790,935 762,937 737,939 709,943 684,945 656,947 629,952 603,954 576,956 540,1015 371,1265 258,1472 0,1940">
          <text:p/>
        </draw:polygon>
        <draw:polygon draw:style-name="gr7" draw:text-style-name="P7" draw:layer="layout" svg:width="0.781cm" svg:height="0.588cm" svg:x="12.138cm" svg:y="6.853cm" svg:viewBox="0 0 782 589" draw:points="0,0 0,354 305,478 372,509 525,587 542,589 578,587 648,589 643,564 635,547 667,558 711,583 759,587 782,568 782,466 757,383 747,362 641,246 593,207 514,138 493,121 449,74 387,45 360,49 332,51 305,55 273,59 239,64 142,51 47,25">
          <text:p/>
        </draw:polygon>
        <draw:polygon draw:style-name="gr4" draw:text-style-name="P4" draw:layer="layout" svg:width="0.887cm" svg:height="0.647cm" svg:x="12.138cm" svg:y="7.207cm" svg:viewBox="0 0 888 648" draw:points="0,0 0,422 34,418 226,454 432,473 565,498 729,585 774,616 820,648 888,549 833,506 786,451 735,377 705,320 682,284 673,259 684,248 727,284 776,331 848,388 831,358 788,303 744,255 686,213 667,203 635,192 643,209 648,235 578,232 542,235 525,232 372,154 138,55">
          <text:p/>
        </draw:polygon>
        <draw:polygon draw:style-name="gr6" draw:text-style-name="P6" draw:layer="layout" svg:width="0.537cm" svg:height="0.65cm" svg:x="13.186cm" svg:y="7.782cm" svg:viewBox="0 0 538 651" draw:points="281,51 0,0 0,2 65,55 103,96 188,265 285,393 381,497 489,594 534,649 538,651 491,583 368,389 245,225">
          <text:p/>
        </draw:polygon>
        <draw:polygon draw:style-name="gr18" draw:text-style-name="P18" draw:layer="layout" svg:width="2.984cm" svg:height="2.652cm" svg:x="12.138cm" svg:y="7.757cm" svg:viewBox="0 0 2985 2653" draw:points="0,0 0,739 290,868 434,933 531,978 679,1039 902,1139 1221,1302 1358,1391 1635,1571 1751,1643 1959,1734 2135,1842 2238,1969 2312,2122 2516,2367 2653,2454 2742,2513 2875,2592 2985,2653 2727,2359 2634,2259 2543,2158 2496,2092 2372,1919 2145,1601 1982,1340 1790,1107 1586,849 1387,607 1356,567 1307,510 1274,470 1164,349 1069,248 963,176 819,97 758,157 739,178 428,6 356,121">
          <text:p/>
        </draw:polygon>
        <draw:polygon draw:style-name="gr6" draw:text-style-name="P6" draw:layer="layout" svg:width="2.769cm" svg:height="2.073cm" svg:x="12.138cm" svg:y="6.097cm" svg:viewBox="0 0 2770 2074" draw:points="2480,1621 2477,1614 2452,1583 2439,1530 2414,1506 2403,1437 2369,1392 2308,1290 2257,1240 2238,1183 2171,1059 2168,1027 2145,999 2128,974 2094,959 2073,921 1982,839 1959,815 1868,745 1813,722 1737,709 1705,684 1654,680 1607,642 1584,618 1572,582 1552,551 1536,536 1521,519 1493,515 1480,494 1434,464 1411,441 1362,422 1279,335 1224,324 1207,328 1199,333 1165,307 1110,278 977,248 922,233 837,216 790,197 685,170 331,104 195,81 82,43 44,17 19,5 0,0 0,756 47,781 165,811 239,820 388,801 450,830 494,877 575,944 617,983 642,1002 748,1118 774,1191 782,1223 782,1324 759,1343 712,1339 744,1365 803,1432 843,1487 848,1498 759,1426 702,1371 685,1358 674,1369 683,1394 706,1430 735,1487 786,1561 833,1616 860,1638 907,1629 979,1648 1015,1665 1042,1686 1330,1737 1294,1911 1417,2074 1995,2052 2348,2036 2770,2012 2653,1906 2617,1875 2547,1786 2501,1663">
          <text:p/>
        </draw:polygon>
        <draw:polygon draw:style-name="gr4" draw:text-style-name="P4" draw:layer="layout" svg:width="1.986cm" svg:height="3.611cm" svg:x="15.211cm" svg:y="10.513cm" svg:viewBox="0 0 1987 3612" draw:points="38,42 0,0 115,233 278,601 301,650 403,1016 525,1380 659,1657 847,1960 1023,2308 1059,2382 1194,2649 1686,3544 1729,3612 1862,3612 1911,3406 1947,3224 1972,2992 1987,2748 1987,2674 1932,2469 1830,2139 1756,1983 1543,1759 1499,1735 1370,1663 1069,1380 976,1289 836,1122 722,908 521,686 413,514 358,434 269,190 123,91">
          <text:p/>
        </draw:polygon>
        <draw:polygon draw:style-name="gr6" draw:text-style-name="P6" draw:layer="layout" svg:width="1.717cm" svg:height="2.483cm" svg:x="15.48cm" svg:y="10.703cm" svg:viewBox="0 0 1718 2484" draw:points="81,53 0,0 89,244 157,345 225,453 252,497 453,719 567,933 671,1057 726,1119 856,1244 1064,1438 1102,1474 1252,1559 1275,1570 1487,1794 1561,1949 1678,2330 1718,2484 1714,2311 1682,2073 1618,1722 1534,1483 1515,1278 1409,1051 1316,1002 1174,933 966,793 922,761 650,592 349,358 189,195 153,161">
          <text:p/>
        </draw:polygon>
        <draw:polygon draw:style-name="gr19" draw:text-style-name="P19" draw:layer="layout" svg:width="0.599cm" svg:height="0.144cm" svg:x="10.798cm" svg:y="0.899cm" svg:viewBox="0 0 600 145" draw:points="231,64 178,10 87,0 23,47 0,88 32,113 91,145 159,134 372,126 450,124 600,128 473,41 467,43 422,10 397,17 372,21 346,25 323,33 297,37 275,45 254,54 233,64">
          <text:p/>
        </draw:polygon>
        <draw:polygon draw:style-name="gr5" draw:text-style-name="P5" draw:layer="layout" svg:width="0.444cm" svg:height="0.561cm" svg:x="12.138cm" svg:y="2.683cm" svg:viewBox="0 0 445 562" draw:points="0,0 0,337 86,377 164,448 185,467 219,507 251,547 312,562 348,528 365,509 384,492 445,403 418,309 344,193 280,146 240,115 219,100">
          <text:p/>
        </draw:polygon>
        <draw:polygon draw:style-name="gr10" draw:text-style-name="P10" draw:layer="layout" svg:width="0.103cm" svg:height="0.114cm" svg:x="18.264cm" svg:y="5.939cm" svg:viewBox="0 0 104 115" draw:points="8,0 0,25 12,51 37,79 47,90 73,111 81,113 96,115 104,104 102,79 100,62 104,42 102,17 64,4 53,8 53,14 45,4 17,0">
          <text:p/>
        </draw:polygon>
        <draw:polygon draw:style-name="gr10" draw:text-style-name="P10" draw:layer="layout" svg:width="0.097cm" svg:height="0.062cm" svg:x="18.393cm" svg:y="5.898cm" svg:viewBox="0 0 98 63" draw:points="10,0 0,17 29,32 48,47 61,61 76,63 96,54 98,32 92,17 65,9 48,3">
          <text:p/>
        </draw:polygon>
        <draw:polygon draw:style-name="gr12" draw:text-style-name="P12" draw:layer="layout" svg:width="2.425cm" svg:height="3.27cm" svg:x="16.323cm" svg:y="7.971cm" svg:viewBox="0 0 2426 3271" draw:points="2,604 33,835 80,951 120,1006 277,1131 347,1173 391,1199 497,1211 527,1190 541,1158 554,1114 556,1042 548,888 575,794 590,727 626,718 630,746 626,822 624,879 632,955 643,979 685,983 707,968 726,945 751,943 783,976 781,1015 764,1084 776,1186 783,1211 831,1300 867,1351 893,1408 906,1491 908,1535 937,1660 958,1734 963,1755 994,1785 1052,1760 1094,1734 1098,1741 1104,1698 1094,1630 1100,1578 1094,1563 1062,1550 1056,1523 1058,1497 1073,1480 1153,1525 1176,1556 1229,1652 1255,1679 1229,1715 1240,1743 1215,1817 1185,1849 1193,1857 1164,1914 1183,1984 1255,2058 1363,2115 1488,2128 1492,2134 1494,2132 1515,2155 1538,2177 1636,2234 1678,2253 1867,2308 1912,2323 1914,2359 1897,2384 1880,2401 1876,2418 1884,2458 1954,2488 1975,2498 2028,2503 2066,2511 2115,2539 2170,2562 2202,2598 2232,2659 2268,2708 2289,2780 2323,2837 2325,2926 2331,2977 2352,2968 2361,2951 2382,2939 2399,2958 2388,3006 2401,3057 2409,3150 2411,3212 2426,3271 2426,1470 2380,1457 2257,1438 2162,1404 2098,1391 2039,1385 1978,1362 1952,1362 1906,1360 1882,1355 1854,1357 1826,1360 1684,1332 1496,1233 1354,1106 1259,1008 1223,968 1033,758 961,659 948,638 893,574 857,530 802,468 690,352 561,219 457,95 421,55 376,0 349,2 319,4 290,8 260,10 230,12 201,17 173,19 144,21 114,23 84,27 84,84 72,152 40,255 36,329 14,413 0,553">
          <text:p/>
        </draw:polygon>
        <draw:polygon draw:style-name="gr6" draw:text-style-name="P6" draw:layer="layout" svg:width="5.194cm" svg:height="6.014cm" svg:x="13.554cm" svg:y="8.11cm" svg:viewBox="0 0 5195 6015" draw:points="8,60 0,60 108,231 165,318 241,424 451,612 633,690 813,737 967,826 1033,868 1215,1000 1367,1176 1467,1316 1482,1305 1575,1447 1636,1635 1674,1830 1748,2093 1778,2249 1886,2421 1985,2618 2079,2755 2115,2789 2275,2952 2597,3200 2870,3369 2915,3401 3099,3526 3334,3644 3440,3871 3459,4076 3543,4315 3611,4694 3639,4904 3643,5103 3641,5202 3628,5395 3598,5653 3543,5911 3518,6015 5195,6015 5195,4406 5149,4362 5132,4343 4998,4218 4797,4051 4668,3892 4653,3871 4549,3792 4508,3761 4381,3670 4320,3579 4229,3416 4030,3045 3916,2869 3873,2802 3831,2736 3626,2493 3427,2251 3251,2023 3122,1858 2991,1695 2908,1593 2874,1557 2855,1540 2769,1451 2618,1248 2460,1170 2343,1024 2252,887 2030,606 2019,580 1937,530 1856,496 1774,422 1723,339 1689,295 1668,271 1645,250 1609,231 1634,267 1638,290 1609,286 1560,263 1643,419 1683,483 1664,515 1636,483 1511,263 1486,229 1467,157 1433,108 1425,74 1353,0 1333,0 1312,2 1283,5 1253,5 1223,7 1194,9 1164,11 1135,13 1105,13 1075,15 1046,17 1016,17 986,19 957,22 927,24 897,24 868,26 838,28 809,28 779,30 749,32 720,32 690,34 660,36 631,36 601,38 571,38 542,41 512,41 483,43 453,45 423,45 394,47 364,47 334,49 305,49 275,51 246,51 216,53 186,53 157,55 127,55 97,58 68,58 38,60">
          <text:p/>
        </draw:polygon>
        <draw:polygon draw:style-name="gr5" draw:text-style-name="P5" draw:layer="layout" svg:width="6.61cm" svg:height="4.475cm" svg:x="12.138cm" svg:y="0.507cm" svg:viewBox="0 0 6611 4476" draw:points="0,906 0,957 222,1105 309,1167 531,1315 597,1361 864,1539 1120,1725 1357,1889 1484,1976 1528,2004 1856,2232 2180,2444 2381,2569 2775,2861 2862,2931 3332,3257 3463,3324 3558,3384 3605,3420 4166,3729 4235,3767 4329,3841 4410,3900 4675,4034 4689,4027 4749,4025 4810,4027 4859,4038 4895,4055 4956,4067 4998,4112 5106,4180 5301,4262 5411,4315 5458,4334 5530,4351 5610,4351 5674,4332 5748,4317 5767,4298 5815,4292 5864,4296 5947,4343 5970,4360 6017,4381 6131,4419 6209,4436 6306,4440 6359,4465 6404,4476 6467,4474 6611,4455 6609,752 6387,396 6245,197 6171,121 6152,104 6080,28 6061,11 6052,0 5119,0 5117,17 5128,89 5185,104 5206,163 5168,244 5153,269 5216,544 5206,542 5223,572 5267,618 5312,671 5339,760 5324,858 5299,940 5206,1012 5123,1078 5062,1126 5013,1158 4943,1207 4918,1217 4895,1228 4871,1239 4846,1249 4823,1260 4795,1268 4768,1277 4742,1285 4715,1296 4687,1302 4660,1308 4632,1317 4605,1323 4577,1330 4550,1338 4522,1342 4493,1349 4465,1355 4437,1359 4410,1366 4381,1370 4356,1372 4333,1376 4307,1378 4282,1380 4259,1382 4233,1385 4206,1387 4176,1389 4149,1389 4119,1391 4091,1393 4062,1393 4034,1395 4005,1397 3977,1397 3950,1399 3920,1399 3890,1402 3861,1404 3831,1406 3674,1325 3459,1245 3380,1211 3351,1211 3321,1213 3298,1215 3291,1232 3257,1241 3230,1245 3205,1247 3171,1255 3147,1258 3124,1258 2980,1226 2927,1217 2792,1184 2714,1177 2479,1122 2368,1086 2165,1050 2144,1050 2123,1050 2087,1052 2011,1044 1977,1012 2102,1021 2161,989 2241,965 2271,955 2316,930 2299,904 2349,913 2400,910 2451,902 2515,860 2542,817 2538,773 2464,684 2343,561 2269,546 2244,549 2218,549 2195,551 2170,551 2138,559 2110,565 2085,574 2057,580 2019,604 2000,616 1971,629 1941,642 1918,646 1894,650 1858,659 1831,661 1801,663 1742,648 1664,614 1558,574 1532,555 1475,538 1420,506 1399,506 1378,508 1350,529 1348,553 1340,576 1310,580 1285,582 1259,587 1154,582 1107,580 1075,582 1046,584 1016,584 993,584 969,587 838,584 823,589 798,593 773,597 747,599 720,604 694,608 669,614 643,620 618,627 593,633 567,642 544,648 519,656 493,663 466,669 440,673 413,680 385,690 356,701 328,705 298,707 271,709 222,703 188,684 133,663 0,646">
          <text:p/>
        </draw:polygon>
        <draw:polygon draw:style-name="gr4" draw:text-style-name="P4" draw:layer="layout" svg:width="0.091cm" svg:height="0.069cm" svg:x="1.912cm" svg:y="11.853cm" svg:viewBox="0 0 92 70" draw:points="0,31 0,42 13,31 19,33 19,38 11,42 26,48 32,58 52,60 56,68 71,70 82,68 82,48 86,36 92,29 78,23 73,0 65,4 61,12 38,25 15,27 13,23 5,23">
          <text:p/>
        </draw:polygon>
        <draw:polygon draw:style-name="gr4" draw:text-style-name="P4" draw:layer="layout" svg:width="0.059cm" svg:height="0.034cm" svg:x="2.361cm" svg:y="11.668cm" svg:viewBox="0 0 60 35" draw:points="2,11 0,22 9,30 11,35 31,30 37,22 43,22 52,15 56,13 60,11 56,5 50,0 41,0 21,7">
          <text:p/>
        </draw:polygon>
        <draw:polygon draw:style-name="gr4" draw:text-style-name="P4" draw:layer="layout" svg:width="0.35cm" svg:height="0.288cm" svg:x="2.82cm" svg:y="9.975cm" svg:viewBox="0 0 351 289" draw:points="2,95 0,104 24,119 28,133 34,144 43,142 47,144 58,138 79,140 94,138 98,142 104,142 127,150 129,150 132,146 129,133 121,125 115,112 115,100 106,87 110,85 115,87 121,95 123,112 129,121 146,127 142,136 144,140 140,150 150,176 156,182 190,193 194,199 209,208 236,247 249,249 255,257 281,264 310,285 321,285 329,289 340,283 346,285 351,276 346,270 349,264 344,245 338,242 336,238 317,226 315,219 306,217 298,205 289,201 287,195 283,193 279,199 270,205 262,203 268,195 268,174 253,125 253,112 247,104 234,100 228,104 211,100 194,100 186,81 179,81 179,76 175,74 173,66 162,55 160,42 154,40 150,28 142,21 142,11 134,9 132,2 113,0 108,4 100,4 96,6 94,28 85,28 72,36 74,38 72,45 77,51 70,59 68,59 60,59 51,64 45,72 38,74 26,76 15,87 9,87">
          <text:p/>
        </draw:polygon>
        <draw:polygon draw:style-name="gr4" draw:text-style-name="P4" draw:layer="layout" svg:width="0.015cm" svg:height="0.013cm" svg:x="3.472cm" svg:y="10.343cm" svg:viewBox="0 0 16 14" draw:points="0,10 0,12 5,14 16,8 14,0">
          <text:p/>
        </draw:polygon>
        <draw:polygon draw:style-name="gr4" draw:text-style-name="P4" draw:layer="layout" svg:width="0.015cm" svg:height="0.015cm" svg:x="3.447cm" svg:y="9.63cm" svg:viewBox="0 0 16 16" draw:points="0,6 0,14 14,16 16,6 9,0">
          <text:p/>
        </draw:polygon>
        <draw:polygon draw:style-name="gr4" draw:text-style-name="P4" draw:layer="layout" svg:width="0.028cm" svg:height="0.03cm" svg:x="3.65cm" svg:y="9.59cm" svg:viewBox="0 0 29 31" draw:points="4,15 0,28 2,31 29,13 29,4 18,0 16,6 16,10 10,10">
          <text:p/>
        </draw:polygon>
        <draw:polygon draw:style-name="gr14" draw:text-style-name="P14" draw:layer="layout" svg:width="0.051cm" svg:height="0.038cm" svg:x="4.207cm" svg:y="8.623cm" svg:viewBox="0 0 52 39" draw:points="4,4 0,8 4,14 8,17 26,39 30,39 52,10 45,8 43,4 39,2 33,4 26,4 17,0 10,0">
          <text:p/>
        </draw:polygon>
        <draw:polygon draw:style-name="gr14" draw:text-style-name="P14" draw:layer="layout" svg:width="0.239cm" svg:height="0.285cm" svg:x="4.171cm" svg:y="8.335cm" svg:viewBox="0 0 240 286" draw:points="4,248 2,253 8,259 14,270 22,263 30,265 33,259 41,265 64,272 64,282 77,284 79,272 90,284 94,282 96,286 240,94 240,83 234,83 223,55 219,53 210,31 215,25 210,15 212,10 217,15 219,10 217,0 206,10 196,4 189,6 185,6 176,15 168,19 157,15 149,17 141,17 130,25 124,21 115,25 107,23 98,46 85,61 92,63 90,77 94,85 102,83 105,90 113,92 113,98 109,104 115,111 124,113 111,128 98,117 69,111 60,121 60,123 66,123 64,130 58,132 43,128 35,132 28,145 30,149 20,164 6,172 2,185 6,193 4,202 8,217 2,227 4,236 0,242">
          <text:p/>
        </draw:polygon>
        <draw:polygon draw:style-name="gr4" draw:text-style-name="P4" draw:layer="layout" svg:width="0.021cm" svg:height="0.04cm" svg:x="6.353cm" svg:y="7.848cm" svg:viewBox="0 0 22 41" draw:points="2,18 0,39 0,41 11,22 22,0 17,0 9,14">
          <text:p/>
        </draw:polygon>
        <draw:polygon draw:style-name="gr4" draw:text-style-name="P4" draw:layer="layout" svg:width="7.902cm" svg:height="3.325cm" svg:x="4.236cm" svg:y="5.458cm" svg:viewBox="0 0 7903 3326" draw:points="22,3176 0,3204 11,3210 24,3210 36,3225 43,3223 41,3219 34,3216 32,3212 34,3210 39,3212 45,3208 51,3216 89,3204 98,3208 102,3204 113,3210 125,3206 125,3208 113,3219 115,3227 123,3235 119,3238 115,3238 108,3227 104,3225 98,3216 87,3212 85,3219 81,3221 83,3233 70,3263 75,3286 87,3299 94,3301 115,3293 121,3297 134,3299 140,3295 144,3299 155,3299 157,3305 168,3301 195,3310 197,3305 204,3303 206,3290 195,3286 191,3280 187,3282 168,3269 174,3265 180,3265 185,3271 191,3267 195,3271 208,3261 216,3248 225,3250 227,3259 231,3259 235,3263 244,3265 250,3271 259,3269 267,3271 269,3269 263,3259 265,3257 290,3263 297,3254 288,3244 280,3246 271,3242 263,3242 240,3225 221,3223 216,3216 231,3219 233,3210 237,3212 242,3223 250,3219 254,3225 269,3223 276,3216 297,3206 301,3208 303,3216 312,3221 316,3216 314,3208 322,3193 326,3195 329,3206 335,3199 324,3170 337,3191 343,3193 345,3202 350,3204 352,3199 348,3189 350,3183 345,3172 354,3166 358,3183 356,3208 364,3223 375,3225 373,3231 375,3240 379,3242 386,3252 396,3252 403,3267 407,3269 409,3274 417,3269 420,3263 426,3263 426,3250 417,3250 415,3231 420,3223 424,3225 436,3250 447,3259 445,3288 449,3293 456,3286 470,3278 468,3267 470,3263 475,3261 485,3271 483,3274 491,3278 498,3286 491,3290 498,3297 502,3295 504,3299 515,3299 536,3290 540,3284 551,3282 553,3276 559,3274 557,3265 559,3250 563,3246 561,3233 557,3231 551,3235 549,3221 542,3223 534,3214 525,3212 527,3208 515,3195 515,3189 496,3183 489,3176 475,3178 468,3176 464,3163 430,3136 413,3132 426,3130 428,3132 432,3130 456,3136 466,3142 479,3157 491,3147 500,3144 513,3163 515,3172 536,3185 540,3183 538,3176 540,3174 544,3176 553,3172 555,3193 561,3202 568,3206 572,3214 578,3216 580,3206 595,3193 593,3187 608,3168 616,3166 618,3144 625,3142 638,3147 633,3159 627,3159 614,3172 612,3185 623,3202 616,3210 625,3221 646,3214 661,3214 642,3227 640,3229 650,3235 654,3242 650,3246 644,3240 635,3244 629,3244 621,3250 623,3254 621,3265 627,3278 616,3290 621,3305 627,3314 633,3314 650,3326 657,3324 640,3310 635,3301 627,3295 633,3288 642,3269 648,3269 654,3276 665,3280 669,3276 676,3280 695,3263 703,3261 714,3244 718,3242 722,3233 720,3229 716,3227 720,3216 718,3208 712,3206 705,3193 710,3191 707,3187 693,3187 688,3180 682,3180 680,3174 682,3170 703,3172 703,3176 707,3176 722,3166 737,3168 748,3157 754,3155 756,3147 760,3144 765,3138 773,3136 769,3125 762,3119 769,3117 775,3119 805,3115 811,3111 813,3104 834,3100 832,3094 837,3083 847,3075 849,3064 856,3058 860,3034 892,3024 902,3030 917,3051 921,3041 925,3041 930,3045 934,3043 940,3045 944,3041 955,3041 957,3045 964,3043 970,3030 976,3026 978,3013 974,3011 974,3005 970,3000 961,3000 934,2984 934,2979 930,2977 930,2973 936,2971 942,2975 972,2981 974,2975 980,2979 985,2986 987,2962 991,2952 987,2948 987,2941 976,2937 968,2926 972,2914 966,2912 959,2903 951,2909 949,2907 951,2895 944,2888 944,2880 938,2878 940,2867 944,2869 957,2863 974,2886 983,2884 991,2873 997,2849 1023,2826 1025,2822 1021,2820 1023,2809 1035,2807 1038,2817 1040,2817 1044,2809 1052,2805 1063,2809 1065,2805 1069,2811 1061,2820 1059,2826 1061,2830 1071,2837 1069,2843 1055,2847 1057,2857 1044,2859 1040,2867 1029,2873 1029,2880 1014,2888 1004,2905 1012,2920 1019,2922 1031,2916 1040,2920 1033,2926 1012,2935 1016,2943 1038,2954 1050,2950 1052,2939 1059,2933 1065,2918 1069,2916 1069,2922 1065,2929 1067,2941 1061,2952 1063,2962 1057,2969 1046,2973 1042,2977 1042,2984 1038,2984 1031,2984 1029,2988 1031,2994 1027,2998 1031,3000 1040,2998 1042,3011 1050,3007 1055,3009 1059,3007 1059,2998 1063,2998 1067,2988 1076,2984 1086,2965 1082,2960 1091,2945 1101,2939 1122,2871 1122,2863 1116,2853 1116,2849 1124,2841 1131,2843 1129,2847 1131,2851 1137,2857 1135,2869 1137,2871 1141,2867 1148,2869 1156,2859 1165,2837 1179,2828 1177,2817 1192,2805 1194,2796 1203,2794 1203,2784 1222,2743 1237,2729 1243,2710 1253,2693 1262,2686 1273,2671 1277,2659 1294,2654 1298,2663 1285,2695 1273,2701 1258,2750 1230,2773 1245,2790 1241,2801 1234,2801 1230,2809 1224,2813 1207,2832 1196,2841 1198,2845 1207,2849 1211,2861 1203,2867 1196,2878 1190,2880 1188,2884 1190,2893 1171,2914 1160,2914 1169,2920 1179,2920 1194,2935 1190,2941 1198,2945 1201,2952 1198,2958 1192,2958 1182,2933 1158,2929 1160,2935 1152,2933 1148,2937 1148,2941 1156,2948 1158,2952 1165,2952 1167,2965 1162,2969 1148,2958 1139,2962 1135,2971 1137,2979 1143,2975 1146,2979 1158,2979 1160,2990 1150,3003 1126,2994 1122,2998 1124,3003 1116,3009 1118,3013 1131,3015 1135,3020 1160,3017 1167,3013 1173,3013 1179,3007 1175,2998 1179,2996 1179,2986 1184,2986 1184,2992 1188,2994 1192,3005 1203,2992 1192,2984 1192,2979 1207,2973 1211,2984 1220,2994 1228,2992 1230,2986 1245,2975 1237,2969 1234,2956 1224,2945 1224,2933 1228,2929 1234,2937 1241,2937 1245,2941 1256,2935 1256,2929 1262,2920 1268,2933 1264,2937 1266,2941 1258,2950 1260,2954 1264,2952 1273,2941 1279,2941 1289,2933 1292,2929 1287,2926 1285,2918 1277,2903 1275,2903 1273,2899 1275,2886 1270,2880 1279,2867 1285,2869 1294,2867 1302,2869 1300,2873 1294,2876 1292,2880 1285,2884 1302,2901 1313,2888 1317,2888 1321,2899 1330,2899 1334,2895 1338,2897 1342,2895 1345,2886 1361,2882 1361,2878 1338,2865 1325,2847 1321,2837 1321,2822 1317,2815 1332,2809 1334,2828 1347,2845 1351,2845 1361,2824 1359,2813 1376,2784 1361,2767 1359,2752 1351,2743 1351,2733 1345,2718 1357,2718 1366,2739 1372,2743 1378,2762 1383,2767 1393,2767 1397,2771 1404,2805 1400,2805 1397,2807 1400,2826 1406,2841 1408,2841 1412,2828 1421,2824 1431,2809 1438,2805 1431,2794 1429,2779 1433,2771 1433,2773 1438,2773 1448,2788 1467,2779 1472,2790 1478,2792 1480,2790 1476,2779 1480,2775 1484,2779 1491,2765 1505,2741 1501,2729 1505,2693 1501,2690 1491,2697 1486,2695 1480,2699 1474,2697 1469,2690 1472,2686 1478,2684 1484,2671 1478,2661 1482,2657 1472,2650 1463,2652 1440,2627 1431,2621 1419,2602 1423,2589 1436,2591 1440,2587 1442,2578 1452,2580 1461,2591 1465,2593 1465,2608 1480,2625 1491,2627 1497,2621 1501,2629 1512,2627 1510,2635 1514,2638 1520,2631 1524,2635 1524,2640 1535,2652 1531,2661 1537,2680 1560,2682 1565,2695 1558,2703 1567,2707 1565,2718 1571,2718 1575,2714 1582,2716 1575,2726 1569,2731 1567,2735 1571,2739 1579,2737 1582,2731 1590,2731 1599,2724 1603,2726 1603,2735 1611,2733 1615,2737 1605,2752 1599,2752 1596,2745 1592,2743 1588,2750 1579,2750 1569,2758 1569,2762 1586,2758 1586,2762 1579,2769 1584,2775 1594,2771 1594,2784 1588,2794 1588,2801 1594,2798 1599,2801 1605,2796 1607,2798 1596,2807 1596,2811 1609,2813 1611,2817 1609,2822 1618,2826 1620,2832 1624,2830 1626,2815 1620,2813 1624,2803 1615,2788 1620,2781 1615,2765 1618,2756 1622,2758 1626,2767 1632,2767 1643,2754 1639,2743 1637,2750 1630,2752 1628,2735 1634,2733 1639,2726 1639,2720 1632,2716 1634,2707 1632,2703 1626,2701 1628,2688 1618,2682 1628,2669 1630,2652 1626,2654 1624,2659 1618,2663 1611,2648 1624,2640 1626,2635 1624,2631 1615,2629 1613,2625 1615,2616 1620,2616 1624,2612 1630,2616 1634,2612 1607,2580 1607,2557 1603,2549 1569,2521 1582,2521 1592,2527 1624,2534 1624,2540 1634,2557 1634,2566 1639,2568 1643,2574 1647,2572 1656,2561 1651,2547 1656,2536 1656,2519 1664,2494 1660,2479 1664,2466 1670,2468 1668,2479 1670,2487 1666,2491 1681,2494 1677,2479 1683,2464 1679,2453 1681,2434 1677,2424 1679,2417 1675,2405 1681,2394 1687,2390 1698,2390 1717,2403 1719,2420 1723,2426 1723,2447 1730,2456 1723,2460 1738,2479 1734,2481 1728,2481 1717,2511 1749,2506 1749,2513 1736,2521 1738,2530 1728,2527 1713,2544 1709,2553 1711,2561 1726,2568 1728,2574 1723,2576 1709,2576 1704,2580 1706,2585 1715,2585 1713,2591 1709,2591 1704,2595 1706,2599 1715,2604 1715,2608 1704,2614 1706,2625 1719,2614 1723,2616 1736,2610 1742,2623 1734,2625 1726,2640 1717,2644 1706,2642 1706,2659 1711,2661 1711,2669 1717,2669 1728,2646 1738,2638 1747,2640 1738,2652 1740,2661 1734,2667 1740,2669 1742,2674 1755,2676 1757,2686 1751,2693 1747,2686 1732,2680 1728,2686 1734,2688 1736,2693 1730,2697 1723,2697 1719,2690 1715,2699 1711,2699 1706,2703 1711,2707 1719,2707 1723,2712 1726,2722 1730,2720 1736,2712 1738,2701 1745,2697 1753,2699 1755,2718 1742,2733 1745,2739 1759,2726 1764,2729 1770,2724 1776,2726 1778,2731 1770,2741 1774,2743 1774,2752 1785,2760 1789,2754 1791,2739 1787,2733 1797,2722 1795,2716 1787,2722 1783,2718 1776,2720 1774,2716 1781,2710 1776,2695 1770,2695 1768,2690 1770,2688 1774,2690 1789,2686 1791,2678 1783,2674 1781,2661 1783,2659 1787,2663 1791,2652 1787,2648 1783,2648 1778,2650 1774,2650 1764,2659 1761,2663 1755,2667 1751,2667 1755,2648 1751,2642 1753,2635 1749,2621 1753,2606 1738,2602 1736,2587 1747,2566 1753,2559 1764,2555 1766,2542 1770,2540 1774,2551 1781,2538 1778,2534 1772,2534 1776,2511 1781,2508 1789,2513 1795,2506 1797,2491 1791,2489 1791,2483 1812,2460 1831,2445 1853,2443 1863,2466 1867,2464 1895,2396 1903,2390 1899,2381 1903,2377 1920,2375 1929,2377 1933,2358 1931,2352 1922,2345 1922,2335 1918,2331 1916,2320 1903,2309 1903,2280 1908,2257 1914,2252 1908,2237 1912,2231 1910,2206 1912,2199 1918,2193 1920,2185 1927,2178 1963,2180 1969,2185 1971,2191 1965,2199 1967,2208 1963,2214 1969,2231 1975,2242 1977,2257 1973,2263 1975,2273 1973,2282 1977,2303 1975,2331 1969,2345 1973,2348 1986,2343 1999,2345 2001,2350 1999,2354 1980,2367 1975,2371 1975,2388 1971,2400 1975,2403 1992,2388 1994,2392 1992,2400 1994,2413 1986,2411 1986,2422 1982,2430 1988,2441 1984,2447 1975,2481 1982,2483 1982,2491 1986,2496 1982,2502 1982,2508 1975,2513 1980,2538 1975,2544 1977,2549 1990,2549 1992,2540 1988,2536 1990,2527 2011,2513 2007,2508 2018,2500 2026,2498 2022,2489 2009,2496 2003,2494 1996,2487 1999,2483 2005,2483 2015,2479 2018,2470 2028,2464 2030,2456 2037,2453 2039,2443 2026,2443 2022,2439 2035,2434 2039,2430 2041,2417 2054,2405 2054,2398 2045,2398 2045,2394 2056,2390 2060,2384 2058,2371 2060,2371 2068,2358 2071,2369 2077,2373 2083,2360 2094,2354 2096,2345 2092,2339 2096,2333 2094,2326 2096,2322 2102,2333 2109,2331 2115,2333 2121,2326 2119,2320 2121,2316 2130,2314 2136,2318 2147,2316 2178,2299 2187,2284 2200,2276 2208,2252 2210,2261 2206,2267 2337,2102 2612,1751 2841,1467 2826,1478 2818,1490 2811,1488 2828,1467 2837,1463 2841,1456 2843,1435 2854,1420 2849,1416 2852,1399 2875,1380 2873,1372 2862,1376 2860,1382 2841,1380 2830,1389 2833,1393 2830,1401 2824,1406 2818,1416 2818,1423 2805,1433 2801,1433 2799,1444 2790,1450 2784,1465 2777,1469 2765,1495 2771,1505 2775,1526 2771,1526 2761,1531 2758,1528 2761,1518 2748,1514 2739,1524 2733,1528 2731,1537 2720,1545 2712,1560 2708,1562 2706,1558 2710,1552 2706,1541 2716,1533 2710,1522 2703,1520 2701,1516 2703,1511 2718,1501 2739,1492 2742,1486 2748,1480 2750,1469 2744,1456 2748,1446 2742,1435 2735,1433 2733,1429 2742,1429 2763,1412 2773,1395 2769,1378 2758,1384 2758,1378 2763,1372 2756,1370 2758,1365 2775,1363 2780,1359 2767,1344 2754,1340 2746,1344 2739,1344 2733,1351 2727,1351 2722,1357 2722,1363 2718,1368 2710,1368 2703,1363 2701,1353 2686,1346 2678,1346 2667,1348 2663,1353 2661,1365 2653,1372 2644,1374 2636,1380 2631,1380 2612,1416 2615,1423 2610,1435 2604,1440 2598,1440 2591,1444 2583,1454 2549,1486 2543,1488 2540,1486 2543,1473 2532,1475 2526,1482 2519,1482 2526,1471 2555,1452 2564,1456 2570,1450 2570,1444 2591,1416 2591,1408 2595,1404 2591,1399 2583,1404 2579,1412 2568,1418 2566,1425 2568,1431 2562,1444 2553,1446 2549,1448 2545,1446 2555,1408 2572,1389 2583,1382 2591,1372 2591,1365 2610,1353 2612,1348 2623,1344 2629,1338 2638,1338 2661,1323 2670,1321 2676,1325 2684,1325 2691,1329 2712,1327 2722,1319 2718,1310 2722,1304 2720,1300 2710,1293 2703,1298 2697,1293 2667,1300 2663,1306 2650,1313 2638,1323 2638,1313 2642,1306 2655,1298 2650,1291 2644,1289 2640,1291 2636,1289 2608,1306 2600,1306 2591,1313 2579,1317 2549,1315 2545,1317 2538,1315 2538,1302 2543,1298 2564,1296 2595,1277 2608,1277 2608,1268 2612,1266 2617,1260 2631,1257 2650,1262 2665,1270 2680,1266 2684,1249 2693,1253 2695,1260 2701,1264 2714,1260 2742,1264 2761,1293 2767,1298 2769,1306 2777,1308 2786,1300 2790,1300 2792,1308 2801,1304 2803,1283 2799,1281 2782,1260 2767,1251 2767,1245 2758,1243 2769,1238 2765,1232 2767,1228 2786,1228 2788,1238 2797,1241 2803,1249 2813,1255 2816,1272 2828,1264 2843,1234 2839,1224 2830,1230 2828,1226 2830,1221 2841,1213 2845,1202 2835,1188 2833,1166 2837,1162 2841,1164 2841,1171 2845,1177 2845,1190 2849,1190 2858,1183 2862,1169 2869,1160 2869,1156 2856,1147 2854,1143 2856,1130 2854,1122 2833,1101 2833,1097 2841,1088 2847,1088 2845,1094 2849,1097 2854,1103 2871,1116 2873,1126 2892,1128 2896,1126 2896,1105 2900,1097 2907,1099 2909,1109 2913,1109 2921,1092 2934,1086 2930,1082 2930,1073 2926,1059 2930,1056 2932,1065 2947,1061 2940,1054 2951,1044 2949,1031 2951,1020 2966,987 2964,978 2968,972 2964,965 2970,948 2966,948 2976,940 2987,923 2991,929 2993,948 2989,982 2996,1001 3000,999 3010,1003 3008,1008 3004,1008 3000,1018 3004,1023 3002,1031 3004,1037 3002,1042 3012,1044 3015,1052 3021,1048 3017,1039 3031,1035 3031,1027 3036,1018 3048,1014 3055,999 3072,987 3072,978 3078,965 3076,957 3078,934 3091,923 3099,902 3116,891 3131,874 3146,866 3148,855 3152,855 3156,847 3167,840 3173,830 3178,836 3182,830 3182,824 3188,817 3184,809 3190,802 3194,811 3199,811 3205,798 3216,792 3252,730 3266,718 3271,709 3279,703 3292,688 3313,686 3319,690 3321,697 3315,707 3305,716 3296,735 3288,741 3269,775 3271,781 3277,775 3288,775 3294,764 3313,758 3321,766 3317,777 3302,788 3300,798 3292,800 3285,800 3275,809 3262,809 3256,813 3250,826 3241,832 3230,849 3205,866 3199,881 3188,887 3180,904 3165,910 3154,929 3144,936 3142,940 3127,946 3123,955 3112,959 3112,963 3118,961 3120,970 3116,972 3120,980 3106,1001 3106,1012 3101,1016 3097,1033 3093,1037 3099,1048 3087,1065 3076,1069 3067,1084 3055,1094 3057,1097 3067,1092 3070,1099 3063,1105 3055,1107 3021,1133 3019,1141 3015,1143 3010,1150 3017,1152 3031,1145 3038,1164 3055,1181 3072,1183 3082,1196 3099,1202 3093,1211 3095,1217 3106,1226 3106,1247 3110,1255 3106,1270 3203,1205 3203,1202 3194,1200 3190,1194 3184,1194 3190,1186 3194,1190 3205,1192 3209,1190 3214,1196 3222,1190 3222,1183 3226,1177 3224,1169 3237,1162 3260,1164 3281,1150 3283,1143 3294,1143 3328,1118 3341,1097 3343,1097 3343,1090 3347,1084 3345,1080 3341,1078 3321,1084 3326,1069 3341,1073 3360,1065 3360,1061 3349,1056 3349,1050 3368,1010 3374,1003 3377,984 3385,976 3389,967 3387,936 3389,927 3385,919 3387,908 3385,896 3389,887 3398,879 3408,879 3423,872 3423,881 3427,885 3417,891 3404,893 3400,900 3402,910 3412,927 3415,938 3412,951 3419,957 3417,982 3423,987 3425,995 3432,995 3436,999 3425,1001 3417,1010 3412,1001 3400,1016 3406,1033 3400,1037 3398,1048 3400,1054 3393,1065 3400,1069 3438,1044 3669,974 3891,980 3986,1039 3995,1031 3992,1020 4005,1001 4033,976 4039,976 4043,970 4054,963 4047,953 4041,948 4050,940 4054,946 4058,948 4064,959 4058,976 4060,984 4064,984 4071,978 4083,976 4103,982 4113,982 4126,972 4160,965 4172,967 4181,974 4202,959 4208,961 4198,967 4185,980 4189,984 4221,987 4225,984 4230,987 4234,984 4230,980 4232,976 4246,980 4278,1016 4278,1027 4287,1023 4314,1001 4331,980 4335,980 4333,997 4314,1008 4304,1023 4287,1035 4282,1031 4278,1031 4268,1046 4259,1050 4251,1048 4242,1052 4225,1046 4219,1039 4208,1042 4204,1039 4200,1033 4196,1035 4196,1039 4174,1037 4155,1044 4145,1042 4136,1044 4122,1044 4115,1046 4100,1037 4088,1035 4077,1044 4060,1042 4056,1033 4041,1029 4031,1031 4024,1039 4016,1037 4003,1048 4134,1130 4287,1296 4412,1389 4452,1420 4473,1435 4638,1431 4854,1384 5028,1433 5063,1471 5140,1543 5157,1562 5176,1579 5320,1649 5413,1696 5715,1746 6211,1797 6831,1916 7140,1981 7400,2034 7903,2180 7903,1749 7831,1702 7782,1672 7755,1677 7725,1681 7698,1683 7670,1687 7521,1664 7396,1594 7301,1522 7167,1497 7195,1467 7170,1469 7144,1469 7119,1469 7093,1471 7068,1471 7040,1473 7015,1473 6990,1475 6867,1414 6799,1376 6734,1336 6575,1243 6276,1103 6228,1080 5861,944 5599,838 5434,747 5444,688 5233,678 5116,608 5002,538 4653,241 4634,222 4450,153 4422,157 4395,161 4367,163 4342,167 4314,172 4287,176 4259,178 4232,182 4204,186 4177,191 4149,195 4124,197 4098,201 4073,203 4047,208 4024,212 3999,214 3849,159 3774,131 3539,87 3288,83 3046,0 2998,32 2947,62 2924,76 2894,83 2866,89 2839,98 2811,104 2784,110 2756,119 2731,129 2706,140 2680,150 2657,161 2631,172 2606,182 2581,193 2555,203 2532,214 2509,222 2483,233 2460,244 2435,252 2411,263 2386,273 2363,282 2337,292 2314,301 2289,311 2265,322 2187,388 2087,470 1990,553 1812,788 1831,802 1833,817 1844,826 1846,847 1857,862 1863,866 1867,879 1882,893 1905,904 1914,912 1950,932 1965,953 1973,955 1984,953 2003,959 2028,959 2058,980 2066,991 2075,997 2081,1008 2092,1016 2102,1018 2111,1025 2117,1035 2121,1054 2126,1059 2130,1059 2142,1050 2155,1048 2181,1050 2187,1048 2202,1052 2234,1044 2255,1054 2253,1056 2255,1061 2261,1065 2274,1086 2291,1088 2310,1114 2314,1124 2325,1135 2325,1152 2329,1162 2363,1202 2354,1209 2354,1230 2341,1224 2327,1205 2320,1205 2314,1190 2316,1186 2314,1177 2308,1169 2291,1158 2282,1143 2269,1139 2259,1141 2238,1120 2231,1118 2225,1122 2221,1122 2217,1118 2193,1116 2191,1107 2176,1107 2166,1101 2147,1099 2136,1101 2128,1099 2121,1101 2113,1094 2102,1092 2092,1086 2087,1078 2075,1080 2071,1086 2066,1084 2064,1073 2054,1071 2049,1061 2043,1054 2024,1048 2020,1039 2009,1042 2003,1033 1990,1029 1984,1023 1977,1023 1965,1027 1950,1025 1939,1031 1927,1027 1927,1031 1920,1016 1918,1001 1897,987 1893,978 1874,974 1863,963 1857,963 1853,959 1806,948 1789,951 1781,957 1774,967 1751,987 1740,989 1715,989 1694,993 1687,997 1651,1001 1647,1010 1654,1023 1643,1014 1472,1236 1340,1404 1194,1592 1129,1674 911,1975 832,2081 646,2339 580,2426 532,2494 449,2604 466,2599 485,2602 525,2585 563,2561 580,2555 608,2536 610,2532 633,2519 640,2511 650,2511 657,2506 665,2491 674,2487 697,2485 710,2477 752,2481 758,2475 765,2479 765,2483 750,2491 750,2496 769,2500 779,2494 794,2489 811,2494 811,2498 786,2502 767,2515 760,2530 754,2530 752,2530 743,2527 731,2534 729,2538 733,2540 731,2547 705,2561 703,2566 710,2568 710,2574 716,2576 716,2580 722,2583 714,2593 710,2587 710,2580 701,2583 688,2578 680,2585 680,2589 674,2589 648,2610 644,2629 648,2640 644,2652 635,2644 612,2663 606,2663 597,2665 589,2671 578,2686 576,2680 580,2671 578,2667 572,2671 568,2678 574,2707 572,2712 574,2714 578,2710 580,2714 578,2729 591,2739 576,2750 574,2745 553,2745 515,2731 511,2750 519,2750 519,2754 513,2760 511,2769 506,2767 502,2756 494,2750 481,2752 481,2756 489,2760 494,2771 536,2779 536,2784 532,2786 517,2786 517,2788 527,2796 530,2801 525,2803 513,2796 508,2788 489,2784 485,2786 485,2794 481,2801 479,2801 481,2794 479,2788 477,2788 458,2779 453,2781 449,2781 447,2775 456,2765 453,2758 432,2781 426,2786 424,2790 434,2792 434,2796 422,2801 420,2796 413,2798 409,2796 407,2790 403,2788 400,2779 394,2784 384,2788 379,2792 377,2809 364,2824 367,2828 407,2832 407,2837 400,2841 386,2839 379,2841 371,2837 354,2837 352,2849 360,2853 358,2865 369,2873 360,2890 356,2888 354,2882 352,2884 341,2871 335,2878 335,2884 329,2880 326,2873 324,2873 322,2882 305,2878 303,2882 312,2888 309,2897 314,2903 326,2905 331,2909 324,2914 314,2914 305,2901 301,2901 303,2893 295,2878 286,2882 265,2869 278,2859 284,2861 288,2859 282,2851 278,2851 271,2859 257,2863 178,2967 180,2971 176,2975 174,2971 30,3163 39,3174 45,3176 51,3172 53,3176 45,3180">
          <text:p/>
        </draw:polygon>
        <draw:polygon draw:style-name="gr16" draw:text-style-name="P16" draw:layer="layout" svg:width="2.726cm" svg:height="2.595cm" svg:x="14.24cm" svg:y="3.96cm" svg:viewBox="0 0 2727 2596" draw:points="116,33 59,33 29,36 0,36 53,59 203,158 328,262 410,338 449,381 470,400 546,482 567,501 645,584 860,753 981,844 1021,876 1218,997 1347,1088 1436,1155 1546,1282 1582,1322 1696,1471 1914,1725 1946,1765 2065,1911 2185,2061 2302,2199 2321,2216 2338,2235 2630,2506 2649,2527 2727,2596 2683,2497 2647,2427 2611,2383 2443,2192 2397,2125 2426,2063 2384,1983 2335,1826 2302,1676 2251,1490 2181,1358 1976,1041 1904,973 1887,954 1827,899 1808,878 1724,802 1656,749 1578,666 1531,558 1474,499 1468,499 1487,541 1499,601 1482,616 1427,573 1328,520 1245,482 1169,453 1161,478 1078,421 981,340 833,209 790,173 749,110 713,65 705,10 686,0 658,8 631,14 612,48 580,59 550,67 427,36 406,38 383,40 362,44 334,50 307,57 275,48">
          <text:p/>
        </draw:polygon>
        <draw:polygon draw:style-name="gr20" draw:text-style-name="P20" draw:layer="layout" svg:width="3.005cm" svg:height="3.291cm" svg:x="15.743cm" svg:y="3.926cm" svg:viewBox="0 0 3006 3292" draw:points="10,266 14,298 110,387 171,459 273,556 349,607 592,749 724,842 801,904 881,986 959,1082 989,1129 1021,1173 1091,1313 1139,1396 1216,1482 1288,1618 1317,1669 1349,1681 1379,1705 1408,1738 1440,1817 1453,1855 1474,1893 1497,1929 1501,1937 1569,1950 1624,1944 1781,1969 1863,1984 1937,2020 1967,2031 2043,2073 2206,2194 2265,2246 2308,2257 2354,2276 2392,2299 2422,2342 2445,2424 2475,2465 2551,2545 2566,2579 2632,2663 2668,2689 2699,2697 2795,2691 2822,2712 2886,2740 2909,2740 2939,2727 2955,2708 2985,2710 3006,2723 3006,2894 2968,2907 2894,2898 2822,2881 2793,2881 2763,2881 2733,2881 2725,2881 2763,2934 2911,3025 2926,3083 2939,3191 2989,3275 3006,3292 3006,1777 2795,1660 2416,1402 2278,1311 2166,1243 2054,1175 1967,1116 1923,1089 1726,956 1681,929 1660,914 1480,829 1283,719 1053,605 805,480 702,406 630,347 116,65 0,0 2,19 0,67">
          <text:p/>
        </draw:polygon>
        <draw:polygon draw:style-name="gr20" draw:text-style-name="P20" draw:layer="layout" svg:width="0.103cm" svg:height="0.114cm" svg:x="18.264cm" svg:y="5.939cm" svg:viewBox="0 0 104 115" draw:points="12,51 0,25 8,0 17,0 45,4 53,14 53,8 64,4 102,17 104,42 100,62 102,79 104,104 96,115 81,113 73,111 47,90 37,79">
          <text:p/>
        </draw:polygon>
        <draw:polygon draw:style-name="gr20" draw:text-style-name="P20" draw:layer="layout" svg:width="0.07cm" svg:height="0.089cm" svg:x="18.206cm" svg:y="6.021cm" svg:viewBox="0 0 71 90" draw:points="9,80 0,58 7,33 9,18 34,8 54,0 69,16 71,39 71,60 63,80 43,90 22,90">
          <text:p/>
        </draw:polygon>
        <draw:polygon draw:style-name="gr20" draw:text-style-name="P20" draw:layer="layout" svg:width="0.097cm" svg:height="0.062cm" svg:x="18.393cm" svg:y="5.898cm" svg:viewBox="0 0 98 63" draw:points="29,32 0,17 10,0 48,3 65,9 92,17 98,32 96,54 76,63 61,61 48,47">
          <text:p/>
        </draw:polygon>
        <draw:polygon draw:style-name="gr5" draw:text-style-name="P5" draw:layer="layout" svg:width="0.616cm" svg:height="0.373cm" svg:x="11.522cm" svg:y="1.091cm" svg:viewBox="0 0 617 374" draw:points="201,0 176,3 150,5 125,5 99,7 76,9 51,11 25,11 0,13 131,96 241,163 524,321 617,374 617,62">
          <text:p/>
        </draw:polygon>
        <draw:polygon draw:style-name="gr4" draw:text-style-name="P4" draw:layer="layout" svg:width="0.023cm" svg:height="0.019cm" svg:x="1.885cm" svg:y="11.889cm" svg:viewBox="0 0 24 20" draw:points="16,0 0,18 6,20 20,18 24,8 22,4">
          <text:p/>
        </draw:polygon>
        <draw:polygon draw:style-name="gr4" draw:text-style-name="P4" draw:layer="layout" svg:width="0.038cm" svg:height="0.021cm" svg:x="1.921cm" svg:y="11.556cm" svg:viewBox="0 0 39 22" draw:points="2,6 0,10 2,16 17,16 27,22 39,6 37,2 29,2 23,14 19,12 15,14 15,10 17,6 15,0">
          <text:p/>
        </draw:polygon>
        <draw:polygon draw:style-name="gr4" draw:text-style-name="P4" draw:layer="layout" svg:width="0.391cm" svg:height="0.197cm" svg:x="1.684cm" svg:y="11.992cm" svg:viewBox="0 0 392 198" draw:points="0,103 4,124 10,130 42,147 61,152 72,162 98,173 107,171 126,158 149,158 174,166 183,175 202,183 210,181 219,183 234,196 248,183 259,181 270,183 286,196 291,192 301,196 306,194 312,198 325,183 354,179 363,171 371,169 392,149 390,126 350,120 339,124 346,130 346,135 335,143 333,141 335,122 327,116 316,116 301,122 263,118 248,84 242,60 242,36 234,15 223,11 200,17 168,21 153,17 140,2 126,0 94,9 83,15 77,15 29,47 21,73 17,75 10,73 0,84 4,94 12,88 17,90 23,84 27,88 15,97 12,101 17,122 15,124 6,116 4,101">
          <text:p/>
        </draw:polygon>
        <draw:polygon draw:style-name="gr4" draw:text-style-name="P4" draw:layer="layout" svg:width="0.29cm" svg:height="0.3cm" svg:x="2.573cm" svg:y="11.294cm" svg:viewBox="0 0 291 301" draw:points="2,169 0,182 6,190 25,180 57,171 57,165 63,159 89,150 99,140 103,140 106,144 99,154 72,165 67,167 74,173 42,197 27,214 48,218 57,228 63,222 70,226 67,228 70,235 67,239 57,235 55,247 27,274 34,276 36,282 44,282 48,287 53,299 63,301 89,291 95,295 99,293 112,295 116,280 137,263 146,247 146,222 137,220 142,197 154,184 179,171 187,173 193,169 215,171 217,184 223,186 242,182 246,178 244,171 250,165 244,144 250,135 253,123 261,114 276,89 284,84 282,72 291,63 286,57 265,61 255,68 248,65 231,74 210,80 181,97 171,110 165,112 158,112 158,106 206,65 215,55 208,38 202,32 198,19 193,25 195,32 187,32 171,42 165,42 179,21 176,17 183,13 179,2 158,8 152,6 148,0 131,4 120,13 120,23 127,19 127,15 133,8 135,21 127,27 118,38 108,42 89,61 80,74 53,97 40,101 31,110 23,131 61,123 65,125 65,129 55,140 46,137 40,144 36,144 29,150 6,159">
          <text:p/>
        </draw:polygon>
        <draw:polygon draw:style-name="gr4" draw:text-style-name="P4" draw:layer="layout" svg:width="0.216cm" svg:height="0.277cm" svg:x="2.702cm" svg:y="10.2cm" svg:viewBox="0 0 217 278" draw:points="4,40 0,48 2,61 13,84 46,135 55,141 76,148 78,154 85,156 87,173 101,182 125,189 135,199 140,195 148,202 148,204 142,204 140,206 131,204 131,219 123,221 120,227 131,223 135,225 133,229 140,233 144,229 156,233 167,246 165,252 159,259 163,265 169,267 167,261 173,255 180,257 206,278 213,269 217,267 213,259 215,252 210,248 206,204 197,202 197,199 204,195 197,177 192,179 195,169 188,162 186,143 178,131 178,118 171,116 169,112 161,116 150,95 144,95 140,91 137,80 140,76 131,71 129,67 114,61 106,46 97,44 95,40 76,27 76,19 72,19 68,23 61,6 44,0 40,4 32,2 25,8 19,8 10,29 2,35">
          <text:p/>
        </draw:polygon>
        <draw:polygon draw:style-name="gr4" draw:text-style-name="P4" draw:layer="layout" svg:width="0.104cm" svg:height="0.097cm" svg:x="3.248cm" svg:y="9.753cm" svg:viewBox="0 0 105 98" draw:points="0,8 0,15 6,30 8,49 25,55 30,53 47,63 61,68 72,76 78,89 87,91 93,98 105,96 95,70 97,63 95,61 99,53 97,49 91,46 89,49 91,53 87,53 80,46 74,44 82,34 70,32 61,25 63,19 74,21 68,15 61,15 57,19 47,15 36,2 32,0 25,4 6,2">
          <text:p/>
        </draw:polygon>
        <draw:polygon draw:style-name="gr4" draw:text-style-name="P4" draw:layer="layout" svg:width="0.019cm" svg:height="0.017cm" svg:x="3.496cm" svg:y="10.606cm" svg:viewBox="0 0 20 18" draw:points="2,8 0,14 2,18 11,11 15,8 20,2 15,0">
          <text:p/>
        </draw:polygon>
        <draw:polygon draw:style-name="gr4" draw:text-style-name="P4" draw:layer="layout" svg:width="0.034cm" svg:height="0.034cm" svg:x="4.624cm" svg:y="8.136cm" svg:viewBox="0 0 35 35" draw:points="4,0 0,6 22,33 26,35 33,35 35,29 33,25 22,19 8,4">
          <text:p/>
        </draw:polygon>
        <draw:polygon draw:style-name="gr4" draw:text-style-name="P4" draw:layer="layout" svg:width="0.022cm" svg:height="0.032cm" svg:x="6.412cm" svg:y="7.742cm" svg:viewBox="0 0 23 33" draw:points="0,23 0,31 6,33 23,0 20,0 14,4 12,17">
          <text:p/>
        </draw:polygon>
        <draw:polygon draw:style-name="gr4" draw:text-style-name="P4" draw:layer="layout" svg:width="0.178cm" svg:height="0.227cm" svg:x="6.935cm" svg:y="6.925cm" svg:viewBox="0 0 179 228" draw:points="143,0 0,176 4,180 11,178 11,191 19,200 26,202 32,208 45,200 55,184 63,180 63,184 51,202 43,208 49,213 51,223 60,223 67,228 71,221 82,219 82,213 86,211 86,206 101,186 96,178 99,174 109,178 122,152 132,148 128,157 130,159 160,138 173,131 177,125 179,106 171,102 171,93 179,78 175,59 162,44 154,8 149,2">
          <text:p/>
        </draw:polygon>
        <draw:polygon draw:style-name="gr4" draw:text-style-name="P4" draw:layer="layout" svg:width="0.034cm" svg:height="0.025cm" svg:x="7.53cm" svg:y="6.576cm" svg:viewBox="0 0 35 26" draw:points="35,0 18,13 0,26 4,26 20,22 31,10">
          <text:p/>
        </draw:polygon>
        <draw:polygon draw:style-name="gr6" draw:text-style-name="P6" draw:layer="layout" svg:width="0.021cm" svg:height="0.042cm" svg:x="14.617cm" svg:y="7.717cm" svg:viewBox="0 0 22 43" draw:points="22,43 11,21 2,0 0,0 6,12">
          <text:p/>
        </draw:polygon>
        <draw:polygon draw:style-name="gr7" draw:text-style-name="P7" draw:layer="layout" svg:width="0.99cm" svg:height="1.033cm" svg:x="14.907cm" svg:y="8.1cm" svg:viewBox="0 0 991 1034" draw:points="19,8 0,10 72,84 80,118 114,167 133,239 158,273 283,493 311,525 330,493 277,408 207,273 256,296 285,300 281,277 256,241 292,260 315,281 336,305 385,372 421,432 504,506 585,540 667,590 678,616 900,898 991,1034 959,888 928,807 906,735 860,667 805,595 735,518 714,499 695,478 633,434 494,322 376,216 359,197 340,180 323,161 304,144 186,21 160,0 137,2 107,4 78,6 48,6">
          <text:p/>
        </draw:polygon>
        <draw:polygon draw:style-name="gr16" draw:text-style-name="P16" draw:layer="layout" svg:width="1.111cm" svg:height="1.124cm" svg:x="16.93cm" svg:y="6.525cm" svg:viewBox="0 0 1112 1125" draw:points="36,30 0,0 136,169 184,226 199,248 271,337 386,478 541,614 613,690 666,749 742,824 835,930 947,1034 1017,1087 1112,1125 1006,977 951,896 939,892 879,812 837,749 820,730 801,713 731,639 695,605 556,500 422,358 401,339 306,239 148,123 125,108 81,68">
          <text:p/>
        </draw:polygon>
        <draw:polygon draw:style-name="gr9" draw:text-style-name="P9" draw:layer="layout" svg:width="0.51cm" svg:height="0.673cm" svg:x="18.238cm" svg:y="7.725cm" svg:viewBox="0 0 511 674" draw:points="57,65 28,67 0,71 74,225 87,251 182,405 216,477 250,511 282,549 301,566 318,585 382,626 511,674 511,0 501,2 471,6 441,11 412,16 382,20 352,24 322,29 292,33 263,37 233,39 203,43 176,48 146,52 117,56 87,60">
          <text:p/>
        </draw:polygon>
        <draw:polygon draw:style-name="gr19" draw:text-style-name="P19" draw:layer="layout" svg:width="0.396cm" svg:height="0.214cm" svg:x="9.634cm" svg:y="1.17cm" svg:viewBox="0 0 397 215" draw:points="0,102 32,126 50,191 69,215 119,166 202,157 278,109 333,56 388,39 397,0 376,0 354,0 331,9 308,16 270,60 227,85 187,111 56,102 27,102">
          <text:p/>
        </draw:polygon>
        <draw:polygon draw:style-name="gr4" draw:text-style-name="P4" draw:layer="layout" svg:width="0.171cm" svg:height="0.101cm" svg:x="2.825cm" svg:y="11.364cm" svg:viewBox="0 0 172 102" draw:points="12,53 0,78 8,102 14,102 42,84 50,89 55,84 53,80 40,78 48,65 53,63 59,70 59,78 67,93 76,95 95,91 103,99 112,99 131,91 139,93 154,80 160,80 172,65 170,59 172,53 160,40 150,42 144,42 139,38 137,27 129,25 127,6 105,0 86,6 76,6 63,21 59,23 44,14 36,17 38,21 36,25 23,36 23,44">
          <text:p/>
        </draw:polygon>
        <draw:polygon draw:style-name="gr4" draw:text-style-name="P4" draw:layer="layout" svg:width="0.112cm" svg:height="0.087cm" svg:x="3.206cm" svg:y="10.278cm" svg:viewBox="0 0 113 88" draw:points="0,23 6,53 14,53 27,63 29,72 53,88 61,88 65,82 72,82 84,65 89,63 89,53 95,40 91,27 93,25 100,29 104,17 111,13 113,4 106,4 104,0 89,8 91,13 82,13 76,8 67,10 50,2 40,6 27,4 10,8 8,15">
          <text:p/>
        </draw:polygon>
        <draw:polygon draw:style-name="gr4" draw:text-style-name="P4" draw:layer="layout" svg:width="0.013cm" svg:height="0.016cm" svg:x="3.775cm" svg:y="9.778cm" svg:viewBox="0 0 14 17" draw:points="4,0 0,6 6,17 14,12 12,3">
          <text:p/>
        </draw:polygon>
        <draw:polygon draw:style-name="gr4" draw:text-style-name="P4" draw:layer="layout" svg:width="0.005cm" svg:height="0.009cm" svg:x="6.378cm" svg:y="7.833cm" svg:viewBox="0 0 6 10" draw:points="0,7 0,10 6,0 3,2">
          <text:p/>
        </draw:polygon>
        <draw:polygon draw:style-name="gr4" draw:text-style-name="P4" draw:layer="layout" svg:width="0cm" svg:height="0.003cm" svg:x="6.391cm" svg:y="7.816cm" svg:viewBox="0 0 0 4" draw:points="0,2 0,4 0,0">
          <text:p/>
        </draw:polygon>
        <draw:polygon draw:style-name="gr21" draw:text-style-name="P21" draw:layer="layout" svg:width="5.315cm" svg:height="4.676cm" svg:x="0.879cm" svg:y="1.036cm" svg:viewBox="0 0 5316 4677" draw:points="3566,2472 3617,2321 3684,2182 3839,1945 3890,1885 3938,1824 4074,1665 4247,1479 4286,1443 4322,1405 4341,1388 4377,1350 4607,1143 4777,1105 4838,1025 4946,851 5014,741 5064,682 5179,538 5213,498 5280,373 5308,254 5316,108 5302,0 5276,5 5249,7 5223,11 5196,13 5170,15 5143,20 5117,22 5090,26 5064,28 5037,32 5012,34 4984,36 4959,41 4933,43 4906,47 4880,49 4853,51 4827,55 4800,58 4774,62 4747,64 4722,68 4694,70 4669,72 4643,75 4616,77 4590,79 4563,81 4537,83 4512,85 4484,87 4459,89 4432,89 4406,91 4381,94 4353,96 4328,98 4302,100 4275,102 4250,104 4222,106 4197,108 4171,111 4144,113 4118,115 4091,117 4065,119 4040,121 4012,123 3987,125 3960,127 3934,130 3909,134 3881,138 3856,140 3828,144 3803,149 3778,153 3750,155 3725,159 3697,163 3672,166 3646,170 3619,174 3593,178 3566,180 3540,185 3513,189 3488,191 3462,195 3435,199 3409,204 3363,229 3318,257 3274,282 3227,309 3183,337 3138,365 3073,413 3007,460 2941,508 2876,555 2831,587 2785,614 2717,659 2671,686 2626,716 2588,970 2575,1150 2457,1437 2425,1458 2423,1509 2230,1894 2033,2410 1959,2607 1860,2935 1820,3278 1794,3284 1768,3291 1745,3299 1719,3306 1694,3312 1668,3320 1645,3327 1620,3333 1594,3339 1569,3348 1543,3354 1520,3361 1495,3369 1469,3378 1442,3386 1416,3394 1391,3403 1364,3411 1338,3420 1313,3428 1285,3437 1260,3445 1234,3454 1207,3462 1181,3471 1156,3479 1129,3488 1114,3481 1088,3492 1063,3502 1038,3511 1012,3521 987,3532 961,3543 936,3551 911,3562 885,3572 860,3581 834,3591 809,3602 784,3610 758,3619 733,3627 707,3636 684,3644 659,3653 633,3661 608,3670 582,3678 559,3687 534,3695 508,3704 483,3714 458,3723 432,3731 409,3739 384,3748 358,3756 312,3780 267,3805 221,3831 174,3854 127,3879 13,4055 0,4078 72,4271 187,4434 314,4557 333,4573 350,4593 369,4609 828,4677 985,4561 1050,4512 1160,4438 1228,4396 1270,4366 1338,4324 1383,4296 1692,4127 2163,3917 2391,3824 2577,3710 2751,3581 2882,3485 2916,3443 2948,3399 2982,3356 3013,3312 3128,3160 3509,2944 3670,2859 3881,2920 4078,2891 4201,2808 4298,2704 4573,2605 4599,2594 4662,2406 4749,2201 4703,2228 4654,2256 4607,2285 4559,2313 4512,2340 4465,2368 4419,2395 4372,2423 4326,2450 4279,2478 4230,2505 4182,2535 4135,2563 4087,2590 4038,2620 4010,2622 3983,2624 3953,2626 3926,2630 3898,2632 3871,2637 3843,2641 3818,2645 3790,2649 3763,2654 3737,2660 3710,2664 3684,2671 3657,2677 3631,2683 3606,2690 3581,2698 3555,2704 3530,2713 3504,2719 3479,2728 3454,2734 3428,2743 3403,2747 3377,2751 3352,2753 3325,2757 3299,2762 3274,2766 3248,2768 3223,2772 3198,2776 3172,2781 3147,2783 3121,2785 3096,2789 3071,2791 3045,2793 3020,2798 2994,2800 2969,2802 2944,2806 3085,2723">
          <text:p/>
        </draw:polygon>
        <draw:polygon draw:style-name="gr4" draw:text-style-name="P4" draw:layer="layout" svg:width="0.008cm" svg:height="0.008cm" svg:x="7.45cm" svg:y="6.648cm" svg:viewBox="0 0 9 9" draw:points="9,0 0,7 0,9 5,9 9,2">
          <text:p/>
        </draw:polygon>
        <draw:polygon draw:style-name="gr13" draw:text-style-name="P13" draw:layer="layout" svg:width="1.679cm" svg:height="0.235cm" svg:x="0.748cm" svg:y="0.507cm" svg:viewBox="0 0 1680 236" draw:points="0,236 149,171 408,90 693,26 1172,72 1680,0 0,0">
          <text:p/>
        </draw:polygon>
        <draw:polygon draw:style-name="gr4" draw:text-style-name="P4" draw:layer="layout" svg:width="1.247cm" svg:height="0.692cm" svg:x="8.152cm" svg:y="6.506cm" svg:viewBox="0 0 1248 693" draw:points="19,458 15,462 21,477 21,486 32,494 43,513 43,520 36,524 43,549 53,549 62,553 66,547 74,545 79,536 85,534 87,543 93,545 98,543 112,547 123,545 136,549 146,558 144,568 146,577 159,572 165,564 189,555 191,549 182,551 180,549 187,541 191,541 197,532 203,532 199,543 201,553 212,551 210,545 214,534 220,534 227,522 233,520 237,513 250,513 252,507 271,490 284,454 299,452 316,441 316,445 294,464 286,479 288,490 284,505 286,522 328,528 337,520 345,505 347,488 358,479 369,481 383,469 379,484 366,490 364,494 371,505 381,505 381,515 390,515 400,496 413,488 417,488 417,492 407,503 409,509 426,494 426,490 436,477 445,473 464,441 470,420 477,420 483,428 483,443 472,475 483,481 489,490 521,492 504,500 466,488 455,488 457,496 462,498 462,503 455,507 449,515 445,515 432,528 436,530 432,536 415,534 411,543 405,541 385,555 375,558 350,583 341,600 333,602 324,611 316,613 309,617 307,636 309,651 324,647 350,649 362,655 371,653 366,647 371,644 390,647 405,636 417,634 421,627 438,625 451,615 462,615 489,594 496,594 519,577 540,570 548,564 557,564 561,560 561,551 570,543 572,560 565,564 561,575 555,577 548,572 540,577 538,579 542,585 517,602 517,606 527,604 527,606 521,611 523,621 512,619 506,632 496,638 496,655 487,661 485,676 489,678 502,670 515,672 521,668 523,674 538,668 538,653 546,636 557,625 565,621 568,604 576,600 582,591 601,585 612,587 595,600 599,602 593,608 589,619 578,625 572,627 565,630 568,634 580,634 574,655 563,663 565,666 591,649 608,642 614,649 625,651 623,655 610,663 606,672 599,674 587,674 578,678 574,687 570,678 563,682 561,687 563,691 601,693 614,687 633,682 652,674 665,672 686,659 692,661 695,655 716,649 726,640 735,630 745,623 752,623 756,630 764,636 766,640 752,647 745,659 731,670 913,562 1092,520 1248,520 1112,386 938,337 910,342 883,348 858,354 830,361 802,367 777,373 750,380 722,384 695,386 667,386 639,386 612,388 584,388 557,388 515,359 453,310 371,249 218,83 87,0 83,27 87,32 106,36 125,46 146,53 131,59 142,69 151,79 159,81 165,90 191,103 189,109 167,105 157,92 148,88 131,73 119,69 108,75 91,55 85,61 79,59 76,49 68,55 60,77 49,94 51,111 45,115 49,124 43,128 30,126 28,128 30,136 36,143 34,147 40,149 47,160 47,170 53,168 60,172 93,162 93,170 104,177 104,187 112,191 131,185 138,198 117,194 104,210 96,206 87,208 74,194 72,185 68,183 64,194 60,194 45,194 32,189 21,170 19,158 15,153 7,151 0,155 11,162 0,172 2,181 11,185 15,194 11,200 17,217 15,221 11,223 13,230 24,236 34,255 30,259 30,272 45,297 49,299 53,289 68,276 72,266 76,263 83,285 89,289 83,312 74,314 70,321 72,329 64,348 64,354 79,359 89,340 98,318 112,308 127,312 131,310 136,316 140,316 146,310 151,310 148,323 142,325 123,318 121,316 119,325 125,333 123,344 119,346 117,354 121,365 125,367 125,376 131,371 148,373 159,371 184,380 195,376 197,376 195,369 199,365 206,367 227,346 246,340 248,346 239,352 233,361 218,369 235,380 242,376 250,378 263,371 271,373 282,371 286,365 294,363 305,348 311,348 314,340 330,327 341,304 350,297 360,278 364,287 371,291 366,304 375,299 388,304 392,310 398,314 400,323 413,331 421,344 430,344 436,348 438,357 451,365 436,363 417,352 405,350 394,342 371,348 347,346 343,348 347,361 339,369 341,382 364,380 381,384 377,386 364,386 358,390 337,388 320,393 309,397 305,405 299,407 290,407 275,418 269,414 263,420 256,416 248,420 235,424 227,424 220,428 203,422 199,431 201,441 199,448 201,452 197,454 193,454 187,437 161,433 157,426 146,431 142,431 140,426 131,431 125,428 121,435 148,458 159,479 157,481 142,479 136,490 134,484 138,473 134,464 121,464 108,471 104,471 102,475 104,484 100,488 93,471 96,450 91,445 87,445 81,448 79,456 70,460 68,473 62,479 66,488 62,500 57,494 47,490 47,481 38,469 28,467 24,460">
          <text:p/>
        </draw:polygon>
        <draw:polygon draw:style-name="gr19" draw:text-style-name="P19" draw:layer="layout" svg:width="0.754cm" svg:height="0.284cm" svg:x="8.046cm" svg:y="0.507cm" svg:viewBox="0 0 755 285" draw:points="0,281 68,285 91,279 204,199 280,187 331,197 415,180 500,125 540,83 664,38 711,7 755,0 589,0 555,13 527,24 504,28 479,34 453,41 428,47 403,53 379,60 354,66 309,93 265,121 244,136 197,159 172,170 125,193 77,219">
          <text:p/>
        </draw:polygon>
        <draw:polygon draw:style-name="gr5" draw:text-style-name="P5" draw:layer="layout" svg:width="2.265cm" svg:height="0.261cm" svg:x="5.758cm" svg:y="0.507cm" svg:viewBox="0 0 2266 262" draw:points="0,0 51,28 455,198 883,262 1118,230 1461,211 1916,149 2177,55 2266,0">
          <text:p/>
        </draw:polygon>
        <draw:polygon draw:style-name="gr4" draw:text-style-name="P4" draw:layer="layout" svg:width="2.604cm" svg:height="3.001cm" svg:x="12.957cm" svg:y="7.755cm" svg:viewBox="0 0 2605 3002" draw:points="68,0 0,99 144,178 250,250 438,453 472,491 519,550 553,588 601,650 735,810 1003,1151 1162,1342 1340,1623 1614,2006 1724,2159 1908,2360 2097,2576 2166,2654 2293,2801 2399,2862 2444,2894 2605,3002 2583,2973 2484,2776 2376,2603 2340,2421 2266,2157 2234,1989 2173,1801 2126,1744 2071,1678 1948,1509 1813,1354 1610,1208 1411,1092 1219,1041 1048,967 838,779 766,677 762,675 718,620 589,501 500,400 417,292 332,123 294,82 229,29 229,27">
          <text:p/>
        </draw:polygon>
        <draw:polygon draw:style-name="gr10" draw:text-style-name="P10" draw:layer="layout" svg:width="1.936cm" svg:height="0.627cm" svg:x="16.812cm" svg:y="4.531cm" svg:viewBox="0 0 1937 628" draw:points="14,2 0,9 69,42 84,36 156,49 400,163 491,206 567,251 683,306 789,342 869,363 984,365 1030,386 1083,422 1128,471 1149,501 1227,528 1250,530 1289,541 1291,590 1310,615 1333,628 1350,587 1380,562 1437,545 1473,573 1517,545 1526,522 1632,534 1906,592 1937,602 1937,431 1922,433 1901,435 1880,437 1851,441 1823,446 1793,450 1762,450 1730,452 1685,441 1632,416 1534,412 1433,388 1318,346 1295,336 1219,287 1189,272 1140,268 1115,272 1092,274 1073,293 1047,297 1024,304 999,308 967,319 935,327 910,327 882,327 855,327 783,310 647,249 505,187 431,155 323,87 281,42 220,30 184,13 135,2 44,0">
          <text:p/>
        </draw:polygon>
        <draw:polygon draw:style-name="gr9" draw:text-style-name="P9" draw:layer="layout" svg:width="1.609cm" svg:height="1.723cm" svg:x="10.529cm" svg:y="1.022cm" svg:viewBox="0 0 1610 1724" draw:points="718,0 692,2 589,2 561,4 534,6 508,6 481,8 453,10 428,10 405,14 383,19 360,21 354,19 307,44 267,131 248,254 263,385 273,499 288,603 362,704 379,724 324,815 297,817 269,821 244,825 218,827 195,831 170,834 146,838 121,840 98,844 72,851 47,859 0,954 81,1054 115,1138 134,1217 51,1274 24,1291 53,1392 163,1488 400,1656 618,1724 1054,1681 1582,1654 1610,1662 1610,442 1211,220 866,2 868,4">
          <text:p/>
        </draw:polygon>
        <draw:polygon draw:style-name="gr4" draw:text-style-name="P4" draw:layer="layout" svg:width="0.021cm" svg:height="0.006cm" svg:x="2.054cm" svg:y="11.878cm" svg:viewBox="0 0 22 7" draw:points="2,0 0,4 4,7 16,7 22,2 20,0">
          <text:p/>
        </draw:polygon>
        <draw:polygon draw:style-name="gr4" draw:text-style-name="P4" draw:layer="layout" svg:width="0.019cm" svg:height="0.027cm" svg:x="2.268cm" svg:y="10.564cm" svg:viewBox="0 0 20 28" draw:points="2,0 0,2 12,28 18,24 20,20 18,9 14,0">
          <text:p/>
        </draw:polygon>
        <draw:polygon draw:style-name="gr4" draw:text-style-name="P4" draw:layer="layout" svg:width="0.055cm" svg:height="0.038cm" svg:x="3.47cm" svg:y="11.171cm" svg:viewBox="0 0 56 39" draw:points="9,31 0,39 29,37 35,33 39,35 44,26 56,17 29,0 24,4 27,11 19,15 17,22 13,24">
          <text:p/>
        </draw:polygon>
        <draw:polygon draw:style-name="gr4" draw:text-style-name="P4" draw:layer="layout" svg:width="0.148cm" svg:height="0.129cm" svg:x="3.449cm" svg:y="10.339cm" svg:viewBox="0 0 149 130" draw:points="0,65 0,73 6,67 13,69 17,63 28,69 25,75 39,82 41,88 45,88 54,96 62,101 67,99 84,103 92,111 96,122 109,130 120,128 117,124 120,116 126,116 128,111 139,111 149,99 149,94 143,94 132,80 126,75 122,77 105,73 88,60 77,58 73,52 62,45 65,43 75,45 79,52 84,52 92,40 84,36 81,30 79,30 75,19 86,19 94,15 98,9 92,0 84,0 75,2 75,9 71,13 67,11 60,19 54,15 39,13 39,23 45,21 48,30 37,34 33,40 25,40 21,50 8,56">
          <text:p/>
        </draw:polygon>
        <draw:polygon draw:style-name="gr4" draw:text-style-name="P4" draw:layer="layout" svg:width="0.01cm" svg:height="0.017cm" svg:x="3.716cm" svg:y="9.702cm" svg:viewBox="0 0 11 18" draw:points="6,0 0,16 6,18 11,10">
          <text:p/>
        </draw:polygon>
        <draw:polygon draw:style-name="gr4" draw:text-style-name="P4" draw:layer="layout" svg:width="0.271cm" svg:height="0.22cm" svg:x="3.496cm" svg:y="9.412cm" svg:viewBox="0 0 272 221" draw:points="8,144 0,148 8,153 12,160 23,146 25,150 21,157 23,162 19,166 25,173 33,173 40,185 46,181 53,181 61,194 59,200 61,204 69,202 74,211 99,213 101,219 122,221 146,204 155,189 176,166 185,164 187,153 191,150 197,142 200,144 197,157 191,157 189,160 193,166 204,157 208,150 216,155 221,153 225,140 216,136 216,127 210,125 225,104 233,102 238,95 246,91 257,70 252,64 240,72 238,70 244,64 244,57 257,38 263,38 259,34 255,21 263,23 272,17 265,13 250,17 240,13 221,13 219,19 214,21 185,57 183,66 174,74 159,100 157,95 161,83 170,72 148,70 146,66 151,59 151,57 161,55 166,66 174,68 178,55 183,53 185,49 191,45 195,34 193,30 187,30 185,19 181,19 185,11 181,9 178,2 174,0 170,9 174,13 170,19 164,19 157,34 172,42 172,47 168,49 148,32 146,36 155,47 151,51 146,47 139,51 135,47 127,49 122,49 120,55 114,53 112,66 118,68 118,72 105,76 103,85 97,83 84,89 84,85 97,74 95,68 99,61 103,59 114,40 110,40 103,42 103,32 99,34 95,40 99,53 86,68 74,66 63,78 63,85 67,89 67,93 74,97 63,110 61,97 57,95 50,106 44,108 48,102 44,95 50,93 44,83 36,83 27,95 21,91 6,93 2,97 8,110 14,106 17,110 14,117 21,119 33,106 38,108 33,123 21,131 14,129 10,133 4,133 6,140 14,140 17,144">
          <text:p/>
        </draw:polygon>
        <draw:polygon draw:style-name="gr14" draw:text-style-name="P14" draw:layer="layout" svg:width="0.094cm" svg:height="0.121cm" svg:x="4.399cm" svg:y="8.303cm" svg:viewBox="0 0 95 122" draw:points="0,64 3,75 5,77 3,84 13,96 11,100 13,109 20,117 15,120 15,122 95,17 84,13 75,4 59,0 48,11 40,15 29,17 20,13 13,19 11,30 5,36 3,56 5,62">
          <text:p/>
        </draw:polygon>
        <draw:polygon draw:style-name="gr18" draw:text-style-name="P18" draw:layer="layout" svg:width="2.792cm" svg:height="1.118cm" svg:x="9.357cm" svg:y="7.395cm" svg:viewBox="0 0 2793 1119" draw:points="61,127 57,129 50,138 57,140 63,138 72,144 80,146 69,150 65,152 44,146 27,150 19,157 12,171 21,193 38,214 21,239 12,248 0,290 2,305 14,300 17,311 21,311 31,303 27,292 29,288 40,288 46,292 46,298 55,300 63,298 67,290 72,288 78,277 78,290 72,298 72,307 76,313 84,315 91,313 93,294 99,288 99,303 114,298 114,305 122,309 127,330 141,328 150,341 156,324 169,317 171,322 156,330 158,336 186,317 192,320 188,326 188,332 180,332 163,343 169,345 177,343 182,347 175,351 169,351 165,353 169,362 177,366 190,381 186,387 190,394 188,402 192,404 194,415 205,434 199,434 188,423 177,419 161,402 154,402 150,406 158,417 173,421 196,438 216,444 224,453 230,466 235,468 245,466 262,472 277,455 292,447 292,444 283,442 283,438 298,436 309,438 309,444 315,447 319,453 330,455 336,461 334,476 332,476 330,463 323,463 317,457 311,457 300,451 302,459 321,474 336,497 368,489 389,495 391,489 381,478 385,463 389,461 393,468 400,466 406,470 420,466 422,468 432,466 435,470 466,476 460,483 462,487 471,485 475,478 479,476 487,480 502,474 513,455 511,436 521,436 513,474 517,480 507,485 496,495 477,506 468,523 471,527 477,529 485,527 494,529 513,525 549,529 557,523 566,521 578,506 593,502 619,502 595,516 581,519 553,533 545,535 530,533 523,535 513,533 507,538 509,548 530,561 538,574 547,574 551,582 559,588 566,599 587,597 585,603 581,603 576,607 585,626 593,624 595,637 602,641 608,639 619,662 636,658 629,669 636,671 634,677 638,681 661,679 657,690 648,686 625,698 598,694 593,696 581,692 564,696 538,692 530,696 507,692 496,696 494,688 483,692 473,690 468,692 466,701 532,707 572,705 623,709 648,717 653,722 661,741 674,741 676,749 686,756 699,756 708,764 725,766 737,762 746,756 761,753 777,741 843,724 862,715 890,713 907,707 930,705 957,707 962,703 979,703 985,698 1006,694 1010,696 1034,688 1044,692 1059,688 1067,690 1118,688 1163,679 1213,681 1260,675 1283,679 1332,671 1417,643 1455,639 1474,641 1491,631 1518,629 1527,635 1495,637 1493,637 1497,641 1537,639 1624,652 1630,648 1637,654 1690,660 1696,665 1730,671 1753,681 1762,692 1774,690 1827,698 1834,696 1868,707 1887,709 1906,717 1916,717 1990,749 1997,745 2028,753 2037,749 2149,785 2153,792 2160,794 2160,796 2183,808 2227,851 2257,866 2295,864 2327,844 2350,847 2388,825 2403,808 2414,808 2418,804 2448,802 2475,792 2477,785 2490,779 2498,768 2517,753 2515,743 2509,739 2503,724 2473,698 2464,703 2456,698 2450,688 2441,688 2431,694 2424,684 2403,679 2397,671 2392,656 2397,652 2445,673 2448,665 2439,652 2439,637 2414,618 2401,595 2407,576 2412,571 2437,595 2469,607 2486,584 2494,580 2500,582 2505,588 2509,626 2522,650 2522,665 2526,673 2543,662 2566,667 2568,671 2583,681 2575,701 2575,707 2560,711 2547,709 2549,717 2572,747 2577,775 2587,787 2589,804 2594,806 2613,798 2615,800 2598,813 2591,813 2585,830 2579,832 2577,834 2579,838 2587,840 2598,834 2608,836 2621,825 2627,825 2634,830 2625,834 2621,836 2615,844 2602,842 2583,849 2572,859 2579,861 2579,868 2570,868 2568,874 2570,887 2568,889 2558,887 2553,893 2541,887 2539,897 2519,893 2517,902 2509,908 2500,908 2503,893 2500,891 2494,897 2490,916 2479,925 2460,946 2452,959 2439,935 2448,933 2448,927 2443,921 2448,919 2454,921 2464,912 2473,914 2477,912 2471,904 2452,912 2443,908 2435,923 2435,942 2456,971 2473,985 2496,989 2509,998 2591,1028 2682,1072 2699,1072 2699,1076 2691,1076 2687,1078 2693,1085 2776,1119 2782,1119 2784,339 2793,241 1235,36 951,11 951,8 957,11 902,8 909,6 854,2 862,0 832,2 805,6 813,6 786,13 758,19 767,17 737,23 710,30 718,27 697,30 676,32 670,30 650,34 629,40 602,49 583,55 555,61 536,68 534,72 509,78 490,82 485,85 462,89 443,91 416,97 395,102 393,102 385,102 366,102 345,102 336,104 315,104 296,106 288,106 268,106 247,106 239,106 211,106 74,104">
          <text:p/>
        </draw:polygon>
        <draw:polygon draw:style-name="gr15" draw:text-style-name="P15" draw:layer="layout" svg:width="1.994cm" svg:height="0.955cm" svg:x="1.324cm" svg:y="0.507cm" svg:viewBox="0 0 1995 956" draw:points="165,695 0,956 294,923 730,862 967,786 1276,741 1494,532 1728,432 1866,278 1995,81 1963,0 1255,0 1183,81 1158,89 1134,100 1109,110 1086,119 1060,129 1037,140 1012,148 965,174 916,201 868,227 844,239 726,352 567,504 544,515 518,525 495,536 472,546 449,557 425,568 402,578 379,589 332,612 309,623 284,633 260,644 237,654 214,665 190,676 167,686">
          <text:p/>
        </draw:polygon>
        <draw:polygon draw:style-name="gr17" draw:text-style-name="P17" draw:layer="layout" svg:width="0.012cm" svg:height="0.007cm" svg:x="10.407cm" svg:y="0.507cm" svg:viewBox="0 0 13 8" draw:points="0,0 13,8 9,0">
          <text:p/>
        </draw:polygon>
        <draw:polygon draw:style-name="gr18" draw:text-style-name="P18" draw:layer="layout" svg:width="0.819cm" svg:height="0.311cm" svg:x="12.138cm" svg:y="7.624cm" svg:viewBox="0 0 820 312" draw:points="0,4 0,133 356,254 428,139 740,312 759,290 820,230 750,184 729,167 566,80 432,55 201,31 34,0">
          <text:p/>
        </draw:polygon>
        <draw:polygon draw:style-name="gr9" draw:text-style-name="P9" draw:layer="layout" svg:width="0.62cm" svg:height="0.813cm" svg:x="11.518cm" svg:y="3.02cm" svg:viewBox="0 0 621 814" draw:points="108,684 80,689 55,695 27,699 0,706 82,814 184,807 345,733 413,626 476,544 565,495 621,474 621,0 604,2 581,8 556,17 531,25 493,68 489,150 495,252 472,296 459,317 389,396 330,453 283,548 222,590 201,603 165,670 137,676">
          <text:p/>
        </draw:polygon>
        <draw:polygon draw:style-name="gr5" draw:text-style-name="P5" draw:layer="layout" svg:width="0.893cm" svg:height="1.467cm" svg:x="12.138cm" svg:y="3.494cm" svg:viewBox="0 0 894 1468" draw:points="0,0 0,1381 152,1432 197,1417 233,1413 252,1337 245,1298 254,1286 279,1298 347,1347 489,1421 555,1449 622,1466 646,1468 688,1434 698,1413 684,1377 688,1343 686,1311 688,1273 722,1207 747,1169 818,1121 879,1119 894,1102 809,1049 768,1004 762,953 743,934 690,905 646,871 561,856 478,814 459,816 438,818 375,579 358,492 343,384 277,274 214,187 159,66 93,8">
          <text:p/>
        </draw:polygon>
        <draw:polygon draw:style-name="gr4" draw:text-style-name="P4" draw:layer="layout" svg:width="0.466cm" svg:height="0.357cm" svg:x="8.101cm" svg:y="7.334cm" svg:viewBox="0 0 467 358" draw:points="84,179 177,179 107,226 36,273 13,290 59,358 395,182 444,158 467,146 266,135 277,29 109,0 0,182 88,177">
          <text:p/>
        </draw:polygon>
        <draw:polygon draw:style-name="gr4" draw:text-style-name="P4" draw:layer="layout" svg:width="0.243cm" svg:height="0.504cm" svg:x="7.253cm" svg:y="7.221cm" svg:viewBox="0 0 244 505" draw:points="0,395 101,395 101,505 229,217 131,186 244,135 198,0 38,255 144,272 40,357 0,389">
          <text:p/>
        </draw:polygon>
        <draw:polygon draw:style-name="gr4" draw:text-style-name="P4" draw:layer="layout" svg:width="0.529cm" svg:height="0.521cm" svg:x="7.439cm" svg:y="7.452cm" svg:viewBox="0 0 530 522" draw:points="163,522 530,141 505,145 481,149 456,156 431,160 405,164 382,170 456,92 473,70 376,61 409,0 0,505">
          <text:p/>
        </draw:polygon>
        <draw:polygon draw:style-name="gr4" draw:text-style-name="P4" draw:layer="layout" svg:width="0.045cm" svg:height="0.133cm" svg:x="7.28cm" svg:y="6.671cm" svg:viewBox="0 0 46 134" draw:points="0,134 12,111 22,90 35,67 46,42 31,21 14,0 12,25 10,54 5,81 3,107">
          <text:p/>
        </draw:polygon>
        <draw:polygon draw:style-name="gr4" draw:text-style-name="P4" draw:layer="layout" svg:width="0.108cm" svg:height="0.14cm" svg:x="7.265cm" svg:y="6.868cm" svg:viewBox="0 0 109 141" draw:points="0,62 15,88 28,115 41,141 64,124 86,109 109,92 92,69 73,45 55,24 36,0 26,20 13,39 2,58">
          <text:p/>
        </draw:polygon>
        <draw:polygon draw:style-name="gr4" draw:text-style-name="P4" draw:layer="layout" svg:width="0.072cm" svg:height="0.097cm" svg:x="8.099cm" svg:y="6.76cm" svg:viewBox="0 0 73 98" draw:points="0,96 50,96 73,98 67,72 61,49 54,23 48,0 37,23 24,44 13,68 0,90">
          <text:p/>
        </draw:polygon>
        <draw:polygon draw:style-name="gr4" draw:text-style-name="P4" draw:layer="layout" svg:width="0.245cm" svg:height="0.113cm" svg:x="8.394cm" svg:y="7.276cm" svg:viewBox="0 0 246 114" draw:points="240,65 242,65 246,0 221,11 172,34 149,45 123,55 75,80 48,90 0,114">
          <text:p/>
        </draw:polygon>
        <draw:polygon draw:style-name="gr4" draw:text-style-name="P4" draw:layer="layout" svg:width="0.087cm" svg:height="0.156cm" svg:x="7.168cm" svg:y="7.702cm" svg:viewBox="0 0 88 157" draw:points="0,157 22,141 43,124 65,107 88,90 73,66 60,45 48,22 35,0 24,22 11,43 8,71 6,100 2,128">
          <text:p/>
        </draw:polygon>
        <draw:polygon draw:style-name="gr4" draw:text-style-name="P4" draw:layer="layout" svg:width="0.14cm" svg:height="0.002cm" svg:x="7.604cm" svg:y="7.039cm" svg:viewBox="0 0 141 3" draw:points="0,3 85,3 113,0 141,0 113,0 85,0 57,0 28,0 0,0">
          <text:p/>
        </draw:polygon>
        <draw:polygon draw:style-name="gr4" draw:text-style-name="P4" draw:layer="layout" svg:width="0.127cm" svg:height="0.059cm" svg:x="7.543cm" svg:y="7.545cm" svg:viewBox="0 0 128 60" draw:points="0,60 26,48 51,36 77,23 102,13 128,0 102,11 77,23 51,34 26,46 2,56">
          <text:p/>
        </draw:polygon>
        <draw:polygon draw:style-name="gr4" draw:text-style-name="P4" draw:layer="layout" svg:width="0.055cm" svg:height="0.042cm" svg:x="7.5cm" svg:y="7.137cm" svg:viewBox="0 0 56 43" draw:points="0,43 20,28 37,15 56,0 29,19 0,41">
          <text:p/>
        </draw:polygon>
        <draw:polygon draw:style-name="gr4" draw:text-style-name="P4" draw:layer="layout" svg:width="0.032cm" svg:height="0.065cm" svg:x="7.473cm" svg:y="7.209cm" svg:viewBox="0 0 33 66" draw:points="0,0 10,21 22,45 33,66 22,43 10,21">
          <text:p/>
        </draw:polygon>
        <draw:polygon draw:style-name="gr4" draw:text-style-name="P4" draw:layer="layout" svg:width="0.074cm" svg:height="0.002cm" svg:x="7.625cm" svg:y="6.931cm" svg:viewBox="0 0 75 3" draw:points="0,3 26,3 52,0 75,0 52,0 28,0 2,0">
          <text:p/>
        </draw:polygon>
        <draw:polygon draw:style-name="gr4" draw:text-style-name="P4" draw:layer="layout" svg:width="0.067cm" svg:height="0.01cm" svg:x="7.651cm" svg:y="7.226cm" svg:viewBox="0 0 68 11" draw:points="0,11 24,6 45,4 68,0 45,4 24,6 0,8">
          <text:p/>
        </draw:polygon>
        <draw:polygon draw:style-name="gr4" draw:text-style-name="P4" draw:layer="layout" svg:width="0.078cm" svg:height="0.106cm" svg:x="7.202cm" svg:y="7.827cm" svg:viewBox="0 0 79 107" draw:points="2,107 18,84 33,63 50,42 64,21 79,0 64,21 47,42 33,63 18,84 0,107">
          <text:p/>
        </draw:polygon>
        <draw:polygon draw:style-name="gr4" draw:text-style-name="P4" draw:layer="layout" svg:width="0.413cm" svg:height="0.3cm" svg:x="7.189cm" svg:y="7.956cm" svg:viewBox="0 0 414 301" draw:points="251,0 183,80 135,142 67,220 17,281 0,301 340,207 410,21 414,17">
          <text:p/>
        </draw:polygon>
        <draw:polygon draw:style-name="gr4" draw:text-style-name="P4" draw:layer="layout" svg:width="0.053cm" svg:height="0.069cm" svg:x="7.151cm" svg:y="7.933cm" svg:viewBox="0 0 54 70" draw:points="51,0 34,23 19,45 2,68 0,70 19,47 36,23 54,0">
          <text:p/>
        </draw:polygon>
        <draw:polygon draw:style-name="gr4" draw:text-style-name="P4" draw:layer="layout" svg:width="0.034cm" svg:height="0.091cm" svg:x="8.264cm" svg:y="8.79cm" svg:viewBox="0 0 35 92" draw:points="4,92 12,68 20,44 27,23 35,0 27,21 18,44 10,65 0,88">
          <text:p/>
        </draw:polygon>
        <draw:polygon draw:style-name="gr4" draw:text-style-name="P4" draw:layer="layout" svg:width="3.493cm" svg:height="0.715cm" svg:x="8.658cm" svg:y="7.025cm" svg:viewBox="0 0 3494 716" draw:points="0,368 2,372 9,370 9,374 4,378 4,383 13,391 17,387 15,383 17,378 23,383 34,383 38,393 51,393 53,402 57,404 79,400 105,383 145,370 170,372 177,378 190,378 198,385 213,389 209,393 211,397 223,397 253,408 274,421 287,410 289,414 283,431 293,444 306,452 317,455 319,459 325,461 329,459 346,440 348,429 355,421 355,410 367,397 369,404 365,414 367,416 363,421 357,438 346,444 338,459 331,463 333,465 384,463 393,459 401,459 403,463 410,461 418,463 431,457 439,457 446,461 441,465 429,465 416,469 399,467 374,472 372,474 374,476 388,474 397,476 399,480 397,485 384,478 374,485 365,482 359,476 338,476 319,476 310,469 308,472 310,480 308,489 312,498 319,502 333,504 342,513 348,515 355,509 359,511 365,519 376,517 382,519 388,515 422,513 422,517 408,523 397,521 393,525 378,525 367,525 357,519 355,523 357,528 376,538 391,564 405,564 408,570 416,572 433,557 435,568 431,574 424,578 431,585 456,583 475,568 488,566 507,551 530,528 537,513 558,502 564,496 564,487 549,496 543,494 526,506 503,511 499,509 537,494 543,487 551,487 562,478 585,472 585,467 577,465 596,455 600,440 621,406 645,416 630,442 628,459 634,465 640,461 647,463 649,457 666,444 683,444 693,448 708,438 710,429 725,423 734,404 740,402 742,412 746,412 757,438 763,436 772,416 774,433 778,436 789,416 803,423 797,431 810,433 822,442 831,431 841,427 844,431 835,438 835,442 839,444 850,442 858,436 863,440 852,444 848,450 844,452 829,446 816,450 808,450 801,452 786,450 780,455 772,469 774,474 996,476 1085,472 1208,448 1233,442 1235,438 1369,400 1375,402 1417,397 1409,400 1466,387 1457,389 1512,376 1508,376 1504,376 1561,370 1553,372 1608,376 1603,378 1601,378 1656,381 1650,378 1650,381 1987,412 3492,612 3494,716 3481,710 3481,614 2979,467 2435,355 2177,304 1764,226 1294,179 992,129 899,82 755,12 742,0 714,0 689,0 664,0 638,0 613,0 587,0 562,6 537,12 511,16 484,23 458,29 433,35 408,42 363,69 317,97 270,122 226,150 215,160 211,171 204,177 192,207 166,232 160,243 160,249 147,258 143,270 149,279 143,283 132,283 126,287 122,304 118,309 115,300 82,315 40,353 36,351 36,347 45,336 42,332 32,336 19,353 6,359">
          <text:p/>
        </draw:polygon>
        <draw:polyline draw:style-name="gr22" draw:text-style-name="P1" draw:layer="layout" svg:width="2.272cm" svg:height="1.681cm" svg:x="3.711cm" svg:y="5.78cm" svg:viewBox="0 0 2273 1682" draw:points="159,1682 238,1593 0,1218 235,1379 401,1309 750,799 892,718 989,797 1016,494 1438,384 1626,168 1842,53 1880,113 1903,0 1941,170 2273,232">
          <text:p/>
        </draw:polyline>
        <draw:polyline draw:style-name="gr22" draw:text-style-name="P1" draw:layer="layout" svg:width="1.347cm" svg:height="1.331cm" svg:x="4.581cm" svg:y="6.25cm" svg:viewBox="0 0 1348 1332" draw:points="1348,171 1210,182 1098,0 327,345 416,607 334,830 0,1332">
          <text:p/>
        </draw:polyline>
        <draw:polyline draw:style-name="gr22" draw:text-style-name="P1" draw:layer="layout" svg:width="0.063cm" svg:height="0.112cm" svg:x="5.915cm" svg:y="6.055cm" svg:viewBox="0 0 64 113" draw:points="64,0 0,60 48,113">
          <text:p/>
        </draw:polyline>
        <draw:polyline draw:style-name="gr22" draw:text-style-name="P1" draw:layer="layout" svg:width="3.241cm" svg:height="2.002cm" svg:x="6.785cm" svg:y="6.14cm" svg:viewBox="0 0 3242 2003" draw:points="85,1758 159,1501 222,1607 345,1478 243,1565 250,1402 89,1499 142,1362 184,1415 245,1256 305,1302 317,1203 487,1173 375,1140 478,1082 406,938 243,1154 121,979 184,917 224,1015 334,913 332,688 169,883 241,675 133,690 0,810 184,628 0,620 262,620 216,556 292,580 423,260 279,345 248,266 444,182 478,366 758,0 470,461 584,628 675,633 701,474 779,614 724,453 878,188 823,537 929,389 931,597 1054,406 1088,527 1251,366 1223,542 1506,264 1701,292 1753,360 1457,366 1574,470 1444,410 1402,506 1512,556 1377,512 1383,586 1440,722 1525,669 1495,741 1730,641 1847,743 1389,823 1413,909 1527,943 1686,802 1654,886 1762,883 1851,785 1887,861 1682,1021 1938,911 1855,1046 1965,949 1936,1059 2139,1002 1880,1277 2247,1283 2185,1381 2317,1476 2511,1302 2543,1385 2632,1322 2575,1563 2774,1563 2786,1696 2729,1669 2810,1726 3089,1724 3045,1783 3242,1940 3040,1961 3212,2003">
          <text:p/>
        </draw:polyline>
        <draw:polygon draw:style-name="gr22" draw:text-style-name="P1" draw:layer="layout" svg:width="0.466cm" svg:height="0.357cm" svg:x="8.101cm" svg:y="7.334cm" svg:viewBox="0 0 467 358" draw:points="84,179 177,179 13,290 59,358 467,146 266,135 277,29 109,0 0,182 88,177">
          <text:p/>
        </draw:polygon>
        <draw:polygon draw:style-name="gr22" draw:text-style-name="P1" draw:layer="layout" svg:width="0.243cm" svg:height="0.504cm" svg:x="7.253cm" svg:y="7.221cm" svg:viewBox="0 0 244 505" draw:points="0,395 101,395 101,505 229,217 131,186 244,135 198,0 38,255 144,272 0,389">
          <text:p/>
        </draw:polygon>
        <draw:polyline draw:style-name="gr22" draw:text-style-name="P1" draw:layer="layout" svg:width="0.529cm" svg:height="0.521cm" svg:x="7.439cm" svg:y="7.452cm" svg:viewBox="0 0 530 522" draw:points="163,522 530,141 382,170 473,70 376,61 409,0 0,505">
          <text:p/>
        </draw:polyline>
        <draw:polyline draw:style-name="gr22" draw:text-style-name="P1" draw:layer="layout" svg:width="0.683cm" svg:height="0.542cm" svg:x="5.928cm" svg:y="6.167cm" svg:viewBox="0 0 684 543" draw:points="34,0 218,202 556,329 684,543 165,245 0,255">
          <text:p/>
        </draw:polyline>
        <draw:polyline draw:style-name="gr22" draw:text-style-name="P1" draw:layer="layout" svg:width="0.629cm" svg:height="0.356cm" svg:x="5.978cm" svg:y="5.699cm" svg:viewBox="0 0 630 357" draw:points="5,313 15,315 271,0 630,11 231,134 0,357">
          <text:p/>
        </draw:polyline>
        <draw:polyline draw:style-name="gr22" draw:text-style-name="P1" draw:layer="layout" svg:width="0.127cm" svg:height="0.199cm" svg:x="11.804cm" svg:y="7.992cm" svg:viewBox="0 0 128 200" draw:points="0,200 72,166 42,0 128,200">
          <text:p/>
        </draw:polyline>
        <draw:polyline draw:style-name="gr22" draw:text-style-name="P1" draw:layer="layout" svg:width="0.051cm" svg:height="0.049cm" svg:x="6.755cm" svg:y="7.839cm" svg:viewBox="0 0 52 50" draw:points="0,46 25,0 52,50">
          <text:p/>
        </draw:polyline>
        <draw:polyline draw:style-name="gr22" draw:text-style-name="P1" draw:layer="layout" svg:width="0.095cm" svg:height="0.13cm" svg:x="6.355cm" svg:y="7.712cm" svg:viewBox="0 0 96 131" draw:points="0,124 96,0 45,131">
          <text:p/>
        </draw:polyline>
        <draw:polyline draw:style-name="gr22" draw:text-style-name="P1" draw:layer="layout" svg:width="1.221cm" svg:height="0.154cm" svg:x="10.159cm" svg:y="8.03cm" svg:viewBox="0 0 1222 155" draw:points="0,119 701,0 1222,155">
          <text:p/>
        </draw:polyline>
        <draw:polyline draw:style-name="gr22" draw:text-style-name="P1" draw:layer="layout" svg:width="0.025cm" svg:height="0.18cm" svg:x="6.171cm" svg:y="7.636cm" svg:viewBox="0 0 26 181" draw:points="2,177 0,0 26,181">
          <text:p/>
        </draw:polyline>
        <draw:polyline draw:style-name="gr22" draw:text-style-name="P1" draw:layer="layout" svg:width="0.106cm" svg:height="0.082cm" svg:x="13.143cm" svg:y="8.098cm" svg:viewBox="0 0 107 83" draw:points="0,83 52,0 107,81">
          <text:p/>
        </draw:polyline>
        <draw:polyline draw:style-name="gr22" draw:text-style-name="P1" draw:layer="layout" svg:width="3.122cm" svg:height="2.986cm" svg:x="0.748cm" svg:y="7.461cm" svg:viewBox="0 0 3123 2987" draw:points="0,2913 201,2987 197,2845 341,2852 364,2661 572,2807 578,2659 788,2632 869,2433 1212,2505 1212,2359 1320,2426 1322,2265 1394,2458 1421,2352 1508,2403 1457,2308 1548,2333 1515,2240 1627,2212 1445,2172 1728,2098 1692,1937 1815,1939 1864,1783 2101,1795 2408,1533 2141,1160 1877,1112 1788,1186 1752,989 2044,727 1906,680 2219,652 2156,481 2355,506 2287,375 2380,305 2454,396 2501,178 2573,305 2492,413 2770,384 2837,195 2641,161 2986,155 3123,0">
          <text:p/>
        </draw:polyline>
        <draw:polygon draw:style-name="gr22" draw:text-style-name="P1" draw:layer="layout" svg:width="2.083cm" svg:height="1.659cm" svg:x="1.578cm" svg:y="10.185cm" svg:viewBox="0 0 2084 1660" draw:points="415,1279 760,1144 533,1360 639,1281 622,1374 705,1343 341,1626 474,1660 732,1529 660,1516 756,1383 855,1406 762,1247 927,1279 919,1116 969,1222 1043,1097 1391,1101 1209,983 1259,915 1291,993 1471,968 1494,1099 1633,1063 1690,951 1582,828 1359,833 1494,778 1454,718 1906,934 2084,682 1849,680 1919,556 1821,597 1891,495 1789,514 2007,366 1809,197 1785,309 1783,239 1694,330 1626,281 1665,184 1321,0 1463,285 1336,152 1331,300 1143,190 1234,391 1113,285 1067,495 1048,118 872,99 783,330 1012,520 787,417 910,597 792,514 874,968 720,556 588,546 698,518 679,376 292,408 0,773 148,858 118,1226 298,1319 241,1470 470,1125 248,1169 188,1061 571,1133">
          <text:p/>
        </draw:polygon>
        <draw:polyline draw:style-name="gr22" draw:text-style-name="P1" draw:layer="layout" svg:width="1.503cm" svg:height="1.211cm" svg:x="4.171cm" svg:y="7.581cm" svg:viewBox="0 0 1504 1212" draw:points="410,0 201,312 489,594 489,494 872,376 645,549 635,668 444,679 531,873 349,731 245,738 245,852 218,757 106,782 171,937 65,869 0,1011 192,1087 150,1178 358,1146 290,1098 419,1045 616,1176 487,1011 643,1093 705,1024 724,1212 753,1053 1033,926 1009,757 1095,691 1112,894 1362,535 1212,903 1434,763 1419,594 1472,721 1504,700">
          <text:p/>
        </draw:polyline>
        <draw:polygon draw:style-name="gr22" draw:text-style-name="P1" draw:layer="layout" svg:width="0.965cm" svg:height="0.608cm" svg:x="2.994cm" svg:y="9.636cm" svg:viewBox="0 0 966 609" draw:points="220,609 309,605 294,505 424,531 498,339 484,531 699,507 642,404 748,303 845,495 966,225 820,395 871,140 776,208 708,77 630,240 617,0 317,26 401,257 171,151 112,210 275,391 51,259 0,326 220,605">
          <text:p/>
        </draw:polygon>
        <draw:polygon draw:style-name="gr22" draw:text-style-name="P1" draw:layer="layout" svg:width="0.428cm" svg:height="0.296cm" svg:x="2.577cm" svg:y="11.296cm" svg:viewBox="0 0 429 297" draw:points="76,297 176,172 429,111 293,78 261,139 289,53 163,111 213,44 129,0 0,160 102,143 15,217 74,297">
          <text:p/>
        </draw:polygon>
        <draw:polyline draw:style-name="gr22" draw:text-style-name="P1" draw:layer="layout" svg:width="0.021cm" svg:height="0.078cm" svg:x="5.682cm" svg:y="8.032cm" svg:viewBox="0 0 22 79" draw:points="13,79 0,0 22,30">
          <text:p/>
        </draw:polyline>
        <draw:polyline draw:style-name="gr22" draw:text-style-name="P1" draw:layer="layout" svg:width="0.472cm" svg:height="0.483cm" svg:x="5.703cm" svg:y="7.812cm" svg:viewBox="0 0 473 484" draw:points="0,251 157,484 106,168 187,219 230,36 323,405 291,227 473,25 471,0">
          <text:p/>
        </draw:polyline>
        <draw:polyline draw:style-name="gr22" draw:text-style-name="P1" draw:layer="layout" svg:width="0.381cm" svg:height="0.154cm" svg:x="6.374cm" svg:y="7.842cm" svg:viewBox="0 0 382 155" draw:points="26,0 0,61 178,128 237,48 323,155 382,42">
          <text:p/>
        </draw:polyline>
        <draw:polyline draw:style-name="gr22" draw:text-style-name="P1" draw:layer="layout" svg:width="1.041cm" svg:height="0.436cm" svg:x="11.814cm" svg:y="8.191cm" svg:viewBox="0 0 1042 437" draw:points="117,0 138,51 0,175 407,378 818,437 1042,318">
          <text:p/>
        </draw:polyline>
        <draw:polyline draw:style-name="gr22" draw:text-style-name="P1" draw:layer="layout" svg:width="0.413cm" svg:height="0.3cm" svg:x="7.189cm" svg:y="7.956cm" svg:viewBox="0 0 414 301" draw:points="251,0 0,301 340,207 410,21 414,17">
          <text:p/>
        </draw:polyline>
        <draw:polyline draw:style-name="gr22" draw:text-style-name="P1" draw:layer="layout" svg:width="0.046cm" svg:height="0.17cm" svg:x="5.674cm" svg:y="8.11cm" svg:viewBox="0 0 47 171" draw:points="0,171 47,137 22,0">
          <text:p/>
        </draw:polyline>
        <draw:polyline draw:style-name="gr22" draw:text-style-name="P1" draw:layer="layout" svg:width="0.159cm" svg:height="0.195cm" svg:x="6.196cm" svg:y="7.816cm" svg:viewBox="0 0 160 196" draw:points="0,0 26,196 160,19">
          <text:p/>
        </draw:polyline>
        <draw:polyline draw:style-name="gr22" draw:text-style-name="P1" draw:layer="layout" svg:width="0.064cm" svg:height="0.078cm" svg:x="6.806cm" svg:y="7.888cm" svg:viewBox="0 0 65 79" draw:points="0,0 46,79 65,9">
          <text:p/>
        </draw:polyline>
        <draw:polyline draw:style-name="gr22" draw:text-style-name="P1" draw:layer="layout" svg:width="0.163cm" svg:height="0.021cm" svg:x="9.996cm" svg:y="8.142cm" svg:viewBox="0 0 164 22" draw:points="0,0 82,22 164,6">
          <text:p/>
        </draw:polyline>
        <draw:polyline draw:style-name="gr22" draw:text-style-name="P1" draw:layer="layout" svg:width="0.424cm" svg:height="0.077cm" svg:x="11.38cm" svg:y="8.184cm" svg:viewBox="0 0 425 78" draw:points="0,0 264,78 425,7">
          <text:p/>
        </draw:polyline>
        <draw:path draw:style-name="gr22" draw:text-style-name="P1" draw:layer="layout" svg:width="5.789cm" svg:height="4.291cm" svg:x="12.959cm" svg:y="8.178cm" svg:viewBox="0 0 5790 4292" svg:d="M290 0l136 195 266 70-298-13 10 370-19-417-141-192-94 169 125 241-118 195-157 49 396 258 51-66 89 115-74-21 444 268-46-50 201-41-142 96 366 144 361 548 121-95-108 105 423 301 140-32 27 79 55-111-27 144 137 19v125l87-57-42-171 184 82-43-110-63 53-68-59 72 4-32-93 163 110-10-68 44 140 176-112-222-383-36 112-146-19 142-123-125-91 57 131-79-51-103-211-244-38-105 93 156-153-106-186 295 231-41-169 96 143 63-105 17 201 155 4-89 13 131 93 82-167-23-102-85 23 30-207 116 298 51-89 161 26-231 108 212 296-40 322 209-87 121 66-42-193 178 368 169-8-320-1202-205-216 265 237-276-388 180 104 13-275 34 345 180-49-131 104 247 639 45-322 48 415-63-19 192 390 502 224 6-307 265-203-142 127-63 91 23 483 138 115 154-280-70 148 74 174-67-84-64 69 161 221 53-210 343 53-339-38 13 209 324 187 53-129-43 139 237 129-618-241 55 193 208-49-127 85 23 135 123-6-76 129 311-34-142 110 53 70-241-47-36 159 213 87 129-112-31 123 156 84 125-127 43 180-125-17 154 197 216 104 4-5M5790 4279l-6 10 6 3">
          <text:p/>
        </draw:path>
        <draw:polyline draw:style-name="gr22" draw:text-style-name="P1" draw:layer="layout" svg:width="0.791cm" svg:height="1.075cm" svg:x="17.957cm" svg:y="13.049cm" svg:viewBox="0 0 792 1076" draw:points="792,485 761,454 459,394 484,194 353,6 230,112 237,10 0,0 6,211 304,262 349,602 457,636 281,864 285,1036 661,974 520,1012 520,1076">
          <text:p/>
        </draw:polyline>
        <draw:polygon draw:style-name="gr22" draw:text-style-name="P1" draw:layer="layout" svg:width="0.953cm" svg:height="1.935cm" svg:x="16.21cm" svg:y="11.482cm" svg:viewBox="0 0 954 1936" draw:points="607,1112 518,1324 630,1155 660,1305 592,1438 681,1597 730,1536 772,1743 812,1627 795,1773 948,1936 954,1695 865,1756 945,1587 844,1544 933,1487 827,1400 897,1394 878,1267 924,1394 922,1212 899,1121 810,1163 897,1110 753,934 835,961 670,402 569,326 537,398 575,301 476,290 605,290 409,150 362,203 367,95 218,180 288,64 176,0 43,244 161,297 0,307 123,474 280,424 231,565 343,553 254,654 488,796 396,747 339,800 420,855 273,862 373,951 484,887 341,1006 286,955 367,1104 520,1016 400,1163 562,1033 454,1248">
          <text:p/>
        </draw:polygon>
        <draw:polygon draw:style-name="gr22" draw:text-style-name="P1" draw:layer="layout" svg:width="1.279cm" svg:height="1.28cm" svg:x="15.573cm" svg:y="10.473cm" svg:viewBox="0 0 1280 1281" draw:points="1149,1000 1280,1084 1172,697 776,767 875,739 782,714 829,665 664,650 717,597 412,413 1066,684 1144,617 926,447 1157,572 1121,298 761,177 588,481 463,428 611,406 488,328 672,251 628,93 458,0 343,171 189,116 248,336 45,124 123,292 43,228 0,321 335,648 68,439 146,583 68,547 34,697 206,741 271,964 392,953 341,1033 446,1008 383,1069 539,1201 360,1108 522,1281 660,1281 738,1133 630,1044 708,972 514,913 592,860 484,737 1087,1125 1254,1112 1146,998">
          <text:p/>
        </draw:polygon>
        <draw:polygon draw:style-name="gr22" draw:text-style-name="P1" draw:layer="layout" svg:width="0.596cm" svg:height="1.315cm" svg:x="17.265cm" svg:y="12.284cm" svg:viewBox="0 0 597 1316" draw:points="350,385 369,161 97,0 232,121 42,66 112,195 0,130 29,319 184,368 137,448 287,404 112,548 343,600 354,825 234,687 162,831 167,924 266,857 186,965 337,1316 262,1058 343,1068 343,859 458,1187 506,977 413,948 403,787 502,905 530,835 422,689 483,632 384,590 481,480 401,427 536,499 597,431 540,182 415,149">
          <text:p/>
        </draw:polygon>
        <draw:polygon draw:style-name="gr22" draw:text-style-name="P1" draw:layer="layout" svg:width="0.98cm" svg:height="1.952cm" svg:x="16.64cm" svg:y="10.248cm" svg:viewBox="0 0 981 1953" draw:points="863,1341 761,1218 913,1258 884,1167 966,1263 606,708 566,772 522,396 981,1053 617,303 229,337 0,0 169,430 203,316 157,509 315,1112 402,1256 583,1115 545,1261 421,1297 628,1474 419,1407 534,1527 387,1642 442,1953 685,1750 655,1589 719,1703 801,1587 712,1381 793,1481 793,1405 888,1493 962,1421 928,1294 865,1341">
          <text:p/>
        </draw:polygon>
        <draw:polygon draw:style-name="gr22" draw:text-style-name="P1" draw:layer="layout" svg:width="0.87cm" svg:height="0.919cm" svg:x="17.527cm" svg:y="12.026cm" svg:viewBox="0 0 871 920" draw:points="53,150 262,282 129,273 161,356 299,326 388,920 560,873 541,803 782,833 793,613 668,592 547,313 613,376 572,244 871,623 824,148 566,68 608,195 549,76 104,0 0,64 47,148">
          <text:p/>
        </draw:polygon>
        <draw:polyline draw:style-name="gr22" draw:text-style-name="P1" draw:layer="layout" svg:width="0.059cm" svg:height="0.277cm" svg:x="18.689cm" svg:y="13.076cm" svg:viewBox="0 0 60 278" draw:points="60,0 0,92 60,278">
          <text:p/>
        </draw:polyline>
        <draw:polygon draw:style-name="gr22" draw:text-style-name="P1" draw:layer="layout" svg:width="0.257cm" svg:height="0.493cm" svg:x="16.083cm" svg:y="11.81cm" svg:viewBox="0 0 258 494" draw:points="110,494 215,465 258,283 81,0 0,176 53,129 41,250 125,246 39,393 108,494">
          <text:p/>
        </draw:polygon>
        <draw:polygon draw:style-name="gr22" draw:text-style-name="P1" draw:layer="layout" svg:width="0.354cm" svg:height="0.39cm" svg:x="17.897cm" svg:y="13.319cm" svg:viewBox="0 0 355 391" draw:points="0,253 49,391 296,164 319,370 355,0 87,39 195,120 47,137">
          <text:p/>
        </draw:polygon>
        <draw:polyline draw:style-name="gr22" draw:text-style-name="P1" draw:layer="layout" svg:width="0.368cm" svg:height="0.417cm" svg:x="18.38cm" svg:y="12.363cm" svg:viewBox="0 0 369 418" draw:points="369,256 127,0 0,2 2,12 163,256 55,247 80,418 369,277">
          <text:p/>
        </draw:polyline>
        <draw:polygon draw:style-name="gr22" draw:text-style-name="P1" draw:layer="layout" svg:width="0.332cm" svg:height="0.316cm" svg:x="18.393cm" svg:y="12.847cm" svg:viewBox="0 0 333 317" draw:points="37,47 0,195 172,317 333,232 295,0 39,45">
          <text:p/>
        </draw:polygon>
        <draw:polyline draw:style-name="gr22" draw:text-style-name="P1" draw:layer="layout" svg:width="0.288cm" svg:height="0.328cm" svg:x="12.855cm" svg:y="8.18cm" svg:viewBox="0 0 289 329" draw:points="0,329 132,259 289,0">
          <text:p/>
        </draw:polyline>
        <draw:polyline draw:style-name="gr23" draw:text-style-name="P1" draw:layer="layout" svg:width="0.709cm" svg:height="7.404cm" svg:x="12.138cm" svg:y="0.507cm" svg:viewBox="0 0 710 7405" draw:points="710,7405 388,7242 340,7367 2,7249 0,0">
          <text:p/>
        </draw:polyline>
        <draw:polyline draw:style-name="gr23" draw:text-style-name="P1" draw:layer="layout" svg:width="1.615cm" svg:height="1.586cm" svg:x="17.133cm" svg:y="0.507cm" svg:viewBox="0 0 1616 1587" draw:points="1616,1587 1313,1436 1059,926 900,888 794,1045 654,1051 699,820 87,505 214,165 0,0">
          <text:p/>
        </draw:polyline>
        <draw:polyline draw:style-name="gr23" draw:text-style-name="P1" draw:layer="layout" svg:width="1.615cm" svg:height="1.588cm" svg:x="17.133cm" svg:y="0.507cm" svg:viewBox="0 0 1616 1589" draw:points="1616,1589 1313,1436 1059,926 900,888 794,1045 654,1051 699,820 87,505 214,165 0,0">
          <text:p/>
        </draw:polyline>
        <draw:polyline draw:style-name="gr23" draw:text-style-name="P1" draw:layer="layout" svg:width="0.754cm" svg:height="0.498cm" svg:x="12.847cm" svg:y="7.67cm" svg:viewBox="0 0 755 499" draw:points="755,499 579,378 653,0 224,28 13,249 0,242">
          <text:p/>
        </draw:polyline>
        <draw:polyline draw:style-name="gr23" draw:text-style-name="P1" draw:layer="layout" svg:width="5.147cm" svg:height="3.359cm" svg:x="13.601cm" svg:y="8.168cm" svg:viewBox="0 0 5148 3360" draw:points="5148,3360 4248,2143 4220,1939 3833,1550 3505,1398 3310,1031 2933,847 2813,648 2851,445 2675,267 2493,139 1890,470 1977,574 1818,665 1759,1108 1596,1114 1128,1510 1020,1044 245,314 186,127 0,0">
          <text:p/>
        </draw:polyline>
        <draw:line draw:style-name="gr23" draw:text-style-name="P1" draw:layer="layout" svg:x1="13.529cm" svg:y1="8.175cm" svg:x2="18.749cm" svg:y2="7.67cm">
          <text:p/>
        </draw:line>
        <draw:line draw:style-name="gr23" draw:text-style-name="P1" draw:layer="layout" svg:x1="13.529cm" svg:y1="8.175cm" svg:x2="18.749cm" svg:y2="7.67cm">
          <text:p/>
        </draw:line>
        <draw:line draw:style-name="gr24" draw:text-style-name="P1" draw:layer="layout" svg:x1="4.884cm" svg:y1="14.124cm" svg:x2="4.884cm" svg:y2="14.299cm">
          <text:p/>
        </draw:line>
        <draw:line draw:style-name="gr24" draw:text-style-name="P1" draw:layer="layout" svg:x1="6.749cm" svg:y1="0.507cm" svg:x2="6.749cm" svg:y2="0.332cm">
          <text:p/>
        </draw:line>
        <draw:line draw:style-name="gr24" draw:text-style-name="P1" draw:layer="layout" svg:x1="12.938cm" svg:y1="14.124cm" svg:x2="12.938cm" svg:y2="14.299cm">
          <text:p/>
        </draw:line>
        <draw:line draw:style-name="gr24" draw:text-style-name="P1" draw:layer="layout" svg:x1="12.733cm" svg:y1="0.507cm" svg:x2="12.733cm" svg:y2="0.332cm">
          <text:p/>
        </draw:line>
        <draw:line draw:style-name="gr24" draw:text-style-name="P1" draw:layer="layout" svg:x1="18.746cm" svg:y1="0.507cm" svg:x2="18.746cm" svg:y2="0.332cm">
          <text:p/>
        </draw:line>
        <draw:line draw:style-name="gr24" draw:text-style-name="P1" draw:layer="layout" svg:x1="0.748cm" svg:y1="14.122cm" svg:x2="0.572cm" svg:y2="14.122cm">
          <text:p/>
        </draw:line>
        <draw:line draw:style-name="gr24" draw:text-style-name="P1" draw:layer="layout" svg:x1="0.748cm" svg:y1="6.796cm" svg:x2="0.572cm" svg:y2="6.796cm">
          <text:p/>
        </draw:line>
        <draw:line draw:style-name="gr24" draw:text-style-name="P1" draw:layer="layout" svg:x1="18.748cm" svg:y1="7.725cm" svg:x2="18.924cm" svg:y2="7.725cm">
          <text:p/>
        </draw:line>
        <draw:line draw:style-name="gr24" draw:text-style-name="P1" draw:layer="layout" svg:x1="18.748cm" svg:y1="0.509cm" svg:x2="18.924cm" svg:y2="0.509cm">
          <text:p/>
        </draw:line>
        <draw:line draw:style-name="gr24" draw:text-style-name="P1" draw:layer="layout" svg:x1="0.75cm" svg:y1="14.124cm" svg:x2="0.75cm" svg:y2="14.213cm">
          <text:p/>
        </draw:line>
        <draw:line draw:style-name="gr24" draw:text-style-name="P1" draw:layer="layout" svg:x1="3.671cm" svg:y1="0.507cm" svg:x2="3.671cm" svg:y2="0.421cm">
          <text:p/>
        </draw:line>
        <draw:line draw:style-name="gr24" draw:text-style-name="P1" draw:layer="layout" svg:x1="4.884cm" svg:y1="14.124cm" svg:x2="4.884cm" svg:y2="14.213cm">
          <text:p/>
        </draw:line>
        <draw:line draw:style-name="gr24" draw:text-style-name="P1" draw:layer="layout" svg:x1="6.749cm" svg:y1="0.507cm" svg:x2="6.749cm" svg:y2="0.421cm">
          <text:p/>
        </draw:line>
        <draw:line draw:style-name="gr24" draw:text-style-name="P1" draw:layer="layout" svg:x1="8.931cm" svg:y1="14.124cm" svg:x2="8.931cm" svg:y2="14.213cm">
          <text:p/>
        </draw:line>
        <draw:line draw:style-name="gr24" draw:text-style-name="P1" draw:layer="layout" svg:x1="9.757cm" svg:y1="0.507cm" svg:x2="9.757cm" svg:y2="0.421cm">
          <text:p/>
        </draw:line>
        <draw:line draw:style-name="gr24" draw:text-style-name="P1" draw:layer="layout" svg:x1="12.938cm" svg:y1="14.124cm" svg:x2="12.938cm" svg:y2="14.213cm">
          <text:p/>
        </draw:line>
        <draw:line draw:style-name="gr24" draw:text-style-name="P1" draw:layer="layout" svg:x1="12.733cm" svg:y1="0.507cm" svg:x2="12.733cm" svg:y2="0.421cm">
          <text:p/>
        </draw:line>
        <draw:line draw:style-name="gr24" draw:text-style-name="P1" draw:layer="layout" svg:x1="16.958cm" svg:y1="14.124cm" svg:x2="16.958cm" svg:y2="14.213cm">
          <text:p/>
        </draw:line>
        <draw:line draw:style-name="gr24" draw:text-style-name="P1" draw:layer="layout" svg:x1="15.717cm" svg:y1="0.507cm" svg:x2="15.717cm" svg:y2="0.421cm">
          <text:p/>
        </draw:line>
        <draw:line draw:style-name="gr24" draw:text-style-name="P1" draw:layer="layout" svg:x1="18.746cm" svg:y1="0.507cm" svg:x2="18.746cm" svg:y2="0.421cm">
          <text:p/>
        </draw:line>
        <draw:line draw:style-name="gr25" draw:text-style-name="P1" draw:layer="layout" svg:x1="0.748cm" svg:y1="14.124cm" svg:x2="0.748cm" svg:y2="0.507cm">
          <text:p/>
        </draw:line>
        <draw:line draw:style-name="gr25" draw:text-style-name="P1" draw:layer="layout" svg:x1="18.748cm" svg:y1="14.124cm" svg:x2="18.748cm" svg:y2="0.507cm">
          <text:p/>
        </draw:line>
        <draw:line draw:style-name="gr25" draw:text-style-name="P1" draw:layer="layout" svg:x1="0.748cm" svg:y1="14.124cm" svg:x2="18.748cm" svg:y2="14.124cm">
          <text:p/>
        </draw:line>
        <draw:line draw:style-name="gr25" draw:text-style-name="P1" draw:layer="layout" svg:x1="0.748cm" svg:y1="0.507cm" svg:x2="18.748cm" svg:y2="0.507cm">
          <text:p/>
        </draw:line>
        <draw:frame draw:style-name="gr26" draw:text-style-name="P23" draw:layer="layout" svg:width="0.912cm" svg:height="0.399cm" svg:x="4.464cm" svg:y="14.328cm">
          <draw:text-box>
            <text:p text:style-name="P22"><text:span text:style-name="T1">−</text:span><text:span text:style-name="T1">150°</text:span></text:p>
          </draw:text-box>
        </draw:frame>
        <draw:frame draw:style-name="gr26" draw:text-style-name="P23" draw:layer="layout" svg:width="0.912cm" svg:height="0.399cm" svg:x="6.328cm" svg:y="-0.07cm">
          <draw:text-box>
            <text:p text:style-name="P22"><text:span text:style-name="T1">−</text:span><text:span text:style-name="T1">150°</text:span></text:p>
          </draw:text-box>
        </draw:frame>
        <draw:frame draw:style-name="gr26" draw:text-style-name="P23" draw:layer="layout" svg:width="0.912cm" svg:height="0.399cm" svg:x="12.518cm" svg:y="14.328cm">
          <draw:text-box>
            <text:p text:style-name="P22"><text:span text:style-name="T1">−</text:span><text:span text:style-name="T1">140°</text:span></text:p>
          </draw:text-box>
        </draw:frame>
        <draw:frame draw:style-name="gr26" draw:text-style-name="P23" draw:layer="layout" svg:width="0.912cm" svg:height="0.399cm" svg:x="12.312cm" svg:y="-0.07cm">
          <draw:text-box>
            <text:p text:style-name="P22"><text:span text:style-name="T1">−</text:span><text:span text:style-name="T1">140°</text:span></text:p>
          </draw:text-box>
        </draw:frame>
        <draw:frame draw:style-name="gr26" draw:text-style-name="P23" draw:layer="layout" svg:width="0.912cm" svg:height="0.399cm" svg:x="18.326cm" svg:y="-0.07cm">
          <draw:text-box>
            <text:p text:style-name="P22"><text:span text:style-name="T1">−</text:span><text:span text:style-name="T1">130°</text:span></text:p>
          </draw:text-box>
        </draw:frame>
        <draw:frame draw:style-name="gr27" draw:text-style-name="P23" draw:layer="layout" svg:width="0.548cm" svg:height="0.399cm" svg:x="-0.009cm" svg:y="13.932cm">
          <draw:text-box>
            <text:p text:style-name="P22"><text:span text:style-name="T1">55°</text:span></text:p>
          </draw:text-box>
        </draw:frame>
        <draw:frame draw:style-name="gr27" draw:text-style-name="P23" draw:layer="layout" svg:width="0.548cm" svg:height="0.399cm" svg:x="-0.009cm" svg:y="6.608cm">
          <draw:text-box>
            <text:p text:style-name="P22"><text:span text:style-name="T1">60°</text:span></text:p>
          </draw:text-box>
        </draw:frame>
        <draw:frame draw:style-name="gr27" draw:text-style-name="P23" draw:layer="layout" svg:width="0.548cm" svg:height="0.399cm" svg:x="19.026cm" svg:y="7.538cm">
          <draw:text-box>
            <text:p text:style-name="P22"><text:span text:style-name="T1">60°</text:span></text:p>
          </draw:text-box>
        </draw:frame>
        <draw:polyline draw:style-name="gr28" draw:text-style-name="P1" draw:layer="layout" svg:width="3.73cm" svg:height="3.014cm" svg:x="12.157cm" svg:y="6.102cm" svg:viewBox="0 0 3731 3015" draw:points="0,0 44,25 63,38 176,76 529,139 739,182 783,205 872,222 924,237 977,243 1064,266 1091,273 1146,302 1180,328 1205,319 1260,330 1343,417 1392,436 1415,459 1461,489 1474,510 1502,514 1517,531 1533,546 1553,577 1567,616 1610,656 1631,673 1686,679 1718,704 1794,717 1830,736 1851,743 1864,760 1876,762 1878,774 1883,779 1906,783 1923,802 1940,810 1965,829 1995,876 2005,870 2014,876 2035,901 2048,906 2067,935 2075,954 2109,969 2126,994 2149,1022 2152,1054 2219,1177 2238,1234 2289,1284 2350,1386 2384,1431 2395,1501 2420,1525 2433,1578 2458,1609 2482,1658 2528,1781 2598,1870 2770,2026 2823,2083 3034,2255 3043,2259 3066,2280 3087,2304 3136,2371 3172,2431 3254,2505 3335,2539 3417,2589 3428,2615 3650,2896 3731,3015">
          <text:p/>
        </draw:polyline>
        <draw:polygon draw:style-name="gr29" draw:text-style-name="P24" draw:layer="layout" svg:width="0.171cm" svg:height="0.167cm" svg:x="12.549cm" svg:y="6.214cm" svg:viewBox="0 0 172 168" draw:points="0,0 56,168 172,34">
          <text:p/>
        </draw:polygon>
        <draw:polygon draw:style-name="gr28" draw:text-style-name="P1" draw:layer="layout" svg:width="0.171cm" svg:height="0.167cm" svg:x="12.549cm" svg:y="6.214cm" svg:viewBox="0 0 172 168" draw:points="0,0 56,168 172,34">
          <text:p/>
        </draw:polygon>
        <draw:polygon draw:style-name="gr29" draw:text-style-name="P24" draw:layer="layout" svg:width="0.161cm" svg:height="0.175cm" svg:x="14.013cm" svg:y="6.866cm" svg:viewBox="0 0 162 176" draw:points="19,0 0,176 162,104">
          <text:p/>
        </draw:polygon>
        <draw:polygon draw:style-name="gr28" draw:text-style-name="P1" draw:layer="layout" svg:width="0.161cm" svg:height="0.175cm" svg:x="14.013cm" svg:y="6.866cm" svg:viewBox="0 0 162 176" draw:points="19,0 0,176 162,104">
          <text:p/>
        </draw:polygon>
        <draw:polygon draw:style-name="gr29" draw:text-style-name="P24" draw:layer="layout" svg:width="0.165cm" svg:height="0.174cm" svg:x="14.972cm" svg:y="8.201cm" svg:viewBox="0 0 166 175" draw:points="28,0 0,175 166,111">
          <text:p/>
        </draw:polygon>
        <draw:polygon draw:style-name="gr28" draw:text-style-name="P1" draw:layer="layout" svg:width="0.165cm" svg:height="0.174cm" svg:x="14.972cm" svg:y="8.201cm" svg:viewBox="0 0 166 175" draw:points="28,0 0,175 166,111">
          <text:p/>
        </draw:polygon>
        <draw:polyline draw:style-name="gr24" draw:text-style-name="P1" draw:layer="layout" svg:width="7.476cm" svg:height="4.951cm" svg:x="1.326cm" svg:y="9.173cm" svg:viewBox="0 0 7477 4952" draw:points="0,4952 322,4816 1001,4499 1145,4425 1219,4389 1556,4217 1604,4194 2098,3949 2392,3819 2513,3764 2662,3701 2759,3656 3426,3432 3684,3349 3781,3309 4112,3162 4512,2963 4670,2870 4804,2790 4871,2747 5310,2457 5646,2155 5970,1835 6254,1541 6290,1499 6544,1160 6855,722 6948,597 6980,557 7043,474 7115,394 7204,292 7329,152 7477,0">
          <text:p/>
        </draw:polyline>
        <draw:polygon draw:style-name="gr29" draw:text-style-name="P24" draw:layer="layout" svg:width="0.191cm" svg:height="0.212cm" svg:x="2.143cm" svg:y="13.546cm" svg:viewBox="0 0 192 213" draw:points="192,124 19,0 0,213">
          <text:p/>
        </draw:polygon>
        <draw:polygon draw:style-name="gr24" draw:text-style-name="P1" draw:layer="layout" svg:width="0.191cm" svg:height="0.212cm" svg:x="2.143cm" svg:y="13.546cm" svg:viewBox="0 0 192 213" draw:points="192,124 19,0 0,213">
          <text:p/>
        </draw:polygon>
        <draw:polygon draw:style-name="gr29" draw:text-style-name="P24" draw:layer="layout" svg:width="0.193cm" svg:height="0.21cm" svg:x="3.792cm" svg:y="12.748cm" svg:viewBox="0 0 194 211" draw:points="194,126 23,0 0,211">
          <text:p/>
        </draw:polygon>
        <draw:polygon draw:style-name="gr24" draw:text-style-name="P1" draw:layer="layout" svg:width="0.193cm" svg:height="0.21cm" svg:x="3.792cm" svg:y="12.748cm" svg:viewBox="0 0 194 211" draw:points="194,126 23,0 0,211">
          <text:p/>
        </draw:polygon>
        <draw:polygon draw:style-name="gr29" draw:text-style-name="P24" draw:layer="layout" svg:width="0.189cm" svg:height="0.211cm" svg:x="5.502cm" svg:y="12.092cm" svg:viewBox="0 0 190 212" draw:points="190,117 13,0 0,212">
          <text:p/>
        </draw:polygon>
        <draw:polygon draw:style-name="gr24" draw:text-style-name="P1" draw:layer="layout" svg:width="0.189cm" svg:height="0.211cm" svg:x="5.502cm" svg:y="12.092cm" svg:viewBox="0 0 190 212" draw:points="190,117 13,0 0,212">
          <text:p/>
        </draw:polygon>
        <draw:polygon draw:style-name="gr29" draw:text-style-name="P24" draw:layer="layout" svg:width="0.203cm" svg:height="0.203cm" svg:x="6.963cm" svg:y="11.08cm" svg:viewBox="0 0 204 204" draw:points="204,55 0,0 54,204">
          <text:p/>
        </draw:polygon>
        <draw:polygon draw:style-name="gr24" draw:text-style-name="P1" draw:layer="layout" svg:width="0.203cm" svg:height="0.203cm" svg:x="6.963cm" svg:y="11.08cm" svg:viewBox="0 0 204 204" draw:points="204,55 0,0 54,204">
          <text:p/>
        </draw:polygon>
        <draw:polygon draw:style-name="gr29" draw:text-style-name="P24" draw:layer="layout" svg:width="0.211cm" svg:height="0.193cm" svg:x="8.106cm" svg:y="9.689cm" svg:viewBox="0 0 212 194" draw:points="212,25 0,0 85,194">
          <text:p/>
        </draw:polygon>
        <draw:polygon draw:style-name="gr24" draw:text-style-name="P1" draw:layer="layout" svg:width="0.211cm" svg:height="0.193cm" svg:x="8.106cm" svg:y="9.689cm" svg:viewBox="0 0 212 194" draw:points="212,25 0,0 85,194">
          <text:p/>
        </draw:polygon>
        <draw:polyline draw:style-name="gr24" draw:text-style-name="P1" draw:layer="layout" svg:width="7.489cm" svg:height="5.939cm" svg:x="8.345cm" svg:y="2.967cm" svg:viewBox="0 0 7490 5940" draw:points="7490,5940 7468,5868 7422,5801 7367,5729 7297,5652 7276,5633 7257,5612 7195,5568 7056,5456 6939,5350 6922,5331 6903,5314 6886,5295 6867,5278 6749,5155 6635,5005 6565,4890 6491,4782 6472,4765 6416,4698 6385,4653 6300,4558 6281,4541 6243,4501 6086,4361 6016,4224 5957,4116 5841,3974 5790,3917 5697,3847 5608,3764 5549,3701 5527,3682 5489,3639 5458,3616 5417,3565 5341,3493 5235,3404 5115,3313 5032,3248 5011,3233 4990,3195 4793,3026 4725,2994 4691,2958 4672,2941 4655,2922 4636,2905 4583,2850 4503,2778 4222,2507 4164,2458 3970,2285 3796,2156 3451,1993 3159,1804 3136,1792 2749,1497 2493,1303 2203,1110 2112,1053 2068,1025 1564,735 1520,708 1268,562 662,242 19,5 0,0">
          <text:p/>
        </draw:polyline>
        <draw:polyline draw:style-name="gr24" draw:text-style-name="P1" draw:layer="layout" svg:width="0.474cm" svg:height="0.421cm" svg:x="12.102cm" svg:y="5.196cm" svg:viewBox="0 0 475 422" draw:points="475,422 0,0 23,157">
          <text:p/>
        </draw:polyline>
        <draw:polyline draw:style-name="gr24" draw:text-style-name="P1" draw:layer="layout" svg:width="0.474cm" svg:height="0.421cm" svg:x="12.235cm" svg:y="5.048cm" svg:viewBox="0 0 475 422" draw:points="0,0 475,422 452,263">
          <text:p/>
        </draw:polyline>
        <draw:polyline draw:style-name="gr24" draw:text-style-name="P1" draw:layer="layout" svg:width="2.984cm" svg:height="2.771cm" svg:x="12.138cm" svg:y="7.638cm" svg:viewBox="0 0 2985 2772" draw:points="2985,2772 2727,2478 2634,2378 2543,2277 2496,2211 2372,2037 2145,1719 1982,1459 1790,1226 1586,968 1387,726 1356,686 1307,629 1274,589 1164,468 1069,367 963,295 751,180 584,83 468,53 281,30 0,0">
          <text:p/>
        </draw:polyline>
        <draw:polyline draw:style-name="gr24" draw:text-style-name="P1" draw:layer="layout" svg:width="0.287cm" svg:height="0.43cm" svg:x="13.965cm" svg:y="9.067cm" svg:viewBox="0 0 288 431" draw:points="288,431 17,0 0,125">
          <text:p/>
        </draw:polyline>
        <draw:polyline draw:style-name="gr24" draw:text-style-name="P1" draw:layer="layout" svg:width="0.288cm" svg:height="0.43cm" svg:x="14.151cm" svg:y="8.959cm" svg:viewBox="0 0 289 431" draw:points="0,0 272,431 289,306">
          <text:p/>
        </draw:polyline>
        <draw:polyline draw:style-name="gr24" draw:text-style-name="P1" draw:layer="layout" svg:width="1.728cm" svg:height="3.611cm" svg:x="15.211cm" svg:y="10.513cm" svg:viewBox="0 0 1729 3612" draw:points="1729,3612 1661,3500 1377,2979 1169,2602 847,1960 659,1657 525,1380 394,990 301,650 81,161 0,0">
          <text:p/>
        </draw:polyline>
        <draw:polyline draw:style-name="gr24" draw:text-style-name="P1" draw:layer="layout" svg:width="0.269cm" svg:height="0.445cm" svg:x="16.219cm" svg:y="13.076cm" svg:viewBox="0 0 270 446" draw:points="270,446 25,0 0,124">
          <text:p/>
        </draw:polyline>
        <draw:polyline draw:style-name="gr24" draw:text-style-name="P1" draw:layer="layout" svg:width="0.271cm" svg:height="0.444cm" svg:x="16.418cm" svg:y="12.979cm" svg:viewBox="0 0 272 445" draw:points="0,0 246,445 272,320">
          <text:p/>
        </draw:polyline>
        <draw:polyline draw:style-name="gr28" draw:text-style-name="P1" draw:layer="layout" svg:width="1.359cm" svg:height="5.218cm" svg:x="15.834cm" svg:y="8.906cm" svg:viewBox="0 0 1360 5219" draw:points="1228,5219 1311,4838 1360,4421 1347,4177 1302,3673 1138,3038 1039,2515 969,2155 929,1914 840,1713 812,1613 760,1410 666,1133 489,654 338,451 63,227 46,151 0,0">
          <text:p/>
        </draw:polyline>
        <draw:polyline draw:style-name="gr30" draw:text-style-name="P1" draw:layer="layout" svg:width="0.158cm" svg:height="0.5cm" svg:x="16.615cm" svg:y="10.942cm" svg:viewBox="0 0 159 501" draw:points="159,501 62,0 0,111">
          <text:p/>
        </draw:polyline>
        <draw:polyline draw:style-name="gr30" draw:text-style-name="P1" draw:layer="layout" svg:width="0.159cm" svg:height="0.498cm" svg:x="16.873cm" svg:y="10.904cm" svg:viewBox="0 0 160 499" draw:points="0,0 97,499 160,389">
          <text:p/>
        </draw:polyline>
        <draw:polyline draw:style-name="gr24" draw:text-style-name="P1" draw:layer="layout" svg:width="1.503cm" svg:height="1.954cm" svg:x="10.654cm" svg:y="4.148cm" svg:viewBox="0 0 1504 1955" draw:points="0,0 199,245 409,552 623,949 767,1282 913,1455 1004,1597 1125,1735 1305,1849 1485,1950 1504,1955">
          <text:p/>
        </draw:polyline>
        <draw:polyline draw:style-name="gr24" draw:text-style-name="P1" draw:layer="layout" svg:width="0.269cm" svg:height="0.444cm" svg:x="11.179cm" svg:y="4.705cm" svg:viewBox="0 0 270 445" draw:points="0,0 245,445 270,319">
          <text:p/>
        </draw:polyline>
        <draw:polyline draw:style-name="gr24" draw:text-style-name="P1" draw:layer="layout" svg:width="0.269cm" svg:height="0.444cm" svg:x="10.978cm" svg:y="4.8cm" svg:viewBox="0 0 270 445" draw:points="270,445 25,0 0,125">
          <text:p/>
        </draw:polyline>
        <draw:polyline draw:style-name="gr24" draw:text-style-name="P1" draw:layer="layout" svg:width="4.491cm" svg:height="0.868cm" svg:x="3.862cm" svg:y="2.969cm" svg:viewBox="0 0 4492 869" draw:points="0,869 175,850 444,810 650,750 808,710 1054,687 1285,551 1329,524 1583,376 1627,348 1721,295 1765,268 1780,236 2440,122 3129,51 3478,23 3978,67 4465,21 4492,0">
          <text:p/>
        </draw:polyline>
        <draw:polyline draw:style-name="gr24" draw:text-style-name="P1" draw:layer="layout" svg:width="0.503cm" svg:height="0.122cm" svg:x="6.434cm" svg:y="2.853cm" svg:viewBox="0 0 504 123" draw:points="0,123 504,70 398,0">
          <text:p/>
        </draw:polyline>
        <draw:polyline draw:style-name="gr24" draw:text-style-name="P1" draw:layer="layout" svg:width="0.505cm" svg:height="0.125cm" svg:x="6.453cm" svg:y="3.121cm" svg:viewBox="0 0 506 126" draw:points="506,0 0,54 105,126">
          <text:p/>
        </draw:polyline>
        <draw:polyline draw:style-name="gr24" draw:text-style-name="P1" draw:layer="layout" svg:width="10.591cm" svg:height="5.787cm" svg:x="1.481cm" svg:y="5.458cm" svg:viewBox="0 0 10592 5788" draw:points="10592,1674 10531,1674 10503,1677 10478,1681 10451,1685 10425,1687 10277,1664 10152,1594 10057,1522 9923,1497 9951,1467 9926,1469 9900,1469 9875,1469 9849,1471 9824,1471 9796,1473 9771,1473 9746,1475 9623,1414 9555,1376 9490,1336 9331,1243 9032,1103 8984,1080 8641,955 8355,838 8190,747 8200,688 7989,678 7872,608 7758,538 7409,241 7390,222 7206,153 7178,157 7151,161 7123,163 7098,167 7070,172 7043,176 7015,178 6988,182 6960,186 6933,191 6905,195 6880,197 6854,201 6829,203 6803,208 6780,212 6755,214 6605,159 6530,131 6295,87 6044,83 5802,0 5754,32 5703,62 5680,76 5650,83 5622,89 5595,98 5567,104 5540,110 5512,119 5487,129 5462,140 5436,150 5413,161 5387,172 5362,182 5337,193 5311,203 5288,214 5265,222 5239,233 5216,244 5191,252 5167,263 5142,273 5119,282 5093,292 5070,301 5045,311 5021,322 4943,388 4843,470 4746,553 4553,809 4522,849 4446,953 4414,993 4244,1215 4096,1404 3950,1592 3885,1674 3666,1975 3587,2081 3401,2339 3198,2612 3115,2718 3001,2858 2923,2961 2842,3063 2764,3167 2669,3331 2588,3473 2305,3830 2256,3894 2137,4076 1987,4304 1941,4330 1894,4355 1845,4381 1799,4406 1752,4431 1703,4457 1638,4503 1572,4550 1507,4594 1441,4641 1373,4687 1308,4734 1147,4876 1066,4946 925,5068 806,5176 560,5439 535,5449 510,5460 486,5471 461,5479 436,5490 412,5500 387,5511 361,5521 338,5532 313,5543 230,5608 146,5672 42,5754 0,5788">
          <text:p/>
        </draw:polyline>
        <draw:polyline draw:style-name="gr24" draw:text-style-name="P1" draw:layer="layout" svg:width="0.982cm" svg:height="0.597cm" svg:x="12.072cm" svg:y="7.132cm" svg:viewBox="0 0 983 598" draw:points="983,596 960,598 939,598 911,592 869,571 791,501 757,465 687,404 668,389 617,361 539,305 454,282 416,282 387,286 355,290 302,267 255,223 144,64 132,43 83,15 0,0">
          <text:p/>
        </draw:polyline>
        <draw:polyline draw:style-name="gr24" draw:text-style-name="P1" draw:layer="layout" svg:width="2.034cm" svg:height="1.846cm" svg:x="13.148cm" svg:y="7.761cm" svg:viewBox="0 0 2035 1847" draw:points="2035,1847 2011,1811 1978,1779 1880,1658 1823,1582 1694,1443 1624,1373 1561,1322 1525,1284 1506,1267 1381,1189 1292,1129 1220,1091 1093,1051 970,1017 902,990 796,920 686,803 583,685 542,638 506,592 371,468 269,345 238,305 140,112 125,95 53,34 0,0">
          <text:p/>
        </draw:polyline>
        <draw:polyline draw:style-name="gr24" draw:text-style-name="P1" draw:layer="layout" svg:width="1.749cm" svg:height="2.15cm" svg:x="15.156cm" svg:y="9.639cm" svg:viewBox="0 0 1750 2151" draw:points="1750,2151 1733,2115 1640,2066 1498,1997 1289,1857 1245,1825 974,1656 673,1423 513,1260 477,1226 383,1089 284,892 176,720 140,538 66,274 34,106 0,0">
          <text:p/>
        </draw:polyline>
        <draw:polyline draw:style-name="gr24" draw:text-style-name="P1" draw:layer="layout" svg:width="3.114cm" svg:height="1.075cm" svg:x="0.748cm" svg:y="3.837cm" svg:viewBox="0 0 3115 1076" draw:points="0,1076 70,1051 790,825 2008,449 2059,434 2243,326 2471,182 2679,82 2893,23 3115,0">
          <text:p/>
        </draw:polyline>
        <draw:polyline draw:style-name="gr24" draw:text-style-name="P1" draw:layer="layout" svg:width="4.542cm" svg:height="1.033cm" svg:x="3.803cm" svg:y="2.81cm" svg:viewBox="0 0 4543 1034" draw:points="0,1034 309,871 474,783 522,760 641,697 1016,587 1267,424 1411,366 1604,292 1926,172 2590,81 3087,30 3518,0 3925,13 4249,79 4543,157">
          <text:p/>
        </draw:polyline>
        <draw:polyline draw:style-name="gr24" draw:text-style-name="P1" draw:layer="layout" svg:width="5.336cm" svg:height="3.419cm" svg:x="10.407cm" svg:y="0.507cm" svg:viewBox="0 0 5337 3420" draw:points="5337,3420 5273,3373 5195,3324 5064,3257 4570,2914 4484,2842 4092,2554 3846,2402 3544,2203 3391,2095 3239,1989 3195,1961 2916,1773 2660,1587 2396,1407 2262,1318 2197,1271 1885,1061 1731,957 1333,735 982,513 874,445 812,402 745,360 679,316 611,273 590,259 222,106 0,0">
          <text:p/>
        </draw:polyline>
        <draw:polyline draw:style-name="gr24" draw:text-style-name="P1" draw:layer="layout" svg:width="3.005cm" svg:height="1.776cm" svg:x="15.743cm" svg:y="3.926cm" svg:viewBox="0 0 3006 1777" draw:points="3006,1777 2795,1660 2416,1402 2278,1311 2166,1243 2054,1175 1967,1116 1923,1089 1726,957 1681,930 1660,915 1480,830 1283,720 1036,598 805,480 702,406 630,347 116,65 0,0 2,19 0,29">
          <text:p/>
        </draw:polyline>
        <draw:polyline draw:style-name="gr24" draw:text-style-name="P1" draw:layer="layout" svg:width="1.996cm" svg:height="0.549cm" svg:x="6.027cm" svg:y="0.507cm" svg:viewBox="0 0 1997 550" draw:points="0,550 153,530 153,526 277,393 440,311 591,269 620,259 849,229 1193,210 1648,148 1908,55 1997,0">
          <text:p/>
        </draw:polyline>
        <draw:polyline draw:style-name="gr24" draw:text-style-name="P1" draw:layer="layout" svg:width="5.356cm" svg:height="2.441cm" svg:x="0.824cm" svg:y="1.036cm" svg:viewBox="0 0 5357 2442" draw:points="5357,0 5331,9 5306,15 5280,22 5255,30 5230,36 5204,43 5179,49 5153,58 5128,64 5103,70 5077,79 5052,85 5026,91 5001,100 4976,106 4948,113 4923,119 4878,147 4834,172 4787,200 4743,228 4698,253 4675,266 4514,421 4368,586 4226,706 4125,791 4084,827 4044,861 4000,888 3955,916 3911,943 3866,971 3822,998 3797,1009 3773,1020 3748,1030 3722,1041 3674,1064 3648,1075 3625,1085 3600,1096 3574,1106 3549,1117 3526,1128 3500,1138 3475,1149 3426,1172 3401,1183 3377,1193 3352,1204 3327,1214 3303,1225 3278,1235 3253,1246 3229,1257 3204,1267 3178,1280 3155,1288 3132,1299 3109,1310 3085,1320 3062,1331 3039,1339 3015,1350 2990,1360 2967,1371 2944,1382 2920,1392 2897,1403 2872,1411 2846,1420 2821,1428 2795,1439 2770,1447 2745,1456 2719,1464 2694,1475 2668,1483 2643,1492 2618,1500 2594,1511 2569,1519 2543,1528 2518,1536 2493,1547 2467,1555 2442,1564 2416,1572 2391,1583 2366,1591 2340,1600 2315,1608 2292,1616 2266,1623 2243,1631 2220,1640 2194,1646 2171,1655 2146,1661 2122,1669 2097,1678 2069,1686 2044,1697 2016,1705 1991,1714 1964,1724 1938,1733 1911,1741 1887,1750 1862,1758 1836,1767 1810,1775 1785,1784 1759,1792 1734,1801 1709,1809 1685,1818 1660,1826 1634,1832 1609,1841 1584,1849 1558,1858 1533,1866 1507,1875 1482,1883 1459,1892 1433,1900 1408,1909 1383,1917 1357,1926 1332,1934 1306,1942 1281,1951 1258,1961 1232,1972 1209,1983 1184,1993 1158,2004 1135,2014 1109,2025 1086,2036 1061,2046 1038,2057 1012,2067 987,2078 963,2088 938,2099 915,2110 889,2120 866,2131 841,2141 817,2152 792,2163 767,2173 743,2184 718,2194 695,2205 669,2215 646,2226 618,2235 593,2243 568,2251 542,2260 517,2268 489,2277 464,2287 439,2296 413,2304 388,2313 360,2321 335,2330 309,2338 284,2347 259,2355 231,2364 206,2372 180,2381 155,2391 129,2400 102,2408 77,2417 51,2425 26,2434 0,2442">
          <text:p/>
        </draw:polyline>
        <draw:line draw:style-name="gr24" draw:text-style-name="P1" draw:layer="layout" svg:x1="0.748cm" svg:y1="3.482cm" svg:x2="0.908cm" svg:y2="3.43cm">
          <text:p/>
        </draw:line>
        <draw:line draw:style-name="gr24" draw:text-style-name="P1" draw:layer="layout" svg:x1="11.901cm" svg:y1="9.962cm" svg:x2="12.137cm" svg:y2="10.076cm">
          <text:p/>
        </draw:line>
        <draw:line draw:style-name="gr24" draw:text-style-name="P1" draw:layer="layout" svg:x1="11.325cm" svg:y1="9.656cm" svg:x2="11.726cm" svg:y2="9.866cm">
          <text:p/>
        </draw:line>
        <draw:polyline draw:style-name="gr24" draw:text-style-name="P1" draw:layer="layout" svg:width="0.429cm" svg:height="0.227cm" svg:x="10.881cm" svg:y="9.416cm" svg:viewBox="0 0 430 228" draw:points="0,0 102,57 316,168 430,228">
          <text:p/>
        </draw:polyline>
        <draw:polyline draw:style-name="gr24" draw:text-style-name="P1" draw:layer="layout" svg:width="0.271cm" svg:height="0.133cm" svg:x="11.082cm" svg:y="9.624cm" svg:viewBox="0 0 272 134" draw:points="0,0 116,56 272,134">
          <text:p/>
        </draw:polyline>
        <draw:polyline draw:style-name="gr24" draw:text-style-name="P1" draw:layer="layout" svg:width="0.216cm" svg:height="0.087cm" svg:x="10.616cm" svg:y="9.27cm" svg:viewBox="0 0 217 88" draw:points="0,0 124,47 217,88">
          <text:p/>
        </draw:polyline>
        <draw:polyline draw:style-name="gr24" draw:text-style-name="P1" draw:layer="layout" svg:width="0.912cm" svg:height="0.698cm" svg:x="12.14cm" svg:y="10.079cm" svg:viewBox="0 0 913 699" draw:points="0,0 131,56 230,107 314,162 395,244 568,384 666,467 706,498 723,517 742,534 759,553 778,570 869,663 913,699">
          <text:p/>
        </draw:polyline>
        <draw:polyline draw:style-name="gr24" draw:text-style-name="P1" draw:layer="layout" svg:width="1.109cm" svg:height="0.328cm" svg:x="13.074cm" svg:y="10.799cm" svg:viewBox="0 0 1110 329" draw:points="0,0 114,57 444,204 677,280 723,295 845,316 1110,329">
          <text:p/>
        </draw:polyline>
        <draw:polyline draw:style-name="gr24" draw:text-style-name="P1" draw:layer="layout" svg:width="0.161cm" svg:height="0.085cm" svg:x="11.734cm" svg:y="9.871cm" svg:viewBox="0 0 162 86" draw:points="0,0 92,47 159,81 162,86">
          <text:p/>
        </draw:polyline>
        <draw:polyline draw:style-name="gr24" draw:text-style-name="P1" draw:layer="layout" svg:width="0.385cm" svg:height="0.079cm" svg:x="9.763cm" svg:y="9.126cm" svg:viewBox="0 0 386 80" draw:points="0,80 38,78 126,59 145,50 170,46 202,52 236,52 266,44 325,34 369,11 386,0">
          <text:p/>
        </draw:polyline>
        <draw:polyline draw:style-name="gr24" draw:text-style-name="P1" draw:layer="layout" svg:width="7.476cm" svg:height="4.951cm" svg:x="1.326cm" svg:y="9.173cm" svg:viewBox="0 0 7477 4952" draw:points="0,4952 322,4816 1001,4499 1145,4425 1219,4389 1556,4217 1604,4194 2098,3949 2392,3819 2513,3764 2662,3701 2759,3656 3426,3432 3684,3349 3781,3309 4112,3162 4512,2963 4670,2870 4804,2790 4871,2747 5310,2457 5646,2155 5970,1835 6254,1541 6290,1499 6544,1160 6855,722 6948,597 6980,557 7043,474 7115,394 7204,292 7329,152 7477,0">
          <text:p/>
        </draw:polyline>
        <draw:polyline draw:style-name="gr31" draw:text-style-name="P1" draw:layer="layout" svg:width="0.984cm" svg:height="1.48cm" svg:x="8.802cm" svg:y="7.693cm" svg:viewBox="0 0 985 1481" draw:points="558,0 666,26 748,85 759,140 799,172 879,187 915,216 951,252 975,292 983,337 985,467 981,488 962,524 954,533 949,545 907,590 886,609 733,768 693,806 568,937 549,954 440,1066 385,1123 97,1392 0,1481">
          <text:p/>
        </draw:polyline>
        <draw:polyline draw:style-name="gr32" draw:text-style-name="P1" draw:layer="layout" svg:width="2.909cm" svg:height="1.659cm" svg:x="8.044cm" svg:y="2.969cm" svg:viewBox="0 0 2910 1660" draw:points="0,15 282,21 309,0 390,27 963,239 1569,559 1821,705 2370,1022 2459,1077 2546,1137 2590,1164 2611,1180 2810,1425 2869,1567 2910,1660">
          <text:p/>
        </draw:polyline>
        <draw:polygon draw:style-name="gr33" draw:text-style-name="P25" draw:layer="layout" svg:width="5.08cm" svg:height="2.949cm" svg:x="13.668cm" svg:y="0.507cm" svg:viewBox="0 0 5081 2950" draw:points="0,2315 172,2404 347,2484 551,2571 756,2647 913,2700 1205,2783 1473,2844 1717,2886 1880,2910 2155,2937 2403,2948 2623,2950 2870,2939 2981,2933 3281,2899 3554,2855 3823,2795 3956,2761 4220,2683 4455,2601 4683,2507 4859,2427 4984,2366 5081,2315 3848,0 3823,15 3798,28 3772,41 3747,53 3734,60 3721,64 3696,76 3671,89 3656,93 3630,106 3618,110 3605,117 3592,121 3577,127 3565,132 3552,138 3539,142 3525,148 3512,153 3499,157 3486,163 3472,168 3459,172 3446,176 3431,180 3419,187 3406,191 3391,195 3378,199 3364,203 3351,208 3338,212 3323,216 3311,218 3296,223 3283,227 3268,231 3256,235 3241,237 3228,242 3213,246 3201,248 3186,252 3173,254 3158,259 3146,261 3131,265 3118,267 3103,271 3091,273 3076,275 3061,278 3048,282 3033,284 3021,286 3006,288 2991,290 2978,292 2964,295 2951,297 2936,299 2921,301 2909,303 2894,305 2879,307 2866,309 2851,309 2837,311 2824,314 2809,316 2794,316 2782,318 2767,318 2752,320 2739,320 2724,322 2710,322 2697,324 2682,324 2667,324 2655,326 2640,326 2625,326 2612,326 2597,326 2583,328 2568,328 2555,328 2540,328 2525,328 2513,328 2356,322 2244,311 2032,282 1852,242 1675,191 1529,138 1385,76 1245,9 1232,0">
          <text:p/>
        </draw:polygon>
        <draw:polygon draw:style-name="gr33" draw:text-style-name="P25" draw:layer="layout" svg:width="0.309cm" svg:height="0.328cm" svg:x="14.78cm" svg:y="0.507cm" svg:viewBox="0 0 310 329" draw:points="120,0 186,36 310,93 205,329 152,303 112,286 46,252 0,229">
          <text:p/>
        </draw:polygon>
        <draw:polygon draw:style-name="gr33" draw:text-style-name="P25" draw:layer="layout" svg:width="0.499cm" svg:height="0.354cm" svg:x="14.985cm" svg:y="0.6cm" svg:viewBox="0 0 500 355" draw:points="454,308 447,313 454,313 452,313 452,319 447,310 401,336 403,342 399,336 346,344 365,340 359,334 369,338 359,327 335,346 335,355 327,351 320,355 224,325 65,263 0,235 104,0 228,51 435,121 500,138">
          <text:p/>
        </draw:polygon>
        <draw:polygon draw:style-name="gr33" draw:text-style-name="P25" draw:layer="layout" svg:width="0.011cm" svg:height="0.005cm" svg:x="15.423cm" svg:y="0.924cm" svg:viewBox="0 0 12 6" draw:points="9,6 0,3 12,0 12,6">
          <text:p/>
        </draw:polygon>
        <draw:polygon draw:style-name="gr33" draw:text-style-name="P25" draw:layer="layout" svg:width="0.01cm" svg:height="0.008cm" svg:x="15.421cm" svg:y="0.935cm" svg:viewBox="0 0 11 9" draw:points="9,7 0,9 11,0 9,0 9,2 9,4">
          <text:p/>
        </draw:polygon>
        <draw:polygon draw:style-name="gr34" draw:text-style-name="P26" draw:layer="layout" svg:width="0.132cm" svg:height="0.079cm" svg:x="15.304cm" svg:y="0.909cm" svg:viewBox="0 0 133 80" draw:points="126,32 118,34 128,26 128,20 120,17 131,15 131,11 133,11 128,0 81,26 83,32 79,26 26,34 45,30 39,24 49,28 39,17 15,36 15,45 7,41 0,45 114,80">
          <text:p/>
        </draw:polygon>
        <draw:polygon draw:style-name="gr34" draw:text-style-name="P26" draw:layer="layout" svg:width="0.007cm" svg:height="0.005cm" svg:x="15.431cm" svg:y="0.907cm" svg:viewBox="0 0 8 6" draw:points="8,0 0,6 8,6 8,2">
          <text:p/>
        </draw:polygon>
        <draw:polyline draw:style-name="gr22" draw:text-style-name="P1" draw:layer="layout" svg:width="0.132cm" svg:height="0.045cm" svg:x="15.304cm" svg:y="0.909cm" svg:viewBox="0 0 133 46" draw:points="133,9 128,0 81,26 83,32 79,26 26,34 45,30 39,24 49,28 39,17 15,36 15,46 7,42 0,46">
          <text:p/>
        </draw:polyline>
        <draw:polyline draw:style-name="gr22" draw:text-style-name="P1" draw:layer="layout" svg:width="0.011cm" svg:height="0.005cm" svg:x="15.423cm" svg:y="0.924cm" svg:viewBox="0 0 12 6" draw:points="9,6 0,3 12,0">
          <text:p/>
        </draw:polyline>
        <draw:polyline draw:style-name="gr22" draw:text-style-name="P1" draw:layer="layout" svg:width="0.01cm" svg:height="0.008cm" svg:x="15.421cm" svg:y="0.935cm" svg:viewBox="0 0 11 9" draw:points="9,7 0,9 11,0">
          <text:p/>
        </draw:polyline>
        <draw:polyline draw:style-name="gr22" draw:text-style-name="P1" draw:layer="layout" svg:width="0.007cm" svg:height="0.005cm" svg:x="15.431cm" svg:y="0.907cm" svg:viewBox="0 0 8 6" draw:points="8,0 0,6 8,6">
          <text:p/>
        </draw:polyline>
        <draw:polygon draw:style-name="gr33" draw:text-style-name="P25" draw:layer="layout" svg:width="0.015cm" svg:height="0.038cm" svg:x="15.429cm" svg:y="0.912cm" svg:viewBox="0 0 16 39" draw:points="2,24 8,20 2,17 5,17 5,12 10,10 8,0 12,0 16,20 14,17 5,39 2,30 0,30 0,24">
          <text:p/>
        </draw:polygon>
        <draw:polygon draw:style-name="gr33" draw:text-style-name="P25" draw:layer="layout" svg:width="0.457cm" svg:height="0.284cm" svg:x="15.438cm" svg:y="0.738cm" svg:viewBox="0 0 458 285" draw:points="435,278 422,280 420,272 401,268 386,280 382,274 380,285 371,272 348,270 361,255 319,250 346,248 324,239 342,214 322,205 322,218 319,205 300,197 271,197 256,210 233,193 243,178 231,161 224,169 226,157 224,165 222,159 216,163 218,174 203,178 207,197 201,186 176,197 182,186 171,184 182,178 171,174 195,169 205,148 190,140 182,144 186,133 165,125 165,119 178,116 171,112 144,133 144,142 142,138 101,165 63,167 46,159 49,165 34,165 34,157 44,157 36,150 21,155 0,169 46,0 163,30 350,66 458,78">
          <text:p/>
        </draw:polygon>
        <draw:polygon draw:style-name="gr34" draw:text-style-name="P26" draw:layer="layout" svg:width="0.455cm" svg:height="0.222cm" svg:x="15.417cm" svg:y="0.85cm" svg:viewBox="0 0 456 223" draw:points="456,166 443,168 441,160 422,156 407,168 403,162 401,173 392,160 369,158 382,142 341,138 367,136 346,127 363,102 344,93 344,106 341,93 322,85 293,85 277,98 254,81 264,66 252,49 245,57 247,45 245,53 243,47 237,51 239,62 224,66 228,85 222,74 197,85 203,74 192,72 203,66 192,62 216,57 226,36 211,28 203,32 207,21 186,13 186,7 199,4 192,0 165,21 165,30 163,26 122,53 84,55 67,47 70,53 55,53 55,45 65,45 57,38 42,43 21,57 21,62 23,62 27,81 25,79 17,100 14,91 12,91 0,138 186,183 405,219 449,223">
          <text:p/>
        </draw:polygon>
        <draw:polygon draw:style-name="gr34" draw:text-style-name="P26" draw:layer="layout" svg:width="0.004cm" svg:height="0.006cm" svg:x="15.434cm" svg:y="0.918cm" svg:viewBox="0 0 5 7" draw:points="0,7 5,5 2,0 2,2 0,2 0,5">
          <text:p/>
        </draw:polygon>
        <draw:polygon draw:style-name="gr34" draw:text-style-name="P26" draw:layer="layout" svg:width="0.005cm" svg:height="0.006cm" svg:x="15.431cm" svg:y="0.929cm" svg:viewBox="0 0 6 7" draw:points="0,7 6,2 0,0 0,5">
          <text:p/>
        </draw:polygon>
        <draw:polyline draw:style-name="gr22" draw:text-style-name="P1" draw:layer="layout" svg:width="0.434cm" svg:height="0.172cm" svg:x="15.438cm" svg:y="0.85cm" svg:viewBox="0 0 435 173" draw:points="435,166 422,168 420,160 401,156 386,168 382,162 380,173 371,160 347,158 360,143 319,139 345,137 324,128 341,103 322,94 322,107 319,94 300,85 271,85 256,99 233,81 243,66 231,49 224,57 226,45 224,53 222,47 216,51 218,62 203,66 207,85 201,74 176,85 182,74 171,72 182,66 171,62 195,57 205,36 190,28 182,32 186,21 165,13 165,7 178,4 171,0 144,21 144,30 142,26 101,53 63,55 46,47 49,53 34,53 34,45 44,45 36,38 21,43 0,57">
          <text:p/>
        </draw:polyline>
        <draw:polyline draw:style-name="gr22" draw:text-style-name="P1" draw:layer="layout" svg:width="0.015cm" svg:height="0.038cm" svg:x="15.429cm" svg:y="0.912cm" svg:viewBox="0 0 16 39" draw:points="10,0 12,0 16,20 14,17 5,39 2,30 0,30">
          <text:p/>
        </draw:polyline>
        <draw:polyline draw:style-name="gr22" draw:text-style-name="P1" draw:layer="layout" svg:width="0.005cm" svg:height="0.006cm" svg:x="15.431cm" svg:y="0.929cm" svg:viewBox="0 0 6 7" draw:points="0,7 6,2 0,0">
          <text:p/>
        </draw:polyline>
        <draw:polyline draw:style-name="gr22" draw:text-style-name="P1" draw:layer="layout" svg:width="0.004cm" svg:height="0.006cm" svg:x="15.434cm" svg:y="0.918cm" svg:viewBox="0 0 5 7" draw:points="0,7 5,5 2,0">
          <text:p/>
        </draw:polyline>
        <draw:polygon draw:style-name="gr33" draw:text-style-name="P25" draw:layer="layout" svg:width="0.451cm" svg:height="0.275cm" svg:x="15.872cm" svg:y="0.816cm" svg:viewBox="0 0 452 276" draw:points="327,276 303,262 244,276 208,274 195,270 185,251 185,257 155,247 130,251 97,238 97,230 91,234 84,221 65,226 63,213 25,194 0,200 23,0 157,13 348,19 441,17 452,274 439,274 426,276 413,276 403,276 390,276 378,276 365,276 352,276 339,276">
          <text:p/>
        </draw:polygon>
        <draw:polygon draw:style-name="gr34" draw:text-style-name="P26" draw:layer="layout" svg:width="0.214cm" svg:height="0.08cm" svg:x="15.865cm" svg:y="1.009cm" svg:viewBox="0 0 215 81" draw:points="215,81 202,77 192,57 192,63 162,53 137,57 105,44 105,36 99,40 92,27 73,32 71,19 33,0 8,6 0,63 158,79">
          <text:p/>
        </draw:polygon>
        <draw:polygon draw:style-name="gr34" draw:text-style-name="P26" draw:layer="layout" svg:width="0.083cm" svg:height="0.014cm" svg:x="16.115cm" svg:y="1.077cm" svg:viewBox="0 0 84 15" draw:points="84,15 59,0 0,15 72,15">
          <text:p/>
        </draw:polygon>
        <draw:polyline draw:style-name="gr22" draw:text-style-name="P1" draw:layer="layout" svg:width="0.207cm" svg:height="0.08cm" svg:x="15.872cm" svg:y="1.009cm" svg:viewBox="0 0 208 81" draw:points="208,81 195,77 185,57 185,63 154,53 129,57 97,44 97,36 91,40 84,27 65,32 63,19 25,0 0,6">
          <text:p/>
        </draw:polyline>
        <draw:polyline draw:style-name="gr22" draw:text-style-name="P1" draw:layer="layout" svg:width="0.083cm" svg:height="0.014cm" svg:x="16.115cm" svg:y="1.077cm" svg:viewBox="0 0 84 15" draw:points="84,15 59,0 0,15">
          <text:p/>
        </draw:polyline>
        <draw:polygon draw:style-name="gr33" draw:text-style-name="P25" draw:layer="layout" svg:width="0.464cm" svg:height="0.302cm" svg:x="16.312cm" svg:y="0.787cm" svg:viewBox="0 0 465 303" draw:points="465,241 458,239 456,247 456,239 448,245 446,235 446,243 441,235 433,239 433,249 431,243 420,249 418,260 405,262 390,264 376,266 361,269 346,274 333,276 319,276 304,278 289,280 274,282 259,284 244,286 230,289 217,289 202,291 187,293 172,293 158,295 143,297 128,297 112,299 97,299 85,301 70,301 55,301 40,303 25,303 11,303 0,46 177,34 325,15 418,0">
          <text:p/>
        </draw:polygon>
        <draw:polygon draw:style-name="gr34" draw:text-style-name="P26" draw:layer="layout" svg:width="0.049cm" svg:height="0.025cm" svg:x="16.729cm" svg:y="1.022cm" svg:viewBox="0 0 50 26" draw:points="48,6 40,4 38,12 38,4 30,10 28,0 28,8 23,0 15,4 15,14 13,8 2,14 0,26 50,18">
          <text:p/>
        </draw:polygon>
        <draw:polyline draw:style-name="gr22" draw:text-style-name="P1" draw:layer="layout" svg:width="0.047cm" svg:height="0.025cm" svg:x="16.729cm" svg:y="1.022cm" svg:viewBox="0 0 48 26" draw:points="48,6 41,4 39,12 39,4 30,10 28,0 28,8 23,0 15,4 15,14 13,8 2,14 0,26">
          <text:p/>
        </draw:polyline>
        <draw:polygon draw:style-name="gr33" draw:text-style-name="P25" draw:layer="layout" svg:width="0.489cm" svg:height="0.357cm" svg:x="16.729cm" svg:y="0.677cm" svg:viewBox="0 0 490 358" draw:points="297,303 299,297 295,286 283,291 287,280 276,286 280,295 297,299 261,314 251,318 238,320 225,324 213,327 200,329 187,333 162,299 122,272 120,301 122,293 122,301 132,295 124,301 130,310 151,312 128,327 120,331 126,346 115,350 102,352 91,354 78,356 68,358 72,352 57,327 51,354 47,352 0,110 170,72 166,76 196,69 259,91 316,152 327,148 359,89 376,93 401,69 403,42 393,4 405,0 490,244 477,248 465,253 452,257 439,261 426,265 414,269 401,274 388,278 376,282 363,286 350,288 335,293 323,297 310,301">
          <text:p/>
        </draw:polygon>
        <draw:polygon draw:style-name="gr33" draw:text-style-name="P25" draw:layer="layout" svg:width="0.004cm" svg:height="0.002cm" svg:x="16.998cm" svg:y="0.986cm" svg:viewBox="0 0 5 3" draw:points="0,3 2,0 5,0">
          <text:p/>
        </draw:polygon>
        <draw:polygon draw:style-name="gr34" draw:text-style-name="P26" draw:layer="layout" svg:width="0.025cm" svg:height="0.036cm" svg:x="16.776cm" svg:y="1.003cm" svg:viewBox="0 0 26 37" draw:points="22,32 26,25 10,0 4,27 0,25 0,27 0,32 0,34 2,37 8,34 15,34">
          <text:p/>
        </draw:polygon>
        <draw:polygon draw:style-name="gr34" draw:text-style-name="P26" draw:layer="layout" svg:width="0.067cm" svg:height="0.074cm" svg:x="16.848cm" svg:y="0.948cm" svg:viewBox="0 0 68 75" draw:points="68,62 43,27 2,0 0,29 2,21 2,29 13,23 5,29 11,38 32,40 9,56 0,60 7,75">
          <text:p/>
        </draw:polygon>
        <draw:polygon draw:style-name="gr34" draw:text-style-name="P26" draw:layer="layout" svg:width="0.038cm" svg:height="0.034cm" svg:x="16.989cm" svg:y="0.956cm" svg:viewBox="0 0 39 35" draw:points="9,33 11,31 13,31 23,29 29,26 37,24 39,17 35,6 23,11 27,0 15,6 20,15 37,20 0,35 5,33">
          <text:p/>
        </draw:polygon>
        <draw:polygon draw:style-name="gr34" draw:text-style-name="P26" draw:layer="layout" svg:width="0.237cm" svg:height="0.148cm" svg:x="16.894cm" svg:y="0.681cm" svg:viewBox="0 0 238 149" draw:points="4,68 0,72 30,65 94,87 151,149 162,145 194,85 211,89 236,65 238,38 228,0 215,4 202,8 189,13 179,17 166,21 153,25 141,27 128,32 118,36 105,40 92,42 79,46 67,51 54,53 40,57 30,61 17,63">
          <text:p/>
        </draw:polygon>
        <draw:polyline draw:style-name="gr22" draw:text-style-name="P1" draw:layer="layout" svg:width="0.237cm" svg:height="0.148cm" svg:x="16.894cm" svg:y="0.681cm" svg:viewBox="0 0 238 149" draw:points="4,68 0,72 30,65 94,87 151,149 162,145 194,85 211,89 236,65 238,38 228,0">
          <text:p/>
        </draw:polyline>
        <draw:polyline draw:style-name="gr22" draw:text-style-name="P1" draw:layer="layout" svg:width="0.067cm" svg:height="0.074cm" svg:x="16.848cm" svg:y="0.948cm" svg:viewBox="0 0 68 75" draw:points="68,62 43,27 2,0 0,29 2,21 2,29 13,23 5,29 11,38 32,40 9,56 0,60 7,75">
          <text:p/>
        </draw:polyline>
        <draw:polyline draw:style-name="gr22" draw:text-style-name="P1" draw:layer="layout" svg:width="0.038cm" svg:height="0.034cm" svg:x="16.989cm" svg:y="0.956cm" svg:viewBox="0 0 39 35" draw:points="37,24 39,17 35,6 23,11 27,0 15,6 20,15 37,20 0,35">
          <text:p/>
        </draw:polyline>
        <draw:polyline draw:style-name="gr22" draw:text-style-name="P1" draw:layer="layout" svg:width="0.025cm" svg:height="0.031cm" svg:x="16.776cm" svg:y="1.003cm" svg:viewBox="0 0 26 32" draw:points="22,32 26,26 10,0 4,28 0,26">
          <text:p/>
        </draw:polyline>
        <draw:line draw:style-name="gr22" draw:text-style-name="P1" draw:layer="layout" svg:x1="16.998cm" svg:y1="0.989cm" svg:x2="17.003cm" svg:y2="0.986cm">
          <text:p/>
        </draw:line>
        <draw:polygon draw:style-name="gr33" draw:text-style-name="P25" draw:layer="layout" svg:width="0.428cm" svg:height="0.265cm" svg:x="17.133cm" svg:y="0.655cm" svg:viewBox="0 0 429 266" draw:points="47,6 45,37 62,56 62,46 76,42 81,50 104,29 100,40 112,40 93,54 98,69 127,59 119,46 129,46 132,59 192,8 204,12 219,0 211,16 192,16 177,33 198,31 179,40 110,114 112,126 153,143 155,152 171,154 168,148 219,126 219,133 232,128 230,135 238,124 251,124 247,120 310,76 359,76 389,67 403,78 427,71 416,80 429,82 395,95 406,92 391,112 304,133 243,175 198,217 200,224 188,228 175,232 162,236 148,243 136,247 123,251 110,255 98,262 85,266 0,23">
          <text:p/>
        </draw:polygon>
        <draw:polygon draw:style-name="gr34" draw:text-style-name="P26" draw:layer="layout" svg:width="0.459cm" svg:height="0.371cm" svg:x="17.178cm" svg:y="0.507cm" svg:viewBox="0 0 460 372" draw:points="2,154 0,185 17,204 17,194 31,190 37,198 60,177 56,188 68,188 49,202 54,217 83,207 75,194 85,194 88,207 147,156 159,160 174,149 166,164 147,164 132,181 153,179 134,188 66,262 68,274 109,291 111,300 126,302 123,296 174,274 174,281 187,276 185,283 193,272 206,272 202,268 265,224 314,224 344,215 358,226 382,219 371,228 384,230 350,243 361,240 346,260 259,281 198,323 153,365 155,372 356,283 460,230 339,0 316,13 293,26 270,38 257,43 234,56 221,61 198,73 185,77 162,88 149,94 126,105 113,109 100,116 90,120 77,124 64,130 52,135 27,145 15,149">
          <text:p/>
        </draw:polygon>
        <draw:polyline draw:style-name="gr22" draw:text-style-name="P1" draw:layer="layout" svg:width="0.383cm" svg:height="0.223cm" svg:x="17.178cm" svg:y="0.655cm" svg:viewBox="0 0 384 224" draw:points="2,5 0,36 17,55 17,45 31,41 36,49 59,28 55,39 67,39 48,53 53,68 82,58 74,45 84,45 87,58 146,7 158,11 173,0 165,15 146,15 131,32 152,30 133,39 65,113 67,126 108,143 110,152 125,154 122,148 173,126 173,133 186,128 184,135 192,124 205,124 201,119 265,75 314,75 344,66 358,77 382,70 371,79 384,81 350,94 361,91 346,111 259,133 197,175 152,217 154,224">
          <text:p/>
        </draw:polyline>
        <draw:polygon draw:style-name="gr33" draw:text-style-name="P25" draw:layer="layout" svg:width="0.616cm" svg:height="0.758cm" svg:x="14.161cm" svg:y="1.28cm" svg:viewBox="0 0 617 759" draw:points="300,57 332,110 327,127 338,146 366,142 372,121 372,146 351,157 359,169 378,169 389,154 376,148 382,144 393,146 395,167 416,171 414,150 399,133 387,133 399,127 387,123 410,116 406,106 387,106 459,99 461,74 484,46 471,51 469,21 452,0 480,13 480,36 505,53 484,49 526,61 535,74 545,59 535,21 541,44 567,68 579,38 592,30 617,27 482,336 480,336 484,317 476,303 438,303 408,286 416,286 406,258 382,290 382,309 395,322 418,317 433,324 450,345 450,364 465,377 298,759 85,659 0,615">
          <text:p/>
        </draw:polygon>
        <draw:polygon draw:style-name="gr33" draw:text-style-name="P25" draw:layer="layout" svg:width="0.411cm" svg:height="0.557cm" svg:x="14.574cm" svg:y="0.736cm" svg:viewBox="0 0 412 558" draw:points="210,558 206,553 206,539 178,488 178,458 167,441 172,428 91,365 43,348 66,371 51,409 32,414 45,435 19,471 19,456 36,433 26,426 7,441 19,414 0,395 4,382 19,384 30,337 51,316 51,289 206,0 343,70 399,93 412,100">
          <text:p/>
        </draw:polygon>
        <draw:polygon draw:style-name="gr34" draw:text-style-name="P26" draw:layer="layout" svg:width="0.102cm" svg:height="0.119cm" svg:x="14.542cm" svg:y="1.538cm" svg:viewBox="0 0 103 120" draw:points="101,79 99,79 103,60 95,45 57,45 26,28 34,28 24,0 0,32 0,51 13,65 36,60 51,67 69,88 69,107 84,120">
          <text:p/>
        </draw:polygon>
        <draw:polygon draw:style-name="gr34" draw:text-style-name="P26" draw:layer="layout" svg:width="0.324cm" svg:height="0.427cm" svg:x="14.46cm" svg:y="1.024cm" svg:viewBox="0 0 325 428" draw:points="325,270 321,265 321,251 293,200 293,170 282,153 287,140 205,77 157,60 180,83 165,121 146,126 159,147 133,183 133,168 150,145 140,138 121,153 133,126 114,107 118,94 133,96 144,49 165,27 165,0 0,314 32,367 27,384 38,403 66,399 72,378 72,403 51,414 59,426 78,426 89,411 76,405 82,401 93,403 95,424 116,428 114,407 99,390 87,390 99,384 87,380 110,373 106,363 87,363 159,356 161,331 184,303 171,308 169,278 152,257 180,270 180,293 205,310 184,306 226,318 235,331 246,316 235,278 242,301 268,325 280,295 293,287 321,282">
          <text:p/>
        </draw:polygon>
        <draw:polyline draw:style-name="gr22" draw:text-style-name="P1" draw:layer="layout" svg:width="0.317cm" svg:height="0.171cm" svg:x="14.46cm" svg:y="1.28cm" svg:viewBox="0 0 318 172" draw:points="0,58 32,111 27,128 38,147 66,143 72,122 72,147 51,158 59,170 78,170 89,155 76,149 82,145 93,147 95,168 116,172 114,151 99,134 87,134 99,128 87,124 110,117 106,107 87,107 159,100 161,75 184,47 171,52 169,22 152,0 180,14 180,37 205,54 184,50 226,62 235,75 245,60 235,22 241,45 267,69 279,39 293,31 318,28">
          <text:p/>
        </draw:polyline>
        <draw:polyline draw:style-name="gr22" draw:text-style-name="P1" draw:layer="layout" svg:width="0.21cm" svg:height="0.276cm" svg:x="14.574cm" svg:y="1.017cm" svg:viewBox="0 0 211 277" draw:points="211,277 207,272 207,258 179,206 179,176 168,159 173,146 91,83 43,66 66,89 51,127 32,132 45,153 19,189 19,174 36,151 26,144 7,159 19,132 0,113 4,100 19,102 30,55 51,34 51,7 51,0">
          <text:p/>
        </draw:polyline>
        <draw:polyline draw:style-name="gr22" draw:text-style-name="P1" draw:layer="layout" svg:width="0.102cm" svg:height="0.119cm" svg:x="14.542cm" svg:y="1.538cm" svg:viewBox="0 0 103 120" draw:points="101,79 99,79 103,60 95,45 57,45 26,28 34,28 24,0 0,32 0,51 13,65 36,60 51,67 69,88 69,107 84,120">
          <text:p/>
        </draw:polyline>
        <draw:polygon draw:style-name="gr33" draw:text-style-name="P25" draw:layer="layout" svg:width="0.028cm" svg:height="0.042cm" svg:x="14.915cm" svg:y="2.173cm" svg:viewBox="0 0 29 43" draw:points="0,37 14,13 2,0 14,0 20,9 18,26 24,15 29,21 22,39 22,43 16,41 9,39">
          <text:p/>
        </draw:polygon>
        <draw:polygon draw:style-name="gr33" draw:text-style-name="P25" draw:layer="layout" svg:width="0.846cm" svg:height="1.34cm" svg:x="14.458cm" svg:y="0.835cm" svg:viewBox="0 0 847 1341" draw:points="264,1309 275,1271 252,1259 254,1242 250,1250 214,1244 199,1257 163,1240 163,1261 175,1276 34,1218 0,1204 167,822 169,851 182,851 201,836 228,849 245,834 184,781 319,472 332,483 341,468 326,458 528,0 646,49 792,102 847,119 818,142 792,195 786,199 799,182 744,225 676,218 638,201 613,252 585,256 610,276 678,390 678,462 716,489 714,481 731,491 740,487 735,496 776,504 782,515 769,513 752,538 767,568 799,559 816,576 833,572 824,604 805,604 782,572 759,578 742,544 750,527 733,500 723,510 746,563 737,585 750,580 778,597 780,614 771,627 778,612 756,602 725,633 729,627 716,614 687,616 687,602 634,591 632,572 617,568 638,563 653,530 623,515 606,515 583,530 579,521 543,523 534,534 549,551 532,551 511,532 466,542 471,551 458,555 450,546 433,551 426,563 399,566 414,553 397,555 392,570 416,602 481,650 464,640 450,657 437,652 430,646 441,631 428,642 445,684 435,705 441,729 498,771 513,771 505,771 507,760 507,769 543,767 534,767 577,779 596,809 608,796 589,777 608,777 617,803 613,824 636,803 691,786 691,775 697,792 737,773 727,779 737,792 737,807 716,830 697,822 684,832 704,839 710,915 674,955 613,951 625,942 610,930 585,961 532,980 526,966 517,968 515,944 500,934 477,934 464,942 466,957 454,953 437,972 437,1004 426,1012 409,1006 356,1044 348,1063 354,1080 319,1074 334,1101 309,1095 313,1084 302,1112 315,1110 324,1118 324,1129 315,1126 311,1133 324,1148 317,1176 330,1182 334,1167 341,1173 352,1165 354,1169 343,1180 354,1182 348,1191 367,1187 363,1195 354,1189 352,1199 336,1197 336,1206 363,1212 369,1227 418,1244 433,1265 405,1276 411,1254 405,1248 361,1265 361,1276 350,1276 336,1299 359,1341">
          <text:p/>
        </draw:polygon>
        <draw:polygon draw:style-name="gr33" draw:text-style-name="P25" draw:layer="layout" svg:width="0.019cm" svg:height="0.079cm" svg:x="15.154cm" svg:y="1.885cm" svg:viewBox="0 0 20 80" draw:points="20,4 0,39 2,71 0,73 0,75 0,77 0,80 0,24 20,0 20,2">
          <text:p/>
        </draw:polygon>
        <draw:polygon draw:style-name="gr33" draw:text-style-name="P25" draw:layer="layout" svg:width="0.233cm" svg:height="0.199cm" svg:x="14.913cm" svg:y="1.824cm" svg:viewBox="0 0 234 200" draw:points="232,177 225,183 151,172 134,198 98,200 100,170 96,153 81,147 86,134 69,143 60,134 49,141 36,115 4,96 4,79 17,57 19,36 0,0 15,10 25,38 6,88 40,115 44,130 62,132 69,141 86,132 88,143 102,143 100,196 136,193 151,170 181,166 221,179 234,172 232,172">
          <text:p/>
        </draw:polygon>
        <draw:polygon draw:style-name="gr34" draw:text-style-name="P26" draw:layer="layout" svg:width="0.081cm" svg:height="0.083cm" svg:x="14.76cm" svg:y="2.044cm" svg:viewBox="0 0 82 84" draw:points="17,69 32,84 47,64 56,56 82,44 82,30 58,17 62,8 49,8 45,0 34,25 0,34 7,48 28,48 13,54">
          <text:p/>
        </draw:polygon>
        <draw:polygon draw:style-name="gr34" draw:text-style-name="P26" draw:layer="layout" svg:width="0.112cm" svg:height="0.069cm" svg:x="14.621cm" svg:y="2.074cm" svg:viewBox="0 0 113 70" draw:points="101,70 113,32 89,19 91,2 87,10 51,4 36,17 0,0 0,21 12,37 27,43 42,47 57,54 72,60 87,64">
          <text:p/>
        </draw:polygon>
        <draw:polygon draw:style-name="gr34" draw:text-style-name="P26" draw:layer="layout" svg:width="0.657cm" svg:height="1.3cm" svg:x="14.76cm" svg:y="0.954cm" svg:viewBox="0 0 658 1301" draw:points="155,1256 168,1233 157,1220 168,1220 174,1229 172,1246 178,1235 183,1241 176,1262 314,1301 384,1047 377,1053 303,1042 286,1068 250,1070 252,1040 248,1023 233,1017 238,1004 221,1013 212,1004 202,1011 189,984 157,965 157,948 170,927 172,906 153,870 168,880 178,908 159,957 193,984 197,1000 214,1002 221,1011 238,1002 240,1013 254,1013 252,1066 288,1063 303,1040 333,1036 373,1049 386,1042 394,1011 394,955 413,931 658,34 544,0 515,23 489,76 483,80 496,63 441,106 373,99 335,82 310,133 282,137 307,157 375,271 375,343 413,370 411,362 428,372 437,368 432,377 473,385 479,396 466,394 449,419 464,449 496,440 513,457 530,453 521,485 502,485 479,453 456,459 439,425 447,408 430,381 420,391 443,444 434,466 447,461 475,478 477,495 468,508 475,493 453,483 422,514 426,508 413,495 384,497 384,483 331,472 329,453 314,449 335,444 350,411 320,396 303,396 280,411 276,402 240,404 231,415 246,432 229,432 208,413 163,423 168,432 155,436 147,427 130,432 123,444 96,447 111,434 94,436 89,451 113,483 178,531 161,521 147,538 134,533 127,527 138,512 125,523 142,565 132,586 138,610 195,652 210,652 202,652 204,641 204,650 240,648 231,648 274,660 293,690 305,677 286,658 305,658 314,684 310,705 333,684 388,667 388,656 394,673 434,654 424,660 434,673 434,688 413,711 394,703 381,713 401,720 407,796 371,836 310,832 322,823 307,811 282,842 229,861 223,847 214,849 212,825 197,815 174,815 161,823 163,838 151,834 134,853 134,885 123,893 106,887 53,925 45,944 51,961 17,955 32,982 7,976 11,965 0,993 13,991 22,1000 22,1011 13,1008 9,1015 22,1030 15,1057 28,1063 32,1049 39,1055 49,1047 51,1051 41,1061 51,1063 45,1072 64,1068 60,1076 51,1070 49,1080 34,1078 34,1087 60,1093 66,1108 115,1125 130,1146 102,1157 108,1135 102,1129 58,1146 58,1157 47,1157 34,1180 56,1222">
          <text:p/>
        </draw:polygon>
        <draw:polygon draw:style-name="gr34" draw:text-style-name="P26" draw:layer="layout" svg:width="0.019cm" svg:height="0.066cm" svg:x="15.154cm" svg:y="1.889cm" svg:viewBox="0 0 20 67" draw:points="20,0 0,35 2,67 7,50 11,33 15,15">
          <text:p/>
        </draw:polygon>
        <draw:polygon draw:style-name="gr34" draw:text-style-name="P26" draw:layer="layout" svg:width="0.022cm" svg:height="0.025cm" svg:x="14.777cm" svg:y="1.293cm" svg:viewBox="0 0 23 26" draw:points="0,14 3,14 13,26 23,10 7,0 5,4 5,8 3,12">
          <text:p/>
        </draw:polygon>
        <draw:polygon draw:style-name="gr34" draw:text-style-name="P26" draw:layer="layout" svg:width="0.078cm" svg:height="0.07cm" svg:x="14.625cm" svg:y="1.616cm" svg:viewBox="0 0 79 71" draw:points="0,42 0,44 2,71 15,71 34,56 61,69 79,54 17,0 13,12 8,23 4,31">
          <text:p/>
        </draw:polygon>
        <draw:polygon draw:style-name="gr34" draw:text-style-name="P26" draw:layer="layout" svg:width="0.081cm" svg:height="0.083cm" svg:x="14.76cm" svg:y="2.044cm" svg:viewBox="0 0 82 84" draw:points="17,69 32,84 47,64 56,56 82,44 82,30 58,17 62,8 49,8 45,0 34,25 0,34 7,48 28,48 13,54">
          <text:p/>
        </draw:polygon>
        <draw:polyline draw:style-name="gr22" draw:text-style-name="P1" draw:layer="layout" svg:width="0.544cm" svg:height="1.221cm" svg:x="14.76cm" svg:y="0.954cm" svg:viewBox="0 0 545 1222" draw:points="545,0 516,23 490,76 484,80 497,63 442,106 374,99 336,82 311,133 283,137 308,157 376,271 376,343 414,370 412,362 429,372 438,368 433,377 474,385 480,396 467,394 450,419 465,449 497,440 514,457 531,453 522,485 503,485 480,453 457,459 440,425 448,408 431,381 421,391 444,444 435,466 448,461 476,478 478,495 469,508 476,493 454,483 423,514 427,508 414,495 385,497 385,483 332,472 330,453 315,449 336,444 351,411 321,396 304,396 281,411 277,402 241,404 232,415 247,432 230,432 209,413 163,423 168,432 155,436 147,427 130,432 123,444 96,447 111,434 94,436 89,451 113,483 179,531 161,521 147,538 134,533 127,527 138,512 125,523 142,565 132,586 138,610 196,652 211,652 203,652 205,641 205,650 241,648 232,648 275,660 294,690 306,677 287,658 306,658 315,684 311,705 334,684 389,667 389,656 395,673 435,654 425,660 435,673 435,688 414,711 395,703 382,713 402,720 408,796 372,836 311,832 323,823 308,811 283,842 230,861 224,847 215,849 213,825 198,815 175,815 161,823 163,838 151,834 134,853 134,886 123,894 106,888 53,926 45,945 51,962 17,956 32,983 7,977 11,966 0,994 13,992 22,1000 22,1011 13,1008 9,1015 22,1030 15,1057 28,1063 32,1049 39,1055 49,1047 51,1051 41,1061 51,1063 45,1072 64,1068 60,1076 51,1070 49,1080 34,1078 34,1087 60,1093 66,1108 115,1125 130,1146 102,1157 108,1135 102,1129 58,1146 58,1157 47,1157 34,1180 56,1222">
          <text:p/>
        </draw:polyline>
        <draw:polygon draw:style-name="gr22" draw:text-style-name="P1" draw:layer="layout" svg:width="0.081cm" svg:height="0.083cm" svg:x="14.76cm" svg:y="2.044cm" svg:viewBox="0 0 82 84" draw:points="17,69 32,84 56,56 82,44 82,30 58,17 62,8 49,8 45,0 34,25 0,34 7,48 28,48 13,54">
          <text:p/>
        </draw:polygon>
        <draw:polyline draw:style-name="gr22" draw:text-style-name="P1" draw:layer="layout" svg:width="0.112cm" svg:height="0.069cm" svg:x="14.621cm" svg:y="2.074cm" svg:viewBox="0 0 113 70" draw:points="101,70 113,32 89,19 91,2 87,10 51,4 36,17 0,0 0,21 12,37">
          <text:p/>
        </draw:polyline>
        <draw:polyline draw:style-name="gr22" draw:text-style-name="P1" draw:layer="layout" svg:width="0.028cm" svg:height="0.042cm" svg:x="14.915cm" svg:y="2.173cm" svg:viewBox="0 0 29 43" draw:points="0,37 14,13 2,0 14,0 20,9 18,26 24,15 29,21 22,43">
          <text:p/>
        </draw:polyline>
        <draw:polyline draw:style-name="gr22" draw:text-style-name="P1" draw:layer="layout" svg:width="0.078cm" svg:height="0.07cm" svg:x="14.625cm" svg:y="1.616cm" svg:viewBox="0 0 79 71" draw:points="0,42 2,71 15,71 34,56 61,69 79,54 17,0">
          <text:p/>
        </draw:polyline>
        <draw:polyline draw:style-name="gr22" draw:text-style-name="P1" draw:layer="layout" svg:width="0.022cm" svg:height="0.025cm" svg:x="14.777cm" svg:y="1.293cm" svg:viewBox="0 0 23 26" draw:points="0,14 13,26 23,10 7,0">
          <text:p/>
        </draw:polyline>
        <draw:polygon draw:style-name="gr33" draw:text-style-name="P25" draw:layer="layout" svg:width="0.207cm" svg:height="0.17cm" svg:x="15.529cm" svg:y="2.194cm" svg:viewBox="0 0 208 171" draw:points="17,160 23,152 0,118 23,133 38,126 68,76 82,68 91,76 93,47 132,36 149,17 168,5 172,11 174,0 179,15 208,21 208,26 202,30 206,40 204,60 191,60 181,43 111,76 119,103 113,124 82,171">
          <text:p/>
        </draw:polygon>
        <draw:polygon draw:style-name="gr33" draw:text-style-name="P25" draw:layer="layout" svg:width="0.023cm" svg:height="0.045cm" svg:x="15.144cm" svg:y="1.955cm" svg:viewBox="0 0 24 46" draw:points="3,41 13,35 22,26 11,14 11,10 11,7 11,5 11,2 13,0 13,14 24,26 0,46 0,43 0,41">
          <text:p/>
        </draw:polygon>
        <draw:polygon draw:style-name="gr33" draw:text-style-name="P25" draw:layer="layout" svg:width="0.182cm" svg:height="0.226cm" svg:x="15.173cm" svg:y="1.663cm" svg:viewBox="0 0 183 227" draw:points="0,223 52,162 50,149 67,124 111,94 124,56 183,0 124,58 124,86 69,126 52,153 54,170 41,177 21,206 0,227">
          <text:p/>
        </draw:polygon>
        <draw:polygon draw:style-name="gr34" draw:text-style-name="P26" draw:layer="layout" svg:width="0.791cm" svg:height="1.365cm" svg:x="15.074cm" svg:y="0.988cm" svg:viewBox="0 0 792 1366" draw:points="473,1366 479,1358 456,1324 479,1339 494,1332 524,1283 538,1275 547,1283 549,1254 587,1243 604,1224 623,1212 627,1218 629,1207 634,1222 663,1228 792,84 646,65 502,38 343,0 99,897 150,836 148,823 165,798 209,768 222,730 281,675 222,732 222,760 167,800 150,827 152,844 139,851 120,880 99,901 82,967 82,980 93,992 70,1012 0,1267 123,1298 328,1343">
          <text:p/>
        </draw:polygon>
        <draw:polygon draw:style-name="gr34" draw:text-style-name="P26" draw:layer="layout" svg:width="0.121cm" svg:height="0.139cm" svg:x="15.611cm" svg:y="2.237cm" svg:viewBox="0 0 122 140" draw:points="122,17 109,17 99,0 28,33 36,60 30,81 0,128 17,130 36,132 54,134 71,136 90,138 107,140 111,111 116,79 118,46">
          <text:p/>
        </draw:polygon>
        <draw:polygon draw:style-name="gr34" draw:text-style-name="P26" draw:layer="layout" svg:width="0.006cm" svg:height="0.01cm" svg:x="15.73cm" svg:y="2.22cm" svg:viewBox="0 0 7 11" draw:points="7,0 0,4 4,11 4,4 7,2">
          <text:p/>
        </draw:polygon>
        <draw:polygon draw:style-name="gr34" draw:text-style-name="P26" draw:layer="layout" svg:width="0.019cm" svg:height="0.031cm" svg:x="15.146cm" svg:y="1.964cm" svg:viewBox="0 0 20 32" draw:points="0,32 11,26 20,17 9,4 9,0 6,7 4,15 2,24">
          <text:p/>
        </draw:polygon>
        <draw:polyline draw:style-name="gr22" draw:text-style-name="P1" draw:layer="layout" svg:width="0.207cm" svg:height="0.159cm" svg:x="15.529cm" svg:y="2.194cm" svg:viewBox="0 0 208 160" draw:points="17,160 23,152 0,118 23,133 38,126 68,76 82,68 91,76 93,47 132,36 149,17 168,5 172,11 174,0 179,15 208,21">
          <text:p/>
        </draw:polyline>
        <draw:polyline draw:style-name="gr22" draw:text-style-name="P1" draw:layer="layout" svg:width="0.121cm" svg:height="0.127cm" svg:x="15.611cm" svg:y="2.237cm" svg:viewBox="0 0 122 128" draw:points="122,17 109,17 99,0 28,33 36,59 30,80 0,128">
          <text:p/>
        </draw:polyline>
        <draw:polyline draw:style-name="gr22" draw:text-style-name="P1" draw:layer="layout" svg:width="0.006cm" svg:height="0.01cm" svg:x="15.73cm" svg:y="2.22cm" svg:viewBox="0 0 7 11" draw:points="7,0 0,4 4,11">
          <text:p/>
        </draw:polyline>
        <draw:polygon draw:style-name="gr33" draw:text-style-name="P25" draw:layer="layout" svg:width="0.011cm" svg:height="0.019cm" svg:x="16.276cm" svg:y="2.385cm" svg:viewBox="0 0 12 20" draw:points="0,20 6,17 4,0 12,20 6,20">
          <text:p/>
        </draw:polygon>
        <draw:polygon draw:style-name="gr33" draw:text-style-name="P25" draw:layer="layout" svg:width="0.114cm" svg:height="0.013cm" svg:x="16.124cm" svg:y="2.391cm" svg:viewBox="0 0 115 14" draw:points="0,14 66,0 115,14 18,14">
          <text:p/>
        </draw:polygon>
        <draw:polygon draw:style-name="gr33" draw:text-style-name="P25" draw:layer="layout" svg:width="0.303cm" svg:height="0.18cm" svg:x="15.81cm" svg:y="2.224cm" svg:viewBox="0 0 304 181" draw:points="11,164 17,141 24,151 34,138 26,147 26,132 11,141 15,128 19,132 26,117 30,122 32,113 48,109 36,107 48,100 38,88 26,109 13,92 19,86 24,96 32,86 32,64 17,83 24,64 13,64 2,77 17,60 0,60 26,58 22,54 28,56 41,24 26,33 24,26 41,18 45,35 71,0 45,43 56,58 65,58 67,43 73,58 69,43 82,18 78,50 88,37 88,56 99,37 103,47 118,33 116,50 139,22 158,24 162,31 135,33 147,41 135,37 130,45 141,50 128,45 128,54 135,67 143,60 141,67 162,58 173,67 130,75 133,83 143,86 158,73 156,79 164,79 173,71 177,77 158,92 181,81 173,94 183,86 181,96 200,90 177,115 211,115 205,126 217,134 234,117 238,124 245,119 241,141 260,141 262,153 255,151 264,155 289,155 285,160 304,174 285,177 300,181 116,172">
          <text:p/>
        </draw:polygon>
        <draw:polygon draw:style-name="gr33" draw:text-style-name="P25" draw:layer="layout" svg:width="0.005cm" svg:height="0.004cm" svg:x="15.81cm" svg:y="2.383cm" svg:viewBox="0 0 6 5" draw:points="0,5 2,0 6,5">
          <text:p/>
        </draw:polygon>
        <draw:polygon draw:style-name="gr33" draw:text-style-name="P25" draw:layer="layout" svg:width="0.009cm" svg:height="0.011cm" svg:x="15.774cm" svg:y="2.372cm" svg:viewBox="0 0 10 12" draw:points="0,12 10,0 5,12">
          <text:p/>
        </draw:polygon>
        <draw:polygon draw:style-name="gr33" draw:text-style-name="P25" draw:layer="layout" svg:width="0.003cm" svg:height="0.015cm" svg:x="15.757cm" svg:y="2.366cm" svg:viewBox="0 0 4 16" draw:points="0,16 0,0 4,16">
          <text:p/>
        </draw:polygon>
        <draw:polygon draw:style-name="gr33" draw:text-style-name="P25" draw:layer="layout" svg:width="0.064cm" svg:height="0.049cm" svg:x="15.732cm" svg:y="2.23cm" svg:viewBox="0 0 65 50" draw:points="2,0 19,18 52,29 65,50 15,22 0,25 0,18 2,12 2,5">
          <text:p/>
        </draw:polygon>
        <draw:polygon draw:style-name="gr33" draw:text-style-name="P25" draw:layer="layout" svg:width="0.057cm" svg:height="0.034cm" svg:x="15.736cm" svg:y="2.186cm" svg:viewBox="0 0 58 35" draw:points="0,30 24,0 58,0 21,14 0,35 0,33">
          <text:p/>
        </draw:polygon>
        <draw:polygon draw:style-name="gr33" draw:text-style-name="P25" draw:layer="layout" svg:width="0.036cm" svg:height="0.007cm" svg:x="16.079cm" svg:y="1.089cm" svg:viewBox="0 0 37 8" draw:points="37,2 18,8 0,0 29,0">
          <text:p/>
        </draw:polygon>
        <draw:polygon draw:style-name="gr33" draw:text-style-name="P25" draw:layer="layout" svg:width="0.127cm" svg:height="0.055cm" svg:x="16.198cm" svg:y="1.089cm" svg:viewBox="0 0 128 56" draw:points="128,52 101,56 67,44 63,50 46,30 0,2 126,0">
          <text:p/>
        </draw:polygon>
        <draw:polygon draw:style-name="gr34" draw:text-style-name="P26" draw:layer="layout" svg:width="0.654cm" svg:height="1.332cm" svg:x="15.717cm" svg:y="1.072cm" svg:viewBox="0 0 655 1333" draw:points="40,1310 40,1295 43,1310 57,1312 66,1301 62,1312 93,1316 95,1312 98,1316 104,1316 110,1293 117,1303 127,1290 119,1299 119,1284 104,1293 108,1280 112,1284 119,1269 123,1274 125,1265 140,1261 129,1259 140,1252 131,1240 119,1261 106,1244 112,1238 117,1248 125,1238 125,1216 110,1235 117,1216 106,1216 95,1229 110,1212 93,1212 119,1210 115,1206 121,1208 134,1176 119,1185 117,1178 134,1170 138,1187 163,1153 138,1195 148,1210 157,1210 159,1195 165,1210 161,1195 174,1170 170,1202 180,1189 180,1208 191,1189 195,1199 210,1185 208,1202 231,1174 250,1176 254,1183 227,1185 239,1193 227,1189 222,1197 233,1202 220,1197 220,1206 227,1219 235,1212 233,1219 254,1210 265,1219 222,1227 225,1235 235,1238 250,1225 248,1231 256,1231 265,1223 269,1229 250,1244 273,1233 265,1246 275,1238 273,1248 292,1242 269,1267 303,1267 297,1278 310,1286 327,1269 331,1276 338,1271 334,1293 353,1293 355,1305 348,1303 357,1307 382,1307 378,1312 397,1326 378,1329 401,1333 473,1320 522,1333 566,1331 564,1314 571,1333 655,1331 609,68 583,72 549,60 545,66 528,47 482,19 471,19 458,19 448,19 435,19 422,19 412,19 399,19 380,24 363,17 206,7 148,0 19,1144 43,1115 76,1115 40,1128 17,1153 17,1159 34,1176 66,1187 79,1208 30,1180 15,1183 0,1305">
          <text:p/>
        </draw:polygon>
        <draw:polyline draw:style-name="gr22" draw:text-style-name="P1" draw:layer="layout" svg:width="0.303cm" svg:height="0.18cm" svg:x="15.81cm" svg:y="2.224cm" svg:viewBox="0 0 304 181" draw:points="11,164 17,141 24,151 34,138 26,147 26,132 11,141 15,128 19,132 26,117 30,122 32,113 48,109 36,107 48,100 38,88 26,109 13,92 19,86 24,96 32,86 32,64 17,83 24,64 13,64 2,77 17,60 0,60 26,58 22,54 28,56 41,24 26,33 24,26 41,18 45,35 71,0 45,43 56,58 65,58 67,43 73,58 69,43 82,18 78,50 88,37 88,56 99,37 103,47 118,33 116,50 139,22 158,24 162,31 135,33 147,41 135,37 130,45 141,50 128,45 128,54 135,67 143,60 141,67 162,58 173,67 130,75 133,83 143,86 158,73 156,79 164,79 173,71 177,77 158,92 181,81 173,94 183,86 181,96 200,90 177,115 211,115 205,126 217,134 234,117 238,124 245,119 241,141 260,141 262,153 255,151 264,155 289,155 285,160 304,174 285,177 300,181">
          <text:p/>
        </draw:polyline>
        <draw:polyline draw:style-name="gr22" draw:text-style-name="P1" draw:layer="layout" svg:width="0.127cm" svg:height="0.053cm" svg:x="16.198cm" svg:y="1.091cm" svg:viewBox="0 0 128 54" draw:points="128,50 101,54 67,42 63,48 46,29 0,0">
          <text:p/>
        </draw:polyline>
        <draw:polyline draw:style-name="gr22" draw:text-style-name="P1" draw:layer="layout" svg:width="0.064cm" svg:height="0.049cm" svg:x="15.732cm" svg:y="2.23cm" svg:viewBox="0 0 65 50" draw:points="2,0 19,18 52,29 65,50 15,22 0,25">
          <text:p/>
        </draw:polyline>
        <draw:polyline draw:style-name="gr22" draw:text-style-name="P1" draw:layer="layout" svg:width="0.057cm" svg:height="0.034cm" svg:x="15.736cm" svg:y="2.186cm" svg:viewBox="0 0 58 35" draw:points="0,30 24,0 58,0 21,14 0,35">
          <text:p/>
        </draw:polyline>
        <draw:polyline draw:style-name="gr22" draw:text-style-name="P1" draw:layer="layout" svg:width="0.011cm" svg:height="0.019cm" svg:x="16.276cm" svg:y="2.385cm" svg:viewBox="0 0 12 20" draw:points="0,20 6,17 4,0 12,20">
          <text:p/>
        </draw:polyline>
        <draw:polyline draw:style-name="gr22" draw:text-style-name="P1" draw:layer="layout" svg:width="0.005cm" svg:height="0.004cm" svg:x="15.81cm" svg:y="2.383cm" svg:viewBox="0 0 6 5" draw:points="0,5 2,0 6,5">
          <text:p/>
        </draw:polyline>
        <draw:polyline draw:style-name="gr22" draw:text-style-name="P1" draw:layer="layout" svg:width="0.036cm" svg:height="0.007cm" svg:x="16.079cm" svg:y="1.089cm" svg:viewBox="0 0 37 8" draw:points="37,2 18,8 0,0">
          <text:p/>
        </draw:polyline>
        <draw:polyline draw:style-name="gr22" draw:text-style-name="P1" draw:layer="layout" svg:width="0.009cm" svg:height="0.011cm" svg:x="15.774cm" svg:y="2.372cm" svg:viewBox="0 0 10 12" draw:points="0,12 10,0 5,12">
          <text:p/>
        </draw:polyline>
        <draw:polyline draw:style-name="gr22" draw:text-style-name="P1" draw:layer="layout" svg:width="0.114cm" svg:height="0.013cm" svg:x="16.124cm" svg:y="2.391cm" svg:viewBox="0 0 115 14" draw:points="0,14 66,0 115,14">
          <text:p/>
        </draw:polyline>
        <draw:polyline draw:style-name="gr22" draw:text-style-name="P1" draw:layer="layout" svg:width="0.003cm" svg:height="0.015cm" svg:x="15.757cm" svg:y="2.366cm" svg:viewBox="0 0 4 16" draw:points="0,16 0,0 4,16">
          <text:p/>
        </draw:polyline>
        <draw:polygon draw:style-name="gr33" draw:text-style-name="P25" draw:layer="layout" svg:width="0.01cm" svg:height="0.007cm" svg:x="16.399cm" svg:y="2.393cm" svg:viewBox="0 0 11 8" draw:points="0,8 4,0 11,8 4,8">
          <text:p/>
        </draw:polygon>
        <draw:polygon draw:style-name="gr33" draw:text-style-name="P25" draw:layer="layout" svg:width="0.406cm" svg:height="0.203cm" svg:x="16.323cm" svg:y="1.047cm" svg:viewBox="0 0 407 204" draw:points="407,0 405,25 394,6 371,44 348,47 343,53 350,49 350,59 331,59 331,98 329,86 329,94 327,88 320,98 299,98 301,109 299,105 278,120 293,79 291,75 288,86 276,84 272,68 257,61 259,98 244,92 248,98 229,96 223,109 214,109 231,126 212,115 212,130 206,117 208,124 200,122 214,143 197,128 193,134 197,151 210,160 223,153 221,166 231,166 214,175 229,181 221,181 242,200 233,198 236,204 191,177 193,183 172,175 170,183 140,175 91,149 78,132 76,143 69,141 44,107 2,94 0,42 132,36 335,13">
          <text:p/>
        </draw:polygon>
        <draw:polygon draw:style-name="gr33" draw:text-style-name="P25" draw:layer="layout" svg:width="0.04cm" svg:height="0.083cm" svg:x="16.744cm" svg:y="1.051cm" svg:viewBox="0 0 41 84" draw:points="41,21 25,30 8,84 0,47 15,19 37,0 37,5 39,11 39,17">
          <text:p/>
        </draw:polygon>
        <draw:polygon draw:style-name="gr33" draw:text-style-name="P25" draw:layer="layout" svg:width="0.254cm" svg:height="0.211cm" svg:x="16.602cm" svg:y="1.238cm" svg:viewBox="0 0 255 212" draw:points="255,212 247,212 227,159 200,147 191,136 162,142 103,185 19,133 19,110 8,110 0,82 2,52 15,36 4,0 19,21 13,48 4,52 13,59 4,61 6,86 50,153 60,153 69,164 100,183 160,140 187,129 202,144 223,149 253,210 255,210">
          <text:p/>
        </draw:polygon>
        <draw:polygon draw:style-name="gr34" draw:text-style-name="P26" draw:layer="layout" svg:width="0.698cm" svg:height="1.363cm" svg:x="16.325cm" svg:y="1.039cm" svg:viewBox="0 0 699 1364" draw:points="74,1362 79,1355 85,1362 191,1355 403,1336 551,1315 699,1290 532,410 524,410 504,357 477,345 468,334 439,340 380,383 297,332 297,309 286,309 278,281 280,251 293,235 282,199 297,220 291,247 282,251 291,258 282,260 284,285 327,351 337,351 346,362 377,381 437,338 464,328 479,342 500,347 530,408 460,33 445,42 428,95 420,59 435,31 456,12 454,0 443,2 435,4 424,4 416,6 405,8 403,33 392,14 369,52 346,55 341,61 348,57 348,67 329,67 329,105 327,93 327,101 325,95 318,105 297,105 299,116 297,112 276,127 291,86 289,82 286,93 274,91 270,76 255,69 257,105 242,99 246,105 227,103 221,116 212,116 229,133 210,122 210,137 204,124 206,131 198,129 212,150 195,135 191,141 195,158 208,167 221,160 219,173 229,173 212,182 227,188 219,188 240,207 231,205 234,211 189,184 191,190 170,182 168,190 138,182 90,156 76,139 74,150 67,148 42,114 0,101 46,1364">
          <text:p/>
        </draw:polygon>
        <draw:polyline draw:style-name="gr22" draw:text-style-name="P1" draw:layer="layout" svg:width="0.404cm" svg:height="0.203cm" svg:x="16.325cm" svg:y="1.047cm" svg:viewBox="0 0 405 204" draw:points="405,0 403,25 392,6 369,44 346,47 341,53 348,49 348,59 329,59 329,98 327,86 327,94 325,88 318,98 297,98 299,109 297,105 276,120 291,79 289,75 286,86 274,84 270,68 255,61 257,98 242,92 246,98 227,96 221,109 212,109 229,126 210,115 210,130 204,117 206,124 198,122 212,143 195,128 191,134 195,151 208,160 221,153 219,166 229,166 212,175 227,181 219,181 240,200 231,198 234,204 189,177 191,183 170,175 168,183 138,175 90,149 77,132 75,143 68,141 43,107 0,94">
          <text:p/>
        </draw:polyline>
        <draw:polyline draw:style-name="gr22" draw:text-style-name="P1" draw:layer="layout" svg:width="0.04cm" svg:height="0.083cm" svg:x="16.744cm" svg:y="1.051cm" svg:viewBox="0 0 41 84" draw:points="41,21 25,30 8,84 0,47 15,19 37,0">
          <text:p/>
        </draw:polyline>
        <draw:polyline draw:style-name="gr22" draw:text-style-name="P1" draw:layer="layout" svg:width="0.01cm" svg:height="0.007cm" svg:x="16.399cm" svg:y="2.393cm" svg:viewBox="0 0 11 8" draw:points="0,8 4,0 11,8">
          <text:p/>
        </draw:polyline>
        <draw:polygon draw:style-name="gr33" draw:text-style-name="P25" draw:layer="layout" svg:width="0.347cm" svg:height="0.241cm" svg:x="16.854cm" svg:y="1.447cm" svg:viewBox="0 0 348 242" draw:points="0,0 30,6 63,36 82,42 87,55 68,85 76,104 97,124 95,132 157,139 178,156 245,175 267,194 313,189 325,209 335,211 348,242 331,223 333,211 322,213 307,194 264,196 237,173 190,164 135,139 97,139 63,87 82,51 21,6 2,2 2,0">
          <text:p/>
        </draw:polygon>
        <draw:polygon draw:style-name="gr33" draw:text-style-name="P25" draw:layer="layout" svg:width="0.078cm" svg:height="0.05cm" svg:x="16.78cm" svg:y="1.022cm" svg:viewBox="0 0 79 51" draw:points="0,30 17,13 75,0 79,11 64,22 52,43 56,51 43,47 39,32 52,28 47,13 41,28 4,51">
          <text:p/>
        </draw:polygon>
        <draw:polygon draw:style-name="gr33" draw:text-style-name="P25" draw:layer="layout" svg:width="0.104cm" svg:height="0.093cm" svg:x="16.915cm" svg:y="0.986cm" svg:viewBox="0 0 105 94" draw:points="75,4 80,12 84,2 103,0 92,4 90,29 84,23 80,29 105,36 103,46 92,34 80,46 77,57 88,55 97,67 82,67 77,82 99,72 99,82 84,82 90,85 88,94 41,74 0,23">
          <text:p/>
        </draw:polygon>
        <draw:polygon draw:style-name="gr33" draw:text-style-name="P25" draw:layer="layout" svg:width="0.222cm" svg:height="0.142cm" svg:x="17.023cm" svg:y="0.92cm" svg:viewBox="0 0 223 143" draw:points="223,78 144,49 121,49 72,64 70,121 57,133 43,129 45,141 40,133 28,143 17,136 32,95 9,95 9,78 0,68 2,59 106,30 196,0">
          <text:p/>
        </draw:polygon>
        <draw:polygon draw:style-name="gr33" draw:text-style-name="P25" draw:layer="layout" svg:width="0.3cm" svg:height="0.297cm" svg:x="17.125cm" svg:y="1.286cm" svg:viewBox="0 0 301 298" draw:points="238,40 234,45 229,88 244,80 253,82 284,171 280,175 287,177 301,228 261,279 257,295 248,298 236,285 255,272 255,253 272,228 274,204 265,185 244,190 215,230 225,270 206,293 120,289 151,268 153,255 138,240 162,211 168,190 141,175 128,177 147,164 196,160 202,139 185,141 160,128 104,145 106,173 93,160 65,177 46,173 27,181 34,198 23,196 25,215 0,192 2,166 29,166 34,149 53,154 87,113 93,120 99,107 120,99 116,92 128,96 166,60 172,38 223,0">
          <text:p/>
        </draw:polygon>
        <draw:polygon draw:style-name="gr34" draw:text-style-name="P26" draw:layer="layout" svg:width="0.87cm" svg:height="1.359cm" svg:x="16.784cm" svg:y="0.969cm" svg:viewBox="0 0 871 1360" draw:points="642,537 642,544 602,595 598,611 589,614 577,601 596,588 596,569 613,544 615,520 606,501 585,506 556,546 566,586 547,609 462,605 492,584 494,571 479,556 503,527 509,506 482,491 469,493 488,480 537,476 543,455 526,457 501,444 446,461 448,489 435,476 407,493 388,489 369,497 376,514 365,512 367,531 342,508 344,482 371,482 376,465 395,470 429,429 435,436 441,423 462,415 458,408 469,412 507,376 513,355 564,317 462,29 384,0 361,0 312,15 310,72 297,84 283,80 285,91 280,84 268,93 257,87 272,46 249,46 249,29 240,19 242,10 234,12 228,15 219,17 234,17 223,21 221,46 215,40 211,46 236,53 234,63 223,51 211,63 208,74 219,72 228,84 213,84 208,99 230,89 230,99 215,99 221,101 219,110 172,91 131,40 121,42 112,44 102,46 91,48 80,51 70,53 74,63 59,74 47,95 51,103 38,99 34,84 47,80 42,65 36,80 0,103 70,478 100,484 133,514 152,520 157,533 138,563 146,582 168,601 166,609 228,616 249,633 316,652 338,671 384,666 395,686 405,688 418,719 401,700 403,688 393,690 378,671 335,673 308,650 261,641 206,616 168,616 133,565 152,529 91,484 72,480 240,1360 467,1311 651,1260 752,1231 871,1188">
          <text:p/>
        </draw:polygon>
        <draw:polygon draw:style-name="gr34" draw:text-style-name="P26" draw:layer="layout" svg:width="0.007cm" svg:height="0.006cm" svg:x="17.404cm" svg:y="1.456cm" svg:viewBox="0 0 8 7" draw:points="4,0 0,4 8,7 4,7 4,4 4,2">
          <text:p/>
        </draw:polygon>
        <draw:polygon draw:style-name="gr34" draw:text-style-name="P26" draw:layer="layout" svg:width="0.025cm" svg:height="0.047cm" svg:x="17.353cm" svg:y="1.326cm" svg:viewBox="0 0 26 48" draw:points="10,0 6,5 0,48 16,40 26,42 20,30 16,22 14,11">
          <text:p/>
        </draw:polygon>
        <draw:polygon draw:style-name="gr34" draw:text-style-name="P26" draw:layer="layout" svg:width="0.009cm" svg:height="0.01cm" svg:x="16.989cm" svg:y="0.988cm" svg:viewBox="0 0 10 11" draw:points="0,2 5,11 10,0 5,0">
          <text:p/>
        </draw:polygon>
        <draw:polygon draw:style-name="gr34" draw:text-style-name="P26" draw:layer="layout" svg:width="0.019cm" svg:height="0.017cm" svg:x="16.778cm" svg:y="1.034cm" svg:viewBox="0 0 20 18" draw:points="2,18 20,0 13,2 6,2 0,5 0,7 0,11 2,13">
          <text:p/>
        </draw:polygon>
        <draw:polyline draw:style-name="gr22" draw:text-style-name="P1" draw:layer="layout" svg:width="0.104cm" svg:height="0.093cm" svg:x="16.915cm" svg:y="0.986cm" svg:viewBox="0 0 105 94" draw:points="88,0 103,0 92,4 90,29 84,23 80,29 105,36 103,46 92,34 80,46 77,57 88,55 97,67 82,67 77,82 99,72 99,82 84,82 90,85 88,94 41,74 0,23">
          <text:p/>
        </draw:polyline>
        <draw:polyline draw:style-name="gr22" draw:text-style-name="P1" draw:layer="layout" svg:width="0.222cm" svg:height="0.093cm" svg:x="17.023cm" svg:y="0.969cm" svg:viewBox="0 0 223 94" draw:points="223,30 144,0 121,0 72,16 70,73 57,85 43,81 45,92 40,85 28,94 17,88 32,47 9,47 9,30 0,20 2,11">
          <text:p/>
        </draw:polyline>
        <draw:polyline draw:style-name="gr22" draw:text-style-name="P1" draw:layer="layout" svg:width="0.074cm" svg:height="0.05cm" svg:x="16.784cm" svg:y="1.022cm" svg:viewBox="0 0 75 51" draw:points="71,0 75,11 60,22 47,43 52,51 38,47 34,32 47,28 42,13 36,28 0,51">
          <text:p/>
        </draw:polyline>
        <draw:polyline draw:style-name="gr22" draw:text-style-name="P1" draw:layer="layout" svg:width="0.009cm" svg:height="0.01cm" svg:x="16.989cm" svg:y="0.988cm" svg:viewBox="0 0 10 11" draw:points="0,2 5,11 10,0">
          <text:p/>
        </draw:polyline>
        <draw:line draw:style-name="gr22" draw:text-style-name="P1" draw:layer="layout" svg:x1="16.78cm" svg:y1="1.052cm" svg:x2="16.798cm" svg:y2="1.034cm">
          <text:p/>
        </draw:line>
        <draw:polygon draw:style-name="gr33" draw:text-style-name="P25" draw:layer="layout" svg:width="0.038cm" svg:height="0.044cm" svg:x="17.411cm" svg:y="1.462cm" svg:viewBox="0 0 39 45" draw:points="0,0 30,14 39,24 17,31 15,45 10,35 6,24 4,14">
          <text:p/>
        </draw:polygon>
        <draw:polygon draw:style-name="gr33" draw:text-style-name="P25" draw:layer="layout" svg:width="0.139cm" svg:height="0.172cm" svg:x="17.377cm" svg:y="1.284cm" svg:viewBox="0 0 140 173" draw:points="0,83 8,85 17,76 10,85 21,83 73,59 87,36 83,42 85,21 104,0 102,38 115,21 121,26 117,66 123,64 111,78 126,83 109,91 111,112 121,117 134,104 128,117 140,121 104,140 109,146 79,133 40,148 38,155 48,157 31,173">
          <text:p/>
        </draw:polygon>
        <draw:polygon draw:style-name="gr33" draw:text-style-name="P25" draw:layer="layout" svg:width="0.057cm" svg:height="0.048cm" svg:x="17.347cm" svg:y="1.278cm" svg:viewBox="0 0 58 49" draw:points="0,8 9,0 14,8 31,0 29,8 58,6 16,49 12,38 9,27 4,17">
          <text:p/>
        </draw:polygon>
        <draw:polygon draw:style-name="gr33" draw:text-style-name="P25" draw:layer="layout" svg:width="0.546cm" svg:height="0.22cm" svg:x="17.218cm" svg:y="0.878cm" svg:viewBox="0 0 547 221" draw:points="114,0 129,23 152,31 157,40 167,38 180,55 231,55 298,25 326,23 311,29 328,48 334,72 360,91 379,93 375,103 459,53 447,51 468,34 468,44 483,23 491,27 504,17 547,95 541,86 510,138 504,145 497,134 495,153 472,159 478,170 468,162 428,193 324,221 313,212 290,221 313,198 296,179 322,170 303,162 349,147 347,126 339,132 324,113 273,91 224,93 233,99 209,106 233,119 209,117 203,126 182,119 180,130 131,130 91,115 30,121 27,121 0,42">
          <text:p/>
        </draw:polygon>
        <draw:polygon draw:style-name="gr33" draw:text-style-name="P25" draw:layer="layout" svg:width="0.112cm" svg:height="0.08cm" svg:x="17.815cm" svg:y="1.225cm" svg:viewBox="0 0 113 81" draw:points="113,54 79,47 105,77 88,81 96,75 83,62 64,62 77,60 75,45 56,30 34,41 36,33 17,24 15,39 2,37 10,33 4,24 13,24 0,16 2,0 8,10 27,13 34,24 46,6 50,26 64,22 71,33 75,24 79,37 92,33 94,45 111,50">
          <text:p/>
        </draw:polygon>
        <draw:polygon draw:style-name="gr33" draw:text-style-name="P25" draw:layer="layout" svg:width="0.076cm" svg:height="0.106cm" svg:x="17.923cm" svg:y="1.405cm" svg:viewBox="0 0 77 107" draw:points="77,8 71,16 71,52 38,83 42,66 34,64 19,104 2,107 0,107 15,94 6,90 8,58 56,62 69,43 58,28 64,0 73,0">
          <text:p/>
        </draw:polygon>
        <draw:polygon draw:style-name="gr33" draw:text-style-name="P25" draw:layer="layout" svg:width="0.364cm" svg:height="0.408cm" svg:x="17.734cm" svg:y="1.553cm" svg:viewBox="0 0 365 409" draw:points="346,13 310,30 308,36 319,34 282,74 285,112 291,72 329,44 323,27 351,21 351,23 332,32 332,40 355,30 361,38 361,44 323,68 332,70 346,55 334,76 365,46 349,76 359,74 317,93 300,150 313,140 298,216 269,262 254,256 233,291 235,312 246,316 244,329 229,344 216,342 176,380 176,378 125,407 81,399 39,409 0,393 43,399 62,380 53,367 89,361 108,367 100,361 106,348 91,346 108,329 100,321 102,287 130,275 149,250 113,233 106,220 89,222 79,190 55,201 51,193 24,182 24,171 43,173 41,182 70,176 117,190 138,173 144,186 180,193 185,201 214,201 259,167 280,112 276,68 302,21 340,0">
          <text:p/>
        </draw:polygon>
        <draw:polygon draw:style-name="gr33" draw:text-style-name="P25" draw:layer="layout" svg:width="0.053cm" svg:height="0.065cm" svg:x="17.688cm" svg:y="1.202cm" svg:viewBox="0 0 54 66" draw:points="28,3 43,17 54,66 39,51 8,56 6,47 20,51 6,39 35,34 50,60 39,30 0,22 28,0">
          <text:p/>
        </draw:polygon>
        <draw:polygon draw:style-name="gr33" draw:text-style-name="P25" draw:layer="layout" svg:width="0.087cm" svg:height="0.053cm" svg:x="17.582cm" svg:y="1.671cm" svg:viewBox="0 0 88 54" draw:points="88,42 71,54 52,54 45,46 31,48 33,37 24,48 2,46 0,31 24,0 37,15 73,23">
          <text:p/>
        </draw:polygon>
        <draw:polygon draw:style-name="gr34" draw:text-style-name="P26" draw:layer="layout" svg:width="1.01cm" svg:height="1.192cm" svg:x="17.245cm" svg:y="0.964cm" svg:viewBox="0 0 1011 1193" draw:points="854,638 838,665 848,663 806,682 789,739 802,729 787,805 759,852 744,846 723,880 725,901 736,905 734,918 719,933 706,931 666,969 666,967 615,996 571,988 529,998 490,982 533,988 552,969 543,956 579,950 598,956 590,950 596,937 581,935 598,918 590,910 592,876 620,865 639,840 603,822 596,809 579,811 569,779 545,790 541,782 514,771 514,760 533,762 531,771 560,765 607,779 628,762 634,775 670,782 675,790 704,790 749,756 770,701 766,657 791,610 829,589 755,449 749,456 749,492 717,523 721,506 713,504 698,544 681,547 679,547 694,534 685,530 687,498 734,502 747,483 736,468 742,441 751,441 683,314 649,307 675,337 658,341 666,335 653,322 634,322 647,320 645,305 626,290 605,301 607,293 588,284 586,299 573,297 581,293 575,284 584,284 571,276 573,261 579,271 598,274 605,284 617,267 620,286 634,282 641,293 645,284 649,297 662,293 664,305 679,310 600,159 514,0 484,51 478,58 471,47 469,66 446,72 452,83 442,75 401,106 297,134 286,125 263,134 286,111 269,92 295,83 276,75 322,60 320,39 312,45 297,26 246,5 197,7 206,13 182,20 206,32 182,30 176,39 155,32 153,43 104,43 64,28 3,34 0,34 102,322 111,314 115,322 132,314 130,322 159,320 117,362 132,403 140,405 149,396 142,405 153,403 204,379 218,356 214,362 216,341 235,320 233,358 246,341 252,346 248,386 254,384 242,398 257,403 240,411 242,432 252,437 265,424 259,437 271,441 235,460 240,466 210,453 172,468 170,475 180,477 163,492 163,498 195,511 204,521 182,528 180,542 409,1193 550,1142 666,1094 725,1070 878,998 1011,931">
          <text:p/>
        </draw:polygon>
        <draw:polygon draw:style-name="gr34" draw:text-style-name="P26" draw:layer="layout" svg:width="0.04cm" svg:height="0.034cm" svg:x="18.056cm" svg:y="1.595cm" svg:viewBox="0 0 41 35" draw:points="39,0 39,2 0,27 10,29 24,14 12,35 41,4 41,2 41,0">
          <text:p/>
        </draw:polygon>
        <draw:polygon draw:style-name="gr34" draw:text-style-name="P26" draw:layer="layout" svg:width="0.023cm" svg:height="0.017cm" svg:x="18.065cm" svg:y="1.576cm" svg:viewBox="0 0 24 18" draw:points="20,0 0,9 0,18 24,7 24,4 22,2 22,0">
          <text:p/>
        </draw:polygon>
        <draw:polygon draw:style-name="gr34" draw:text-style-name="P26" draw:layer="layout" svg:width="0.068cm" svg:height="0.099cm" svg:x="18.016cm" svg:y="1.566cm" svg:viewBox="0 0 69 100" draw:points="64,0 27,17 25,23 36,21 0,61 2,100 8,59 47,31 40,14 69,8 67,6 67,4 64,2">
          <text:p/>
        </draw:polygon>
        <draw:polygon draw:style-name="gr34" draw:text-style-name="P26" draw:layer="layout" svg:width="0.39cm" svg:height="0.245cm" svg:x="17.332cm" svg:y="0.736cm" svg:viewBox="0 0 391 246" draw:points="0,143 15,166 38,174 43,183 53,181 66,198 117,198 184,168 212,166 197,172 214,191 220,215 246,234 265,236 261,246 345,196 333,194 354,177 354,187 370,166 378,170 391,160 305,0 280,13 254,25 227,40 201,53 174,66 148,78 136,82 121,89 95,101 81,108 68,112 40,126 28,130 13,136">
          <text:p/>
        </draw:polygon>
        <draw:polygon draw:style-name="gr33" draw:text-style-name="P25" draw:layer="layout" svg:width="0.053cm" svg:height="0.065cm" svg:x="17.688cm" svg:y="1.202cm" svg:viewBox="0 0 54 66" draw:points="28,3 43,17 54,66 39,51 8,56 6,47 20,51 6,39 35,34 50,60 39,30 0,22 28,0">
          <text:p/>
        </draw:polygon>
        <draw:polygon draw:style-name="gr33" draw:text-style-name="P25" draw:layer="layout" svg:width="0.087cm" svg:height="0.053cm" svg:x="17.582cm" svg:y="1.671cm" svg:viewBox="0 0 88 54" draw:points="88,42 71,54 52,54 45,46 31,48 33,37 24,48 2,46 0,31 24,0 37,15 73,23">
          <text:p/>
        </draw:polygon>
        <draw:polyline draw:style-name="gr22" draw:text-style-name="P1" draw:layer="layout" svg:width="0.519cm" svg:height="0.134cm" svg:x="17.245cm" svg:y="0.964cm" svg:viewBox="0 0 520 135" draw:points="520,9 514,0 484,52 478,59 471,48 469,67 446,73 452,84 442,76 402,107 298,135 287,126 264,135 287,112 270,93 296,84 277,76 323,61 321,40 313,46 298,26 247,5 198,7 207,13 183,20 207,32 183,30 177,40 156,32 154,44 104,44 64,28 3,35 0,35">
          <text:p/>
        </draw:polyline>
        <draw:polyline draw:style-name="gr22" draw:text-style-name="P1" draw:layer="layout" svg:width="0.39cm" svg:height="0.103cm" svg:x="17.332cm" svg:y="0.878cm" svg:viewBox="0 0 391 104" draw:points="0,0 15,23 38,31 43,40 53,38 66,55 117,55 184,25 212,23 197,29 214,48 220,72 246,91 265,93 261,104 345,53 333,51 354,34 354,44 370,23 378,27 391,17">
          <text:p/>
        </draw:polyline>
        <draw:polygon draw:style-name="gr33" draw:text-style-name="P25" draw:layer="layout" svg:width="0.79cm" svg:height="1.105cm" svg:x="13.668cm" svg:y="1.894cm" svg:viewBox="0 0 791 1106" draw:points="494,0 636,72 791,144 367,1106 177,1019 11,934 0,928">
          <text:p/>
        </draw:polygon>
        <draw:polygon draw:style-name="gr34" draw:text-style-name="P26" draw:layer="layout" svg:width="0.091cm" svg:height="0.04cm" svg:x="13.67cm" svg:y="2.804cm" svg:viewBox="0 0 92 41" draw:points="0,15 69,41 69,24 80,28 92,13 86,0 71,0 56,2 63,10 71,6 69,20 42,13 44,24 31,22 11,8 3,10">
          <text:p/>
        </draw:polygon>
        <draw:polygon draw:style-name="gr34" draw:text-style-name="P26" draw:layer="layout" svg:width="0.091cm" svg:height="0.04cm" svg:x="13.67cm" svg:y="2.804cm" svg:viewBox="0 0 92 41" draw:points="0,15 69,41 69,24 80,28 92,13 86,0 71,0 56,2 63,10 71,6 69,20 42,13 44,24 31,22 11,8 3,10">
          <text:p/>
        </draw:polygon>
        <draw:polyline draw:style-name="gr22" draw:text-style-name="P1" draw:layer="layout" svg:width="0.095cm" svg:height="0.04cm" svg:x="13.666cm" svg:y="2.804cm" svg:viewBox="0 0 96 41" draw:points="4,15 73,41 73,24 84,28 96,13 90,0 75,0 59,2 67,10 75,6 73,20 45,13 47,24 34,22 15,8 7,10 0,13">
          <text:p/>
        </draw:polyline>
        <draw:polygon draw:style-name="gr33" draw:text-style-name="P25" draw:layer="layout" svg:width="1.002cm" svg:height="1.232cm" svg:x="14.034cm" svg:y="2.038cm" svg:viewBox="0 0 1003 1233" draw:points="600,72 643,125 651,122 643,110 689,118 689,105 783,137 785,141 774,141 776,158 819,175 867,167 882,173 882,171 903,177 916,249 895,260 890,277 890,264 884,271 888,302 895,296 912,302 888,304 884,340 890,334 890,340 871,351 854,351 878,364 876,368 882,368 941,343 946,353 988,328 984,345 1003,359 920,666 890,681 861,726 882,738 878,749 844,724 848,747 838,747 829,717 842,717 842,709 774,702 700,740 706,740 706,762 696,747 670,757 670,768 653,764 664,757 632,766 634,791 626,785 630,791 620,804 649,793 639,779 645,766 660,800 677,796 683,804 689,781 681,768 692,757 704,789 692,785 696,798 706,793 711,802 725,787 719,793 732,798 730,779 742,785 778,740 806,762 793,753 780,760 774,776 793,783 821,768 838,781 831,768 848,764 850,781 865,768 863,760 884,766 884,755 890,762 895,751 897,751 768,1233 641,1197 415,1125 218,1053 49,982 0,961 424,0">
          <text:p/>
        </draw:polygon>
        <draw:polygon draw:style-name="gr34" draw:text-style-name="P26" draw:layer="layout" svg:width="0.148cm" svg:height="0.072cm" svg:x="14.259cm" svg:y="2.853cm" svg:viewBox="0 0 149 73" draw:points="71,60 71,66 81,62 88,73 90,56 96,68 102,56 105,66 113,51 134,56 134,41 119,47 111,39 145,32 149,16 138,19 143,10 117,28 124,4 94,0 77,10 105,39 94,37 94,47 90,34 79,30 79,43 64,41 77,58 60,49 62,60 50,51 43,60 35,49 28,51 33,60 15,51 0,56 24,73">
          <text:p/>
        </draw:polygon>
        <draw:polygon draw:style-name="gr34" draw:text-style-name="P26" draw:layer="layout" svg:width="0.141cm" svg:height="0.063cm" svg:x="14.528cm" svg:y="2.8cm" svg:viewBox="0 0 142 64" draw:points="73,49 100,62 123,49 142,64 123,45 121,11 128,11 104,0 61,9 48,0 0,37 0,56 14,64">
          <text:p/>
        </draw:polygon>
        <draw:polygon draw:style-name="gr34" draw:text-style-name="P26" draw:layer="layout" svg:width="0.132cm" svg:height="0.06cm" svg:x="14.142cm" svg:y="2.869cm" svg:viewBox="0 0 133 61" draw:points="30,61 84,34 120,30 133,15 114,0 90,3 76,20 80,30 51,24 24,54 0,61 11,59">
          <text:p/>
        </draw:polygon>
        <draw:polygon draw:style-name="gr34" draw:text-style-name="P26" draw:layer="layout" svg:width="0.3cm" svg:height="0.138cm" svg:x="14.653cm" svg:y="2.704cm" svg:viewBox="0 0 301 139" draw:points="301,0 271,15 242,60 263,72 259,83 225,58 229,81 219,81 210,51 223,51 223,43 154,36 80,74 86,74 86,96 76,81 50,91 50,102 33,98 44,91 12,100 14,126 6,120 10,126 0,139 29,128 19,114 25,100 40,135 57,131 63,139 69,116 61,102 72,91 84,124 72,120 76,133 86,128 91,137 105,122 99,128 112,133 110,114 122,120 158,74 186,96 173,87 160,94 154,111 173,118 202,102 219,116 212,102 229,98 231,116 246,102 244,94 265,100 265,89 271,96 276,85 278,85">
          <text:p/>
        </draw:polygon>
        <draw:polygon draw:style-name="gr34" draw:text-style-name="P26" draw:layer="layout" svg:width="0.187cm" svg:height="0.191cm" svg:x="14.887cm" svg:y="2.215cm" svg:viewBox="0 0 188 192" draw:points="49,0 62,72 41,83 36,100 36,87 30,94 34,125 41,119 58,125 34,127 30,164 36,157 36,164 17,175 0,175 24,188 22,192 28,192 88,167 93,177 135,151 131,169 150,183 188,39">
          <text:p/>
        </draw:polygon>
        <draw:polygon draw:style-name="gr34" draw:text-style-name="P26" draw:layer="layout" svg:width="0.108cm" svg:height="0.038cm" svg:x="14.807cm" svg:y="2.175cm" svg:viewBox="0 0 109 39" draw:points="9,0 11,4 0,4 2,22 46,39 94,31 109,37 109,35 92,29 75,25 58,18 43,12 26,7">
          <text:p/>
        </draw:polygon>
        <draw:polygon draw:style-name="gr34" draw:text-style-name="P26" draw:layer="layout" svg:width="0.089cm" svg:height="0.053cm" svg:x="14.633cm" svg:y="2.11cm" svg:viewBox="0 0 90 54" draw:points="0,0 44,54 52,51 44,38 90,46 90,33 76,27 61,23 46,17 31,10 15,6">
          <text:p/>
        </draw:polygon>
        <draw:polygon draw:style-name="gr34" draw:text-style-name="P26" draw:layer="layout" svg:width="0.148cm" svg:height="0.072cm" svg:x="14.259cm" svg:y="2.853cm" svg:viewBox="0 0 149 73" draw:points="71,60 71,66 81,62 88,73 90,56 96,68 102,56 105,66 113,51 134,56 134,41 119,47 111,39 145,32 149,16 138,19 143,10 117,28 124,4 94,0 77,10 105,39 94,37 94,47 90,34 79,30 79,43 64,41 77,58 60,49 62,60 50,51 43,60 35,49 28,51 33,60 15,51 0,56 24,73">
          <text:p/>
        </draw:polygon>
        <draw:polygon draw:style-name="gr34" draw:text-style-name="P26" draw:layer="layout" svg:width="0.141cm" svg:height="0.063cm" svg:x="14.528cm" svg:y="2.8cm" svg:viewBox="0 0 142 64" draw:points="73,49 100,62 123,49 142,64 123,45 121,11 128,11 104,0 61,9 48,0 0,37 0,56 14,64">
          <text:p/>
        </draw:polygon>
        <draw:polygon draw:style-name="gr34" draw:text-style-name="P26" draw:layer="layout" svg:width="0.132cm" svg:height="0.06cm" svg:x="14.142cm" svg:y="2.869cm" svg:viewBox="0 0 133 61" draw:points="30,61 84,34 120,30 133,15 114,0 90,3 76,20 80,30 51,24 24,54 0,61 11,59">
          <text:p/>
        </draw:polygon>
        <draw:polyline draw:style-name="gr22" draw:text-style-name="P1" draw:layer="layout" svg:width="0.3cm" svg:height="0.138cm" svg:x="14.653cm" svg:y="2.704cm" svg:viewBox="0 0 301 139" draw:points="301,0 271,15 242,60 263,72 259,83 225,58 229,81 219,81 210,51 223,51 223,43 154,36 80,74 86,74 86,96 76,81 50,91 50,102 33,98 44,91 12,100 14,126 6,120 10,126 0,139 29,128 19,114 25,100 40,135 57,131 63,139 69,116 61,102 72,91 84,124 72,120 76,133 86,128 91,137 105,122 99,128 112,133 110,114 122,120 158,74 186,96 173,87 160,94 154,111 173,118 202,102 219,116 212,102 229,98 231,116 246,102 244,94 265,100 265,89 271,96 276,85 278,85">
          <text:p/>
        </draw:polyline>
        <draw:polygon draw:style-name="gr22" draw:text-style-name="P1" draw:layer="layout" svg:width="0.148cm" svg:height="0.072cm" svg:x="14.259cm" svg:y="2.853cm" svg:viewBox="0 0 149 73" draw:points="71,60 71,66 81,62 88,73 90,56 96,68 102,56 105,66 113,51 134,56 134,41 119,47 111,39 145,32 149,16 138,19 143,10 117,28 124,4 94,0 77,10 105,39 94,37 94,47 90,34 79,30 79,43 64,41 77,58 60,49 62,60 50,51 43,60 35,49 28,51 33,60 15,51 0,56 24,73">
          <text:p/>
        </draw:polygon>
        <draw:polyline draw:style-name="gr22" draw:text-style-name="P1" draw:layer="layout" svg:width="0.149cm" svg:height="0.191cm" svg:x="14.887cm" svg:y="2.215cm" svg:viewBox="0 0 150 192" draw:points="49,0 62,72 41,83 36,100 36,87 30,94 34,125 41,119 58,125 34,127 30,164 36,157 36,164 17,175 0,175 24,188 22,192 28,192 87,167 92,177 134,151 130,169 150,183">
          <text:p/>
        </draw:polyline>
        <draw:polygon draw:style-name="gr22" draw:text-style-name="P1" draw:layer="layout" svg:width="0.141cm" svg:height="0.063cm" svg:x="14.528cm" svg:y="2.8cm" svg:viewBox="0 0 142 64" draw:points="73,49 100,62 123,49 142,64 123,45 121,11 128,11 104,0 61,9 48,0 0,37 0,56 14,64">
          <text:p/>
        </draw:polygon>
        <draw:polygon draw:style-name="gr22" draw:text-style-name="P1" draw:layer="layout" svg:width="0.132cm" svg:height="0.06cm" svg:x="14.142cm" svg:y="2.869cm" svg:viewBox="0 0 133 61" draw:points="30,61 84,34 120,30 133,15 114,0 90,3 76,20 80,30 51,24 24,54 0,61 11,59">
          <text:p/>
        </draw:polygon>
        <draw:polyline draw:style-name="gr22" draw:text-style-name="P1" draw:layer="layout" svg:width="0.108cm" svg:height="0.038cm" svg:x="14.807cm" svg:y="2.175cm" svg:viewBox="0 0 109 39" draw:points="9,0 11,4 0,4 2,22 46,39 94,31 109,37 109,35">
          <text:p/>
        </draw:polyline>
        <draw:polyline draw:style-name="gr22" draw:text-style-name="P1" draw:layer="layout" svg:width="0.089cm" svg:height="0.053cm" svg:x="14.633cm" svg:y="2.11cm" svg:viewBox="0 0 90 54" draw:points="0,0 44,54 52,51 44,38 90,46 90,33">
          <text:p/>
        </draw:polyline>
        <draw:polygon draw:style-name="gr33" draw:text-style-name="P25" draw:layer="layout" svg:width="0.912cm" svg:height="1.069cm" svg:x="14.801cm" svg:y="2.353cm" svg:viewBox="0 0 913 1070" draw:points="129,437 139,441 144,433 158,443 146,460 150,469 142,467 150,475 167,435 171,450 175,439 209,443 218,431 230,441 233,416 239,420 241,412 253,416 237,431 250,439 248,424 253,433 259,416 259,424 280,414 261,418 259,410 274,407 263,405 270,401 257,401 259,395 250,405 239,401 265,382 284,386 286,378 303,388 308,378 289,376 318,365 320,376 337,376 331,361 346,359 346,346 358,363 382,338 388,350 397,333 411,344 407,333 428,327 435,307 422,298 449,284 460,292 462,275 483,284 483,269 496,271 498,252 517,265 517,252 536,250 543,231 574,237 574,222 585,229 585,214 591,231 593,222 602,227 598,218 606,220 602,212 612,207 595,205 621,197 617,182 629,182 634,167 655,169 682,144 657,110 634,106 625,112 621,95 648,70 636,66 663,64 657,47 676,49 670,38 678,30 684,38 689,19 695,30 689,40 714,36 718,19 701,17 733,15 746,0 811,11 792,40 820,66 820,55 854,44 833,61 833,72 816,72 824,91 807,78 797,78 797,89 794,80 784,83 790,97 782,91 775,104 792,112 788,121 807,116 803,112 814,106 833,119 820,104 835,110 839,104 841,121 845,106 871,95 866,78 875,72 877,91 898,57 885,91 907,78 905,64 909,74 913,72 799,1070 513,1030 282,985 25,924 0,918">
          <text:p/>
        </draw:polygon>
        <draw:polygon draw:style-name="gr33" draw:text-style-name="P25" draw:layer="layout" svg:width="0.296cm" svg:height="0.315cm" svg:x="14.953cm" svg:y="2.389cm" svg:viewBox="0 0 297 316" draw:points="83,8 85,23 110,6 104,19 117,28 129,83 140,89 157,80 153,42 157,47 167,23 167,32 193,13 186,0 214,32 212,38 208,23 195,15 176,38 195,72 273,55 297,38 273,70 284,76 263,80 231,110 231,135 241,131 250,140 227,135 216,155 197,205 201,226 214,229 195,231 193,214 163,233 165,239 142,241 108,273 108,304 87,286 64,302 17,308 0,316">
          <text:p/>
        </draw:polygon>
        <draw:polygon draw:style-name="gr33" draw:text-style-name="P25" draw:layer="layout" svg:width="0.002cm" svg:height="0.008cm" svg:x="15.713cm" svg:y="2.402cm" svg:viewBox="0 0 3 9" draw:points="3,9 0,0 3,5 3,7">
          <text:p/>
        </draw:polygon>
        <draw:polygon draw:style-name="gr34" draw:text-style-name="P26" draw:layer="layout" svg:width="0.193cm" svg:height="0.155cm" svg:x="15.34cm" svg:y="2.607cm" svg:viewBox="0 0 194 156" draw:points="41,122 72,109 51,128 62,122 60,130 68,126 34,153 47,156 70,143 64,143 72,130 81,132 72,117 87,120 87,105 91,115 98,103 131,103 113,92 118,85 122,94 137,90 141,103 152,98 158,87 148,76 126,76 139,72 135,66 177,85 194,61 173,61 177,51 169,55 175,44 167,47 186,34 167,17 164,28 164,21 158,30 152,25 154,17 122,0 135,28 124,15 124,28 106,19 115,36 102,28 100,47 96,13 81,11 72,32 94,49 72,40 85,57 75,49 83,92 68,53 55,53 66,49 64,36 28,40 0,74 15,83 13,117 30,126 26,139 45,107 26,111 20,103 55,107">
          <text:p/>
        </draw:polygon>
        <draw:polygon draw:style-name="gr34" draw:text-style-name="P26" draw:layer="layout" svg:width="0.088cm" svg:height="0.055cm" svg:x="15.47cm" svg:y="2.556cm" svg:viewBox="0 0 89 56" draw:points="21,56 29,56 27,48 40,50 46,31 44,50 64,48 59,37 68,29 79,46 89,20 77,37 81,12 73,20 64,8 57,22 55,0 27,3 36,25 14,16 10,20 25,37 4,25 0,31">
          <text:p/>
        </draw:polygon>
        <draw:polygon draw:style-name="gr33" draw:text-style-name="P25" draw:layer="layout" svg:width="0.142cm" svg:height="0.049cm" svg:x="15.319cm" svg:y="2.359cm" svg:viewBox="0 0 143 50" draw:points="141,11 87,25 91,35 81,35 93,42 89,48 49,42 19,50 0,42 2,23 21,9 70,13 85,0 143,9">
          <text:p/>
        </draw:polygon>
        <draw:polygon draw:style-name="gr33" draw:text-style-name="P25" draw:layer="layout" svg:width="0.061cm" svg:height="0.07cm" svg:x="15.216cm" svg:y="2.552cm" svg:viewBox="0 0 62 71" draw:points="26,4 62,32 60,43 49,43 58,50 41,71 49,48 11,28 0,13 7,0">
          <text:p/>
        </draw:polygon>
        <draw:polygon draw:style-name="gr34" draw:text-style-name="P26" draw:layer="layout" svg:width="0.142cm" svg:height="0.11cm" svg:x="15.575cm" svg:y="2.364cm" svg:viewBox="0 0 143 111" draw:points="141,47 139,39 141,43 143,13 37,0 18,30 46,56 46,45 80,34 59,51 59,62 42,62 50,81 33,68 23,68 23,79 20,70 10,73 16,87 8,81 0,94 18,102 14,111 33,106 29,102 40,96 59,109 46,94 61,100 65,94 67,111 71,96 97,85 92,68 101,62 103,81 124,47 111,81 133,68 131,54 135,64 139,62">
          <text:p/>
        </draw:polygon>
        <draw:polygon draw:style-name="gr34" draw:text-style-name="P26" draw:layer="layout" svg:width="0.616cm" svg:height="0.573cm" svg:x="14.93cm" svg:y="2.254cm" svg:viewBox="0 0 617 574" draw:points="106,143 108,158 133,141 127,154 141,163 153,218 164,224 181,215 177,177 181,182 191,158 191,167 217,148 210,135 238,167 236,173 232,158 219,150 200,173 219,207 297,190 320,173 297,205 308,211 287,215 255,245 255,270 265,266 274,275 251,270 240,290 221,341 225,362 238,365 219,367 217,350 187,369 189,375 166,377 131,409 131,439 110,422 87,437 40,443 23,451 0,536 10,540 15,532 29,542 17,559 21,568 13,566 21,574 38,534 42,549 46,538 80,542 89,530 101,540 104,515 110,519 112,511 123,515 108,530 120,538 118,523 123,532 129,515 129,523 151,513 131,517 129,509 145,506 133,504 141,500 127,500 129,494 120,504 110,500 135,481 155,485 157,477 174,487 179,477 160,475 189,464 191,475 208,475 202,460 217,458 217,445 229,462 253,437 259,449 268,432 282,443 278,432 299,426 306,407 293,398 320,384 331,392 333,375 354,384 354,369 367,371 369,352 388,365 388,352 407,350 414,331 445,337 445,321 456,329 456,313 462,331 464,321 473,327 469,317 477,319 473,311 483,306 466,304 492,296 488,281 500,281 505,266 526,268 553,243 528,209 505,205 496,211 492,194 519,169 507,165 534,163 528,146 547,148 541,137 549,129 555,137 560,118 566,129 560,139 585,135 589,118 572,116 604,114 617,99 513,82 329,46 145,0">
          <text:p/>
        </draw:polygon>
        <draw:polygon draw:style-name="gr34" draw:text-style-name="P26" draw:layer="layout" svg:width="0.193cm" svg:height="0.155cm" svg:x="15.34cm" svg:y="2.607cm" svg:viewBox="0 0 194 156" draw:points="41,122 72,109 51,128 62,122 60,130 68,126 34,153 47,156 70,143 64,143 72,130 81,132 72,117 87,120 87,105 91,115 98,103 131,103 113,92 118,85 122,94 137,90 141,103 152,98 158,87 148,76 126,76 139,72 135,66 177,85 194,61 173,61 177,51 169,55 175,44 167,47 186,34 167,17 164,28 164,21 158,30 152,25 154,17 122,0 135,28 124,15 124,28 106,19 115,36 102,28 100,47 96,13 81,11 72,32 94,49 72,40 85,57 75,49 83,92 68,53 55,53 66,49 64,36 28,40 0,74 15,83 13,117 30,126 26,139 45,107 26,111 20,103 55,107">
          <text:p/>
        </draw:polygon>
        <draw:polygon draw:style-name="gr34" draw:text-style-name="P26" draw:layer="layout" svg:width="0.088cm" svg:height="0.055cm" svg:x="15.47cm" svg:y="2.556cm" svg:viewBox="0 0 89 56" draw:points="21,56 29,56 27,48 40,50 46,31 44,50 64,48 59,37 68,29 79,46 89,20 77,37 81,12 73,20 64,8 57,22 55,0 27,3 36,25 14,16 10,20 25,37 4,25 0,31">
          <text:p/>
        </draw:polygon>
        <draw:polygon draw:style-name="gr33" draw:text-style-name="P25" draw:layer="layout" svg:width="0.142cm" svg:height="0.049cm" svg:x="15.319cm" svg:y="2.359cm" svg:viewBox="0 0 143 50" draw:points="141,11 87,25 91,35 81,35 93,42 89,48 49,42 19,50 0,42 2,23 21,9 70,13 85,0 143,9">
          <text:p/>
        </draw:polygon>
        <draw:polygon draw:style-name="gr33" draw:text-style-name="P25" draw:layer="layout" svg:width="0.061cm" svg:height="0.07cm" svg:x="15.216cm" svg:y="2.552cm" svg:viewBox="0 0 62 71" draw:points="26,4 62,32 60,43 49,43 58,50 41,71 49,48 11,28 0,13 7,0">
          <text:p/>
        </draw:polygon>
        <draw:polyline draw:style-name="gr22" draw:text-style-name="P1" draw:layer="layout" svg:width="0.616cm" svg:height="0.474cm" svg:x="14.93cm" svg:y="2.353cm" svg:viewBox="0 0 617 475" draw:points="0,437 10,441 15,433 29,443 17,460 21,469 13,467 21,475 38,435 42,450 46,439 80,443 89,431 101,441 104,416 110,420 112,412 123,416 108,431 120,439 118,424 123,433 129,416 129,424 151,414 131,418 129,410 145,407 133,405 141,401 127,401 129,395 120,405 110,401 135,382 155,386 157,378 174,388 179,378 160,376 189,365 191,376 208,376 202,361 217,359 217,346 229,363 253,338 259,350 268,333 282,344 278,333 299,327 306,308 293,299 320,285 331,293 333,276 354,285 354,270 367,272 369,252 388,266 388,252 407,250 414,231 445,237 445,222 456,229 456,214 462,231 464,222 473,227 469,218 477,220 473,212 483,207 466,205 492,197 488,182 500,182 505,167 526,169 553,144 528,110 505,106 496,112 492,95 519,70 507,66 534,64 528,47 547,49 541,38 549,30 555,38 560,19 566,30 560,40 585,36 589,19 572,17 604,15 617,0">
          <text:p/>
        </draw:polyline>
        <draw:polygon draw:style-name="gr22" draw:text-style-name="P1" draw:layer="layout" svg:width="0.193cm" svg:height="0.155cm" svg:x="15.34cm" svg:y="2.607cm" svg:viewBox="0 0 194 156" draw:points="41,122 72,109 51,128 62,122 60,130 68,126 34,153 47,156 70,143 64,143 72,130 81,132 72,117 87,120 87,105 91,115 98,103 131,103 113,92 118,85 122,94 137,90 141,103 152,98 158,87 148,76 126,76 139,72 135,66 177,85 194,61 173,61 177,51 169,55 175,44 167,47 186,34 167,17 164,28 164,21 158,30 152,25 154,17 122,0 135,28 124,15 124,28 106,19 115,36 102,28 100,47 96,13 81,11 72,32 94,49 72,40 85,57 75,49 83,92 68,53 55,53 66,49 64,36 28,40 0,74 15,83 13,117 30,126 26,139 45,107 26,111 20,103 55,107">
          <text:p/>
        </draw:polygon>
        <draw:polyline draw:style-name="gr22" draw:text-style-name="P1" draw:layer="layout" svg:width="0.296cm" svg:height="0.315cm" svg:x="14.953cm" svg:y="2.389cm" svg:viewBox="0 0 297 316" draw:points="83,8 85,23 110,6 104,19 117,28 129,83 140,89 157,80 153,42 157,47 167,23 167,32 193,13 186,0 214,32 212,38 208,23 195,15 176,38 195,72 273,55 297,38 273,70 284,76 263,80 231,110 231,135 241,131 250,140 227,135 216,155 197,205 201,226 214,229 195,231 193,214 163,233 165,239 142,241 108,273 108,304 87,286 64,302 17,308 0,316">
          <text:p/>
        </draw:polyline>
        <draw:polyline draw:style-name="gr22" draw:text-style-name="P1" draw:layer="layout" svg:width="0.138cm" svg:height="0.11cm" svg:x="15.575cm" svg:y="2.364cm" svg:viewBox="0 0 139 111" draw:points="36,0 17,30 45,56 45,45 79,34 58,51 58,62 41,62 49,81 32,68 22,68 22,79 19,70 9,73 15,87 7,81 0,94 17,102 13,111 32,106 28,102 39,96 58,109 45,94 60,100 64,94 66,111 70,96 96,85 91,68 100,62 102,81 124,47 110,81 133,68 131,54 135,64 139,62">
          <text:p/>
        </draw:polyline>
        <draw:polygon draw:style-name="gr22" draw:text-style-name="P1" draw:layer="layout" svg:width="0.088cm" svg:height="0.055cm" svg:x="15.47cm" svg:y="2.556cm" svg:viewBox="0 0 89 56" draw:points="21,56 29,56 27,48 40,50 46,31 44,50 64,48 59,37 68,29 79,46 89,20 77,37 81,12 73,20 64,8 57,22 55,0 27,3 36,25 14,16 10,20 25,37 4,25 0,31">
          <text:p/>
        </draw:polygon>
        <draw:polyline draw:style-name="gr22" draw:text-style-name="P1" draw:layer="layout" svg:width="0.002cm" svg:height="0.008cm" svg:x="15.713cm" svg:y="2.402cm" svg:viewBox="0 0 3 9" draw:points="3,9 0,0 3,5">
          <text:p/>
        </draw:polyline>
        <draw:polygon draw:style-name="gr33" draw:text-style-name="P25" draw:layer="layout" svg:width="0.812cm" svg:height="1.075cm" svg:x="15.599cm" svg:y="2.381cm" svg:viewBox="0 0 813 1076" draw:points="114,44 118,42 116,25 131,46 125,16 133,21 135,4 146,38 142,21 158,0 161,0 163,19 175,2 180,2 177,8 194,14 199,6 207,16 211,6 216,6 220,12 222,6 388,19 519,25 640,23 663,29 684,23 689,23 691,27 680,40 716,57 754,61 775,50 813,1072 788,1074 761,1074 735,1074 708,1076 682,1076 657,1076 629,1076 604,1076 579,1076 551,1076 236,1063 0,1042">
          <text:p/>
        </draw:polygon>
        <draw:polygon draw:style-name="gr34" draw:text-style-name="P26" draw:layer="layout" svg:width="0.095cm" svg:height="0.04cm" svg:x="16.278cm" svg:y="2.402cm" svg:viewBox="0 0 96 41" draw:points="9,2 11,6 0,20 37,37 75,41 96,30 96,22 96,15 96,6 94,0 77,0 60,0 43,2 27,2">
          <text:p/>
        </draw:polygon>
        <draw:polygon draw:style-name="gr34" draw:text-style-name="P26" draw:layer="layout" svg:width="0.038cm" svg:height="0.006cm" svg:x="16.238cm" svg:y="2.404cm" svg:viewBox="0 0 39 7" draw:points="0,0 24,7 39,0 14,0">
          <text:p/>
        </draw:polygon>
        <draw:polygon draw:style-name="gr34" draw:text-style-name="P26" draw:layer="layout" svg:width="0.015cm" svg:height="0.002cm" svg:x="16.109cm" svg:y="2.404cm" svg:viewBox="0 0 16 3" draw:points="0,0 8,3 16,0 8,0">
          <text:p/>
        </draw:polygon>
        <draw:polygon draw:style-name="gr34" draw:text-style-name="P26" draw:layer="layout" svg:width="0.006cm" svg:height="0.006cm" svg:x="15.815cm" svg:y="2.387cm" svg:viewBox="0 0 7 7" draw:points="0,0 5,7 7,0 5,0">
          <text:p/>
        </draw:polygon>
        <draw:polygon draw:style-name="gr34" draw:text-style-name="P26" draw:layer="layout" svg:width="0.034cm" svg:height="0.014cm" svg:x="15.776cm" svg:y="2.383cm" svg:viewBox="0 0 35 15" draw:points="3,0 0,7 18,13 23,5 31,15 35,5 25,2 13,2">
          <text:p/>
        </draw:polygon>
        <draw:polygon draw:style-name="gr34" draw:text-style-name="P26" draw:layer="layout" svg:width="0.014cm" svg:height="0.019cm" svg:x="15.76cm" svg:y="2.381cm" svg:viewBox="0 0 15 20" draw:points="0,0 2,20 15,2 6,2">
          <text:p/>
        </draw:polygon>
        <draw:polygon draw:style-name="gr34" draw:text-style-name="P26" draw:layer="layout" svg:width="0.042cm" svg:height="0.051cm" svg:x="15.715cm" svg:y="2.376cm" svg:viewBox="0 0 43 52" draw:points="0,30 16,52 9,21 18,26 20,9 31,43 27,26 43,7 43,5 31,5 18,2 2,0 2,9 2,15 0,21">
          <text:p/>
        </draw:polygon>
        <draw:polygon draw:style-name="gr34" draw:text-style-name="P26" draw:layer="layout" svg:width="0.004cm" svg:height="0.015cm" svg:x="15.713cm" svg:y="2.41cm" svg:viewBox="0 0 5 16" draw:points="0,16 5,14 3,0 0,4 0,8 0,12">
          <text:p/>
        </draw:polygon>
        <draw:polyline draw:style-name="gr22" draw:text-style-name="P1" draw:layer="layout" svg:width="0.042cm" svg:height="0.046cm" svg:x="15.715cm" svg:y="2.381cm" svg:viewBox="0 0 43 47" draw:points="0,25 16,47 9,16 18,21 20,4 31,39 27,21 43,0">
          <text:p/>
        </draw:polyline>
        <draw:polyline draw:style-name="gr22" draw:text-style-name="P1" draw:layer="layout" svg:width="0.034cm" svg:height="0.014cm" svg:x="15.776cm" svg:y="2.383cm" svg:viewBox="0 0 35 15" draw:points="3,0 0,7 18,13 23,5 31,15 35,5">
          <text:p/>
        </draw:polyline>
        <draw:polyline draw:style-name="gr22" draw:text-style-name="P1" draw:layer="layout" svg:width="0.095cm" svg:height="0.038cm" svg:x="16.278cm" svg:y="2.404cm" svg:viewBox="0 0 96 39" draw:points="9,0 11,4 0,18 37,35 75,39 96,28">
          <text:p/>
        </draw:polyline>
        <draw:polyline draw:style-name="gr22" draw:text-style-name="P1" draw:layer="layout" svg:width="0.004cm" svg:height="0.015cm" svg:x="15.713cm" svg:y="2.41cm" svg:viewBox="0 0 5 16" draw:points="0,16 5,14 3,0">
          <text:p/>
        </draw:polyline>
        <draw:polyline draw:style-name="gr22" draw:text-style-name="P1" draw:layer="layout" svg:width="0.014cm" svg:height="0.019cm" svg:x="15.76cm" svg:y="2.381cm" svg:viewBox="0 0 15 20" draw:points="0,0 2,20 15,2">
          <text:p/>
        </draw:polyline>
        <draw:polyline draw:style-name="gr22" draw:text-style-name="P1" draw:layer="layout" svg:width="0.006cm" svg:height="0.006cm" svg:x="15.815cm" svg:y="2.387cm" svg:viewBox="0 0 7 7" draw:points="0,0 5,7 7,0">
          <text:p/>
        </draw:polyline>
        <draw:polyline draw:style-name="gr22" draw:text-style-name="P1" draw:layer="layout" svg:width="0.015cm" svg:height="0.002cm" svg:x="16.109cm" svg:y="2.404cm" svg:viewBox="0 0 16 3" draw:points="0,0 8,3 16,0">
          <text:p/>
        </draw:polyline>
        <draw:polyline draw:style-name="gr22" draw:text-style-name="P1" draw:layer="layout" svg:width="0.038cm" svg:height="0.006cm" svg:x="16.238cm" svg:y="2.404cm" svg:viewBox="0 0 39 7" draw:points="0,0 24,7 39,0">
          <text:p/>
        </draw:polyline>
        <draw:polygon draw:style-name="gr33" draw:text-style-name="P25" draw:layer="layout" svg:width="0.847cm" svg:height="1.052cm" svg:x="16.373cm" svg:y="2.4cm" svg:viewBox="0 0 848 1053" draw:points="0,31 13,25 26,0 36,0 49,19 72,23 45,23 47,57 45,19 32,2 24,17 36,40 26,57 11,63 47,86 51,80 60,91 53,88 96,112 91,108 108,103 96,112 131,124 164,175 177,167 166,175 207,203 219,201 222,207 226,196 224,209 236,211 238,224 245,218 241,201 258,209 253,199 249,205 243,199 249,199 245,190 260,201 260,194 264,207 279,196 258,160 255,171 243,169 255,158 243,150 249,163 241,158 232,137 209,135 198,144 213,129 202,112 230,133 226,118 236,131 241,120 243,139 258,139 249,141 262,150 268,133 266,124 260,127 262,108 272,135 277,127 291,129 270,139 291,167 287,196 306,188 319,192 315,175 332,209 346,207 315,97 296,78 321,99 293,63 310,74 310,48 315,80 332,74 319,84 344,144 346,114 353,152 346,150 365,186 412,205 412,177 435,158 423,169 418,177 420,222 433,233 448,207 442,220 448,238 442,229 435,236 452,257 456,238 488,242 456,238 459,259 488,274 492,263 488,276 512,286 454,265 459,284 478,278 467,286 469,299 480,299 473,310 503,305 490,316 495,322 471,320 469,335 488,341 501,331 499,343 514,350 524,337 528,354 516,354 531,371 552,379 560,369 552,386 567,390 586,379 567,399 583,424 598,422 607,441 636,435 630,445 603,449 609,475 600,492 609,500 588,506 600,528 617,536 609,513 619,523 624,513 617,504 626,492 613,487 626,483 617,479 626,483 639,466 634,477 641,477 647,464 653,468 672,447 662,464 687,483 689,496 704,487 691,498 696,515 708,502 710,513 696,517 700,542 713,547 719,532 721,545 698,549 687,566 698,578 708,562 715,574 730,538 719,566 732,564 719,570 723,583 710,572 698,581 698,589 710,591 702,597 715,617 723,608 719,591 725,617 727,589 732,608 740,589 742,604 768,540 742,479 753,460 744,481 763,515 768,549 759,568 768,578 772,568 774,572 772,574 774,574 776,583 774,578 763,597 772,591 763,614 766,614 755,621 757,629 749,627 780,653 787,640 780,653 791,663 749,627 759,650 753,665 761,667 770,657 774,674 780,669 770,682 785,686 793,680 795,684 791,686 791,712 801,720 804,733 785,718 780,731 789,731 789,741 799,741 801,752 808,750 804,756 808,756 812,775 791,763 763,760 818,805 848,962 821,966 795,970 770,976 744,981 719,985 691,989 666,993 641,998 615,1000 588,1004 562,1008 537,1010 509,1014 484,1019 459,1021 433,1023 406,1027 380,1029 355,1031 327,1034 302,1038 274,1040 249,1042 224,1042 196,1044 171,1046 145,1048 117,1050 91,1050 64,1053 38,1053">
          <text:p/>
        </draw:polygon>
        <draw:polygon draw:style-name="gr34" draw:text-style-name="P26" draw:layer="layout" svg:width="0.203cm" svg:height="0.261cm" svg:x="16.93cm" svg:y="3.102cm" svg:viewBox="0 0 204 262" draw:points="111,173 120,169 107,152 139,149 134,140 117,121 101,140 84,142 94,134 79,132 107,121 103,57 111,0 96,21 73,24 84,43 77,60 84,68 69,74 75,79 60,89 69,74 43,77 79,49 75,28 65,17 54,19 39,43 41,19 0,17 6,70 17,70 24,79 17,83 33,89 19,96 33,100 31,108 41,98 39,106 48,102 48,110 69,119 46,117 43,125 58,121 48,134 65,127 58,140 67,144 67,134 67,144 79,142 62,156 101,162 101,169 82,171 101,181 92,179 94,188 105,194 105,177 115,185 122,194 113,185 115,194 107,196 160,228 156,238 177,255 175,245 187,262 181,247 192,262 194,249 202,253 204,245 189,247 196,238 179,243 162,215 145,215 137,196 128,194 124,188 141,179 111,175">
          <text:p/>
        </draw:polygon>
        <draw:polygon draw:style-name="gr34" draw:text-style-name="P26" draw:layer="layout" svg:width="0.152cm" svg:height="0.203cm" svg:x="16.852cm" svg:y="2.84cm" svg:viewBox="0 0 153 204" draw:points="115,166 115,155 124,191 132,189 130,202 134,193 140,204 138,196 151,202 153,187 143,187 153,183 140,177 151,174 147,164 143,168 147,155 132,174 134,166 124,168 126,157 138,157 130,147 145,147 136,147 140,128 130,138 121,132 117,149 119,134 107,134 134,128 117,111 113,124 104,113 104,126 102,111 117,107 104,97 93,101 82,124 93,89 126,101 104,78 100,87 87,76 98,78 95,63 72,40 44,36 46,19 34,0 23,10 23,2 0,2 2,21 29,25 34,55 44,59 29,80 29,95 63,89 51,93 51,115 72,126 46,126 46,138 72,136 65,147 78,134 93,151 91,134 100,132 91,134 98,162 102,151 109,160 100,172 109,177 111,168 109,179 117,179">
          <text:p/>
        </draw:polygon>
        <draw:polygon draw:style-name="gr34" draw:text-style-name="P26" draw:layer="layout" svg:width="0.091cm" svg:height="0.176cm" svg:x="16.689cm" svg:y="2.7cm" svg:viewBox="0 0 92 177" draw:points="58,103 52,122 60,107 64,120 58,132 66,147 71,141 75,160 79,149 77,164 92,177 92,156 83,162 90,145 81,141 90,137 79,128 85,128 83,115 88,128 85,103 77,107 85,101 71,86 79,88 62,37 54,31 49,37 54,27 45,27 56,27 39,14 35,18 35,9 20,18 26,4 16,0 4,22 16,29 0,29 13,43 26,39 22,52 33,52 26,60 47,73 39,69 33,75 41,79 28,79 37,88 47,82 35,92 28,88 37,103 49,94 39,107 54,94 45,115">
          <text:p/>
        </draw:polygon>
        <draw:polygon draw:style-name="gr34" draw:text-style-name="P26" draw:layer="layout" svg:width="0.121cm" svg:height="0.119cm" svg:x="16.627cm" svg:y="2.607cm" svg:viewBox="0 0 122 120" draw:points="108,92 122,101 110,65 74,71 83,69 74,67 79,62 62,60 68,56 38,38 100,62 106,56 87,40 108,52 104,25 70,15 55,44 45,40 58,38 47,30 62,23 58,8 43,0 32,17 17,11 24,32 5,13 13,28 5,21 0,30 32,60 7,40 15,56 9,52 5,67 22,71 28,90 38,90 34,96 43,94 38,101 53,111 36,103 51,120 64,120 70,105 60,96 68,90 49,86 58,79 47,69 102,103 120,103">
          <text:p/>
        </draw:polygon>
        <draw:polygon draw:style-name="gr34" draw:text-style-name="P26" draw:layer="layout" svg:width="0.055cm" svg:height="0.121cm" svg:x="16.788cm" svg:y="2.772cm" svg:viewBox="0 0 56 122" draw:points="33,34 35,15 9,0 22,11 2,6 11,17 0,13 2,30 18,34 13,40 27,36 11,52 33,56 35,77 22,65 16,77 18,86 27,79 20,90 33,122 27,98 33,98 33,79 46,109 48,90 39,88 39,73 48,84 50,77 39,63 46,58 37,54 46,42 37,38 50,45 56,38 50,15 39,13">
          <text:p/>
        </draw:polygon>
        <draw:polygon draw:style-name="gr34" draw:text-style-name="P26" draw:layer="layout" svg:width="0.093cm" svg:height="0.18cm" svg:x="16.725cm" svg:y="2.584cm" svg:viewBox="0 0 94 181" draw:points="83,124 73,113 88,117 85,109 92,117 57,66 53,73 48,37 94,98 57,28 21,32 0,0 17,41 19,30 17,49 32,104 40,117 57,104 53,117 42,121 61,136 42,132 53,143 40,153 44,181 68,162 64,147 71,157 79,147 71,128 77,136 77,130 85,138 92,132 90,119">
          <text:p/>
        </draw:polygon>
        <draw:polygon draw:style-name="gr34" draw:text-style-name="P26" draw:layer="layout" svg:width="0.063cm" svg:height="0.1cm" svg:x="17cm" svg:y="2.865cm" svg:viewBox="0 0 64 101" draw:points="64,75 64,47 50,17 30,0 13,13 21,19 0,24 17,28 2,34 4,40 8,36 4,49 13,53 0,75 25,92 25,63 27,88 34,84 30,43 40,71 32,94 43,90 45,73 43,97 56,101">
          <text:p/>
        </draw:polygon>
        <draw:polygon draw:style-name="gr34" draw:text-style-name="P26" draw:layer="layout" svg:width="0.08cm" svg:height="0.084cm" svg:x="16.812cm" svg:y="2.747cm" svg:viewBox="0 0 81 85" draw:points="4,15 23,25 10,25 14,34 27,29 37,85 53,81 51,75 73,77 75,55 62,53 51,27 58,34 53,21 81,57 75,12 51,6 56,17 51,6 8,0 0,6">
          <text:p/>
        </draw:polygon>
        <draw:polygon draw:style-name="gr34" draw:text-style-name="P26" draw:layer="layout" svg:width="0.055cm" svg:height="0.045cm" svg:x="17.135cm" svg:y="3.159cm" svg:viewBox="0 0 56 46" draw:points="49,15 28,3 0,0 56,46 54,40 51,30 51,24">
          <text:p/>
        </draw:polygon>
        <draw:polygon draw:style-name="gr34" draw:text-style-name="P26" draw:layer="layout" svg:width="0.004cm" svg:height="0.004cm" svg:x="17.176cm" svg:y="3.151cm" svg:viewBox="0 0 5 5" draw:points="5,0 0,5 5,5 5,2">
          <text:p/>
        </draw:polygon>
        <draw:polygon draw:style-name="gr34" draw:text-style-name="P26" draw:layer="layout" svg:width="0.028cm" svg:height="0.034cm" svg:x="17.152cm" svg:y="3.117cm" svg:viewBox="0 0 29 35" draw:points="25,16 5,0 0,14 10,14 10,24 20,24 22,35 29,33 27,29 27,24 25,20">
          <text:p/>
        </draw:polygon>
        <draw:polygon draw:style-name="gr34" draw:text-style-name="P26" draw:layer="layout" svg:width="0.01cm" svg:height="0.036cm" svg:x="17.163cm" svg:y="3.083cm" svg:viewBox="0 0 11 37" draw:points="5,0 0,2 0,29 11,37 9,29 7,20 7,9">
          <text:p/>
        </draw:polygon>
        <draw:polygon draw:style-name="gr34" draw:text-style-name="P26" draw:layer="layout" svg:width="0.044cm" svg:height="0.059cm" svg:x="17.121cm" svg:y="3.026cm" svg:viewBox="0 0 45 60" draw:points="43,37 0,0 10,24 4,39 12,41 22,31 26,48 32,43 22,56 37,60 45,54 45,50 45,46 43,41">
          <text:p/>
        </draw:polygon>
        <draw:polygon draw:style-name="gr34" draw:text-style-name="P26" draw:layer="layout" svg:width="0.011cm" svg:height="0.023cm" svg:x="17.152cm" svg:y="3.039cm" svg:viewBox="0 0 12 24" draw:points="8,0 0,14 12,24 10,18 10,14 8,6">
          <text:p/>
        </draw:polygon>
        <draw:polygon draw:style-name="gr34" draw:text-style-name="P26" draw:layer="layout" svg:width="0.038cm" svg:height="0.075cm" svg:x="17.121cm" svg:y="2.977cm" svg:viewBox="0 0 39 76" draw:points="27,5 25,0 14,19 23,13 14,37 17,37 6,44 8,52 0,50 31,76 39,63 33,48 31,35">
          <text:p/>
        </draw:polygon>
        <draw:polygon draw:style-name="gr34" draw:text-style-name="P26" draw:layer="layout" svg:width="0.002cm" svg:height="0.002cm" svg:x="17.144cm" svg:y="2.971cm" svg:viewBox="0 0 3 3" draw:points="3,0 0,3 3,3">
          <text:p/>
        </draw:polygon>
        <draw:polygon draw:style-name="gr34" draw:text-style-name="P26" draw:layer="layout" svg:width="0.013cm" svg:height="0.029cm" svg:x="17.131cm" svg:y="2.948cm" svg:viewBox="0 0 14 30" draw:points="9,0 0,19 9,30 14,19 14,15 12,4">
          <text:p/>
        </draw:polygon>
        <draw:polygon draw:style-name="gr34" draw:text-style-name="P26" draw:layer="layout" svg:width="0.019cm" svg:height="0.053cm" svg:x="17.116cm" svg:y="2.861cm" svg:viewBox="0 0 20 54" draw:points="9,0 0,19 20,54 16,41 14,26 11,13">
          <text:p/>
        </draw:polygon>
        <draw:polygon draw:style-name="gr34" draw:text-style-name="P26" draw:layer="layout" svg:width="0.756cm" svg:height="0.688cm" svg:x="16.384cm" svg:y="2.328cm" svg:viewBox="0 0 757 689" draw:points="25,72 38,92 61,96 34,96 36,130 34,92 21,74 13,90 25,113 15,130 0,136 36,159 40,153 49,164 42,161 85,185 80,181 97,176 85,185 119,197 152,248 165,240 154,248 195,276 207,274 210,280 214,269 212,282 224,284 226,297 233,291 229,274 246,282 241,272 237,278 231,272 237,272 233,263 248,274 248,267 252,280 267,269 246,233 243,244 231,242 243,231 231,223 237,236 229,231 220,210 197,208 186,217 201,202 190,185 218,206 214,191 224,204 229,193 231,212 246,212 237,214 250,223 256,206 254,197 248,200 250,181 260,208 265,200 279,202 258,212 279,240 275,269 294,261 307,265 303,248 320,282 334,280 303,170 284,151 309,172 281,136 298,147 298,121 303,153 320,147 307,157 332,217 334,187 341,225 334,223 353,259 400,278 400,250 423,231 411,242 406,250 408,295 421,305 436,280 430,293 436,310 430,301 423,308 440,329 444,310 476,314 444,310 447,331 476,346 480,335 476,348 500,358 442,337 447,356 466,350 455,358 457,371 468,371 461,382 491,377 478,388 483,394 459,392 457,407 476,413 489,403 487,415 502,422 512,409 516,426 504,426 519,443 540,451 548,441 540,458 555,462 574,451 555,471 571,496 586,494 595,513 625,507 619,517 591,521 597,547 588,564 597,572 576,578 588,600 606,608 597,585 608,595 613,585 606,576 615,564 601,559 615,555 606,551 615,555 628,538 623,549 630,549 636,536 642,540 661,519 651,536 676,555 678,568 693,559 680,570 685,587 697,574 699,585 685,589 689,614 702,619 708,604 710,617 687,621 676,638 687,650 697,634 704,646 719,610 708,638 721,636 708,642 712,655 699,644 687,653 687,661 699,663 691,669 704,689 712,680 708,663 714,689 716,661 721,680 729,661 731,676 757,612 731,551 742,532 640,0 619,4 597,8 576,10 555,14 533,19 512,21 491,25 470,29 449,31 428,33 406,38 385,40 364,42 343,46 322,48 301,50 279,53 258,55 237,57 216,59 195,61 174,63 152,63 131,65 110,67 89,69 68,69 47,72">
          <text:p/>
        </draw:polygon>
        <draw:polygon draw:style-name="gr34" draw:text-style-name="P26" draw:layer="layout" svg:width="0.028cm" svg:height="0.031cm" svg:x="16.371cm" svg:y="2.4cm" svg:viewBox="0 0 29 32" draw:points="2,32 16,26 29,0 20,2 12,2 0,2 2,9 2,18 2,24">
          <text:p/>
        </draw:polygon>
        <draw:polygon draw:style-name="gr34" draw:text-style-name="P26" draw:layer="layout" svg:width="0.203cm" svg:height="0.261cm" svg:x="16.93cm" svg:y="3.102cm" svg:viewBox="0 0 204 262" draw:points="111,173 120,169 107,152 139,149 134,140 117,121 101,140 84,142 94,134 79,132 107,121 103,57 111,0 96,21 73,24 84,43 77,60 84,68 69,74 75,79 60,89 69,74 43,77 79,49 75,28 65,17 54,19 39,43 41,19 0,17 6,70 17,70 24,79 17,83 33,89 19,96 33,100 31,108 41,98 39,106 48,102 48,110 69,119 46,117 43,125 58,121 48,134 65,127 58,140 67,144 67,134 67,144 79,142 62,156 101,162 101,169 82,171 101,181 92,179 94,188 105,194 105,177 115,185 122,194 113,185 115,194 107,196 160,228 156,238 177,255 175,245 187,262 181,247 192,262 194,249 202,253 204,245 189,247 196,238 179,243 162,215 145,215 137,196 128,194 124,188 141,179 111,175">
          <text:p/>
        </draw:polygon>
        <draw:polygon draw:style-name="gr34" draw:text-style-name="P26" draw:layer="layout" svg:width="0.152cm" svg:height="0.203cm" svg:x="16.852cm" svg:y="2.84cm" svg:viewBox="0 0 153 204" draw:points="115,166 115,155 124,191 132,189 130,202 134,193 140,204 138,196 151,202 153,187 143,187 153,183 140,177 151,174 147,164 143,168 147,155 132,174 134,166 124,168 126,157 138,157 130,147 145,147 136,147 140,128 130,138 121,132 117,149 119,134 107,134 134,128 117,111 113,124 104,113 104,126 102,111 117,107 104,97 93,101 82,124 93,89 126,101 104,78 100,87 87,76 98,78 95,63 72,40 44,36 46,19 34,0 23,10 23,2 0,2 2,21 29,25 34,55 44,59 29,80 29,95 63,89 51,93 51,115 72,126 46,126 46,138 72,136 65,147 78,134 93,151 91,134 100,132 91,134 98,162 102,151 109,160 100,172 109,177 111,168 109,179 117,179">
          <text:p/>
        </draw:polygon>
        <draw:polygon draw:style-name="gr34" draw:text-style-name="P26" draw:layer="layout" svg:width="0.091cm" svg:height="0.176cm" svg:x="16.689cm" svg:y="2.7cm" svg:viewBox="0 0 92 177" draw:points="58,103 52,122 60,107 64,120 58,132 66,147 71,141 75,160 79,149 77,164 92,177 92,156 83,162 90,145 81,141 90,137 79,128 85,128 83,115 88,128 85,103 77,107 85,101 71,86 79,88 62,37 54,31 49,37 54,27 45,27 56,27 39,14 35,18 35,9 20,18 26,4 16,0 4,22 16,29 0,29 13,43 26,39 22,52 33,52 26,60 47,73 39,69 33,75 41,79 28,79 37,88 47,82 35,92 28,88 37,103 49,94 39,107 54,94 45,115">
          <text:p/>
        </draw:polygon>
        <draw:polygon draw:style-name="gr34" draw:text-style-name="P26" draw:layer="layout" svg:width="0.121cm" svg:height="0.119cm" svg:x="16.627cm" svg:y="2.607cm" svg:viewBox="0 0 122 120" draw:points="108,92 122,101 110,65 74,71 83,69 74,67 79,62 62,60 68,56 38,38 100,62 106,56 87,40 108,52 104,25 70,15 55,44 45,40 58,38 47,30 62,23 58,8 43,0 32,17 17,11 24,32 5,13 13,28 5,21 0,30 32,60 7,40 15,56 9,52 5,67 22,71 28,90 38,90 34,96 43,94 38,101 53,111 36,103 51,120 64,120 70,105 60,96 68,90 49,86 58,79 47,69 102,103 120,103">
          <text:p/>
        </draw:polygon>
        <draw:polygon draw:style-name="gr34" draw:text-style-name="P26" draw:layer="layout" svg:width="0.055cm" svg:height="0.121cm" svg:x="16.788cm" svg:y="2.772cm" svg:viewBox="0 0 56 122" draw:points="33,34 35,15 9,0 22,11 2,6 11,17 0,13 2,30 18,34 13,40 27,36 11,52 33,56 35,77 22,65 16,77 18,86 27,79 20,90 33,122 27,98 33,98 33,79 46,109 48,90 39,88 39,73 48,84 50,77 39,63 46,58 37,54 46,42 37,38 50,45 56,38 50,15 39,13">
          <text:p/>
        </draw:polygon>
        <draw:polygon draw:style-name="gr34" draw:text-style-name="P26" draw:layer="layout" svg:width="0.093cm" svg:height="0.18cm" svg:x="16.725cm" svg:y="2.584cm" svg:viewBox="0 0 94 181" draw:points="83,124 73,113 88,117 85,109 92,117 57,66 53,73 48,37 94,98 57,28 21,32 0,0 17,41 19,30 17,49 32,104 40,117 57,104 53,117 42,121 61,136 42,132 53,143 40,153 44,181 68,162 64,147 71,157 79,147 71,128 77,136 77,130 85,138 92,132 90,119">
          <text:p/>
        </draw:polygon>
        <draw:polygon draw:style-name="gr34" draw:text-style-name="P26" draw:layer="layout" svg:width="0.063cm" svg:height="0.1cm" svg:x="17cm" svg:y="2.865cm" svg:viewBox="0 0 64 101" draw:points="64,75 64,47 50,17 30,0 13,13 21,19 0,24 17,28 2,34 4,40 8,36 4,49 13,53 0,75 25,92 25,63 27,88 34,84 30,43 40,71 32,94 43,90 45,73 43,97 56,101">
          <text:p/>
        </draw:polygon>
        <draw:polygon draw:style-name="gr34" draw:text-style-name="P26" draw:layer="layout" svg:width="0.08cm" svg:height="0.084cm" svg:x="16.812cm" svg:y="2.747cm" svg:viewBox="0 0 81 85" draw:points="4,15 23,25 10,25 14,34 27,29 37,85 53,81 51,75 73,77 75,55 62,53 51,27 58,34 53,21 81,57 75,12 51,6 56,17 51,6 8,0 0,6">
          <text:p/>
        </draw:polygon>
        <draw:polyline draw:style-name="gr22" draw:text-style-name="P1" draw:layer="layout" svg:width="0.756cm" svg:height="0.616cm" svg:x="16.384cm" svg:y="2.4cm" svg:viewBox="0 0 757 617" draw:points="25,0 38,19 61,23 34,23 36,57 34,19 21,2 13,17 25,40 15,57 0,63 36,86 40,80 49,91 42,88 85,112 80,108 97,103 85,112 119,124 152,175 165,167 154,175 195,203 207,201 210,207 214,196 212,209 224,211 226,224 233,218 229,201 246,209 241,199 237,205 231,199 237,199 233,190 248,201 248,194 252,207 267,196 246,160 243,171 231,169 243,158 231,150 237,163 229,158 220,137 197,135 186,144 201,129 190,112 218,133 214,118 224,131 229,120 231,139 246,139 237,141 250,150 256,133 254,124 248,127 250,108 260,135 265,127 279,129 258,139 279,167 275,196 294,188 307,192 303,175 320,209 334,207 303,97 284,78 309,99 281,63 298,74 298,48 303,80 320,74 307,84 332,144 334,114 341,152 334,150 353,186 400,205 400,177 423,158 411,169 406,177 408,222 421,232 436,207 430,220 436,237 430,228 423,235 440,256 444,237 476,241 444,237 447,258 476,273 480,262 476,275 500,285 442,264 447,283 466,277 455,285 457,298 468,298 461,309 491,304 478,315 483,321 459,319 457,334 476,340 489,330 487,342 502,349 512,336 516,353 504,353 519,371 540,379 548,369 540,386 555,390 574,379 555,399 571,424 586,422 595,441 625,435 619,445 591,449 597,475 588,492 597,500 576,506 588,528 606,536 597,513 608,523 613,513 606,504 615,492 601,487 615,483 606,479 615,483 628,466 623,477 630,477 636,464 642,468 661,447 651,464 676,483 678,496 693,487 680,498 685,515 697,502 699,513 685,517 689,542 702,547 708,532 710,545 687,549 676,566 687,578 697,562 704,574 719,538 708,566 721,564 708,570 712,583 699,572 687,581 687,589 699,591 691,597 704,617 712,608 708,591 714,617 716,589 721,608 729,589 731,604 757,540 731,479 742,460">
          <text:p/>
        </draw:polyline>
        <draw:polygon draw:style-name="gr22" draw:text-style-name="P1" draw:layer="layout" svg:width="0.203cm" svg:height="0.261cm" svg:x="16.93cm" svg:y="3.102cm" svg:viewBox="0 0 204 262" draw:points="111,173 120,169 107,152 139,149 134,140 117,121 101,140 84,142 94,134 79,132 107,121 103,57 111,0 96,21 73,24 84,43 77,60 84,68 69,74 75,79 60,89 69,74 43,77 79,49 75,28 65,17 54,19 39,43 41,19 0,17 6,70 17,70 24,79 17,83 33,89 19,96 33,100 31,108 41,98 39,106 48,102 48,110 69,119 46,117 43,125 58,121 48,134 65,127 58,140 67,144 67,134 67,144 79,142 62,156 101,162 101,169 82,171 101,181 92,179 94,188 105,194 105,177 115,185 122,194 113,185 115,194 107,196 160,228 156,238 177,255 175,245 187,262 181,247 192,262 194,249 202,253 204,245 189,247 196,238 179,243 162,215 145,215 137,196 128,194 124,188 141,179 111,175">
          <text:p/>
        </draw:polygon>
        <draw:polygon draw:style-name="gr22" draw:text-style-name="P1" draw:layer="layout" svg:width="0.152cm" svg:height="0.203cm" svg:x="16.852cm" svg:y="2.84cm" svg:viewBox="0 0 153 204" draw:points="115,166 115,155 124,191 132,189 130,202 134,193 140,204 138,196 151,202 153,187 143,187 153,183 140,177 151,174 147,164 143,168 147,155 132,174 134,166 124,168 126,157 138,157 130,147 145,147 136,147 140,128 130,138 121,132 117,149 119,134 107,134 134,128 117,111 113,124 104,113 104,126 102,111 117,107 104,97 93,101 82,124 93,89 126,101 104,78 100,87 87,76 98,78 95,63 72,40 44,36 46,19 34,0 23,10 23,2 0,2 2,21 29,25 34,55 44,59 29,80 29,95 63,89 51,93 51,115 72,126 46,126 46,138 72,136 65,147 78,134 93,151 91,134 100,132 91,134 98,162 102,151 109,160 100,172 109,177 111,168 109,179 117,179">
          <text:p/>
        </draw:polygon>
        <draw:polygon draw:style-name="gr22" draw:text-style-name="P1" draw:layer="layout" svg:width="0.091cm" svg:height="0.176cm" svg:x="16.689cm" svg:y="2.7cm" svg:viewBox="0 0 92 177" draw:points="58,103 52,122 60,107 64,120 58,132 66,147 71,141 75,160 79,149 77,164 92,177 92,156 83,162 90,145 81,141 90,137 79,128 85,128 83,115 88,128 85,103 77,107 85,101 71,86 79,88 62,37 54,31 49,37 54,27 45,27 56,27 39,14 35,18 35,9 20,18 26,4 16,0 4,22 16,29 0,29 13,43 26,39 22,52 33,52 26,60 47,73 39,69 33,75 41,79 28,79 37,88 47,82 35,92 28,88 37,103 49,94 39,107 54,94 45,115">
          <text:p/>
        </draw:polygon>
        <draw:polygon draw:style-name="gr22" draw:text-style-name="P1" draw:layer="layout" svg:width="0.121cm" svg:height="0.119cm" svg:x="16.627cm" svg:y="2.607cm" svg:viewBox="0 0 122 120" draw:points="108,92 122,101 110,65 74,71 83,69 74,67 79,62 62,60 68,56 38,38 100,62 106,56 87,40 108,52 104,25 70,15 55,44 45,40 58,38 47,30 62,23 58,8 43,0 32,17 17,11 24,32 5,13 13,28 5,21 0,30 32,60 7,40 15,56 9,52 5,67 22,71 28,90 38,90 34,96 43,94 38,101 53,111 36,103 51,120 64,120 70,105 60,96 68,90 49,86 58,79 47,69 102,103 120,103">
          <text:p/>
        </draw:polygon>
        <draw:polygon draw:style-name="gr22" draw:text-style-name="P1" draw:layer="layout" svg:width="0.055cm" svg:height="0.121cm" svg:x="16.788cm" svg:y="2.772cm" svg:viewBox="0 0 56 122" draw:points="33,34 35,15 9,0 22,11 2,6 11,17 0,13 2,30 18,34 13,40 27,36 11,52 33,56 35,77 22,65 16,77 18,86 27,79 20,90 33,122 27,98 33,98 33,79 46,109 48,90 39,88 39,73 48,84 50,77 39,63 46,58 37,54 46,42 37,38 50,45 56,38 50,15 39,13">
          <text:p/>
        </draw:polygon>
        <draw:polygon draw:style-name="gr22" draw:text-style-name="P1" draw:layer="layout" svg:width="0.093cm" svg:height="0.18cm" svg:x="16.725cm" svg:y="2.584cm" svg:viewBox="0 0 94 181" draw:points="83,124 73,113 88,117 85,109 92,117 57,66 53,73 48,37 94,98 57,28 21,32 0,0 17,41 19,30 17,49 32,104 40,117 57,104 53,117 42,121 61,136 42,132 53,143 40,153 44,181 68,162 64,147 71,157 79,147 71,128 77,136 77,130 85,138 92,132 90,119">
          <text:p/>
        </draw:polygon>
        <draw:polygon draw:style-name="gr22" draw:text-style-name="P1" draw:layer="layout" svg:width="0.063cm" svg:height="0.1cm" svg:x="17cm" svg:y="2.865cm" svg:viewBox="0 0 64 101" draw:points="64,75 64,47 50,17 30,0 13,13 21,19 0,24 17,28 2,34 4,40 8,36 4,49 13,53 0,75 25,92 25,63 27,88 34,84 30,43 40,71 32,94 43,90 45,73 43,97 56,101">
          <text:p/>
        </draw:polygon>
        <draw:polygon draw:style-name="gr22" draw:text-style-name="P1" draw:layer="layout" svg:width="0.08cm" svg:height="0.084cm" svg:x="16.812cm" svg:y="2.747cm" svg:viewBox="0 0 81 85" draw:points="4,15 23,25 10,25 14,34 27,29 37,85 53,81 51,75 73,77 75,55 62,53 51,27 58,34 53,21 81,57 75,12 51,6 56,17 51,6 8,0 0,6">
          <text:p/>
        </draw:polygon>
        <draw:polyline draw:style-name="gr22" draw:text-style-name="P1" draw:layer="layout" svg:width="0.044cm" svg:height="0.059cm" svg:x="17.121cm" svg:y="3.026cm" svg:viewBox="0 0 45 60" draw:points="43,37 0,0 10,24 4,39 12,41 22,31 26,48 32,43 22,56 37,60 45,54">
          <text:p/>
        </draw:polyline>
        <draw:polyline draw:style-name="gr22" draw:text-style-name="P1" draw:layer="layout" svg:width="0.038cm" svg:height="0.075cm" svg:x="17.121cm" svg:y="2.977cm" svg:viewBox="0 0 39 76" draw:points="27,5 25,0 14,19 23,13 14,37 17,37 6,44 8,52 0,50 31,76 39,63">
          <text:p/>
        </draw:polyline>
        <draw:polyline draw:style-name="gr22" draw:text-style-name="P1" draw:layer="layout" svg:width="0.028cm" svg:height="0.034cm" svg:x="17.152cm" svg:y="3.117cm" svg:viewBox="0 0 29 35" draw:points="25,16 5,0 0,14 10,14 10,24 20,24 22,35 29,33">
          <text:p/>
        </draw:polyline>
        <draw:polyline draw:style-name="gr22" draw:text-style-name="P1" draw:layer="layout" svg:width="0.055cm" svg:height="0.045cm" svg:x="17.135cm" svg:y="3.159cm" svg:viewBox="0 0 56 46" draw:points="49,15 28,3 0,0 56,46">
          <text:p/>
        </draw:polyline>
        <draw:polyline draw:style-name="gr22" draw:text-style-name="P1" draw:layer="layout" svg:width="0.01cm" svg:height="0.036cm" svg:x="17.163cm" svg:y="3.083cm" svg:viewBox="0 0 11 37" draw:points="5,0 0,2 0,29 11,37">
          <text:p/>
        </draw:polyline>
        <draw:polyline draw:style-name="gr22" draw:text-style-name="P1" draw:layer="layout" svg:width="0.013cm" svg:height="0.029cm" svg:x="17.131cm" svg:y="2.948cm" svg:viewBox="0 0 14 30" draw:points="9,0 0,19 9,30 14,19">
          <text:p/>
        </draw:polyline>
        <draw:polyline draw:style-name="gr22" draw:text-style-name="P1" draw:layer="layout" svg:width="0.011cm" svg:height="0.023cm" svg:x="17.152cm" svg:y="3.039cm" svg:viewBox="0 0 12 24" draw:points="8,0 0,14 12,24">
          <text:p/>
        </draw:polyline>
        <draw:polyline draw:style-name="gr22" draw:text-style-name="P1" draw:layer="layout" svg:width="0.002cm" svg:height="0.002cm" svg:x="17.144cm" svg:y="2.971cm" svg:viewBox="0 0 3 3" draw:points="3,0 0,3 3,3">
          <text:p/>
        </draw:polyline>
        <draw:polyline draw:style-name="gr22" draw:text-style-name="P1" draw:layer="layout" svg:width="0.004cm" svg:height="0.004cm" svg:x="17.176cm" svg:y="3.151cm" svg:viewBox="0 0 5 5" draw:points="5,0 0,5 5,5">
          <text:p/>
        </draw:polyline>
        <draw:polyline draw:style-name="gr22" draw:text-style-name="P1" draw:layer="layout" svg:width="0.026cm" svg:height="0.031cm" svg:x="16.373cm" svg:y="2.4cm" svg:viewBox="0 0 27 32" draw:points="0,32 13,26 27,0">
          <text:p/>
        </draw:polyline>
        <draw:polyline draw:style-name="gr22" draw:text-style-name="P1" draw:layer="layout" svg:width="0.019cm" svg:height="0.053cm" svg:x="17.116cm" svg:y="2.861cm" svg:viewBox="0 0 20 54" draw:points="9,0 0,19 20,54">
          <text:p/>
        </draw:polyline>
        <draw:polygon draw:style-name="gr33" draw:text-style-name="P25" draw:layer="layout" svg:width="0.276cm" svg:height="0.278cm" svg:x="17.173cm" svg:y="3.083cm" svg:viewBox="0 0 277 279" draw:points="48,279 18,122 37,126 18,96 11,91 7,72 16,72 27,98 48,102 40,105 57,116 54,93 61,102 65,91 3,49 0,36 67,91 71,79 61,55 78,38 71,28 82,34 76,19 86,32 99,0 99,17 118,21 103,19 95,30 103,60 124,72 135,57 156,55 169,74 158,76 156,62 137,62 126,74 133,83 99,57 86,64 95,74 101,70 105,98 122,105 118,98 131,111 137,107 133,116 143,113 133,118 141,135 148,133 141,137 150,149 164,147 171,130 177,128 175,149 198,149 175,152 177,188 167,215 177,217 184,164 196,204 196,183 200,204 200,179 203,179 200,188 211,219 217,196 217,207 241,183 220,162 247,181 249,158 266,143 251,166 258,183 277,190 262,190 243,213 253,221 236,234 245,219 234,224 234,238 211,245 188,249 164,255 141,260 118,264 95,270 71,274">
          <text:p/>
        </draw:polygon>
        <draw:polygon draw:style-name="gr33" draw:text-style-name="P25" draw:layer="layout" svg:width="0.004cm" svg:height="0.004cm" svg:x="17.18cm" svg:y="3.147cm" svg:viewBox="0 0 5 5" draw:points="0,2 5,0 0,5">
          <text:p/>
        </draw:polygon>
        <draw:polygon draw:style-name="gr33" draw:text-style-name="P25" draw:layer="layout" svg:width="0.034cm" svg:height="0.03cm" svg:x="17.165cm" svg:y="3.068cm" svg:viewBox="0 0 35 31" draw:points="0,11 11,3 35,0 4,11 20,31 4,13 2,15 2,13">
          <text:p/>
        </draw:polygon>
        <draw:polygon draw:style-name="gr33" draw:text-style-name="P25" draw:layer="layout" svg:width="0cm" svg:height="0.001cm" svg:x="17.163cm" svg:y="3.062cm" svg:viewBox="0 0 0 2" draw:points="0,0 0,2">
          <text:p/>
        </draw:polygon>
        <draw:polygon draw:style-name="gr33" draw:text-style-name="P25" draw:layer="layout" svg:width="0cm" svg:height="0.001cm" svg:x="17.159cm" svg:y="3.037cm" svg:viewBox="0 0 0 2" draw:points="0,2 0,0">
          <text:p/>
        </draw:polygon>
        <draw:polygon draw:style-name="gr33" draw:text-style-name="P25" draw:layer="layout" svg:width="0.025cm" svg:height="0.013cm" svg:x="17.146cm" svg:y="2.973cm" svg:viewBox="0 0 26 14" draw:points="0,0 26,0 2,14 2,10 0,7 0,4 0,2">
          <text:p/>
        </draw:polygon>
        <draw:polygon draw:style-name="gr33" draw:text-style-name="P25" draw:layer="layout" svg:width="0.004cm" svg:height="0.013cm" svg:x="17.144cm" svg:y="2.958cm" svg:viewBox="0 0 5 14" draw:points="0,9 5,0 3,14 0,11">
          <text:p/>
        </draw:polygon>
        <draw:polygon draw:style-name="gr33" draw:text-style-name="P25" draw:layer="layout" svg:width="0.011cm" svg:height="0.034cm" svg:x="17.135cm" svg:y="2.914cm" svg:viewBox="0 0 12 35" draw:points="0,0 12,22 5,35 5,26 3,18 0,9">
          <text:p/>
        </draw:polygon>
        <draw:polygon draw:style-name="gr33" draw:text-style-name="P25" draw:layer="layout" svg:width="0.002cm" svg:height="0.011cm" svg:x="17.125cm" svg:y="2.85cm" svg:viewBox="0 0 3 12" draw:points="0,10 3,0 0,12">
          <text:p/>
        </draw:polygon>
        <draw:polygon draw:style-name="gr34" draw:text-style-name="P26" draw:layer="layout" svg:width="0.07cm" svg:height="0.101cm" svg:x="17.258cm" svg:y="3.179cm" svg:viewBox="0 0 71 102" draw:points="23,77 39,77 43,37 41,81 54,83 41,98 71,102 60,72 58,83 54,79 56,43 46,20 4,0 4,11 19,15 2,15 0,47 11,53 21,32 11,53 15,58 7,58">
          <text:p/>
        </draw:polygon>
        <draw:polygon draw:style-name="gr33" draw:text-style-name="P25" draw:layer="layout" svg:width="0.211cm" svg:height="0.167cm" svg:x="17.466cm" svg:y="2.664cm" svg:viewBox="0 0 212 168" draw:points="6,4 61,53 74,43 72,62 86,74 141,66 141,49 181,30 212,36 181,34 172,47 152,51 141,66 99,72 118,107 141,118 166,145 166,137 178,168 139,122 95,94 105,111 84,94 80,78 65,85 44,76 67,81 72,72 48,59 0,0">
          <text:p/>
        </draw:polygon>
        <draw:polygon draw:style-name="gr34" draw:text-style-name="P26" draw:layer="layout" svg:width="0.98cm" svg:height="1.164cm" svg:x="17.023cm" svg:y="2.156cm" svg:viewBox="0 0 981 1165" draw:points="981,994 632,0 613,9 592,15 573,21 554,28 532,34 513,43 492,49 473,55 452,59 431,66 412,72 391,78 372,85 350,89 329,95 310,102 289,106 268,112 249,117 228,123 207,127 187,131 166,138 145,142 123,146 104,150 83,155 62,159 40,163 21,167 0,172 102,703 104,694 102,705 112,759 123,780 117,793 121,812 125,803 123,818 149,818 125,831 125,827 143,924 154,916 177,913 147,924 162,943 147,926 145,928 151,964 217,1019 221,1007 211,983 228,966 221,956 232,962 226,947 236,960 249,928 249,945 268,949 253,947 245,958 253,988 274,1000 285,985 306,983 319,1002 308,1004 306,990 287,990 276,1002 283,1011 249,985 236,992 245,1002 251,998 255,1026 272,1032 268,1026 281,1038 287,1034 283,1043 293,1040 283,1045 291,1062 298,1060 291,1064 300,1076 314,1074 321,1057 327,1055 325,1076 348,1076 325,1079 327,1115 317,1142 327,1144 334,1091 346,1131 346,1110 350,1131 350,1106 353,1106 350,1115 361,1146 367,1123 367,1134 391,1110 370,1089 397,1108 399,1085 416,1070 401,1093 408,1110 427,1117 412,1117 393,1140 403,1148 386,1161 395,1146 384,1151 384,1165 611,1110 884,1028">
          <text:p/>
        </draw:polygon>
        <draw:polygon draw:style-name="gr34" draw:text-style-name="P26" draw:layer="layout" svg:width="0.061cm" svg:height="0.066cm" svg:x="17.176cm" svg:y="3.132cm" svg:viewBox="0 0 62 67" draw:points="4,17 8,15 4,22 4,24 12,24 23,50 44,54 36,56 53,67 50,45 58,54 62,43 0,0">
          <text:p/>
        </draw:polygon>
        <draw:polygon draw:style-name="gr34" draw:text-style-name="P26" draw:layer="layout" svg:width="0.025cm" svg:height="0.034cm" svg:x="17.184cm" svg:y="3.174cm" svg:viewBox="0 0 26 35" draw:points="7,31 26,35 7,5 0,0 2,9 2,16 5,25">
          <text:p/>
        </draw:polygon>
        <draw:polygon draw:style-name="gr34" draw:text-style-name="P26" draw:layer="layout" svg:width="0.07cm" svg:height="0.101cm" svg:x="17.258cm" svg:y="3.179cm" svg:viewBox="0 0 71 102" draw:points="23,77 39,77 43,37 41,81 54,83 41,98 71,102 60,72 58,83 54,79 56,43 46,20 4,0 4,11 19,15 2,15 0,47 11,53 21,32 11,53 15,58 7,58">
          <text:p/>
        </draw:polygon>
        <draw:polygon draw:style-name="gr33" draw:text-style-name="P25" draw:layer="layout" svg:width="0.211cm" svg:height="0.167cm" svg:x="17.466cm" svg:y="2.664cm" svg:viewBox="0 0 212 168" draw:points="6,4 61,53 74,43 72,62 86,74 141,66 141,49 181,30 212,36 181,34 172,47 152,51 141,66 99,72 118,107 141,118 166,145 166,137 178,168 139,122 95,94 105,111 84,94 80,78 65,85 44,76 67,81 72,72 48,59 0,0">
          <text:p/>
        </draw:polygon>
        <draw:polyline draw:style-name="gr22" draw:text-style-name="P1" draw:layer="layout" svg:width="0.276cm" svg:height="0.237cm" svg:x="17.173cm" svg:y="3.083cm" svg:viewBox="0 0 277 238" draw:points="0,36 67,91 71,79 61,55 78,38 71,28 82,34 76,19 86,32 99,0 99,17 118,21 103,19 95,30 103,60 124,72 135,57 156,55 169,74 158,76 156,62 137,62 126,74 133,83 99,57 86,64 95,74 101,70 105,98 122,104 118,98 131,110 137,106 133,115 143,112 133,118 141,135 148,133 141,137 150,149 164,147 171,130 177,128 175,149 198,149 175,152 177,188 167,215 177,217 184,164 196,204 196,183 200,204 200,179 203,179 200,188 211,219 217,196 217,207 241,183 220,162 247,181 249,158 266,143 251,166 258,183 277,190 262,190 243,213 253,221 236,234 245,219 234,224 234,238">
          <text:p/>
        </draw:polyline>
        <draw:polygon draw:style-name="gr22" draw:text-style-name="P1" draw:layer="layout" svg:width="0.07cm" svg:height="0.101cm" svg:x="17.258cm" svg:y="3.179cm" svg:viewBox="0 0 71 102" draw:points="23,77 39,77 43,37 41,81 54,83 41,98 71,102 60,72 58,83 54,79 56,43 46,20 4,0 4,11 19,15 2,15 0,47 11,53 21,32 11,53 15,58 7,58">
          <text:p/>
        </draw:polygon>
        <draw:polyline draw:style-name="gr22" draw:text-style-name="P1" draw:layer="layout" svg:width="0.061cm" svg:height="0.066cm" svg:x="17.176cm" svg:y="3.132cm" svg:viewBox="0 0 62 67" draw:points="4,24 12,24 23,50 44,54 36,56 53,67 50,45 58,54 62,43 0,0">
          <text:p/>
        </draw:polyline>
        <draw:polyline draw:style-name="gr22" draw:text-style-name="P1" draw:layer="layout" svg:width="0.034cm" svg:height="0.03cm" svg:x="17.165cm" svg:y="3.068cm" svg:viewBox="0 0 35 31" draw:points="0,11 11,3 35,0 4,11 20,31 4,13 2,15">
          <text:p/>
        </draw:polyline>
        <draw:polyline draw:style-name="gr22" draw:text-style-name="P1" draw:layer="layout" svg:width="0.004cm" svg:height="0.004cm" svg:x="17.18cm" svg:y="3.147cm" svg:viewBox="0 0 5 5" draw:points="0,2 5,0 0,5">
          <text:p/>
        </draw:polyline>
        <draw:polyline draw:style-name="gr22" draw:text-style-name="P1" draw:layer="layout" svg:width="0.025cm" svg:height="0.034cm" svg:x="17.184cm" svg:y="3.174cm" svg:viewBox="0 0 26 35" draw:points="7,31 26,35 7,5 0,0">
          <text:p/>
        </draw:polyline>
        <draw:polyline draw:style-name="gr22" draw:text-style-name="P1" draw:layer="layout" svg:width="0.025cm" svg:height="0.013cm" svg:x="17.146cm" svg:y="2.973cm" svg:viewBox="0 0 26 14" draw:points="0,0 26,0 2,14 2,10">
          <text:p/>
        </draw:polyline>
        <draw:polyline draw:style-name="gr22" draw:text-style-name="P1" draw:layer="layout" svg:width="0.004cm" svg:height="0.013cm" svg:x="17.144cm" svg:y="2.958cm" svg:viewBox="0 0 5 14" draw:points="0,9 5,0 3,14">
          <text:p/>
        </draw:polyline>
        <draw:polyline draw:style-name="gr22" draw:text-style-name="P1" draw:layer="layout" svg:width="0.002cm" svg:height="0.011cm" svg:x="17.125cm" svg:y="2.85cm" svg:viewBox="0 0 3 12" draw:points="0,10 3,0 0,12">
          <text:p/>
        </draw:polyline>
        <draw:polyline draw:style-name="gr22" draw:text-style-name="P1" draw:layer="layout" svg:width="0.011cm" svg:height="0.034cm" svg:x="17.135cm" svg:y="2.914cm" svg:viewBox="0 0 12 35" draw:points="0,0 12,22 5,35">
          <text:p/>
        </draw:polyline>
        <draw:polygon draw:style-name="gr22" draw:text-style-name="P1" draw:layer="layout" svg:width="0cm" svg:height="0.001cm" svg:x="17.163cm" svg:y="3.062cm" svg:viewBox="0 0 0 2" draw:points="0,0 0,2">
          <text:p/>
        </draw:polygon>
        <draw:polygon draw:style-name="gr22" draw:text-style-name="P1" draw:layer="layout" svg:width="0cm" svg:height="0.001cm" svg:x="17.159cm" svg:y="3.037cm" svg:viewBox="0 0 0 2" draw:points="0,2 0,0">
          <text:p/>
        </draw:polygon>
        <draw:polygon draw:style-name="gr33" draw:text-style-name="P25" draw:layer="layout" svg:width="0.066cm" svg:height="0.127cm" svg:x="18.253cm" svg:y="1.976cm" svg:viewBox="0 0 67 128" draw:points="67,38 58,51 54,79 64,89 40,102 44,124 36,104 28,106 30,128 21,112 4,110 0,98 8,98 13,106 23,81 23,38 44,0">
          <text:p/>
        </draw:polygon>
        <draw:polygon draw:style-name="gr33" draw:text-style-name="P25" draw:layer="layout" svg:width="0.066cm" svg:height="0.061cm" svg:x="18.187cm" svg:y="2.093cm" svg:viewBox="0 0 67 62" draw:points="41,62 24,54 24,39 9,43 0,32 11,0 22,4 9,10 19,18 34,4 48,10 48,43 67,56 43,62">
          <text:p/>
        </draw:polygon>
        <draw:polygon draw:style-name="gr33" draw:text-style-name="P25" draw:layer="layout" svg:width="0.114cm" svg:height="0.047cm" svg:x="18.109cm" svg:y="2.573cm" svg:viewBox="0 0 115 48" draw:points="115,23 66,23 57,46 40,39 34,48 0,33 19,39 88,0">
          <text:p/>
        </draw:polygon>
        <draw:polygon draw:style-name="gr34" draw:text-style-name="P26" draw:layer="layout" svg:width="1.094cm" svg:height="1.255cm" svg:x="17.654cm" svg:y="1.894cm" svg:viewBox="0 0 1095 1256" draw:points="666,120 657,133 653,161 663,171 640,184 644,205 636,186 628,188 630,209 621,194 604,192 600,180 608,180 613,188 623,163 623,120 644,82 602,0 564,19 526,38 488,57 450,76 412,95 392,103 373,112 353,120 315,139 296,148 277,156 256,163 237,171 218,180 199,188 178,197 159,203 140,211 121,220 99,226 80,235 61,241 40,249 21,256 0,262 349,1256 524,1191 742,1100 979,988 1095,927">
          <text:p/>
        </draw:polygon>
        <draw:polygon draw:style-name="gr33" draw:text-style-name="P25" draw:layer="layout" svg:width="0.066cm" svg:height="0.061cm" svg:x="18.187cm" svg:y="2.093cm" svg:viewBox="0 0 67 62" draw:points="41,62 24,54 24,39 9,43 0,32 11,0 22,4 9,10 19,18 34,4 48,10 48,43 67,56 43,62">
          <text:p/>
        </draw:polygon>
        <draw:polygon draw:style-name="gr33" draw:text-style-name="P25" draw:layer="layout" svg:width="0.114cm" svg:height="0.047cm" svg:x="18.109cm" svg:y="2.573cm" svg:viewBox="0 0 115 48" draw:points="115,23 66,23 57,46 40,39 34,48 0,33 19,39 88,0">
          <text:p/>
        </draw:polygon>
        <draw:line draw:style-name="gr22" draw:text-style-name="P1" draw:layer="layout" svg:x1="17.343cm" svg:y1="0.874cm" svg:x2="17.52cm" svg:y2="0.795cm">
          <text:p/>
        </draw:line>
        <draw:line draw:style-name="gr22" draw:text-style-name="P1" draw:layer="layout" svg:x1="17.535cm" svg:y1="0.788cm" svg:x2="17.638cm" svg:y2="0.736cm">
          <text:p/>
        </draw:line>
        <draw:polyline draw:style-name="gr22" draw:text-style-name="P1" draw:layer="layout" svg:width="0.093cm" svg:height="1.238cm" svg:x="16.278cm" svg:y="1.138cm" svg:viewBox="0 0 94 1239" draw:points="94,1239 65,1224 60,1237 28,1227 0,0">
          <text:p/>
        </draw:polyline>
        <draw:polyline draw:style-name="gr22" draw:text-style-name="P1" draw:layer="layout" svg:width="0.009cm" svg:height="0.019cm" svg:x="16.934cm" svg:y="1.892cm" svg:viewBox="0 0 10 20" draw:points="10,20 0,14 8,0">
          <text:p/>
        </draw:polyline>
        <draw:polyline draw:style-name="gr22" draw:text-style-name="P1" draw:layer="layout" svg:width="0.436cm" svg:height="0.639cm" svg:x="16.498cm" svg:y="1.221cm" svg:viewBox="0 0 437 640" draw:points="437,640 429,629 416,631 425,617 378,593 353,547 338,542 329,557 317,559 319,536 261,509 273,477 244,456 256,447 269,405 244,372 254,353 237,349 225,368 220,353 187,366 182,326 170,321 176,287 161,268 163,258 144,241 157,232 36,245 32,180 15,154 0,0">
          <text:p/>
        </draw:polyline>
        <draw:polyline draw:style-name="gr22" draw:text-style-name="P1" draw:layer="layout" svg:width="0.009cm" svg:height="0.019cm" svg:x="16.934cm" svg:y="1.892cm" svg:viewBox="0 0 10 20" draw:points="10,20 0,14 8,0">
          <text:p/>
        </draw:polyline>
        <draw:polyline draw:style-name="gr22" draw:text-style-name="P1" draw:layer="layout" svg:width="0.436cm" svg:height="0.639cm" svg:x="16.498cm" svg:y="1.221cm" svg:viewBox="0 0 437 640" draw:points="437,640 429,629 416,631 425,617 378,593 353,547 338,542 329,557 317,559 319,536 261,509 273,477 244,456 256,447 271,405 244,372 254,353 237,349 225,368 220,353 187,366 182,326 170,321 176,287 161,268 163,258 144,241 157,232 36,245 32,180 15,154 0,0">
          <text:p/>
        </draw:polyline>
        <draw:polyline draw:style-name="gr22" draw:text-style-name="P1" draw:layer="layout" svg:width="0.07cm" svg:height="0.044cm" svg:x="16.371cm" svg:y="2.353cm" svg:viewBox="0 0 71 45" draw:points="71,45 54,35 61,0 20,3 2,24 0,24">
          <text:p/>
        </draw:polyline>
        <draw:polyline draw:style-name="gr22" draw:text-style-name="P1" draw:layer="layout" svg:width="0.472cm" svg:height="0.323cm" svg:x="16.943cm" svg:y="1.911cm" svg:viewBox="0 0 473 324" draw:points="473,322 460,324 433,272 420,274 401,253 405,236 392,214 378,217 378,233 352,250 314,244 310,259 297,253 295,265 258,278 243,240 233,240 235,225 218,191 192,191 161,173 114,125 103,135 70,129 74,120 61,95 68,86 42,78 42,65 23,42 27,17 12,14 6,2 0,0">
          <text:p/>
        </draw:polyline>
        <draw:polyline draw:style-name="gr22" draw:text-style-name="P1" draw:layer="layout" svg:width="0.013cm" svg:height="0.032cm" svg:x="16.934cm" svg:y="1.86cm" svg:viewBox="0 0 14 33" draw:points="8,33 14,15 0,0">
          <text:p/>
        </draw:polyline>
        <draw:polyline draw:style-name="gr22" draw:text-style-name="P1" draw:layer="layout" svg:width="0.472cm" svg:height="0.323cm" svg:x="16.943cm" svg:y="1.911cm" svg:viewBox="0 0 473 324" draw:points="473,322 460,324 433,272 420,274 401,253 405,236 392,214 378,217 378,233 352,250 314,244 310,259 297,253 295,265 258,278 243,240 233,240 235,225 218,191 192,191 161,173 114,125 103,135 70,129 74,120 61,95 68,86 42,78 42,65 23,42 27,17 12,14 6,2 0,0">
          <text:p/>
        </draw:polyline>
        <draw:polyline draw:style-name="gr22" draw:text-style-name="P1" draw:layer="layout" svg:width="0.013cm" svg:height="0.032cm" svg:x="16.934cm" svg:y="1.86cm" svg:viewBox="0 0 14 33" draw:points="8,33 14,15 0,0">
          <text:p/>
        </draw:polyline>
        <draw:polyline draw:style-name="gr22" draw:text-style-name="P1" draw:layer="layout" svg:width="0.106cm" svg:height="0.207cm" svg:x="17.207cm" svg:y="0.984cm" svg:viewBox="0 0 107 208" draw:points="107,208 67,193 0,0">
          <text:p/>
        </draw:polyline>
        <draw:polyline draw:style-name="gr22" draw:text-style-name="P1" draw:layer="layout" svg:width="0.62cm" svg:height="0.125cm" svg:x="17.313cm" svg:y="1.191cm" svg:viewBox="0 0 621 126" draw:points="621,102 568,80 480,126 0,0">
          <text:p/>
        </draw:polyline>
        <draw:polyline draw:style-name="gr22" draw:text-style-name="P1" draw:layer="layout" svg:width="0.044cm" svg:height="0.043cm" svg:x="17.343cm" svg:y="0.873cm" svg:viewBox="0 0 45 44" draw:points="45,44 4,13 0,0">
          <text:p/>
        </draw:polyline>
        <draw:polyline draw:style-name="gr22" draw:text-style-name="P1" draw:layer="layout" svg:width="0.019cm" svg:height="0.027cm" svg:x="17.519cm" svg:y="0.787cm" svg:viewBox="0 0 20 28" draw:points="0,8 11,28 20,24 17,0">
          <text:p/>
        </draw:polyline>
        <draw:line draw:style-name="gr22" draw:text-style-name="P1" draw:layer="layout" svg:x1="17.108cm" svg:y1="3.021cm" svg:x2="17.141cm" svg:y2="2.941cm">
          <text:p/>
        </draw:line>
        <draw:polyline draw:style-name="gr22" draw:text-style-name="P1" draw:layer="layout" svg:width="0.697cm" svg:height="0.534cm" svg:x="16.441cm" svg:y="2.397cm" svg:viewBox="0 0 698 535" draw:points="698,535 683,507 676,482 683,463 672,435 649,438 642,425 617,412 595,412 555,391 536,395 529,370 510,363 512,340 489,338 495,321 396,192 392,173 356,139 326,124 307,90 271,76 260,57 263,37 246,21 229,10 176,42 182,52 169,61 165,101 148,103 106,139 95,97 23,31 17,14 0,0">
          <text:p/>
        </draw:polyline>
        <draw:line draw:style-name="gr22" draw:text-style-name="P1" draw:layer="layout" svg:x1="16.435cm" svg:y1="2.401cm" svg:x2="17.024cm" svg:y2="2.328cm">
          <text:p/>
        </draw:line>
        <draw:line draw:style-name="gr22" draw:text-style-name="P1" draw:layer="layout" svg:x1="16.435cm" svg:y1="2.401cm" svg:x2="17.024cm" svg:y2="2.328cm">
          <text:p/>
        </draw:line>
        <draw:line draw:style-name="gr22" draw:text-style-name="P1" draw:layer="layout" svg:x1="17.654cm" svg:y1="2.158cm" svg:x2="17.926cm" svg:y2="2.928cm">
          <text:p/>
        </draw:line>
        <draw:line draw:style-name="gr22" draw:text-style-name="P1" draw:layer="layout" svg:x1="17.654cm" svg:y1="2.158cm" svg:x2="17.926cm" svg:y2="2.928cm">
          <text:p/>
        </draw:line>
        <draw:polyline draw:style-name="gr22" draw:text-style-name="P1" draw:layer="layout" svg:width="0.004cm" svg:height="0.01cm" svg:x="17.138cm" svg:y="2.931cm" svg:viewBox="0 0 5 11" draw:points="2,11 5,7 0,0">
          <text:p/>
        </draw:polyline>
        <draw:polyline draw:style-name="gr22" draw:text-style-name="P1" draw:layer="layout" svg:width="0.631cm" svg:height="0.17cm" svg:x="17.023cm" svg:y="2.158cm" svg:viewBox="0 0 632 171" draw:points="0,171 549,28 632,0">
          <text:p/>
        </draw:polyline>
        <draw:polyline draw:style-name="gr22" draw:text-style-name="P1" draw:layer="layout" svg:width="0.631cm" svg:height="0.17cm" svg:x="17.023cm" svg:y="2.158cm" svg:viewBox="0 0 632 171" draw:points="0,171 549,28 632,0">
          <text:p/>
        </draw:polyline>
        <draw:polyline draw:style-name="gr22" draw:text-style-name="P1" draw:layer="layout" svg:width="0.294cm" svg:height="0.141cm" svg:x="17.925cm" svg:y="2.927cm" svg:viewBox="0 0 295 142" draw:points="0,0 27,14 15,21 19,31 46,46 66,38 82,55 104,55 102,42 114,46 144,76 162,74 198,128 210,106 234,111 234,128 242,136 257,138 276,123 295,142">
          <text:p/>
        </draw:polyline>
        <draw:polyline draw:style-name="gr22" draw:text-style-name="P1" draw:layer="layout" svg:width="0.294cm" svg:height="0.141cm" svg:x="17.925cm" svg:y="2.927cm" svg:viewBox="0 0 295 142" draw:points="0,0 27,14 15,21 19,31 46,46 66,38 82,55 102,55 102,42 114,46 144,76 162,74 198,128 210,106 234,111 234,128 242,136 257,138 276,123 295,142">
          <text:p/>
        </draw:polyline>
        <draw:polyline draw:style-name="gr22" draw:text-style-name="P1" draw:layer="layout" svg:width="0.601cm" svg:height="0.264cm" svg:x="17.654cm" svg:y="1.894cm" svg:viewBox="0 0 602 265" draw:points="0,265 456,74 602,0">
          <text:p/>
        </draw:polyline>
        <draw:polyline draw:style-name="gr22" draw:text-style-name="P1" draw:layer="layout" svg:width="0.601cm" svg:height="0.264cm" svg:x="17.654cm" svg:y="1.894cm" svg:viewBox="0 0 602 265" draw:points="0,265 456,74 602,0">
          <text:p/>
        </draw:polyline>
        <draw:line draw:style-name="gr22" draw:text-style-name="P1" draw:layer="layout" svg:x1="18.749cm" svg:y1="2.822cm" svg:x2="18.255cm" svg:y2="1.894cm">
          <text:p/>
        </draw:line>
        <draw:line draw:style-name="gr22" draw:text-style-name="P1" draw:layer="layout" svg:x1="18.749cm" svg:y1="2.822cm" svg:x2="18.255cm" svg:y2="1.894cm">
          <text:p/>
        </draw:line>
        <draw:polygon draw:style-name="gr35" draw:text-style-name="P1" draw:layer="layout" svg:width="5.08cm" svg:height="2.949cm" svg:x="13.668cm" svg:y="0.507cm" svg:viewBox="0 0 5081 2950" draw:points="0,2315 172,2404 345,2484 584,2584 764,2649 949,2711 1171,2774 1425,2833 1626,2871 1721,2888 1912,2914 2157,2937 2403,2948 2636,2950 2883,2939 3086,2922 3277,2899 3387,2884 3668,2831 3882,2780 4081,2725 4290,2660 4510,2579 4711,2495 4887,2414 5081,2315 3848,0 3823,15 3798,28 3772,41 3747,53 3734,57 3709,70 3683,83 3671,87 3645,100 3632,104 3605,117 3592,121 3580,127 3567,132 3554,136 3539,142 3527,146 3514,153 3501,157 3489,161 3474,165 3461,172 3448,176 3434,180 3421,184 3408,189 3393,193 3381,197 3368,201 3353,206 3340,210 3328,214 3313,218 3300,223 3285,227 3273,229 3258,233 3245,237 3232,242 3218,244 3205,248 3190,250 3177,254 3163,256 3150,261 3135,263 3122,267 3108,269 3095,271 3080,275 3065,278 3053,280 3038,282 3025,286 3010,288 2997,290 2983,292 2970,295 2955,297 2940,299 2928,301 2913,303 2900,305 2885,307 2870,307 2858,309 2843,311 2828,314 2815,314 2801,316 2788,318 2773,318 2758,320 2746,320 2731,322 2716,322 2703,324 2688,324 2674,324 2661,326 2646,326 2631,326 2619,326 2604,326 2589,328 2576,328 2561,328 2547,328 2534,328 2519,328 2504,328 2350,322 2153,301 2001,275 1835,237 1620,172 1461,110 1283,28 1232,0">
          <text:p/>
        </draw:polygon>
        <draw:polygon draw:style-name="gr36" draw:text-style-name="P1" draw:layer="layout" svg:width="1.594cm" svg:height="1.374cm" svg:x="15.282cm" svg:y="1.649cm" svg:viewBox="0 0 1595 1375" draw:points="0,1321 1549,1375 1595,54 46,0">
          <text:p/>
        </draw:polygon>
        <draw:polygon draw:style-name="gr33" draw:text-style-name="P25" draw:layer="layout" svg:width="0.345cm" svg:height="0.298cm" svg:x="5.52cm" svg:y="3.02cm" svg:viewBox="0 0 346 299" draw:points="174,0 346,299 0,299">
          <text:p/>
        </draw:polygon>
        <draw:polygon draw:style-name="gr37" draw:text-style-name="P1" draw:layer="layout" svg:width="0.345cm" svg:height="0.298cm" svg:x="5.52cm" svg:y="3.02cm" svg:viewBox="0 0 346 299" draw:points="174,0 346,299 0,299">
          <text:p/>
        </draw:polygon>
        <draw:frame draw:style-name="gr27" draw:text-style-name="P23" draw:layer="layout" svg:width="0.548cm" svg:height="0.399cm" svg:x="19.026cm" svg:y="0.322cm">
          <draw:text-box>
            <text:p text:style-name="P22"><text:span text:style-name="T1">65°</text:span></text:p>
          </draw:text-box>
        </draw:frame>
        <draw:polygon draw:style-name="gr38" draw:text-style-name="P27" draw:layer="layout" svg:width="0.753cm" svg:height="0.716cm" svg:x="7.668cm" svg:y="2.588cm" svg:viewBox="0 0 754 717" draw:points="377,0 466,273 754,273 521,442 610,717 377,547 144,717 234,442 0,273 288,273">
          <text:p/>
        </draw:polygon>
        <draw:polygon draw:style-name="gr38" draw:text-style-name="P27" draw:layer="layout" svg:width="0.636cm" svg:height="0.605cm" svg:x="7.43cm" svg:y="2.622cm" svg:viewBox="0 0 637 606" draw:points="318,0 393,232 637,232 439,375 515,606 318,463 121,606 196,375 0,232 243,232">
          <text:p/>
        </draw:polygon>
        <draw:polygon draw:style-name="gr39" draw:text-style-name="P28" draw:layer="layout" svg:width="0.6cm" svg:height="0.57cm" svg:x="14.92cm" svg:y="8.049cm" svg:viewBox="0 0 601 571" draw:points="300,0 372,219 601,219 415,354 486,571 300,437 114,571 185,354 0,219 229,219">
          <text:p/>
        </draw:polygon>
        <draw:path draw:style-name="gr29" draw:text-style-name="P24" draw:layer="layout" svg:width="0.199cm" svg:height="0.199cm" svg:x="16.177cm" svg:y="6.881cm" svg:viewBox="0 0 200 200" svg:d="M200 99c0-55-46-99-101-99s-99 44-99 99c0 56 44 101 99 101s101-45 101-101z">
          <text:p/>
        </draw:path>
        <draw:path draw:style-name="gr29" draw:text-style-name="P24" draw:layer="layout" svg:width="0.199cm" svg:height="0.199cm" svg:x="5.947cm" svg:y="5.962cm" svg:viewBox="0 0 200 200" svg:d="M200 100c0-56-45-100-100-100-56 0-100 44-100 100 0 55 44 100 100 100 55 0 100-45 100-100z">
          <text:p/>
        </draw:path>
        <draw:path draw:style-name="gr29" draw:text-style-name="P24" draw:layer="layout" svg:width="0.199cm" svg:height="0.199cm" svg:x="16.96cm" svg:y="10.263cm" svg:viewBox="0 0 200 200" svg:d="M200 99c0-54-46-99-101-99s-99 45-99 99c0 56 44 101 99 101s101-45 101-101z">
          <text:p/>
        </draw:path>
        <draw:frame draw:style-name="gr40" draw:text-style-name="P23" draw:layer="layout" svg:width="1.437cm" svg:height="0.399cm" svg:x="5.057cm" svg:y="2.533cm">
          <draw:text-box>
            <text:p text:style-name="P22"><text:span text:style-name="T1">Denali Mt.</text:span></text:p>
          </draw:text-box>
        </draw:frame>
        <draw:frame draw:style-name="gr41" draw:text-style-name="P29" draw:layer="layout" svg:width="1.615cm" svg:height="0.331cm" svg:x="16.389cm" svg:y="6.762cm">
          <draw:text-box>
            <text:p text:style-name="P22"><text:span text:style-name="T2">Whitehorse</text:span></text:p>
          </draw:text-box>
        </draw:frame>
        <draw:frame draw:style-name="gr42" draw:text-style-name="P29" draw:layer="layout" svg:width="1.53cm" svg:height="0.331cm" svg:x="6.151cm" svg:y="6.009cm">
          <draw:text-box>
            <text:p text:style-name="P22"><text:span text:style-name="T2">Anchorage</text:span></text:p>
          </draw:text-box>
        </draw:frame>
        <draw:frame draw:style-name="gr43" draw:text-style-name="P29" draw:layer="layout" svg:width="0.967cm" svg:height="0.331cm" svg:x="17.133cm" svg:y="10.069cm">
          <draw:text-box>
            <text:p text:style-name="P22"><text:span text:style-name="T2">Juneau</text:span></text:p>
          </draw:text-box>
        </draw:frame>
        <draw:frame draw:style-name="gr44" draw:text-style-name="P30" draw:layer="layout" svg:width="1.344cm" svg:height="0.357cm" svg:x="12.212cm" svg:y="9.727cm">
          <draw:text-box>
            <text:p text:style-name="P22"><text:span text:style-name="T3">50.3mm/yr</text:span></text:p>
          </draw:text-box>
        </draw:frame>
        <draw:polygon draw:style-name="gr45" draw:text-style-name="P31" draw:layer="layout" svg:width="5.08cm" svg:height="9.982cm" svg:x="0.748cm" svg:y="4.142cm" svg:viewBox="0 0 5081 9983" draw:points="0,9983 5081,9983 5081,0 0,0">
          <text:p/>
        </draw:polygon>
        <draw:polyline draw:style-name="gr46" draw:text-style-name="P1" draw:layer="layout" svg:width="1.278cm" svg:height="0.176cm" svg:x="2.649cm" svg:y="13.546cm" svg:viewBox="0 0 1279 177" draw:points="0,177 0,0 1279,0 1279,177">
          <text:p/>
        </draw:polyline>
        <draw:frame draw:style-name="gr44" draw:text-style-name="P30" draw:layer="layout" svg:width="1.344cm" svg:height="0.357cm" svg:x="11.474cm" svg:y="13.429cm">
          <draw:text-box>
            <text:p text:style-name="P22"><text:span text:style-name="T3">50.9mm/yr</text:span></text:p>
          </draw:text-box>
        </draw:frame>
        <draw:polygon draw:style-name="gr46" draw:text-style-name="P1" draw:layer="layout" svg:width="5.08cm" svg:height="9.982cm" svg:x="0.748cm" svg:y="4.142cm" svg:viewBox="0 0 5081 9983" draw:points="0,9983 5081,9983 5081,0 0,0">
          <text:p/>
        </draw:polygon>
        <draw:polygon draw:style-name="gr47" draw:text-style-name="P33" draw:layer="layout" svg:width="0.449cm" svg:height="0.449cm" svg:x="0.919cm" svg:y="5.02cm" svg:viewBox="0 0 450 450" draw:points="0,450 450,450 450,0 0,0">
          <text:p text:style-name="P32"><text:span text:style-name="T4">YA</text:span></text:p>
        </draw:polygon>
        <draw:polygon draw:style-name="gr48" draw:text-style-name="P1" draw:layer="layout" svg:width="0.449cm" svg:height="0.449cm" svg:x="0.919cm" svg:y="5.02cm" svg:viewBox="0 0 450 450" draw:points="0,450 450,450 450,0 0,0">
          <text:p/>
        </draw:polygon>
        <draw:polygon draw:style-name="gr49" draw:text-style-name="P35" draw:layer="layout" svg:width="0.449cm" svg:height="0.449cm" svg:x="3.459cm" svg:y="5.02cm" svg:viewBox="0 0 450 450" draw:points="0,450 450,450 450,0 0,0">
          <text:p text:style-name="P34"><text:span text:style-name="T5">CP</text:span></text:p>
        </draw:polygon>
        <draw:polygon draw:style-name="gr48" draw:text-style-name="P1" draw:layer="layout" svg:width="0.449cm" svg:height="0.449cm" svg:x="3.459cm" svg:y="5.02cm" svg:viewBox="0 0 450 450" draw:points="0,450 450,450 450,0 0,0">
          <text:p/>
        </draw:polygon>
        <draw:polygon draw:style-name="gr18" draw:text-style-name="P18" draw:layer="layout" svg:width="0cm" svg:height="0cm" svg:x="1.144cm" svg:y="5.496cm" svg:viewBox="0 0 0 0" draw:points="0,0">
          <text:p/>
        </draw:polygon>
        <draw:polygon draw:style-name="gr48" draw:text-style-name="P1" draw:layer="layout" svg:width="0cm" svg:height="0cm" svg:x="1.144cm" svg:y="5.496cm" svg:viewBox="0 0 0 0" draw:points="0,0">
          <text:p/>
        </draw:polygon>
        <draw:polygon draw:style-name="gr4" draw:text-style-name="P4" draw:layer="layout" svg:width="0cm" svg:height="0cm" svg:x="3.684cm" svg:y="5.496cm" svg:viewBox="0 0 0 0" draw:points="0,0">
          <text:p/>
        </draw:polygon>
        <draw:polygon draw:style-name="gr48" draw:text-style-name="P1" draw:layer="layout" svg:width="0cm" svg:height="0cm" svg:x="3.684cm" svg:y="5.496cm" svg:viewBox="0 0 0 0" draw:points="0,0">
          <text:p/>
        </draw:polygon>
        <draw:polygon draw:style-name="gr50" draw:text-style-name="P36" draw:layer="layout" svg:width="0.449cm" svg:height="0.449cm" svg:x="0.919cm" svg:y="5.778cm" svg:viewBox="0 0 450 450" draw:points="0,450 450,450 450,0 0,0">
          <text:p/>
        </draw:polygon>
        <draw:polygon draw:style-name="gr48" draw:text-style-name="P1" draw:layer="layout" svg:width="0.449cm" svg:height="0.449cm" svg:x="0.919cm" svg:y="5.778cm" svg:viewBox="0 0 450 450" draw:points="0,450 450,450 450,0 0,0">
          <text:p/>
        </draw:polygon>
        <draw:polygon draw:style-name="gr51" draw:text-style-name="P37" draw:layer="layout" svg:width="0.449cm" svg:height="0.449cm" svg:x="3.459cm" svg:y="5.778cm" svg:viewBox="0 0 450 450" draw:points="0,450 450,450 450,0 0,0">
          <text:p text:style-name="P34"><text:span text:style-name="T5">KY</text:span></text:p>
        </draw:polygon>
        <draw:polygon draw:style-name="gr48" draw:text-style-name="P1" draw:layer="layout" svg:width="0.449cm" svg:height="0.449cm" svg:x="3.459cm" svg:y="5.778cm" svg:viewBox="0 0 450 450" draw:points="0,450 450,450 450,0 0,0">
          <text:p/>
        </draw:polygon>
        <draw:polygon draw:style-name="gr15" draw:text-style-name="P15" draw:layer="layout" svg:width="0.449cm" svg:height="0.449cm" svg:x="0.919cm" svg:y="6.284cm" svg:viewBox="0 0 450 450" draw:points="0,450 450,450 450,0 0,0">
          <text:p/>
        </draw:polygon>
        <draw:polygon draw:style-name="gr48" draw:text-style-name="P1" draw:layer="layout" svg:width="0.449cm" svg:height="0.449cm" svg:x="0.919cm" svg:y="6.284cm" svg:viewBox="0 0 450 450" draw:points="0,450 450,450 450,0 0,0">
          <text:p/>
        </draw:polygon>
        <draw:polygon draw:style-name="gr14" draw:text-style-name="P14" draw:layer="layout" svg:width="0.449cm" svg:height="0.449cm" svg:x="0.919cm" svg:y="7.316cm" svg:viewBox="0 0 450 450" draw:points="0,450 450,450 450,0 0,0">
          <text:p/>
        </draw:polygon>
        <draw:polygon draw:style-name="gr48" draw:text-style-name="P1" draw:layer="layout" svg:width="0.449cm" svg:height="0.449cm" svg:x="0.919cm" svg:y="7.316cm" svg:viewBox="0 0 450 450" draw:points="0,450 450,450 450,0 0,0">
          <text:p/>
        </draw:polygon>
        <draw:polygon draw:style-name="gr7" draw:text-style-name="P7" draw:layer="layout" svg:width="0.449cm" svg:height="0.449cm" svg:x="3.459cm" svg:y="7.316cm" svg:viewBox="0 0 450 450" draw:points="0,450 450,450 450,0 0,0">
          <text:p/>
        </draw:polygon>
        <draw:polygon draw:style-name="gr48" draw:text-style-name="P1" draw:layer="layout" svg:width="0.449cm" svg:height="0.449cm" svg:x="3.459cm" svg:y="7.316cm" svg:viewBox="0 0 450 450" draw:points="0,450 450,450 450,0 0,0">
          <text:p/>
        </draw:polygon>
        <draw:polygon draw:style-name="gr6" draw:text-style-name="P6" draw:layer="layout" svg:width="0.449cm" svg:height="0.449cm" svg:x="0.919cm" svg:y="7.822cm" svg:viewBox="0 0 450 450" draw:points="0,450 450,450 450,0 0,0">
          <text:p/>
        </draw:polygon>
        <draw:polygon draw:style-name="gr48" draw:text-style-name="P1" draw:layer="layout" svg:width="0.449cm" svg:height="0.449cm" svg:x="0.919cm" svg:y="7.822cm" svg:viewBox="0 0 450 450" draw:points="0,450 450,450 450,0 0,0">
          <text:p/>
        </draw:polygon>
        <draw:polygon draw:style-name="gr8" draw:text-style-name="P8" draw:layer="layout" svg:width="0.449cm" svg:height="0.449cm" svg:x="3.459cm" svg:y="7.822cm" svg:viewBox="0 0 450 450" draw:points="0,450 450,450 450,0 0,0">
          <text:p/>
        </draw:polygon>
        <draw:polygon draw:style-name="gr48" draw:text-style-name="P1" draw:layer="layout" svg:width="0.449cm" svg:height="0.449cm" svg:x="3.459cm" svg:y="7.822cm" svg:viewBox="0 0 450 450" draw:points="0,450 450,450 450,0 0,0">
          <text:p/>
        </draw:polygon>
        <draw:polygon draw:style-name="gr6" draw:text-style-name="P6" draw:layer="layout" svg:width="0cm" svg:height="0cm" svg:x="1.144cm" svg:y="8.299cm" svg:viewBox="0 0 0 0" draw:points="0,0">
          <text:p/>
        </draw:polygon>
        <draw:polygon draw:style-name="gr48" draw:text-style-name="P1" draw:layer="layout" svg:width="0cm" svg:height="0cm" svg:x="1.144cm" svg:y="8.299cm" svg:viewBox="0 0 0 0" draw:points="0,0">
          <text:p/>
        </draw:polygon>
        <draw:polygon draw:style-name="gr8" draw:text-style-name="P8" draw:layer="layout" svg:width="0cm" svg:height="0cm" svg:x="3.684cm" svg:y="8.299cm" svg:viewBox="0 0 0 0" draw:points="0,0">
          <text:p/>
        </draw:polygon>
        <draw:polygon draw:style-name="gr48" draw:text-style-name="P1" draw:layer="layout" svg:width="0cm" svg:height="0cm" svg:x="3.684cm" svg:y="8.299cm" svg:viewBox="0 0 0 0" draw:points="0,0">
          <text:p/>
        </draw:polygon>
        <draw:polygon draw:style-name="gr11" draw:text-style-name="P11" draw:layer="layout" svg:width="0.449cm" svg:height="0.449cm" svg:x="0.919cm" svg:y="9.107cm" svg:viewBox="0 0 450 450" draw:points="0,450 450,450 450,0 0,0">
          <text:p/>
        </draw:polygon>
        <draw:polygon draw:style-name="gr48" draw:text-style-name="P1" draw:layer="layout" svg:width="0.449cm" svg:height="0.449cm" svg:x="0.919cm" svg:y="9.107cm" svg:viewBox="0 0 450 450" draw:points="0,450 450,450 450,0 0,0">
          <text:p/>
        </draw:polygon>
        <draw:polygon draw:style-name="gr2" draw:text-style-name="P2" draw:layer="layout" svg:width="0.449cm" svg:height="0.449cm" svg:x="3.459cm" svg:y="9.107cm" svg:viewBox="0 0 450 450" draw:points="0,450 450,450 450,0 0,0">
          <text:p/>
        </draw:polygon>
        <draw:polygon draw:style-name="gr48" draw:text-style-name="P1" draw:layer="layout" svg:width="0.449cm" svg:height="0.449cm" svg:x="3.459cm" svg:y="9.107cm" svg:viewBox="0 0 450 450" draw:points="0,450 450,450 450,0 0,0">
          <text:p/>
        </draw:polygon>
        <draw:polygon draw:style-name="gr12" draw:text-style-name="P12" draw:layer="layout" svg:width="0.449cm" svg:height="0.449cm" svg:x="0.919cm" svg:y="9.613cm" svg:viewBox="0 0 450 450" draw:points="0,450 450,450 450,0 0,0">
          <text:p/>
        </draw:polygon>
        <draw:polygon draw:style-name="gr48" draw:text-style-name="P1" draw:layer="layout" svg:width="0.449cm" svg:height="0.449cm" svg:x="0.919cm" svg:y="9.613cm" svg:viewBox="0 0 450 450" draw:points="0,450 450,450 450,0 0,0">
          <text:p/>
        </draw:polygon>
        <draw:polygon draw:style-name="gr16" draw:text-style-name="P16" draw:layer="layout" svg:width="0.449cm" svg:height="0.449cm" svg:x="3.459cm" svg:y="9.613cm" svg:viewBox="0 0 450 450" draw:points="0,450 450,450 450,0 0,0">
          <text:p/>
        </draw:polygon>
        <draw:polygon draw:style-name="gr48" draw:text-style-name="P1" draw:layer="layout" svg:width="0.449cm" svg:height="0.449cm" svg:x="3.459cm" svg:y="9.613cm" svg:viewBox="0 0 450 450" draw:points="0,450 450,450 450,0 0,0">
          <text:p/>
        </draw:polygon>
        <draw:polygon draw:style-name="gr9" draw:text-style-name="P9" draw:layer="layout" svg:width="0.449cm" svg:height="0.449cm" svg:x="0.919cm" svg:y="10.119cm" svg:viewBox="0 0 450 450" draw:points="0,450 450,450 450,0 0,0">
          <text:p/>
        </draw:polygon>
        <draw:polygon draw:style-name="gr48" draw:text-style-name="P1" draw:layer="layout" svg:width="0.449cm" svg:height="0.449cm" svg:x="0.919cm" svg:y="10.119cm" svg:viewBox="0 0 450 450" draw:points="0,450 450,450 450,0 0,0">
          <text:p/>
        </draw:polygon>
        <draw:polygon draw:style-name="gr10" draw:text-style-name="P10" draw:layer="layout" svg:width="0.449cm" svg:height="0.449cm" svg:x="3.459cm" svg:y="10.119cm" svg:viewBox="0 0 450 450" draw:points="0,450 450,450 450,0 0,0">
          <text:p/>
        </draw:polygon>
        <draw:polygon draw:style-name="gr48" draw:text-style-name="P1" draw:layer="layout" svg:width="0.449cm" svg:height="0.449cm" svg:x="3.459cm" svg:y="10.119cm" svg:viewBox="0 0 450 450" draw:points="0,450 450,450 450,0 0,0">
          <text:p/>
        </draw:polygon>
        <draw:polygon draw:style-name="gr20" draw:text-style-name="P20" draw:layer="layout" svg:width="0.449cm" svg:height="0.449cm" svg:x="0.919cm" svg:y="10.625cm" svg:viewBox="0 0 450 450" draw:points="0,450 450,450 450,0 0,0">
          <text:p/>
        </draw:polygon>
        <draw:polygon draw:style-name="gr48" draw:text-style-name="P1" draw:layer="layout" svg:width="0.449cm" svg:height="0.449cm" svg:x="0.919cm" svg:y="10.625cm" svg:viewBox="0 0 450 450" draw:points="0,450 450,450 450,0 0,0">
          <text:p/>
        </draw:polygon>
        <draw:polygon draw:style-name="gr21" draw:text-style-name="P21" draw:layer="layout" svg:width="0.449cm" svg:height="0.449cm" svg:x="0.919cm" svg:y="11.658cm" svg:viewBox="0 0 450 450" draw:points="0,450 450,450 450,0 0,0">
          <text:p/>
        </draw:polygon>
        <draw:polygon draw:style-name="gr48" draw:text-style-name="P1" draw:layer="layout" svg:width="0.449cm" svg:height="0.449cm" svg:x="0.919cm" svg:y="11.658cm" svg:viewBox="0 0 450 450" draw:points="0,450 450,450 450,0 0,0">
          <text:p/>
        </draw:polygon>
        <draw:polygon draw:style-name="gr17" draw:text-style-name="P17" draw:layer="layout" svg:width="0.449cm" svg:height="0.449cm" svg:x="3.459cm" svg:y="11.658cm" svg:viewBox="0 0 450 450" draw:points="0,450 450,450 450,0 0,0">
          <text:p/>
        </draw:polygon>
        <draw:polygon draw:style-name="gr48" draw:text-style-name="P1" draw:layer="layout" svg:width="0.449cm" svg:height="0.449cm" svg:x="3.459cm" svg:y="11.658cm" svg:viewBox="0 0 450 450" draw:points="0,450 450,450 450,0 0,0">
          <text:p/>
        </draw:polygon>
        <draw:polygon draw:style-name="gr5" draw:text-style-name="P5" draw:layer="layout" svg:width="0.449cm" svg:height="0.449cm" svg:x="0.919cm" svg:y="12.689cm" svg:viewBox="0 0 450 450" draw:points="0,450 450,450 450,0 0,0">
          <text:p/>
        </draw:polygon>
        <draw:polygon draw:style-name="gr48" draw:text-style-name="P1" draw:layer="layout" svg:width="0.449cm" svg:height="0.449cm" svg:x="0.919cm" svg:y="12.689cm" svg:viewBox="0 0 450 450" draw:points="0,450 450,450 450,0 0,0">
          <text:p/>
        </draw:polygon>
        <draw:polygon draw:style-name="gr3" draw:text-style-name="P3" draw:layer="layout" svg:width="0.449cm" svg:height="0.449cm" svg:x="3.459cm" svg:y="12.689cm" svg:viewBox="0 0 450 450" draw:points="0,450 450,450 450,0 0,0">
          <text:p/>
        </draw:polygon>
        <draw:polygon draw:style-name="gr48" draw:text-style-name="P1" draw:layer="layout" svg:width="0.449cm" svg:height="0.449cm" svg:x="3.459cm" svg:y="12.689cm" svg:viewBox="0 0 450 450" draw:points="0,450 450,450 450,0 0,0">
          <text:p/>
        </draw:polygon>
        <draw:polygon draw:style-name="gr5" draw:text-style-name="P5" draw:layer="layout" svg:width="0cm" svg:height="0cm" svg:x="1.144cm" svg:y="13.165cm" svg:viewBox="0 0 0 0" draw:points="0,0">
          <text:p/>
        </draw:polygon>
        <draw:polygon draw:style-name="gr48" draw:text-style-name="P1" draw:layer="layout" svg:width="0cm" svg:height="0cm" svg:x="1.144cm" svg:y="13.165cm" svg:viewBox="0 0 0 0" draw:points="0,0">
          <text:p/>
        </draw:polygon>
        <draw:polygon draw:style-name="gr3" draw:text-style-name="P3" draw:layer="layout" svg:width="0cm" svg:height="0cm" svg:x="3.684cm" svg:y="13.165cm" svg:viewBox="0 0 0 0" draw:points="0,0">
          <text:p/>
        </draw:polygon>
        <draw:polygon draw:style-name="gr48" draw:text-style-name="P1" draw:layer="layout" svg:width="0cm" svg:height="0cm" svg:x="3.684cm" svg:y="13.165cm" svg:viewBox="0 0 0 0" draw:points="0,0">
          <text:p/>
        </draw:polygon>
        <draw:frame draw:style-name="gr52" draw:text-style-name="P38" draw:layer="layout" svg:width="0.751cm" svg:height="0.289cm" svg:x="2.914cm" svg:y="13.748cm">
          <draw:text-box>
            <text:p text:style-name="P22"><text:span text:style-name="T6">100 km</text:span></text:p>
          </draw:text-box>
        </draw:frame>
        <draw:frame draw:style-name="gr53" draw:text-style-name="P30" draw:layer="layout" svg:width="1.196cm" svg:height="0.369cm" svg:x="2.694cm" svg:y="4.27cm">
          <draw:text-box>
            <text:p text:style-name="P22"><text:span text:style-name="T7">Terranes</text:span></text:p>
          </draw:text-box>
        </draw:frame>
        <draw:frame draw:style-name="gr54" draw:text-style-name="P39" draw:layer="layout" svg:width="1.098cm" svg:height="0.319cm" svg:x="0.89cm" svg:y="4.579cm">
          <draw:text-box>
            <text:p text:style-name="P22"><text:span text:style-name="T8">Outboard</text:span></text:p>
          </draw:text-box>
        </draw:frame>
        <draw:frame draw:style-name="gr55" draw:text-style-name="P38" draw:layer="layout" svg:width="0.777cm" svg:height="0.289cm" svg:x="1.652cm" svg:y="5.107cm">
          <draw:text-box>
            <text:p text:style-name="P22"><text:span text:style-name="T6">Yakutat</text:span></text:p>
          </draw:text-box>
        </draw:frame>
        <draw:frame draw:style-name="gr56" draw:text-style-name="P38" draw:layer="layout" svg:width="1.056cm" svg:height="0.289cm" svg:x="4.192cm" svg:y="5.107cm">
          <draw:text-box>
            <text:p text:style-name="P22"><text:span text:style-name="T6">Chugach -</text:span></text:p>
          </draw:text-box>
        </draw:frame>
        <draw:frame draw:style-name="gr57" draw:text-style-name="P38" draw:layer="layout" svg:width="1.45cm" svg:height="0.289cm" svg:x="4.192cm" svg:y="5.359cm">
          <draw:text-box>
            <text:p text:style-name="P22"><text:span text:style-name="T6">Prince William</text:span></text:p>
          </draw:text-box>
        </draw:frame>
        <draw:frame draw:style-name="gr58" draw:text-style-name="P38" draw:layer="layout" svg:width="1.145cm" svg:height="0.289cm" svg:x="1.652cm" svg:y="5.865cm">
          <draw:text-box>
            <text:p text:style-name="P22"><text:span text:style-name="T6">Pacific Rim</text:span></text:p>
          </draw:text-box>
        </draw:frame>
        <draw:frame draw:style-name="gr59" draw:text-style-name="P38" draw:layer="layout" svg:width="0.878cm" svg:height="0.289cm" svg:x="4.192cm" svg:y="5.865cm">
          <draw:text-box>
            <text:p text:style-name="P22"><text:span text:style-name="T6">Koyakuk</text:span></text:p>
          </draw:text-box>
        </draw:frame>
        <draw:frame draw:style-name="gr60" draw:text-style-name="P38" draw:layer="layout" svg:width="1.336cm" svg:height="0.289cm" svg:x="1.652cm" svg:y="6.371cm">
          <draw:text-box>
            <text:p text:style-name="P22"><text:span text:style-name="T6">Angayucham</text:span></text:p>
          </draw:text-box>
        </draw:frame>
        <draw:frame draw:style-name="gr61" draw:text-style-name="P39" draw:layer="layout" svg:width="0.802cm" svg:height="0.319cm" svg:x="0.89cm" svg:y="6.876cm">
          <draw:text-box>
            <text:p text:style-name="P22"><text:span text:style-name="T8">Insular</text:span></text:p>
          </draw:text-box>
        </draw:frame>
        <draw:frame draw:style-name="gr62" draw:text-style-name="P38" draw:layer="layout" svg:width="1.005cm" svg:height="0.289cm" svg:x="1.652cm" svg:y="7.404cm">
          <draw:text-box>
            <text:p text:style-name="P22"><text:span text:style-name="T6">Peninsula</text:span></text:p>
          </draw:text-box>
        </draw:frame>
        <draw:frame draw:style-name="gr63" draw:text-style-name="P38" draw:layer="layout" svg:width="1.082cm" svg:height="0.289cm" svg:x="4.192cm" svg:y="7.404cm">
          <draw:text-box>
            <text:p text:style-name="P22"><text:span text:style-name="T6">Wrangellia</text:span></text:p>
          </draw:text-box>
        </draw:frame>
        <draw:frame draw:style-name="gr64" draw:text-style-name="P38" draw:layer="layout" svg:width="1.031cm" svg:height="0.289cm" svg:x="1.652cm" svg:y="7.91cm">
          <draw:text-box>
            <text:p text:style-name="P22"><text:span text:style-name="T6">Alexander</text:span></text:p>
          </draw:text-box>
        </draw:frame>
        <draw:frame draw:style-name="gr65" draw:text-style-name="P38" draw:layer="layout" svg:width="1.539cm" svg:height="0.289cm" svg:x="4.192cm" svg:y="7.91cm">
          <draw:text-box>
            <text:p text:style-name="P22"><text:span text:style-name="T6">Kluane, Windy,</text:span></text:p>
          </draw:text-box>
        </draw:frame>
        <draw:frame draw:style-name="gr66" draw:text-style-name="P38" draw:layer="layout" svg:width="0.599cm" svg:height="0.289cm" svg:x="4.192cm" svg:y="8.162cm">
          <draw:text-box>
            <text:p text:style-name="P22"><text:span text:style-name="T6">Coast</text:span></text:p>
          </draw:text-box>
        </draw:frame>
        <draw:frame draw:style-name="gr67" draw:text-style-name="P39" draw:layer="layout" svg:width="1.547cm" svg:height="0.319cm" svg:x="0.89cm" svg:y="8.666cm">
          <draw:text-box>
            <text:p text:style-name="P22"><text:span text:style-name="T8">Intermontane</text:span></text:p>
          </draw:text-box>
        </draw:frame>
        <draw:frame draw:style-name="gr68" draw:text-style-name="P38" draw:layer="layout" svg:width="0.51cm" svg:height="0.289cm" svg:x="1.652cm" svg:y="9.195cm">
          <draw:text-box>
            <text:p text:style-name="P22"><text:span text:style-name="T6">Taku</text:span></text:p>
          </draw:text-box>
        </draw:frame>
        <draw:frame draw:style-name="gr60" draw:text-style-name="P38" draw:layer="layout" svg:width="1.336cm" svg:height="0.289cm" svg:x="4.192cm" svg:y="9.195cm">
          <draw:text-box>
            <text:p text:style-name="P22"><text:span text:style-name="T6">Cache Creek</text:span></text:p>
          </draw:text-box>
        </draw:frame>
        <draw:frame draw:style-name="gr69" draw:text-style-name="P38" draw:layer="layout" svg:width="0.739cm" svg:height="0.289cm" svg:x="1.652cm" svg:y="9.701cm">
          <draw:text-box>
            <text:p text:style-name="P22"><text:span text:style-name="T6">Stikinia</text:span></text:p>
          </draw:text-box>
        </draw:frame>
        <draw:frame draw:style-name="gr63" draw:text-style-name="P38" draw:layer="layout" svg:width="1.082cm" svg:height="0.289cm" svg:x="4.192cm" svg:y="9.701cm">
          <draw:text-box>
            <text:p text:style-name="P22"><text:span text:style-name="T6">Quesnellia</text:span></text:p>
          </draw:text-box>
        </draw:frame>
        <draw:frame draw:style-name="gr70" draw:text-style-name="P38" draw:layer="layout" svg:width="1.501cm" svg:height="0.289cm" svg:x="1.652cm" svg:y="10.207cm">
          <draw:text-box>
            <text:p text:style-name="P22"><text:span text:style-name="T6">Yukon-Tanana</text:span></text:p>
          </draw:text-box>
        </draw:frame>
        <draw:frame draw:style-name="gr71" draw:text-style-name="P38" draw:layer="layout" svg:width="1.513cm" svg:height="0.289cm" svg:x="4.192cm" svg:y="10.207cm">
          <draw:text-box>
            <text:p text:style-name="P22"><text:span text:style-name="T6">Slide Mountain</text:span></text:p>
          </draw:text-box>
        </draw:frame>
        <draw:frame draw:style-name="gr55" draw:text-style-name="P38" draw:layer="layout" svg:width="0.777cm" svg:height="0.289cm" svg:x="1.652cm" svg:y="10.712cm">
          <draw:text-box>
            <text:p text:style-name="P22"><text:span text:style-name="T6">Cassiar</text:span></text:p>
          </draw:text-box>
        </draw:frame>
        <draw:frame draw:style-name="gr72" draw:text-style-name="P39" draw:layer="layout" svg:width="1.89cm" svg:height="0.319cm" svg:x="0.89cm" svg:y="11.217cm">
          <draw:text-box>
            <text:p text:style-name="P22"><text:span text:style-name="T8">Northern Alaska</text:span></text:p>
          </draw:text-box>
        </draw:frame>
        <draw:frame draw:style-name="gr73" draw:text-style-name="P38" draw:layer="layout" svg:width="0.866cm" svg:height="0.289cm" svg:x="1.652cm" svg:y="11.745cm">
          <draw:text-box>
            <text:p text:style-name="P22"><text:span text:style-name="T6">Farewell</text:span></text:p>
          </draw:text-box>
        </draw:frame>
        <draw:frame draw:style-name="gr74" draw:text-style-name="P38" draw:layer="layout" svg:width="0.535cm" svg:height="0.289cm" svg:x="4.192cm" svg:y="11.745cm">
          <draw:text-box>
            <text:p text:style-name="P22"><text:span text:style-name="T6">Ruby</text:span></text:p>
          </draw:text-box>
        </draw:frame>
        <draw:frame draw:style-name="gr75" draw:text-style-name="P39" draw:layer="layout" svg:width="2.872cm" svg:height="0.319cm" svg:x="0.89cm" svg:y="12.25cm">
          <draw:text-box>
            <text:p text:style-name="P22"><text:span text:style-name="T8">Ancestral North America</text:span></text:p>
          </draw:text-box>
        </draw:frame>
        <draw:frame draw:style-name="gr76" draw:text-style-name="P38" draw:layer="layout" svg:width="1.463cm" svg:height="0.289cm" svg:x="1.652cm" svg:y="12.776cm">
          <draw:text-box>
            <text:p text:style-name="P22"><text:span text:style-name="T6">North America</text:span></text:p>
          </draw:text-box>
        </draw:frame>
        <draw:frame draw:style-name="gr76" draw:text-style-name="P38" draw:layer="layout" svg:width="1.463cm" svg:height="0.289cm" svg:x="4.192cm" svg:y="12.776cm">
          <draw:text-box>
            <text:p text:style-name="P22"><text:span text:style-name="T6">North America</text:span></text:p>
          </draw:text-box>
        </draw:frame>
        <draw:frame draw:style-name="gr77" draw:text-style-name="P38" draw:layer="layout" svg:width="0.726cm" svg:height="0.289cm" svg:x="1.652cm" svg:y="13.028cm">
          <draw:text-box>
            <text:p text:style-name="P22"><text:span text:style-name="T6">basinal</text:span></text:p>
          </draw:text-box>
        </draw:frame>
        <draw:frame draw:style-name="gr78" draw:text-style-name="P38" draw:layer="layout" svg:width="0.828cm" svg:height="0.289cm" svg:x="4.192cm" svg:y="13.028cm">
          <draw:text-box>
            <text:p text:style-name="P22"><text:span text:style-name="T6">platform</text:span></text:p>
          </draw:text-box>
        </draw:frame>
        <draw:frame draw:style-name="gr79" draw:text-style-name="P40" draw:layer="layout" svg:width="1.763cm" svg:height="0.797cm" draw:transform="rotate (-0.55082591192941) translate (16.899cm 4.1cm)">
          <draw:text-box>
            <text:p><text:span text:style-name="T9">Tintina</text:span></text:p>
          </draw:text-box>
        </draw:frame>
        <draw:frame draw:style-name="gr80" draw:text-style-name="P41" draw:layer="layout" svg:width="2.097cm" svg:height="0.745cm" draw:transform="rotate (-0.455181868920121) translate (9.028cm 2.797cm)">
          <draw:text-box>
            <text:p><text:span text:style-name="T10">C. Denali</text:span></text:p>
          </draw:text-box>
        </draw:frame>
        <draw:frame draw:style-name="gr81" draw:text-style-name="P42" draw:layer="layout" svg:width="1cm" svg:height="0.6cm" svg:x="8.5cm" svg:y="1.501cm">
          <draw:text-box>
            <text:p><text:span text:style-name="T11">Nb</text:span></text:p>
          </draw:text-box>
        </draw:frame>
        <draw:frame draw:style-name="gr81" draw:text-style-name="P42" draw:layer="layout" svg:width="1cm" svg:height="0.6cm" svg:x="8.8cm" svg:y="4.401cm">
          <draw:text-box>
            <text:p><text:span text:style-name="T11">WR</text:span></text:p>
          </draw:text-box>
        </draw:frame>
        <draw:frame draw:style-name="gr81" draw:text-style-name="P42" draw:layer="layout" svg:width="1cm" svg:height="0.6cm" svg:x="4.6cm" svg:y="0.701cm">
          <draw:text-box>
            <text:p><text:span text:style-name="T11">AG</text:span></text:p>
          </draw:text-box>
        </draw:frame>
        <draw:frame draw:style-name="gr82" draw:text-style-name="P42" draw:layer="layout" svg:width="1cm" svg:height="0.4cm" svg:x="3.7cm" svg:y="2.601cm">
          <draw:text-box>
            <text:p><text:span text:style-name="T11">FW</text:span></text:p>
          </draw:text-box>
        </draw:frame>
        <draw:frame draw:style-name="gr81" draw:text-style-name="P42" draw:layer="layout" svg:width="1cm" svg:height="0.6cm" svg:x="1.2cm" svg:y="1.801cm">
          <draw:text-box>
            <text:p><text:span text:style-name="T11">RB</text:span></text:p>
          </draw:text-box>
        </draw:frame>
        <draw:custom-shape draw:style-name="gr83" draw:text-style-name="P43" draw:layer="layout" svg:width="1.8cm" svg:height="0.4cm" svg:x="6.8cm" svg:y="2.001cm">
          <text:p text:style-name="P34"><text:span text:style-name="T12">Mw 6.7 &amp; 7.2^</text:span></text:p>
          <draw:enhanced-geometry svg:viewBox="0 0 21600 21600" draw:mirror-horizontal="true" draw:text-areas="800 800 20800 20800" draw:type="round-rectangular-callout" draw:modifiers="8359.35591338146 33827.4314214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9" draw:text-style-name="P40" draw:layer="layout" svg:width="1.763cm" svg:height="0.797cm" draw:transform="rotate (-0.55082591192941) translate (16.898cm 4.1cm)">
          <draw:text-box>
            <text:p><text:span text:style-name="T9">Tintina</text:span></text:p>
          </draw:text-box>
        </draw:frame>
        <draw:frame draw:style-name="gr79" draw:text-style-name="P40" draw:layer="layout" svg:width="1.763cm" svg:height="0.797cm" draw:transform="rotate (-0.55082591192941) translate (16.898cm 4.1cm)">
          <draw:text-box>
            <text:p><text:span text:style-name="T9">Tintina</text:span></text:p>
          </draw:text-box>
        </draw:frame>
        <draw:frame draw:style-name="gr84" draw:text-style-name="P42" draw:layer="layout" svg:width="1cm" svg:height="0.5cm" svg:x="17.5cm" svg:y="5.4cm">
          <draw:text-box>
            <text:p><text:span text:style-name="T11">CA</text:span></text:p>
          </draw:text-box>
        </draw:frame>
        <draw:frame draw:style-name="gr81" draw:text-style-name="P42" draw:layer="layout" svg:width="1cm" svg:height="0.6cm" svg:x="13.6cm" svg:y="0.6cm">
          <draw:text-box>
            <text:p><text:span text:style-name="T11">Np</text:span></text:p>
          </draw:text-box>
        </draw:frame>
        <draw:frame draw:style-name="gr85" draw:text-style-name="P44" draw:layer="layout" svg:width="1.3cm" svg:height="0.661cm" svg:x="15.517cm" svg:y="1.922cm">
          <draw:text-box>
            <text:p><text:span text:style-name="T13">Alaska</text:span></text:p>
          </draw:text-box>
        </draw:frame>
        <draw:frame draw:style-name="gr85" draw:text-style-name="P45" draw:layer="layout" svg:width="1.3cm" svg:height="0.661cm" svg:x="16.765cm" svg:y="2.5cm">
          <draw:text-box>
            <text:p text:style-name="P34"><text:span text:style-name="T14">British</text:span></text:p>
            <text:p text:style-name="P34"><text:span text:style-name="T14">Columbia</text:span></text:p>
          </draw:text-box>
        </draw:frame>
        <draw:frame draw:style-name="gr85" draw:text-style-name="P46" draw:layer="layout" svg:width="1.3cm" svg:height="0.661cm" svg:x="16.4cm" svg:y="1.939cm">
          <draw:text-box>
            <text:p><text:span text:style-name="T14">Yukon</text:span></text:p>
          </draw:text-box>
        </draw:frame>
        <draw:frame draw:style-name="gr81" draw:text-style-name="P42" draw:layer="layout" svg:width="1cm" svg:height="0.6cm" svg:x="13.1cm" svg:y="3.5cm">
          <draw:text-box>
            <text:p><text:span text:style-name="T11">YT</text:span></text:p>
          </draw:text-box>
        </draw:frame>
        <draw:frame draw:style-name="gr81" draw:text-style-name="P42" draw:layer="layout" svg:width="1cm" svg:height="0.6cm" svg:x="15.5cm" svg:y="5.9cm">
          <draw:text-box>
            <text:p><text:span text:style-name="T11">ST</text:span></text:p>
          </draw:text-box>
        </draw:frame>
        <draw:frame draw:style-name="gr81" draw:text-style-name="P42" draw:layer="layout" svg:width="1cm" svg:height="0.6cm" svg:x="17.5cm" svg:y="8.2cm">
          <draw:text-box>
            <text:p><text:span text:style-name="T11">CC</text:span></text:p>
          </draw:text-box>
        </draw:frame>
        <draw:frame draw:style-name="gr81" draw:text-style-name="P47" draw:layer="layout" svg:width="1cm" svg:height="0.6cm" svg:x="15.7cm" svg:y="4.9cm">
          <draw:text-box>
            <text:p><text:span text:style-name="T15">QN</text:span></text:p>
          </draw:text-box>
        </draw:frame>
        <draw:frame draw:style-name="gr81" draw:text-style-name="P48" draw:layer="layout" svg:width="1cm" svg:height="0.6cm" svg:x="12.4cm" svg:y="4.9cm">
          <draw:text-box>
            <text:p><text:span text:style-name="T16">SM</text:span></text:p>
          </draw:text-box>
        </draw:frame>
        <draw:frame draw:style-name="gr81" draw:text-style-name="P42" draw:layer="layout" svg:width="1cm" svg:height="0.6cm" svg:x="13.1cm" svg:y="3.5cm">
          <draw:text-box>
            <text:p><text:span text:style-name="T11">YT</text:span></text:p>
          </draw:text-box>
        </draw:frame>
        <draw:frame draw:style-name="gr81" draw:text-style-name="P42" draw:layer="layout" svg:width="1cm" svg:height="0.6cm" svg:x="15.5cm" svg:y="5.9cm">
          <draw:text-box>
            <text:p><text:span text:style-name="T11">ST</text:span></text:p>
          </draw:text-box>
        </draw:frame>
        <draw:frame draw:style-name="gr81" draw:text-style-name="P42" draw:layer="layout" svg:width="1cm" svg:height="0.6cm" svg:x="17.5cm" svg:y="8.2cm">
          <draw:text-box>
            <text:p><text:span text:style-name="T11">CC</text:span></text:p>
          </draw:text-box>
        </draw:frame>
        <draw:frame draw:style-name="gr81" draw:text-style-name="P47" draw:layer="layout" svg:width="1cm" svg:height="0.6cm" svg:x="15.7cm" svg:y="4.9cm">
          <draw:text-box>
            <text:p><text:span text:style-name="T15">QN</text:span></text:p>
          </draw:text-box>
        </draw:frame>
        <draw:frame draw:style-name="gr81" draw:text-style-name="P48" draw:layer="layout" svg:width="1cm" svg:height="0.6cm" svg:x="12.4cm" svg:y="4.9cm">
          <draw:text-box>
            <text:p><text:span text:style-name="T16">SM</text:span></text:p>
          </draw:text-box>
        </draw:frame>
        <draw:frame draw:style-name="gr86" draw:text-style-name="P41" draw:layer="layout" svg:width="2.367cm" svg:height="0.572cm" draw:transform="rotate (-0.753284105160753) translate (13.123cm 5.448cm)">
          <draw:text-box>
            <text:p><text:span text:style-name="T10">E. Denali</text:span></text:p>
          </draw:text-box>
        </draw:frame>
        <draw:frame draw:style-name="gr87" draw:text-style-name="P40" draw:layer="layout" svg:width="1.272cm" svg:height="0.413cm" draw:transform="rotate (-0.482758071101632) translate (12.973cm 6.301cm)">
          <draw:text-box>
            <text:p><text:span text:style-name="T9">Duke</text:span></text:p>
          </draw:text-box>
        </draw:frame>
        <draw:frame draw:style-name="gr79" draw:text-style-name="P49" draw:layer="layout" svg:width="2.268cm" svg:height="0.797cm" draw:transform="rotate (-0.959756555671682) translate (13.453cm 8.286cm)">
          <draw:text-box>
            <text:p><text:span text:style-name="T17">weather</text:span></text:p>
          </draw:text-box>
        </draw:frame>
        <draw:frame draw:style-name="gr88" draw:text-style-name="P49" draw:layer="layout" svg:width="1.013cm" svg:height="0.601cm" draw:transform="rotate (-0.561996019142174) translate (12.618cm 7.688cm)">
          <draw:text-box>
            <text:p><text:span text:style-name="T17">Fair</text:span></text:p>
          </draw:text-box>
        </draw:frame>
        <draw:frame draw:style-name="gr89" draw:text-style-name="P50" draw:layer="layout" svg:width="4.043cm" svg:height="0.518cm" draw:transform="rotate (-1.16605447325741) translate (15.27cm 10.788cm)">
          <draw:text-box>
            <text:p><text:span text:style-name="T18">Queen Charlotte</text:span></text:p>
          </draw:text-box>
        </draw:frame>
        <draw:frame draw:style-name="gr90" draw:text-style-name="P50" draw:layer="layout" svg:width="1.494cm" svg:height="0.479cm" draw:transform="rotate (-1.3838715639063) translate (17.322cm 11.501cm)">
          <draw:text-box>
            <text:p><text:span text:style-name="T18">Strait</text:span></text:p>
          </draw:text-box>
        </draw:frame>
        <draw:frame draw:style-name="gr91" draw:text-style-name="P50" draw:layer="layout" svg:width="1.962cm" svg:height="0.514cm" draw:transform="rotate (-1.27601021613306) translate (16.63cm 9.074cm)">
          <draw:text-box>
            <text:p><text:span text:style-name="T18">Chatham</text:span></text:p>
          </draw:text-box>
        </draw:frame>
        <draw:frame draw:style-name="gr88" draw:text-style-name="P49" draw:layer="layout" svg:width="1.684cm" svg:height="0.601cm" draw:transform="rotate (-0.444884426333355) translate (9.159cm 5.434cm)">
          <draw:text-box>
            <text:p><text:span text:style-name="T17">Range</text:span></text:p>
          </draw:text-box>
        </draw:frame>
        <draw:frame draw:style-name="gr92" draw:text-style-name="P49" draw:layer="layout" svg:width="1.771cm" svg:height="0.726cm" draw:transform="rotate (-0.0888372589265114) translate (7.201cm 5.101cm)">
          <draw:text-box>
            <text:p><text:span text:style-name="T17">Border</text:span></text:p>
          </draw:text-box>
        </draw:frame>
        <draw:frame draw:style-name="gr87" draw:text-style-name="P40" draw:layer="layout" svg:width="1.272cm" svg:height="0.413cm" draw:transform="rotate (-1.0171778880623) translate (14.331cm 7.202cm)">
          <draw:text-box>
            <text:p><text:span text:style-name="T9">River</text:span></text:p>
          </draw:text-box>
        </draw:frame>
        <draw:frame draw:style-name="gr93" draw:text-style-name="P49" draw:layer="layout" svg:width="2.753cm" svg:height="0.463cm" draw:transform="rotate (0.611563369898813) translate (5.721cm 12.36cm)">
          <draw:text-box>
            <text:p><text:span text:style-name="T17">Aleutian</text:span></text:p>
          </draw:text-box>
        </draw:frame>
        <draw:frame draw:style-name="gr94" draw:text-style-name="P49" draw:layer="layout" svg:width="1.584cm" svg:height="0.51cm" draw:transform="rotate (0.912807198793034) translate (7.428cm 11.089cm)">
          <draw:text-box>
            <text:p><text:span text:style-name="T17">Trench</text:span></text:p>
          </draw:text-box>
        </draw:frame>
        <draw:frame draw:style-name="gr95" draw:text-style-name="P49" draw:layer="layout" svg:width="2.843cm" svg:height="0.458cm" draw:transform="rotate (-0.489739388109609) translate (10.635cm 9.349cm)">
          <draw:text-box>
            <text:p><text:span text:style-name="T17">Transition</text:span></text:p>
          </draw:text-box>
        </draw:frame>
        <draw:frame draw:style-name="gr81" draw:text-style-name="P42" draw:layer="layout" svg:width="1cm" svg:height="0.6cm" svg:x="8.8cm" svg:y="4.401cm">
          <draw:text-box>
            <text:p><text:span text:style-name="T11">WR</text:span></text:p>
          </draw:text-box>
        </draw:frame>
        <draw:frame draw:style-name="gr81" draw:text-style-name="P47" draw:layer="layout" svg:width="1cm" svg:height="0.6cm" svg:x="14.637cm" svg:y="6.701cm">
          <draw:text-box>
            <text:p><text:span text:style-name="T15">KS</text:span></text:p>
          </draw:text-box>
        </draw:frame>
        <draw:frame draw:style-name="gr96" draw:text-style-name="P42" draw:layer="layout" svg:width="1cm" svg:height="0.801cm" svg:x="5.9cm" svg:y="5.5cm">
          <draw:text-box>
            <text:p><text:span text:style-name="T11">PE</text:span></text:p>
          </draw:text-box>
        </draw:frame>
        <draw:frame draw:style-name="gr81" draw:text-style-name="P42" draw:layer="layout" svg:width="1cm" svg:height="0.6cm" svg:x="5.9cm" svg:y="3.7cm">
          <draw:text-box>
            <text:p><text:span text:style-name="T11">KY</text:span></text:p>
          </draw:text-box>
        </draw:frame>
        <draw:frame draw:style-name="gr81" draw:text-style-name="P42" draw:layer="layout" svg:width="1cm" svg:height="0.6cm" svg:x="9cm" svg:y="6.501cm">
          <draw:text-box>
            <text:p><text:span text:style-name="T11">CP</text:span></text:p>
          </draw:text-box>
        </draw:frame>
        <draw:frame draw:style-name="gr81" draw:text-style-name="P42" draw:layer="layout" svg:width="1cm" svg:height="0.6cm" svg:x="11.3cm" svg:y="7.701cm">
          <draw:text-box>
            <text:p><text:span text:style-name="T11">YA</text:span></text:p>
          </draw:text-box>
        </draw:frame>
        <draw:frame draw:style-name="gr97" draw:text-style-name="P48" draw:layer="layout" svg:width="1cm" svg:height="0.384cm" svg:x="14.5cm" svg:y="7.2cm">
          <draw:text-box>
            <text:p><text:span text:style-name="T16">TU</text:span></text:p>
          </draw:text-box>
        </draw:frame>
        <draw:polyline draw:style-name="gr98" draw:text-style-name="P1" draw:layer="layout" svg:width="0.452cm" svg:height="0.399cm" svg:x="12.434cm" svg:y="8.87cm" svg:viewBox="0 0 453 400" draw:points="453,216 91,0 0,400">
          <text:p/>
        </draw:polyline>
        <draw:polyline draw:style-name="gr99" draw:text-style-name="P1" draw:layer="layout" svg:width="0.499cm" svg:height="0.39cm" svg:x="10.884cm" svg:y="12.762cm" svg:viewBox="0 0 500 391" draw:points="500,270 158,0 0,391">
          <text:p/>
        </draw:polyline>
        <draw:line draw:style-name="gr100" draw:text-style-name="P1" draw:layer="layout" svg:x1="12.899cm" svg:y1="9.709cm" svg:x2="12.581cm" svg:y2="8.996cm">
          <text:p/>
        </draw:line>
        <draw:line draw:style-name="gr100" draw:text-style-name="P1" draw:layer="layout" svg:x1="11.299cm" svg:y1="13.632cm" svg:x2="11.087cm" svg:y2="12.903cm">
          <text:p/>
        </draw:line>
        <draw:frame draw:style-name="gr80" draw:text-style-name="P40" draw:layer="layout" svg:width="4.152cm" svg:height="0.745cm" draw:transform="rotate (0.396713338978311) translate (2.483cm 3.904cm)">
          <draw:text-box>
            <text:p><text:span text:style-name="T9">W. Denali</text:span></text:p>
          </draw:text-box>
        </draw:frame>
        <draw:frame draw:style-name="gr81" draw:text-style-name="P42" draw:layer="layout" svg:width="1cm" svg:height="0.6cm" svg:x="13.696cm" svg:y="7.7cm">
          <draw:text-box>
            <text:p><text:span text:style-name="T11">A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HelveticaOblique1" svg:font-family="HelveticaOblique"/>
    <style:font-face style:name="helvetica1" svg:font-family="helvetica" style:font-family-generic="swiss"/>
    <style:font-face style:name="DejaVu Sans2" svg:font-family="'DejaVu Sans'" style:font-pitch="variable"/>
    <style:font-face style:name="Helvetica" svg:font-family="Helvetica" style:font-pitch="variable"/>
    <style:font-face style:name="HelveticaOblique" svg:font-family="HelveticaOblique" style:font-pitch="variable"/>
    <style:font-face style:name="Liberation Serif1" svg:font-family="'Liberation Serif'"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erif2" svg:font-family="'Liberation Serif'"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stroke-dash104" draw:style="rect" draw:dots1="1" draw:dots1-length="0.281cm" draw:distance="0.141cm"/>
    <draw:stroke-dash draw:name="stroke-dash90" draw:style="rect" draw:dots1="1" draw:dots1-length="0.069cm" draw:distance="0.035cm"/>
    <draw:stroke-dash draw:name="stroke-dash97" draw:style="rect" draw:dots1="2" draw:dots1-length="0.423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9.49cm" fo:page-height="14.63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1-08T13:13:28.317641437</dc:date>
    <meta:editing-duration>PT18M10S</meta:editing-duration>
    <meta:editing-cycles>3</meta:editing-cycles>
    <meta:generator>LibreOffice/5.1.6.2$Linux_X86_64 LibreOffice_project/10m0$Build-2</meta:generator>
    <meta:document-statistic meta:object-count="749"/>
  </office:meta>
</office:document-meta>
</file>